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long,csv" table:style-name="ta1">
        <table:shapes>
          <draw:frame draw:z-index="0" draw:style-name="gr1" draw:text-style-name="P2" svg:width="15.999cm" svg:height="8.999cm" svg:x="14.995cm" svg:y="0.817cm">
            <draw:object draw:notify-on-update-of-ranges="'latlong,csv'.A1:'latlong,csv'.A1184 'latlong,csv'.B1:'latlong,csv'.B1184" xlink:href="./Object 1" xlink:type="simple" xlink:show="embed" xlink:actuate="onLoad">
              <loext:p text:style-name="P1">=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26.483cm" svg:height="14.848cm" svg:x="14.861cm" svg:y="1.169cm">
            <draw:object draw:notify-on-update-of-ranges="'latlong,csv'.A1:'latlong,csv'.A1184 'latlong,csv'.B1:'latlong,csv'.B11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613522.464451826" calcext:value-type="float">
            <text:p>613522.464451826</text:p>
          </table:table-cell>
          <table:table-cell office:value-type="float" office:value="5842729.02292425" calcext:value-type="float">
            <text:p>5842729.022924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13522.464451826" calcext:value-type="float">
            <text:p>613522.464451826</text:p>
          </table:table-cell>
          <table:table-cell office:value-type="float" office:value="5842729.02292425" calcext:value-type="float">
            <text:p>5842729.022924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3522.475707178" calcext:value-type="float">
            <text:p>613522.475707178</text:p>
          </table:table-cell>
          <table:table-cell office:value-type="float" office:value="5842729.02318707" calcext:value-type="float">
            <text:p>5842729.02318707</text:p>
          </table:table-cell>
          <table:table-cell table:formula="of:=[.C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75707178" calcext:value-type="float">
            <text:p>613522.475707178</text:p>
          </table:table-cell>
          <table:table-cell office:value-type="float" office:value="5842729.02318707" calcext:value-type="float">
            <text:p>5842729.02318707</text:p>
          </table:table-cell>
          <table:table-cell table:formula="of:=[.C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8217881" calcext:value-type="float">
            <text:p>613522.498217881</text:p>
          </table:table-cell>
          <table:table-cell office:value-type="float" office:value="5842729.0237127" calcext:value-type="float">
            <text:p>5842729.0237127</text:p>
          </table:table-cell>
          <table:table-cell table:formula="of:=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9473233" calcext:value-type="float">
            <text:p>613522.509473233</text:p>
          </table:table-cell>
          <table:table-cell office:value-type="float" office:value="5842729.02397552" calcext:value-type="float">
            <text:p>5842729.02397552</text:p>
          </table:table-cell>
          <table:table-cell table:formula="of:=[.C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20728584" calcext:value-type="float">
            <text:p>613522.520728584</text:p>
          </table:table-cell>
          <table:table-cell office:value-type="float" office:value="5842729.02423834" calcext:value-type="float">
            <text:p>5842729.02423834</text:p>
          </table:table-cell>
          <table:table-cell table:formula="of:=[.C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31983936" calcext:value-type="float">
            <text:p>613522.531983936</text:p>
          </table:table-cell>
          <table:table-cell office:value-type="float" office:value="5842729.02450116" calcext:value-type="float">
            <text:p>5842729.02450116</text:p>
          </table:table-cell>
          <table:table-cell table:formula="of:=[.C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3672143" calcext:value-type="float">
            <text:p>613522.543672143</text:p>
          </table:table-cell>
          <table:table-cell office:value-type="float" office:value="5842729.00622668" calcext:value-type="float">
            <text:p>5842729.00622668</text:p>
          </table:table-cell>
          <table:table-cell table:formula="of:=[.C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3672143" calcext:value-type="float">
            <text:p>613522.543672143</text:p>
          </table:table-cell>
          <table:table-cell office:value-type="float" office:value="5842729.00622668" calcext:value-type="float">
            <text:p>5842729.00622668</text:p>
          </table:table-cell>
          <table:table-cell table:formula="of:=[.C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4927495" calcext:value-type="float">
            <text:p>613522.554927495</text:p>
          </table:table-cell>
          <table:table-cell office:value-type="float" office:value="5842729.00648949" calcext:value-type="float">
            <text:p>5842729.00648949</text:p>
          </table:table-cell>
          <table:table-cell table:formula="of:=[.C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4927495" calcext:value-type="float">
            <text:p>613522.554927495</text:p>
          </table:table-cell>
          <table:table-cell office:value-type="float" office:value="5842729.00648949" calcext:value-type="float">
            <text:p>5842729.00648949</text:p>
          </table:table-cell>
          <table:table-cell table:formula="of:=[.C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6182847" calcext:value-type="float">
            <text:p>613522.566182847</text:p>
          </table:table-cell>
          <table:table-cell office:value-type="float" office:value="5842729.00675231" calcext:value-type="float">
            <text:p>5842729.00675231</text:p>
          </table:table-cell>
          <table:table-cell table:formula="of:=[.C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6182847" calcext:value-type="float">
            <text:p>613522.566182847</text:p>
          </table:table-cell>
          <table:table-cell office:value-type="float" office:value="5842729.00675231" calcext:value-type="float">
            <text:p>5842729.00675231</text:p>
          </table:table-cell>
          <table:table-cell table:formula="of:=[.C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6182847" calcext:value-type="float">
            <text:p>613522.566182847</text:p>
          </table:table-cell>
          <table:table-cell office:value-type="float" office:value="5842729.00675231" calcext:value-type="float">
            <text:p>5842729.00675231</text:p>
          </table:table-cell>
          <table:table-cell table:formula="of:=[.C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5749991" calcext:value-type="float">
            <text:p>613522.565749991</text:p>
          </table:table-cell>
          <table:table-cell office:value-type="float" office:value="5842729.02528961" calcext:value-type="float">
            <text:p>5842729.02528961</text:p>
          </table:table-cell>
          <table:table-cell table:formula="of:=[.C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77005342" calcext:value-type="float">
            <text:p>613522.577005342</text:p>
          </table:table-cell>
          <table:table-cell office:value-type="float" office:value="5842729.02555243" calcext:value-type="float">
            <text:p>5842729.02555243</text:p>
          </table:table-cell>
          <table:table-cell table:formula="of:=[.C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5749991" calcext:value-type="float">
            <text:p>613522.565749991</text:p>
          </table:table-cell>
          <table:table-cell office:value-type="float" office:value="5842729.02528961" calcext:value-type="float">
            <text:p>5842729.02528961</text:p>
          </table:table-cell>
          <table:table-cell table:formula="of:=[.C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5749991" calcext:value-type="float">
            <text:p>613522.565749991</text:p>
          </table:table-cell>
          <table:table-cell office:value-type="float" office:value="5842729.02528961" calcext:value-type="float">
            <text:p>5842729.02528961</text:p>
          </table:table-cell>
          <table:table-cell table:formula="of:=[.C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4061783" calcext:value-type="float">
            <text:p>613522.554061783</text:p>
          </table:table-cell>
          <table:table-cell office:value-type="float" office:value="5842729.0435641" calcext:value-type="float">
            <text:p>5842729.0435641</text:p>
          </table:table-cell>
          <table:table-cell table:formula="of:=[.C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5317135" calcext:value-type="float">
            <text:p>613522.565317135</text:p>
          </table:table-cell>
          <table:table-cell office:value-type="float" office:value="5842729.04382692" calcext:value-type="float">
            <text:p>5842729.04382692</text:p>
          </table:table-cell>
          <table:table-cell table:formula="of:=[.C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4884279" calcext:value-type="float">
            <text:p>613522.564884279</text:p>
          </table:table-cell>
          <table:table-cell office:value-type="float" office:value="5842729.06236422" calcext:value-type="float">
            <text:p>5842729.06236422</text:p>
          </table:table-cell>
          <table:table-cell table:formula="of:=[.C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4884279" calcext:value-type="float">
            <text:p>613522.564884279</text:p>
          </table:table-cell>
          <table:table-cell office:value-type="float" office:value="5842729.06236422" calcext:value-type="float">
            <text:p>5842729.06236422</text:p>
          </table:table-cell>
          <table:table-cell table:formula="of:=[.C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4451423" calcext:value-type="float">
            <text:p>613522.564451423</text:p>
          </table:table-cell>
          <table:table-cell office:value-type="float" office:value="5842729.08090152" calcext:value-type="float">
            <text:p>5842729.08090152</text:p>
          </table:table-cell>
          <table:table-cell table:formula="of:=[.C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64018567" calcext:value-type="float">
            <text:p>613522.564018567</text:p>
          </table:table-cell>
          <table:table-cell office:value-type="float" office:value="5842729.09943882" calcext:value-type="float">
            <text:p>5842729.09943882</text:p>
          </table:table-cell>
          <table:table-cell table:formula="of:=[.C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2763216" calcext:value-type="float">
            <text:p>613522.552763216</text:p>
          </table:table-cell>
          <table:table-cell office:value-type="float" office:value="5842729.099176" calcext:value-type="float">
            <text:p>5842729.099176</text:p>
          </table:table-cell>
          <table:table-cell table:formula="of:=[.C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233036" calcext:value-type="float">
            <text:p>613522.55233036</text:p>
          </table:table-cell>
          <table:table-cell office:value-type="float" office:value="5842729.1177133" calcext:value-type="float">
            <text:p>5842729.1177133</text:p>
          </table:table-cell>
          <table:table-cell table:formula="of:=[.C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1075009" calcext:value-type="float">
            <text:p>613522.541075009</text:p>
          </table:table-cell>
          <table:table-cell office:value-type="float" office:value="5842729.11745049" calcext:value-type="float">
            <text:p>5842729.11745049</text:p>
          </table:table-cell>
          <table:table-cell table:formula="of:=[.C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1075009" calcext:value-type="float">
            <text:p>613522.541075009</text:p>
          </table:table-cell>
          <table:table-cell office:value-type="float" office:value="5842729.11745049" calcext:value-type="float">
            <text:p>5842729.11745049</text:p>
          </table:table-cell>
          <table:table-cell table:formula="of:=[.C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1075009" calcext:value-type="float">
            <text:p>613522.541075009</text:p>
          </table:table-cell>
          <table:table-cell office:value-type="float" office:value="5842729.11745049" calcext:value-type="float">
            <text:p>5842729.11745049</text:p>
          </table:table-cell>
          <table:table-cell table:formula="of:=[.C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40642153" calcext:value-type="float">
            <text:p>613522.540642153</text:p>
          </table:table-cell>
          <table:table-cell office:value-type="float" office:value="5842729.13598779" calcext:value-type="float">
            <text:p>5842729.13598779</text:p>
          </table:table-cell>
          <table:table-cell table:formula="of:=[.C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39776441" calcext:value-type="float">
            <text:p>613522.539776441</text:p>
          </table:table-cell>
          <table:table-cell office:value-type="float" office:value="5842729.17306239" calcext:value-type="float">
            <text:p>5842729.17306239</text:p>
          </table:table-cell>
          <table:table-cell table:formula="of:=[.C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39776441" calcext:value-type="float">
            <text:p>613522.539776441</text:p>
          </table:table-cell>
          <table:table-cell office:value-type="float" office:value="5842729.17306239" calcext:value-type="float">
            <text:p>5842729.17306239</text:p>
          </table:table-cell>
          <table:table-cell table:formula="of:=[.C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2852109" calcext:value-type="float">
            <text:p>613522.52852109</text:p>
          </table:table-cell>
          <table:table-cell office:value-type="float" office:value="5842729.17279957" calcext:value-type="float">
            <text:p>5842729.17279957</text:p>
          </table:table-cell>
          <table:table-cell table:formula="of:=[.C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7265739" calcext:value-type="float">
            <text:p>613522.517265739</text:p>
          </table:table-cell>
          <table:table-cell office:value-type="float" office:value="5842729.17253675" calcext:value-type="float">
            <text:p>5842729.17253675</text:p>
          </table:table-cell>
          <table:table-cell table:formula="of:=[.C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456469" calcext:value-type="float">
            <text:p>613522.493456469</text:p>
          </table:table-cell>
          <table:table-cell office:value-type="float" office:value="5842729.22762302" calcext:value-type="float">
            <text:p>5842729.22762302</text:p>
          </table:table-cell>
          <table:table-cell table:formula="of:=[.C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456469" calcext:value-type="float">
            <text:p>613522.493456469</text:p>
          </table:table-cell>
          <table:table-cell office:value-type="float" office:value="5842729.22762302" calcext:value-type="float">
            <text:p>5842729.22762302</text:p>
          </table:table-cell>
          <table:table-cell table:formula="of:=[.C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456469" calcext:value-type="float">
            <text:p>613522.493456469</text:p>
          </table:table-cell>
          <table:table-cell office:value-type="float" office:value="5842729.22762302" calcext:value-type="float">
            <text:p>5842729.22762302</text:p>
          </table:table-cell>
          <table:table-cell table:formula="of:=[.C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1768263" calcext:value-type="float">
            <text:p>613522.481768263</text:p>
          </table:table-cell>
          <table:table-cell office:value-type="float" office:value="5842729.24589751" calcext:value-type="float">
            <text:p>5842729.24589751</text:p>
          </table:table-cell>
          <table:table-cell table:formula="of:=[.C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70945767" calcext:value-type="float">
            <text:p>613522.470945767</text:p>
          </table:table-cell>
          <table:table-cell office:value-type="float" office:value="5842729.22709739" calcext:value-type="float">
            <text:p>5842729.22709739</text:p>
          </table:table-cell>
          <table:table-cell table:formula="of:=[.C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2633974" calcext:value-type="float">
            <text:p>613522.482633974</text:p>
          </table:table-cell>
          <table:table-cell office:value-type="float" office:value="5842729.2088229" calcext:value-type="float">
            <text:p>5842729.2088229</text:p>
          </table:table-cell>
          <table:table-cell table:formula="of:=[.C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2633974" calcext:value-type="float">
            <text:p>613522.482633974</text:p>
          </table:table-cell>
          <table:table-cell office:value-type="float" office:value="5842729.2088229" calcext:value-type="float">
            <text:p>5842729.2088229</text:p>
          </table:table-cell>
          <table:table-cell table:formula="of:=[.C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2633974" calcext:value-type="float">
            <text:p>613522.482633974</text:p>
          </table:table-cell>
          <table:table-cell office:value-type="float" office:value="5842729.2088229" calcext:value-type="float">
            <text:p>5842729.2088229</text:p>
          </table:table-cell>
          <table:table-cell table:formula="of:=[.C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2633974" calcext:value-type="float">
            <text:p>613522.482633974</text:p>
          </table:table-cell>
          <table:table-cell office:value-type="float" office:value="5842729.2088229" calcext:value-type="float">
            <text:p>5842729.2088229</text:p>
          </table:table-cell>
          <table:table-cell table:formula="of:=[.C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2633974" calcext:value-type="float">
            <text:p>613522.482633974</text:p>
          </table:table-cell>
          <table:table-cell office:value-type="float" office:value="5842729.2088229" calcext:value-type="float">
            <text:p>5842729.2088229</text:p>
          </table:table-cell>
          <table:table-cell table:formula="of:=[.C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3889325" calcext:value-type="float">
            <text:p>613522.493889325</text:p>
          </table:table-cell>
          <table:table-cell office:value-type="float" office:value="5842729.20908572" calcext:value-type="float">
            <text:p>5842729.20908572</text:p>
          </table:table-cell>
          <table:table-cell table:formula="of:=[.C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432218" calcext:value-type="float">
            <text:p>613522.49432218</text:p>
          </table:table-cell>
          <table:table-cell office:value-type="float" office:value="5842729.19054842" calcext:value-type="float">
            <text:p>5842729.19054842</text:p>
          </table:table-cell>
          <table:table-cell table:formula="of:=[.C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432218" calcext:value-type="float">
            <text:p>613522.49432218</text:p>
          </table:table-cell>
          <table:table-cell office:value-type="float" office:value="5842729.19054842" calcext:value-type="float">
            <text:p>5842729.19054842</text:p>
          </table:table-cell>
          <table:table-cell table:formula="of:=[.C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432218" calcext:value-type="float">
            <text:p>613522.49432218</text:p>
          </table:table-cell>
          <table:table-cell office:value-type="float" office:value="5842729.19054842" calcext:value-type="float">
            <text:p>5842729.19054842</text:p>
          </table:table-cell>
          <table:table-cell table:formula="of:=[.C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400027" calcext:value-type="float">
            <text:p>613522.516400027</text:p>
          </table:table-cell>
          <table:table-cell office:value-type="float" office:value="5842729.20961136" calcext:value-type="float">
            <text:p>5842729.20961136</text:p>
          </table:table-cell>
          <table:table-cell table:formula="of:=[.C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16832883" calcext:value-type="float">
            <text:p>613522.516832883</text:p>
          </table:table-cell>
          <table:table-cell office:value-type="float" office:value="5842729.19107406" calcext:value-type="float">
            <text:p>5842729.19107406</text:p>
          </table:table-cell>
          <table:table-cell table:formula="of:=[.C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05577532" calcext:value-type="float">
            <text:p>613522.505577532</text:p>
          </table:table-cell>
          <table:table-cell office:value-type="float" office:value="5842729.19081124" calcext:value-type="float">
            <text:p>5842729.19081124</text:p>
          </table:table-cell>
          <table:table-cell table:formula="of:=[.C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9432218" calcext:value-type="float">
            <text:p>613522.49432218</text:p>
          </table:table-cell>
          <table:table-cell office:value-type="float" office:value="5842729.19054842" calcext:value-type="float">
            <text:p>5842729.19054842</text:p>
          </table:table-cell>
          <table:table-cell table:formula="of:=[.C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81768263" calcext:value-type="float">
            <text:p>613522.481768263</text:p>
          </table:table-cell>
          <table:table-cell office:value-type="float" office:value="5842729.24589751" calcext:value-type="float">
            <text:p>5842729.24589751</text:p>
          </table:table-cell>
          <table:table-cell table:formula="of:=[.C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70512911" calcext:value-type="float">
            <text:p>613522.470512911</text:p>
          </table:table-cell>
          <table:table-cell office:value-type="float" office:value="5842729.24563469" calcext:value-type="float">
            <text:p>5842729.24563469</text:p>
          </table:table-cell>
          <table:table-cell table:formula="of:=[.C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58824705" calcext:value-type="float">
            <text:p>613522.458824705</text:p>
          </table:table-cell>
          <table:table-cell office:value-type="float" office:value="5842729.26390917" calcext:value-type="float">
            <text:p>5842729.26390917</text:p>
          </table:table-cell>
          <table:table-cell table:formula="of:=[.C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58824705" calcext:value-type="float">
            <text:p>613522.458824705</text:p>
          </table:table-cell>
          <table:table-cell office:value-type="float" office:value="5842729.26390917" calcext:value-type="float">
            <text:p>5842729.26390917</text:p>
          </table:table-cell>
          <table:table-cell table:formula="of:=[.C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5925756" calcext:value-type="float">
            <text:p>613522.45925756</text:p>
          </table:table-cell>
          <table:table-cell office:value-type="float" office:value="5842729.24537187" calcext:value-type="float">
            <text:p>5842729.24537187</text:p>
          </table:table-cell>
          <table:table-cell table:formula="of:=[.C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5925756" calcext:value-type="float">
            <text:p>613522.45925756</text:p>
          </table:table-cell>
          <table:table-cell office:value-type="float" office:value="5842729.24537187" calcext:value-type="float">
            <text:p>5842729.24537187</text:p>
          </table:table-cell>
          <table:table-cell table:formula="of:=[.C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48002209" calcext:value-type="float">
            <text:p>613522.448002209</text:p>
          </table:table-cell>
          <table:table-cell office:value-type="float" office:value="5842729.24510905" calcext:value-type="float">
            <text:p>5842729.24510905</text:p>
          </table:table-cell>
          <table:table-cell table:formula="of:=[.C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36746858" calcext:value-type="float">
            <text:p>613522.436746858</text:p>
          </table:table-cell>
          <table:table-cell office:value-type="float" office:value="5842729.24484623" calcext:value-type="float">
            <text:p>5842729.24484623</text:p>
          </table:table-cell>
          <table:table-cell table:formula="of:=[.C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25491507" calcext:value-type="float">
            <text:p>613522.425491507</text:p>
          </table:table-cell>
          <table:table-cell office:value-type="float" office:value="5842729.24458342" calcext:value-type="float">
            <text:p>5842729.24458342</text:p>
          </table:table-cell>
          <table:table-cell table:formula="of:=[.C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803301" calcext:value-type="float">
            <text:p>613522.413803301</text:p>
          </table:table-cell>
          <table:table-cell office:value-type="float" office:value="5842729.2628579" calcext:value-type="float">
            <text:p>5842729.2628579</text:p>
          </table:table-cell>
          <table:table-cell table:formula="of:=[.C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803301" calcext:value-type="float">
            <text:p>613522.413803301</text:p>
          </table:table-cell>
          <table:table-cell office:value-type="float" office:value="5842729.2628579" calcext:value-type="float">
            <text:p>5842729.2628579</text:p>
          </table:table-cell>
          <table:table-cell table:formula="of:=[.C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803301" calcext:value-type="float">
            <text:p>613522.413803301</text:p>
          </table:table-cell>
          <table:table-cell office:value-type="float" office:value="5842729.2628579" calcext:value-type="float">
            <text:p>5842729.2628579</text:p>
          </table:table-cell>
          <table:table-cell table:formula="of:=[.C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803301" calcext:value-type="float">
            <text:p>613522.413803301</text:p>
          </table:table-cell>
          <table:table-cell office:value-type="float" office:value="5842729.2628579" calcext:value-type="float">
            <text:p>5842729.2628579</text:p>
          </table:table-cell>
          <table:table-cell table:formula="of:=[.C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4236156" calcext:value-type="float">
            <text:p>613522.414236156</text:p>
          </table:table-cell>
          <table:table-cell office:value-type="float" office:value="5842729.2443206" calcext:value-type="float">
            <text:p>5842729.2443206</text:p>
          </table:table-cell>
          <table:table-cell table:formula="of:=[.C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4236156" calcext:value-type="float">
            <text:p>613522.414236156</text:p>
          </table:table-cell>
          <table:table-cell office:value-type="float" office:value="5842729.2443206" calcext:value-type="float">
            <text:p>5842729.2443206</text:p>
          </table:table-cell>
          <table:table-cell table:formula="of:=[.C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4236156" calcext:value-type="float">
            <text:p>613522.414236156</text:p>
          </table:table-cell>
          <table:table-cell office:value-type="float" office:value="5842729.2443206" calcext:value-type="float">
            <text:p>5842729.2443206</text:p>
          </table:table-cell>
          <table:table-cell table:formula="of:=[.C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254795" calcext:value-type="float">
            <text:p>613522.40254795</text:p>
          </table:table-cell>
          <table:table-cell office:value-type="float" office:value="5842729.26259508" calcext:value-type="float">
            <text:p>5842729.26259508</text:p>
          </table:table-cell>
          <table:table-cell table:formula="of:=[.C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254795" calcext:value-type="float">
            <text:p>613522.40254795</text:p>
          </table:table-cell>
          <table:table-cell office:value-type="float" office:value="5842729.26259508" calcext:value-type="float">
            <text:p>5842729.26259508</text:p>
          </table:table-cell>
          <table:table-cell table:formula="of:=[.C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803301" calcext:value-type="float">
            <text:p>613522.413803301</text:p>
          </table:table-cell>
          <table:table-cell office:value-type="float" office:value="5842729.2628579" calcext:value-type="float">
            <text:p>5842729.2628579</text:p>
          </table:table-cell>
          <table:table-cell table:formula="of:=[.C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370445" calcext:value-type="float">
            <text:p>613522.413370445</text:p>
          </table:table-cell>
          <table:table-cell office:value-type="float" office:value="5842729.2813952" calcext:value-type="float">
            <text:p>5842729.2813952</text:p>
          </table:table-cell>
          <table:table-cell table:formula="of:=[.C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370445" calcext:value-type="float">
            <text:p>613522.413370445</text:p>
          </table:table-cell>
          <table:table-cell office:value-type="float" office:value="5842729.2813952" calcext:value-type="float">
            <text:p>5842729.2813952</text:p>
          </table:table-cell>
          <table:table-cell table:formula="of:=[.C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3370445" calcext:value-type="float">
            <text:p>613522.413370445</text:p>
          </table:table-cell>
          <table:table-cell office:value-type="float" office:value="5842729.2813952" calcext:value-type="float">
            <text:p>5842729.2813952</text:p>
          </table:table-cell>
          <table:table-cell table:formula="of:=[.C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93759" calcext:value-type="float">
            <text:p>613522.41293759</text:p>
          </table:table-cell>
          <table:table-cell office:value-type="float" office:value="5842729.2999325" calcext:value-type="float">
            <text:p>5842729.2999325</text:p>
          </table:table-cell>
          <table:table-cell table:formula="of:=[.C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93759" calcext:value-type="float">
            <text:p>613522.41293759</text:p>
          </table:table-cell>
          <table:table-cell office:value-type="float" office:value="5842729.2999325" calcext:value-type="float">
            <text:p>5842729.2999325</text:p>
          </table:table-cell>
          <table:table-cell table:formula="of:=[.C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93759" calcext:value-type="float">
            <text:p>613522.41293759</text:p>
          </table:table-cell>
          <table:table-cell office:value-type="float" office:value="5842729.2999325" calcext:value-type="float">
            <text:p>5842729.2999325</text:p>
          </table:table-cell>
          <table:table-cell table:formula="of:=[.C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504735" calcext:value-type="float">
            <text:p>613522.412504735</text:p>
          </table:table-cell>
          <table:table-cell office:value-type="float" office:value="5842729.3184698" calcext:value-type="float">
            <text:p>5842729.3184698</text:p>
          </table:table-cell>
          <table:table-cell table:formula="of:=[.C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93759" calcext:value-type="float">
            <text:p>613522.41293759</text:p>
          </table:table-cell>
          <table:table-cell office:value-type="float" office:value="5842729.2999325" calcext:value-type="float">
            <text:p>5842729.2999325</text:p>
          </table:table-cell>
          <table:table-cell table:formula="of:=[.C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93759" calcext:value-type="float">
            <text:p>613522.41293759</text:p>
          </table:table-cell>
          <table:table-cell office:value-type="float" office:value="5842729.2999325" calcext:value-type="float">
            <text:p>5842729.2999325</text:p>
          </table:table-cell>
          <table:table-cell table:formula="of:=[.C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504735" calcext:value-type="float">
            <text:p>613522.412504735</text:p>
          </table:table-cell>
          <table:table-cell office:value-type="float" office:value="5842729.3184698" calcext:value-type="float">
            <text:p>5842729.3184698</text:p>
          </table:table-cell>
          <table:table-cell table:formula="of:=[.C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24192941" calcext:value-type="float">
            <text:p>613522.424192941</text:p>
          </table:table-cell>
          <table:table-cell office:value-type="float" office:value="5842729.30019532" calcext:value-type="float">
            <text:p>5842729.30019532</text:p>
          </table:table-cell>
          <table:table-cell table:formula="of:=[.C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24192941" calcext:value-type="float">
            <text:p>613522.424192941</text:p>
          </table:table-cell>
          <table:table-cell office:value-type="float" office:value="5842729.30019532" calcext:value-type="float">
            <text:p>5842729.30019532</text:p>
          </table:table-cell>
          <table:table-cell table:formula="of:=[.C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504735" calcext:value-type="float">
            <text:p>613522.412504735</text:p>
          </table:table-cell>
          <table:table-cell office:value-type="float" office:value="5842729.3184698" calcext:value-type="float">
            <text:p>5842729.3184698</text:p>
          </table:table-cell>
          <table:table-cell table:formula="of:=[.C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12504735" calcext:value-type="float">
            <text:p>613522.412504735</text:p>
          </table:table-cell>
          <table:table-cell office:value-type="float" office:value="5842729.3184698" calcext:value-type="float">
            <text:p>5842729.3184698</text:p>
          </table:table-cell>
          <table:table-cell table:formula="of:=[.C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1249384" calcext:value-type="float">
            <text:p>613522.401249384</text:p>
          </table:table-cell>
          <table:table-cell office:value-type="float" office:value="5842729.31820699" calcext:value-type="float">
            <text:p>5842729.31820699</text:p>
          </table:table-cell>
          <table:table-cell table:formula="of:=[.C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1249384" calcext:value-type="float">
            <text:p>613522.401249384</text:p>
          </table:table-cell>
          <table:table-cell office:value-type="float" office:value="5842729.31820699" calcext:value-type="float">
            <text:p>5842729.31820699</text:p>
          </table:table-cell>
          <table:table-cell table:formula="of:=[.C1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89994033" calcext:value-type="float">
            <text:p>613522.389994033</text:p>
          </table:table-cell>
          <table:table-cell office:value-type="float" office:value="5842729.31794417" calcext:value-type="float">
            <text:p>5842729.31794417</text:p>
          </table:table-cell>
          <table:table-cell table:formula="of:=[.C1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1249384" calcext:value-type="float">
            <text:p>613522.401249384</text:p>
          </table:table-cell>
          <table:table-cell office:value-type="float" office:value="5842729.31820699" calcext:value-type="float">
            <text:p>5842729.31820699</text:p>
          </table:table-cell>
          <table:table-cell table:formula="of:=[.C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89994033" calcext:value-type="float">
            <text:p>613522.389994033</text:p>
          </table:table-cell>
          <table:table-cell office:value-type="float" office:value="5842729.31794417" calcext:value-type="float">
            <text:p>5842729.31794417</text:p>
          </table:table-cell>
          <table:table-cell table:formula="of:=[.C1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89994033" calcext:value-type="float">
            <text:p>613522.389994033</text:p>
          </table:table-cell>
          <table:table-cell office:value-type="float" office:value="5842729.31794417" calcext:value-type="float">
            <text:p>5842729.31794417</text:p>
          </table:table-cell>
          <table:table-cell table:formula="of:=[.C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78738682" calcext:value-type="float">
            <text:p>613522.378738682</text:p>
          </table:table-cell>
          <table:table-cell office:value-type="float" office:value="5842729.31768135" calcext:value-type="float">
            <text:p>5842729.31768135</text:p>
          </table:table-cell>
          <table:table-cell table:formula="of:=[.C1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78738682" calcext:value-type="float">
            <text:p>613522.378738682</text:p>
          </table:table-cell>
          <table:table-cell office:value-type="float" office:value="5842729.31768135" calcext:value-type="float">
            <text:p>5842729.31768135</text:p>
          </table:table-cell>
          <table:table-cell table:formula="of:=[.C1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78738682" calcext:value-type="float">
            <text:p>613522.378738682</text:p>
          </table:table-cell>
          <table:table-cell office:value-type="float" office:value="5842729.31768135" calcext:value-type="float">
            <text:p>5842729.31768135</text:p>
          </table:table-cell>
          <table:table-cell table:formula="of:=[.C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78738682" calcext:value-type="float">
            <text:p>613522.378738682</text:p>
          </table:table-cell>
          <table:table-cell office:value-type="float" office:value="5842729.31768135" calcext:value-type="float">
            <text:p>5842729.31768135</text:p>
          </table:table-cell>
          <table:table-cell table:formula="of:=[.C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67483331" calcext:value-type="float">
            <text:p>613522.367483331</text:p>
          </table:table-cell>
          <table:table-cell office:value-type="float" office:value="5842729.31741853" calcext:value-type="float">
            <text:p>5842729.31741853</text:p>
          </table:table-cell>
          <table:table-cell table:formula="of:=[.C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33284423" calcext:value-type="float">
            <text:p>613522.333284423</text:p>
          </table:table-cell>
          <table:table-cell office:value-type="float" office:value="5842729.33516738" calcext:value-type="float">
            <text:p>5842729.33516738</text:p>
          </table:table-cell>
          <table:table-cell table:formula="of:=[.C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21163362" calcext:value-type="float">
            <text:p>613522.321163362</text:p>
          </table:table-cell>
          <table:table-cell office:value-type="float" office:value="5842729.37197917" calcext:value-type="float">
            <text:p>5842729.37197917</text:p>
          </table:table-cell>
          <table:table-cell table:formula="of:=[.C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21163362" calcext:value-type="float">
            <text:p>613522.321163362</text:p>
          </table:table-cell>
          <table:table-cell office:value-type="float" office:value="5842729.37197917" calcext:value-type="float">
            <text:p>5842729.37197917</text:p>
          </table:table-cell>
          <table:table-cell table:formula="of:=[.C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09908011" calcext:value-type="float">
            <text:p>613522.309908011</text:p>
          </table:table-cell>
          <table:table-cell office:value-type="float" office:value="5842729.37171635" calcext:value-type="float">
            <text:p>5842729.37171635</text:p>
          </table:table-cell>
          <table:table-cell table:formula="of:=[.C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09908011" calcext:value-type="float">
            <text:p>613522.309908011</text:p>
          </table:table-cell>
          <table:table-cell office:value-type="float" office:value="5842729.37171635" calcext:value-type="float">
            <text:p>5842729.37171635</text:p>
          </table:table-cell>
          <table:table-cell table:formula="of:=[.C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310340866" calcext:value-type="float">
            <text:p>613522.310340866</text:p>
          </table:table-cell>
          <table:table-cell office:value-type="float" office:value="5842729.35317905" calcext:value-type="float">
            <text:p>5842729.35317905</text:p>
          </table:table-cell>
          <table:table-cell table:formula="of:=[.C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99518371" calcext:value-type="float">
            <text:p>613522.299518371</text:p>
          </table:table-cell>
          <table:table-cell office:value-type="float" office:value="5842729.33437893" calcext:value-type="float">
            <text:p>5842729.33437893</text:p>
          </table:table-cell>
          <table:table-cell table:formula="of:=[.C1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99518371" calcext:value-type="float">
            <text:p>613522.299518371</text:p>
          </table:table-cell>
          <table:table-cell office:value-type="float" office:value="5842729.33437893" calcext:value-type="float">
            <text:p>5842729.33437893</text:p>
          </table:table-cell>
          <table:table-cell table:formula="of:=[.C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99951225" calcext:value-type="float">
            <text:p>613522.299951225</text:p>
          </table:table-cell>
          <table:table-cell office:value-type="float" office:value="5842729.31584162" calcext:value-type="float">
            <text:p>5842729.31584162</text:p>
          </table:table-cell>
          <table:table-cell table:formula="of:=[.C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88695874" calcext:value-type="float">
            <text:p>613522.288695874</text:p>
          </table:table-cell>
          <table:table-cell office:value-type="float" office:value="5842729.31557881" calcext:value-type="float">
            <text:p>5842729.31557881</text:p>
          </table:table-cell>
          <table:table-cell table:formula="of:=[.C1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77440524" calcext:value-type="float">
            <text:p>613522.277440524</text:p>
          </table:table-cell>
          <table:table-cell office:value-type="float" office:value="5842729.31531599" calcext:value-type="float">
            <text:p>5842729.31531599</text:p>
          </table:table-cell>
          <table:table-cell table:formula="of:=[.C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77440524" calcext:value-type="float">
            <text:p>613522.277440524</text:p>
          </table:table-cell>
          <table:table-cell office:value-type="float" office:value="5842729.31531599" calcext:value-type="float">
            <text:p>5842729.31531599</text:p>
          </table:table-cell>
          <table:table-cell table:formula="of:=[.C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65752318" calcext:value-type="float">
            <text:p>613522.265752318</text:p>
          </table:table-cell>
          <table:table-cell office:value-type="float" office:value="5842729.33359047" calcext:value-type="float">
            <text:p>5842729.33359047</text:p>
          </table:table-cell>
          <table:table-cell table:formula="of:=[.C1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54496967" calcext:value-type="float">
            <text:p>613522.254496967</text:p>
          </table:table-cell>
          <table:table-cell office:value-type="float" office:value="5842729.33332766" calcext:value-type="float">
            <text:p>5842729.33332766</text:p>
          </table:table-cell>
          <table:table-cell table:formula="of:=[.C1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42808761" calcext:value-type="float">
            <text:p>613522.242808761</text:p>
          </table:table-cell>
          <table:table-cell office:value-type="float" office:value="5842729.35160214" calcext:value-type="float">
            <text:p>5842729.35160214</text:p>
          </table:table-cell>
          <table:table-cell table:formula="of:=[.C1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3155341" calcext:value-type="float">
            <text:p>613522.23155341</text:p>
          </table:table-cell>
          <table:table-cell office:value-type="float" office:value="5842729.35133932" calcext:value-type="float">
            <text:p>5842729.35133932</text:p>
          </table:table-cell>
          <table:table-cell table:formula="of:=[.C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3155341" calcext:value-type="float">
            <text:p>613522.23155341</text:p>
          </table:table-cell>
          <table:table-cell office:value-type="float" office:value="5842729.35133932" calcext:value-type="float">
            <text:p>5842729.35133932</text:p>
          </table:table-cell>
          <table:table-cell table:formula="of:=[.C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20730914" calcext:value-type="float">
            <text:p>613522.220730914</text:p>
          </table:table-cell>
          <table:table-cell office:value-type="float" office:value="5842729.3325392" calcext:value-type="float">
            <text:p>5842729.3325392</text:p>
          </table:table-cell>
          <table:table-cell table:formula="of:=[.C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09475563" calcext:value-type="float">
            <text:p>613522.209475563</text:p>
          </table:table-cell>
          <table:table-cell office:value-type="float" office:value="5842729.33227638" calcext:value-type="float">
            <text:p>5842729.33227638</text:p>
          </table:table-cell>
          <table:table-cell table:formula="of:=[.C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98220212" calcext:value-type="float">
            <text:p>613522.198220212</text:p>
          </table:table-cell>
          <table:table-cell office:value-type="float" office:value="5842729.33201357" calcext:value-type="float">
            <text:p>5842729.33201357</text:p>
          </table:table-cell>
          <table:table-cell table:formula="of:=[.C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75276656" calcext:value-type="float">
            <text:p>613522.175276656</text:p>
          </table:table-cell>
          <table:table-cell office:value-type="float" office:value="5842729.35002523" calcext:value-type="float">
            <text:p>5842729.35002523</text:p>
          </table:table-cell>
          <table:table-cell table:formula="of:=[.C1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64021305" calcext:value-type="float">
            <text:p>613522.164021305</text:p>
          </table:table-cell>
          <table:table-cell office:value-type="float" office:value="5842729.34976242" calcext:value-type="float">
            <text:p>5842729.34976242</text:p>
          </table:table-cell>
          <table:table-cell table:formula="of:=[.C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52765955" calcext:value-type="float">
            <text:p>613522.152765955</text:p>
          </table:table-cell>
          <table:table-cell office:value-type="float" office:value="5842729.3494996" calcext:value-type="float">
            <text:p>5842729.3494996</text:p>
          </table:table-cell>
          <table:table-cell table:formula="of:=[.C1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41510603" calcext:value-type="float">
            <text:p>613522.141510603</text:p>
          </table:table-cell>
          <table:table-cell office:value-type="float" office:value="5842729.34923678" calcext:value-type="float">
            <text:p>5842729.34923678</text:p>
          </table:table-cell>
          <table:table-cell table:formula="of:=[.C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41510603" calcext:value-type="float">
            <text:p>613522.141510603</text:p>
          </table:table-cell>
          <table:table-cell office:value-type="float" office:value="5842729.34923678" calcext:value-type="float">
            <text:p>5842729.34923678</text:p>
          </table:table-cell>
          <table:table-cell table:formula="of:=[.C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41510603" calcext:value-type="float">
            <text:p>613522.141510603</text:p>
          </table:table-cell>
          <table:table-cell office:value-type="float" office:value="5842729.34923678" calcext:value-type="float">
            <text:p>5842729.34923678</text:p>
          </table:table-cell>
          <table:table-cell table:formula="of:=[.C1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41510603" calcext:value-type="float">
            <text:p>613522.141510603</text:p>
          </table:table-cell>
          <table:table-cell office:value-type="float" office:value="5842729.34923678" calcext:value-type="float">
            <text:p>5842729.34923678</text:p>
          </table:table-cell>
          <table:table-cell table:formula="of:=[.C1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30255253" calcext:value-type="float">
            <text:p>613522.130255253</text:p>
          </table:table-cell>
          <table:table-cell office:value-type="float" office:value="5842729.34897396" calcext:value-type="float">
            <text:p>5842729.34897396</text:p>
          </table:table-cell>
          <table:table-cell table:formula="of:=[.C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30255253" calcext:value-type="float">
            <text:p>613522.130255253</text:p>
          </table:table-cell>
          <table:table-cell office:value-type="float" office:value="5842729.34897396" calcext:value-type="float">
            <text:p>5842729.34897396</text:p>
          </table:table-cell>
          <table:table-cell table:formula="of:=[.C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19432756" calcext:value-type="float">
            <text:p>613522.119432756</text:p>
          </table:table-cell>
          <table:table-cell office:value-type="float" office:value="5842729.33017384" calcext:value-type="float">
            <text:p>5842729.33017384</text:p>
          </table:table-cell>
          <table:table-cell table:formula="of:=[.C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18999902" calcext:value-type="float">
            <text:p>613522.118999902</text:p>
          </table:table-cell>
          <table:table-cell office:value-type="float" office:value="5842729.34871115" calcext:value-type="float">
            <text:p>5842729.34871115</text:p>
          </table:table-cell>
          <table:table-cell table:formula="of:=[.C1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08177405" calcext:value-type="float">
            <text:p>613522.108177405</text:p>
          </table:table-cell>
          <table:table-cell office:value-type="float" office:value="5842729.32991103" calcext:value-type="float">
            <text:p>5842729.32991103</text:p>
          </table:table-cell>
          <table:table-cell table:formula="of:=[.C1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108177405" calcext:value-type="float">
            <text:p>613522.108177405</text:p>
          </table:table-cell>
          <table:table-cell office:value-type="float" office:value="5842729.32991103" calcext:value-type="float">
            <text:p>5842729.32991103</text:p>
          </table:table-cell>
          <table:table-cell table:formula="of:=[.C1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84800995" calcext:value-type="float">
            <text:p>613522.084800995</text:p>
          </table:table-cell>
          <table:table-cell office:value-type="float" office:value="5842729.36646" calcext:value-type="float">
            <text:p>5842729.36646</text:p>
          </table:table-cell>
          <table:table-cell table:formula="of:=[.C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73545644" calcext:value-type="float">
            <text:p>613522.073545644</text:p>
          </table:table-cell>
          <table:table-cell office:value-type="float" office:value="5842729.36619718" calcext:value-type="float">
            <text:p>5842729.36619718</text:p>
          </table:table-cell>
          <table:table-cell table:formula="of:=[.C1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50169235" calcext:value-type="float">
            <text:p>613522.050169235</text:p>
          </table:table-cell>
          <table:table-cell office:value-type="float" office:value="5842729.40274615" calcext:value-type="float">
            <text:p>5842729.40274615</text:p>
          </table:table-cell>
          <table:table-cell table:formula="of:=[.C1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50602089" calcext:value-type="float">
            <text:p>613522.050602089</text:p>
          </table:table-cell>
          <table:table-cell office:value-type="float" office:value="5842729.38420884" calcext:value-type="float">
            <text:p>5842729.38420884</text:p>
          </table:table-cell>
          <table:table-cell table:formula="of:=[.C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50169235" calcext:value-type="float">
            <text:p>613522.050169235</text:p>
          </table:table-cell>
          <table:table-cell office:value-type="float" office:value="5842729.40274615" calcext:value-type="float">
            <text:p>5842729.40274615</text:p>
          </table:table-cell>
          <table:table-cell table:formula="of:=[.C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15104621" calcext:value-type="float">
            <text:p>613522.015104621</text:p>
          </table:table-cell>
          <table:table-cell office:value-type="float" office:value="5842729.4575696" calcext:value-type="float">
            <text:p>5842729.4575696</text:p>
          </table:table-cell>
          <table:table-cell table:formula="of:=[.C1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979607155" calcext:value-type="float">
            <text:p>613521.979607155</text:p>
          </table:table-cell>
          <table:table-cell office:value-type="float" office:value="5842729.53093036" calcext:value-type="float">
            <text:p>5842729.53093036</text:p>
          </table:table-cell>
          <table:table-cell table:formula="of:=[.C1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945841103" calcext:value-type="float">
            <text:p>613521.945841103</text:p>
          </table:table-cell>
          <table:table-cell office:value-type="float" office:value="5842729.53014191" calcext:value-type="float">
            <text:p>5842729.53014191</text:p>
          </table:table-cell>
          <table:table-cell table:formula="of:=[.C1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912940759" calcext:value-type="float">
            <text:p>613521.912940759</text:p>
          </table:table-cell>
          <table:table-cell office:value-type="float" office:value="5842729.49227885" calcext:value-type="float">
            <text:p>5842729.49227885</text:p>
          </table:table-cell>
          <table:table-cell table:formula="of:=[.C1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86835221" calcext:value-type="float">
            <text:p>613521.86835221</text:p>
          </table:table-cell>
          <table:table-cell office:value-type="float" office:value="5842729.47269028" calcext:value-type="float">
            <text:p>5842729.47269028</text:p>
          </table:table-cell>
          <table:table-cell table:formula="of:=[.C1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833720452" calcext:value-type="float">
            <text:p>613521.833720452</text:p>
          </table:table-cell>
          <table:table-cell office:value-type="float" office:value="5842729.50897644" calcext:value-type="float">
            <text:p>5842729.50897644</text:p>
          </table:table-cell>
          <table:table-cell table:formula="of:=[.C1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809911192" calcext:value-type="float">
            <text:p>613521.809911192</text:p>
          </table:table-cell>
          <table:table-cell office:value-type="float" office:value="5842729.56406271" calcext:value-type="float">
            <text:p>5842729.56406271</text:p>
          </table:table-cell>
          <table:table-cell table:formula="of:=[.C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98655842" calcext:value-type="float">
            <text:p>613521.798655842</text:p>
          </table:table-cell>
          <table:table-cell office:value-type="float" office:value="5842729.56379989" calcext:value-type="float">
            <text:p>5842729.56379989</text:p>
          </table:table-cell>
          <table:table-cell table:formula="of:=[.C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6101932" calcext:value-type="float">
            <text:p>613521.786101932</text:p>
          </table:table-cell>
          <table:table-cell office:value-type="float" office:value="5842729.61914898" calcext:value-type="float">
            <text:p>5842729.61914898</text:p>
          </table:table-cell>
          <table:table-cell table:formula="of:=[.C1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6101932" calcext:value-type="float">
            <text:p>613521.786101932</text:p>
          </table:table-cell>
          <table:table-cell office:value-type="float" office:value="5842729.61914898" calcext:value-type="float">
            <text:p>5842729.61914898</text:p>
          </table:table-cell>
          <table:table-cell table:formula="of:=[.C1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6101932" calcext:value-type="float">
            <text:p>613521.786101932</text:p>
          </table:table-cell>
          <table:table-cell office:value-type="float" office:value="5842729.61914898" calcext:value-type="float">
            <text:p>5842729.61914898</text:p>
          </table:table-cell>
          <table:table-cell table:formula="of:=[.C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6101932" calcext:value-type="float">
            <text:p>613521.786101932</text:p>
          </table:table-cell>
          <table:table-cell office:value-type="float" office:value="5842729.61914898" calcext:value-type="float">
            <text:p>5842729.61914898</text:p>
          </table:table-cell>
          <table:table-cell table:formula="of:=[.C1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96491577" calcext:value-type="float">
            <text:p>613521.796491577</text:p>
          </table:table-cell>
          <table:table-cell office:value-type="float" office:value="5842729.6564864" calcext:value-type="float">
            <text:p>5842729.6564864</text:p>
          </table:table-cell>
          <table:table-cell table:formula="of:=[.C1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806015514" calcext:value-type="float">
            <text:p>613521.806015514</text:p>
          </table:table-cell>
          <table:table-cell office:value-type="float" office:value="5842729.73089842" calcext:value-type="float">
            <text:p>5842729.73089842</text:p>
          </table:table-cell>
          <table:table-cell table:formula="of:=[.C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72682317" calcext:value-type="float">
            <text:p>613521.772682317</text:p>
          </table:table-cell>
          <table:table-cell office:value-type="float" office:value="5842729.71157267" calcext:value-type="float">
            <text:p>5842729.71157267</text:p>
          </table:table-cell>
          <table:table-cell table:formula="of:=[.C1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831123333" calcext:value-type="float">
            <text:p>613521.831123333</text:p>
          </table:table-cell>
          <table:table-cell office:value-type="float" office:value="5842729.62020024" calcext:value-type="float">
            <text:p>5842729.62020024</text:p>
          </table:table-cell>
          <table:table-cell table:formula="of:=[.C1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56231557" calcext:value-type="float">
            <text:p>613521.756231557</text:p>
          </table:table-cell>
          <table:table-cell office:value-type="float" office:value="5842729.45152481" calcext:value-type="float">
            <text:p>5842729.45152481</text:p>
          </table:table-cell>
          <table:table-cell table:formula="of:=[.C1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11208972" calcext:value-type="float">
            <text:p>613521.711208972</text:p>
          </table:table-cell>
          <table:table-cell office:value-type="float" office:value="5842728.96824088" calcext:value-type="float">
            <text:p>5842728.96824088</text:p>
          </table:table-cell>
          <table:table-cell table:formula="of:=[.C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39346761" calcext:value-type="float">
            <text:p>613521.739346761</text:p>
          </table:table-cell>
          <table:table-cell office:value-type="float" office:value="5842728.7277816" calcext:value-type="float">
            <text:p>5842728.7277816</text:p>
          </table:table-cell>
          <table:table-cell table:formula="of:=[.C1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687398524" calcext:value-type="float">
            <text:p>613521.687398524</text:p>
          </table:table-cell>
          <table:table-cell office:value-type="float" office:value="5842728.5410945" calcext:value-type="float">
            <text:p>5842728.5410945</text:p>
          </table:table-cell>
          <table:table-cell table:formula="of:=[.C1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75708753" calcext:value-type="float">
            <text:p>613521.775708753</text:p>
          </table:table-cell>
          <table:table-cell office:value-type="float" office:value="5842728.13511357" calcext:value-type="float">
            <text:p>5842728.13511357</text:p>
          </table:table-cell>
          <table:table-cell table:formula="of:=[.C1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2201544" calcext:value-type="float">
            <text:p>613521.782201544</text:p>
          </table:table-cell>
          <table:table-cell office:value-type="float" office:value="5842727.85705405" calcext:value-type="float">
            <text:p>5842727.85705405</text:p>
          </table:table-cell>
          <table:table-cell table:formula="of:=[.C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663154021" calcext:value-type="float">
            <text:p>613521.663154021</text:p>
          </table:table-cell>
          <table:table-cell office:value-type="float" office:value="5842727.65025275" calcext:value-type="float">
            <text:p>5842727.65025275</text:p>
          </table:table-cell>
          <table:table-cell table:formula="of:=[.C1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56705005" calcext:value-type="float">
            <text:p>613521.56705005</text:p>
          </table:table-cell>
          <table:table-cell office:value-type="float" office:value="5842727.42543978" calcext:value-type="float">
            <text:p>5842727.42543978</text:p>
          </table:table-cell>
          <table:table-cell table:formula="of:=[.C1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550166413" calcext:value-type="float">
            <text:p>613521.550166413</text:p>
          </table:table-cell>
          <table:table-cell office:value-type="float" office:value="5842727.18392923" calcext:value-type="float">
            <text:p>5842727.18392923</text:p>
          </table:table-cell>
          <table:table-cell table:formula="of:=[.C1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487395644" calcext:value-type="float">
            <text:p>613521.487395644</text:p>
          </table:table-cell>
          <table:table-cell office:value-type="float" office:value="5842726.97844201" calcext:value-type="float">
            <text:p>5842726.97844201</text:p>
          </table:table-cell>
          <table:table-cell table:formula="of:=[.C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287396334" calcext:value-type="float">
            <text:p>613521.287396334</text:p>
          </table:table-cell>
          <table:table-cell office:value-type="float" office:value="5842726.86248752" calcext:value-type="float">
            <text:p>5842726.86248752</text:p>
          </table:table-cell>
          <table:table-cell table:formula="of:=[.C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054929494" calcext:value-type="float">
            <text:p>613521.054929494</text:p>
          </table:table-cell>
          <table:table-cell office:value-type="float" office:value="5842726.69013269" calcext:value-type="float">
            <text:p>5842726.69013269</text:p>
          </table:table-cell>
          <table:table-cell table:formula="of:=[.C1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868782614" calcext:value-type="float">
            <text:p>613520.868782614</text:p>
          </table:table-cell>
          <table:table-cell office:value-type="float" office:value="5842726.46321721" calcext:value-type="float">
            <text:p>5842726.46321721</text:p>
          </table:table-cell>
          <table:table-cell table:formula="of:=[.C1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636315739" calcext:value-type="float">
            <text:p>613520.636315739</text:p>
          </table:table-cell>
          <table:table-cell office:value-type="float" office:value="5842726.2908624" calcext:value-type="float">
            <text:p>5842726.2908624</text:p>
          </table:table-cell>
          <table:table-cell table:formula="of:=[.C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39259349" calcext:value-type="float">
            <text:p>613520.39259349</text:p>
          </table:table-cell>
          <table:table-cell office:value-type="float" office:value="5842726.11824479" calcext:value-type="float">
            <text:p>5842726.11824479</text:p>
          </table:table-cell>
          <table:table-cell table:formula="of:=[.C1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216403376" calcext:value-type="float">
            <text:p>613520.216403376</text:p>
          </table:table-cell>
          <table:table-cell office:value-type="float" office:value="5842725.94720406" calcext:value-type="float">
            <text:p>5842725.94720406</text:p>
          </table:table-cell>
          <table:table-cell table:formula="of:=[.C1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971382558" calcext:value-type="float">
            <text:p>613519.971382558</text:p>
          </table:table-cell>
          <table:table-cell office:value-type="float" office:value="5842725.83019837" calcext:value-type="float">
            <text:p>5842725.83019837</text:p>
          </table:table-cell>
          <table:table-cell table:formula="of:=[.C1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53805053" calcext:value-type="float">
            <text:p>613519.53805053</text:p>
          </table:table-cell>
          <table:table-cell office:value-type="float" office:value="5842725.57896379" calcext:value-type="float">
            <text:p>5842725.57896379</text:p>
          </table:table-cell>
          <table:table-cell table:formula="of:=[.C1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068355325" calcext:value-type="float">
            <text:p>613519.068355325</text:p>
          </table:table-cell>
          <table:table-cell office:value-type="float" office:value="5842725.43816462" calcext:value-type="float">
            <text:p>5842725.43816462</text:p>
          </table:table-cell>
          <table:table-cell table:formula="of:=[.C1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677447615" calcext:value-type="float">
            <text:p>613518.677447615</text:p>
          </table:table-cell>
          <table:table-cell office:value-type="float" office:value="5842725.29920517" calcext:value-type="float">
            <text:p>5842725.29920517</text:p>
          </table:table-cell>
          <table:table-cell table:formula="of:=[.C1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387838127" calcext:value-type="float">
            <text:p>613518.387838127</text:p>
          </table:table-cell>
          <table:table-cell office:value-type="float" office:value="5842725.16261102" calcext:value-type="float">
            <text:p>5842725.16261102</text:p>
          </table:table-cell>
          <table:table-cell table:formula="of:=[.C1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042384658" calcext:value-type="float">
            <text:p>613518.042384658</text:p>
          </table:table-cell>
          <table:table-cell office:value-type="float" office:value="5842725.00616555" calcext:value-type="float">
            <text:p>5842725.00616555</text:p>
          </table:table-cell>
          <table:table-cell table:formula="of:=[.C1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628966165" calcext:value-type="float">
            <text:p>613517.628966165</text:p>
          </table:table-cell>
          <table:table-cell office:value-type="float" office:value="5842724.86668057" calcext:value-type="float">
            <text:p>5842724.86668057</text:p>
          </table:table-cell>
          <table:table-cell table:formula="of:=[.C1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282646981" calcext:value-type="float">
            <text:p>613517.282646981</text:p>
          </table:table-cell>
          <table:table-cell office:value-type="float" office:value="5842724.74730975" calcext:value-type="float">
            <text:p>5842724.74730975</text:p>
          </table:table-cell>
          <table:table-cell table:formula="of:=[.C1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990873254" calcext:value-type="float">
            <text:p>613516.990873254</text:p>
          </table:table-cell>
          <table:table-cell office:value-type="float" office:value="5842724.7034022" calcext:value-type="float">
            <text:p>5842724.7034022</text:p>
          </table:table-cell>
          <table:table-cell table:formula="of:=[.C1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677454465" calcext:value-type="float">
            <text:p>613516.677454465</text:p>
          </table:table-cell>
          <table:table-cell office:value-type="float" office:value="5842724.62189445" calcext:value-type="float">
            <text:p>5842724.62189445</text:p>
          </table:table-cell>
          <table:table-cell table:formula="of:=[.C1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276589759" calcext:value-type="float">
            <text:p>613516.276589759</text:p>
          </table:table-cell>
          <table:table-cell office:value-type="float" office:value="5842724.42706048" calcext:value-type="float">
            <text:p>5842724.42706048</text:p>
          </table:table-cell>
          <table:table-cell table:formula="of:=[.C1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928972024" calcext:value-type="float">
            <text:p>613515.928972024</text:p>
          </table:table-cell>
          <table:table-cell office:value-type="float" office:value="5842724.36330167" calcext:value-type="float">
            <text:p>5842724.36330167</text:p>
          </table:table-cell>
          <table:table-cell table:formula="of:=[.C2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627241388" calcext:value-type="float">
            <text:p>613515.627241388</text:p>
          </table:table-cell>
          <table:table-cell office:value-type="float" office:value="5842724.26351949" calcext:value-type="float">
            <text:p>5842724.26351949</text:p>
          </table:table-cell>
          <table:table-cell table:formula="of:=[.C2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369666536" calcext:value-type="float">
            <text:p>613515.369666536</text:p>
          </table:table-cell>
          <table:table-cell office:value-type="float" office:value="5842724.20186314" calcext:value-type="float">
            <text:p>5842724.20186314</text:p>
          </table:table-cell>
          <table:table-cell table:formula="of:=[.C2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156680301" calcext:value-type="float">
            <text:p>613515.156680301</text:p>
          </table:table-cell>
          <table:table-cell office:value-type="float" office:value="5842724.15979531" calcext:value-type="float">
            <text:p>5842724.15979531</text:p>
          </table:table-cell>
          <table:table-cell table:formula="of:=[.C2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9324387" calcext:value-type="float">
            <text:p>613514.9324387</text:p>
          </table:table-cell>
          <table:table-cell office:value-type="float" office:value="5842724.11746469" calcext:value-type="float">
            <text:p>5842724.11746469</text:p>
          </table:table-cell>
          <table:table-cell table:formula="of:=[.C2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607331655" calcext:value-type="float">
            <text:p>613514.607331655</text:p>
          </table:table-cell>
          <table:table-cell office:value-type="float" office:value="5842724.05423158" calcext:value-type="float">
            <text:p>5842724.05423158</text:p>
          </table:table-cell>
          <table:table-cell table:formula="of:=[.C2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259713876" calcext:value-type="float">
            <text:p>613514.259713876</text:p>
          </table:table-cell>
          <table:table-cell office:value-type="float" office:value="5842723.99047289" calcext:value-type="float">
            <text:p>5842723.99047289</text:p>
          </table:table-cell>
          <table:table-cell table:formula="of:=[.C2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957983186" calcext:value-type="float">
            <text:p>613513.957983186</text:p>
          </table:table-cell>
          <table:table-cell office:value-type="float" office:value="5842723.89069081" calcext:value-type="float">
            <text:p>5842723.89069081</text:p>
          </table:table-cell>
          <table:table-cell table:formula="of:=[.C2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722919023" calcext:value-type="float">
            <text:p>613513.722919023</text:p>
          </table:table-cell>
          <table:table-cell office:value-type="float" office:value="5842723.82956015" calcext:value-type="float">
            <text:p>5842723.82956015</text:p>
          </table:table-cell>
          <table:table-cell table:formula="of:=[.C2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441967759" calcext:value-type="float">
            <text:p>613513.441967759</text:p>
          </table:table-cell>
          <table:table-cell office:value-type="float" office:value="5842723.80445291" calcext:value-type="float">
            <text:p>5842723.80445291</text:p>
          </table:table-cell>
          <table:table-cell table:formula="of:=[.C2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149761129" calcext:value-type="float">
            <text:p>613513.149761129</text:p>
          </table:table-cell>
          <table:table-cell office:value-type="float" office:value="5842723.77908289" calcext:value-type="float">
            <text:p>5842723.77908289</text:p>
          </table:table-cell>
          <table:table-cell table:formula="of:=[.C2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881363678" calcext:value-type="float">
            <text:p>613512.881363678</text:p>
          </table:table-cell>
          <table:table-cell office:value-type="float" office:value="5842723.69862657" calcext:value-type="float">
            <text:p>5842723.69862657</text:p>
          </table:table-cell>
          <table:table-cell table:formula="of:=[.C2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623355949" calcext:value-type="float">
            <text:p>613512.623355949</text:p>
          </table:table-cell>
          <table:table-cell office:value-type="float" office:value="5842723.65550767" calcext:value-type="float">
            <text:p>5842723.65550767</text:p>
          </table:table-cell>
          <table:table-cell table:formula="of:=[.C2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354958484" calcext:value-type="float">
            <text:p>613512.354958484</text:p>
          </table:table-cell>
          <table:table-cell office:value-type="float" office:value="5842723.57505138" calcext:value-type="float">
            <text:p>5842723.57505138</text:p>
          </table:table-cell>
          <table:table-cell table:formula="of:=[.C2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062319022" calcext:value-type="float">
            <text:p>613512.062319022</text:p>
          </table:table-cell>
          <table:table-cell office:value-type="float" office:value="5842723.56821873" calcext:value-type="float">
            <text:p>5842723.56821873</text:p>
          </table:table-cell>
          <table:table-cell table:formula="of:=[.C2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781800552" calcext:value-type="float">
            <text:p>613511.781800552</text:p>
          </table:table-cell>
          <table:table-cell office:value-type="float" office:value="5842723.52457429" calcext:value-type="float">
            <text:p>5842723.52457429</text:p>
          </table:table-cell>
          <table:table-cell table:formula="of:=[.C2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55929015" calcext:value-type="float">
            <text:p>613511.55929015</text:p>
          </table:table-cell>
          <table:table-cell office:value-type="float" office:value="5842723.40809462" calcext:value-type="float">
            <text:p>5842723.40809462</text:p>
          </table:table-cell>
          <table:table-cell table:formula="of:=[.C2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370113019" calcext:value-type="float">
            <text:p>613511.370113019</text:p>
          </table:table-cell>
          <table:table-cell office:value-type="float" office:value="5842723.31094063" calcext:value-type="float">
            <text:p>5842723.31094063</text:p>
          </table:table-cell>
          <table:table-cell table:formula="of:=[.C2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158425152" calcext:value-type="float">
            <text:p>613511.158425152</text:p>
          </table:table-cell>
          <table:table-cell office:value-type="float" office:value="5842723.21326107" calcext:value-type="float">
            <text:p>5842723.21326107</text:p>
          </table:table-cell>
          <table:table-cell table:formula="of:=[.C2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946737276" calcext:value-type="float">
            <text:p>613510.946737276</text:p>
          </table:table-cell>
          <table:table-cell office:value-type="float" office:value="5842723.11558152" calcext:value-type="float">
            <text:p>5842723.11558152</text:p>
          </table:table-cell>
          <table:table-cell table:formula="of:=[.C2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723361217" calcext:value-type="float">
            <text:p>613510.723361217</text:p>
          </table:table-cell>
          <table:table-cell office:value-type="float" office:value="5842723.03617649" calcext:value-type="float">
            <text:p>5842723.03617649</text:p>
          </table:table-cell>
          <table:table-cell table:formula="of:=[.C2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502582005" calcext:value-type="float">
            <text:p>613510.502582005</text:p>
          </table:table-cell>
          <table:table-cell office:value-type="float" office:value="5842722.84554766" calcext:value-type="float">
            <text:p>5842722.84554766</text:p>
          </table:table-cell>
          <table:table-cell table:formula="of:=[.C2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291759717" calcext:value-type="float">
            <text:p>613510.291759717</text:p>
          </table:table-cell>
          <table:table-cell office:value-type="float" office:value="5842722.71079353" calcext:value-type="float">
            <text:p>5842722.71079353</text:p>
          </table:table-cell>
          <table:table-cell table:formula="of:=[.C2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159292172" calcext:value-type="float">
            <text:p>613510.159292172</text:p>
          </table:table-cell>
          <table:table-cell office:value-type="float" office:value="5842722.59641624" calcext:value-type="float">
            <text:p>5842722.59641624</text:p>
          </table:table-cell>
          <table:table-cell table:formula="of:=[.C2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025959008" calcext:value-type="float">
            <text:p>613510.025959008</text:p>
          </table:table-cell>
          <table:table-cell office:value-type="float" office:value="5842722.51911356" calcext:value-type="float">
            <text:p>5842722.51911356</text:p>
          </table:table-cell>
          <table:table-cell table:formula="of:=[.C2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882236085" calcext:value-type="float">
            <text:p>613509.882236085</text:p>
          </table:table-cell>
          <table:table-cell office:value-type="float" office:value="5842722.40447349" calcext:value-type="float">
            <text:p>5842722.40447349</text:p>
          </table:table-cell>
          <table:table-cell table:formula="of:=[.C2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761889502" calcext:value-type="float">
            <text:p>613509.761889502</text:p>
          </table:table-cell>
          <table:table-cell office:value-type="float" office:value="5842722.2532844" calcext:value-type="float">
            <text:p>5842722.2532844</text:p>
          </table:table-cell>
          <table:table-cell table:formula="of:=[.C2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629854739" calcext:value-type="float">
            <text:p>613509.629854739</text:p>
          </table:table-cell>
          <table:table-cell office:value-type="float" office:value="5842722.12036982" calcext:value-type="float">
            <text:p>5842722.12036982</text:p>
          </table:table-cell>
          <table:table-cell table:formula="of:=[.C2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475309233" calcext:value-type="float">
            <text:p>613509.475309233</text:p>
          </table:table-cell>
          <table:table-cell office:value-type="float" office:value="5842721.98692968" calcext:value-type="float">
            <text:p>5842721.98692968</text:p>
          </table:table-cell>
          <table:table-cell table:formula="of:=[.C2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309941155" calcext:value-type="float">
            <text:p>613509.309941155</text:p>
          </table:table-cell>
          <table:table-cell office:value-type="float" office:value="5842721.83468945" calcext:value-type="float">
            <text:p>5842721.83468945</text:p>
          </table:table-cell>
          <table:table-cell table:formula="of:=[.C2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143707459" calcext:value-type="float">
            <text:p>613509.143707459</text:p>
          </table:table-cell>
          <table:table-cell office:value-type="float" office:value="5842721.71952382" calcext:value-type="float">
            <text:p>5842721.71952382</text:p>
          </table:table-cell>
          <table:table-cell table:formula="of:=[.C2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978772165" calcext:value-type="float">
            <text:p>613508.978772165</text:p>
          </table:table-cell>
          <table:table-cell office:value-type="float" office:value="5842721.5487463" calcext:value-type="float">
            <text:p>5842721.5487463</text:p>
          </table:table-cell>
          <table:table-cell table:formula="of:=[.C2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813404056" calcext:value-type="float">
            <text:p>613508.813404056</text:p>
          </table:table-cell>
          <table:table-cell office:value-type="float" office:value="5842721.39650609" calcext:value-type="float">
            <text:p>5842721.39650609</text:p>
          </table:table-cell>
          <table:table-cell table:formula="of:=[.C2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625958001" calcext:value-type="float">
            <text:p>613508.625958001</text:p>
          </table:table-cell>
          <table:table-cell office:value-type="float" office:value="5842721.225203" calcext:value-type="float">
            <text:p>5842721.225203</text:p>
          </table:table-cell>
          <table:table-cell table:formula="of:=[.C2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425958159" calcext:value-type="float">
            <text:p>613508.425958159</text:p>
          </table:table-cell>
          <table:table-cell office:value-type="float" office:value="5842721.10924905" calcext:value-type="float">
            <text:p>5842721.10924905</text:p>
          </table:table-cell>
          <table:table-cell table:formula="of:=[.C2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226391109" calcext:value-type="float">
            <text:p>613508.226391109</text:p>
          </table:table-cell>
          <table:table-cell office:value-type="float" office:value="5842720.9747578" calcext:value-type="float">
            <text:p>5842720.9747578</text:p>
          </table:table-cell>
          <table:table-cell table:formula="of:=[.C2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038945016" calcext:value-type="float">
            <text:p>613508.038945016</text:p>
          </table:table-cell>
          <table:table-cell office:value-type="float" office:value="5842720.80345474" calcext:value-type="float">
            <text:p>5842720.80345474</text:p>
          </table:table-cell>
          <table:table-cell table:formula="of:=[.C2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861888684" calcext:value-type="float">
            <text:p>613507.861888684</text:p>
          </table:table-cell>
          <table:table-cell office:value-type="float" office:value="5842720.66948907" calcext:value-type="float">
            <text:p>5842720.66948907</text:p>
          </table:table-cell>
          <table:table-cell table:formula="of:=[.C2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663187195" calcext:value-type="float">
            <text:p>613507.663187195</text:p>
          </table:table-cell>
          <table:table-cell office:value-type="float" office:value="5842720.49792325" calcext:value-type="float">
            <text:p>5842720.49792325</text:p>
          </table:table-cell>
          <table:table-cell table:formula="of:=[.C2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47487547" calcext:value-type="float">
            <text:p>613507.47487547</text:p>
          </table:table-cell>
          <table:table-cell office:value-type="float" office:value="5842720.36369481" calcext:value-type="float">
            <text:p>5842720.36369481</text:p>
          </table:table-cell>
          <table:table-cell table:formula="of:=[.C2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264052991" calcext:value-type="float">
            <text:p>613507.264052991</text:p>
          </table:table-cell>
          <table:table-cell office:value-type="float" office:value="5842720.22894082" calcext:value-type="float">
            <text:p>5842720.22894082</text:p>
          </table:table-cell>
          <table:table-cell table:formula="of:=[.C2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04284072" calcext:value-type="float">
            <text:p>613507.04284072</text:p>
          </table:table-cell>
          <table:table-cell office:value-type="float" office:value="5842720.05684945" calcext:value-type="float">
            <text:p>5842720.05684945</text:p>
          </table:table-cell>
          <table:table-cell table:formula="of:=[.C2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843273589" calcext:value-type="float">
            <text:p>613506.843273589</text:p>
          </table:table-cell>
          <table:table-cell office:value-type="float" office:value="5842719.92235826" calcext:value-type="float">
            <text:p>5842719.92235826</text:p>
          </table:table-cell>
          <table:table-cell table:formula="of:=[.C2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643706446" calcext:value-type="float">
            <text:p>613506.643706446</text:p>
          </table:table-cell>
          <table:table-cell office:value-type="float" office:value="5842719.78786708" calcext:value-type="float">
            <text:p>5842719.78786708</text:p>
          </table:table-cell>
          <table:table-cell table:formula="of:=[.C2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4437065" calcext:value-type="float">
            <text:p>613506.4437065</text:p>
          </table:table-cell>
          <table:table-cell office:value-type="float" office:value="5842719.67191321" calcext:value-type="float">
            <text:p>5842719.67191321</text:p>
          </table:table-cell>
          <table:table-cell table:formula="of:=[.C2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243273752" calcext:value-type="float">
            <text:p>613506.243273752</text:p>
          </table:table-cell>
          <table:table-cell office:value-type="float" office:value="5842719.57449665" calcext:value-type="float">
            <text:p>5842719.57449665</text:p>
          </table:table-cell>
          <table:table-cell table:formula="of:=[.C2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043706578" calcext:value-type="float">
            <text:p>613506.043706578</text:p>
          </table:table-cell>
          <table:table-cell office:value-type="float" office:value="5842719.44000549" calcext:value-type="float">
            <text:p>5842719.44000549</text:p>
          </table:table-cell>
          <table:table-cell table:formula="of:=[.C2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861023861" calcext:value-type="float">
            <text:p>613505.861023861</text:p>
          </table:table-cell>
          <table:table-cell office:value-type="float" office:value="5842719.54702482" calcext:value-type="float">
            <text:p>5842719.54702482</text:p>
          </table:table-cell>
          <table:table-cell table:formula="of:=[.C2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656695986" calcext:value-type="float">
            <text:p>613505.656695986</text:p>
          </table:table-cell>
          <table:table-cell office:value-type="float" office:value="5842719.61644401" calcext:value-type="float">
            <text:p>5842719.61644401</text:p>
          </table:table-cell>
          <table:table-cell table:formula="of:=[.C2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4631907" calcext:value-type="float">
            <text:p>613505.4631907</text:p>
          </table:table-cell>
          <table:table-cell office:value-type="float" office:value="5842719.70466328" calcext:value-type="float">
            <text:p>5842719.70466328</text:p>
          </table:table-cell>
          <table:table-cell table:formula="of:=[.C2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259728415" calcext:value-type="float">
            <text:p>613505.259728415</text:p>
          </table:table-cell>
          <table:table-cell office:value-type="float" office:value="5842719.73700787" calcext:value-type="float">
            <text:p>5842719.73700787</text:p>
          </table:table-cell>
          <table:table-cell table:formula="of:=[.C2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044145185" calcext:value-type="float">
            <text:p>613505.044145185</text:p>
          </table:table-cell>
          <table:table-cell office:value-type="float" office:value="5842719.8061643" calcext:value-type="float">
            <text:p>5842719.8061643</text:p>
          </table:table-cell>
          <table:table-cell table:formula="of:=[.C2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829427535" calcext:value-type="float">
            <text:p>613504.829427535</text:p>
          </table:table-cell>
          <table:table-cell office:value-type="float" office:value="5842719.83824614" calcext:value-type="float">
            <text:p>5842719.83824614</text:p>
          </table:table-cell>
          <table:table-cell table:formula="of:=[.C2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625532474" calcext:value-type="float">
            <text:p>613504.625532474</text:p>
          </table:table-cell>
          <table:table-cell office:value-type="float" office:value="5842719.88912806" calcext:value-type="float">
            <text:p>5842719.88912806</text:p>
          </table:table-cell>
          <table:table-cell table:formula="of:=[.C2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422070204" calcext:value-type="float">
            <text:p>613504.422070204</text:p>
          </table:table-cell>
          <table:table-cell office:value-type="float" office:value="5842719.92147269" calcext:value-type="float">
            <text:p>5842719.92147269</text:p>
          </table:table-cell>
          <table:table-cell table:formula="of:=[.C2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207352564" calcext:value-type="float">
            <text:p>613504.207352564</text:p>
          </table:table-cell>
          <table:table-cell office:value-type="float" office:value="5842719.95355455" calcext:value-type="float">
            <text:p>5842719.95355455</text:p>
          </table:table-cell>
          <table:table-cell table:formula="of:=[.C2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98311069" calcext:value-type="float">
            <text:p>613503.98311069</text:p>
          </table:table-cell>
          <table:table-cell office:value-type="float" office:value="5842719.91122444" calcext:value-type="float">
            <text:p>5842719.91122444</text:p>
          </table:table-cell>
          <table:table-cell table:formula="of:=[.C2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780081209" calcext:value-type="float">
            <text:p>613503.780081209</text:p>
          </table:table-cell>
          <table:table-cell office:value-type="float" office:value="5842719.92503179" calcext:value-type="float">
            <text:p>5842719.92503179</text:p>
          </table:table-cell>
          <table:table-cell table:formula="of:=[.C2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543285612" calcext:value-type="float">
            <text:p>613503.543285612</text:p>
          </table:table-cell>
          <table:table-cell office:value-type="float" office:value="5842719.93805084" calcext:value-type="float">
            <text:p>5842719.93805084</text:p>
          </table:table-cell>
          <table:table-cell table:formula="of:=[.C2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31774539" calcext:value-type="float">
            <text:p>613503.31774539</text:p>
          </table:table-cell>
          <table:table-cell office:value-type="float" office:value="5842719.95133266" calcext:value-type="float">
            <text:p>5842719.95133266</text:p>
          </table:table-cell>
          <table:table-cell table:formula="of:=[.C2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080084236" calcext:value-type="float">
            <text:p>613503.080084236</text:p>
          </table:table-cell>
          <table:table-cell office:value-type="float" office:value="5842720.00142633" calcext:value-type="float">
            <text:p>5842720.00142633</text:p>
          </table:table-cell>
          <table:table-cell table:formula="of:=[.C2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842423088" calcext:value-type="float">
            <text:p>613502.842423088</text:p>
          </table:table-cell>
          <table:table-cell office:value-type="float" office:value="5842720.05152" calcext:value-type="float">
            <text:p>5842720.05152</text:p>
          </table:table-cell>
          <table:table-cell table:formula="of:=[.C2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605194724" calcext:value-type="float">
            <text:p>613502.605194724</text:p>
          </table:table-cell>
          <table:table-cell office:value-type="float" office:value="5842720.08307639" calcext:value-type="float">
            <text:p>5842720.08307639</text:p>
          </table:table-cell>
          <table:table-cell table:formula="of:=[.C2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368831918" calcext:value-type="float">
            <text:p>613502.368831918</text:p>
          </table:table-cell>
          <table:table-cell office:value-type="float" office:value="5842720.07755819" calcext:value-type="float">
            <text:p>5842720.07755819</text:p>
          </table:table-cell>
          <table:table-cell table:formula="of:=[.C2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131170782" calcext:value-type="float">
            <text:p>613502.131170782</text:p>
          </table:table-cell>
          <table:table-cell office:value-type="float" office:value="5842720.1276519" calcext:value-type="float">
            <text:p>5842720.1276519</text:p>
          </table:table-cell>
          <table:table-cell table:formula="of:=[.C2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882687056" calcext:value-type="float">
            <text:p>613501.882687056</text:p>
          </table:table-cell>
          <table:table-cell office:value-type="float" office:value="5842720.15894555" calcext:value-type="float">
            <text:p>5842720.15894555</text:p>
          </table:table-cell>
          <table:table-cell table:formula="of:=[.C2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645458705" calcext:value-type="float">
            <text:p>613501.645458705</text:p>
          </table:table-cell>
          <table:table-cell office:value-type="float" office:value="5842720.19050199" calcext:value-type="float">
            <text:p>5842720.19050199</text:p>
          </table:table-cell>
          <table:table-cell table:formula="of:=[.C2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39740776" calcext:value-type="float">
            <text:p>613501.39740776</text:p>
          </table:table-cell>
          <table:table-cell office:value-type="float" office:value="5842720.20325836" calcext:value-type="float">
            <text:p>5842720.20325836</text:p>
          </table:table-cell>
          <table:table-cell table:formula="of:=[.C2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149356816" calcext:value-type="float">
            <text:p>613501.149356816</text:p>
          </table:table-cell>
          <table:table-cell office:value-type="float" office:value="5842720.21601475" calcext:value-type="float">
            <text:p>5842720.21601475</text:p>
          </table:table-cell>
          <table:table-cell table:formula="of:=[.C2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901305874" calcext:value-type="float">
            <text:p>613500.901305874</text:p>
          </table:table-cell>
          <table:table-cell office:value-type="float" office:value="5842720.22877115" calcext:value-type="float">
            <text:p>5842720.22877115</text:p>
          </table:table-cell>
          <table:table-cell table:formula="of:=[.C2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653254935" calcext:value-type="float">
            <text:p>613500.653254935</text:p>
          </table:table-cell>
          <table:table-cell office:value-type="float" office:value="5842720.24152756" calcext:value-type="float">
            <text:p>5842720.24152756</text:p>
          </table:table-cell>
          <table:table-cell table:formula="of:=[.C2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371437883" calcext:value-type="float">
            <text:p>613500.371437883</text:p>
          </table:table-cell>
          <table:table-cell office:value-type="float" office:value="5842720.25349568" calcext:value-type="float">
            <text:p>5842720.25349568</text:p>
          </table:table-cell>
          <table:table-cell table:formula="of:=[.C2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112997114" calcext:value-type="float">
            <text:p>613500.112997114</text:p>
          </table:table-cell>
          <table:table-cell office:value-type="float" office:value="5842720.22891475" calcext:value-type="float">
            <text:p>5842720.22891475</text:p>
          </table:table-cell>
          <table:table-cell table:formula="of:=[.C2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853690806" calcext:value-type="float">
            <text:p>613499.853690806</text:p>
          </table:table-cell>
          <table:table-cell office:value-type="float" office:value="5842720.24140844" calcext:value-type="float">
            <text:p>5842720.24140844</text:p>
          </table:table-cell>
          <table:table-cell table:formula="of:=[.C2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606072639" calcext:value-type="float">
            <text:p>613499.606072639</text:p>
          </table:table-cell>
          <table:table-cell office:value-type="float" office:value="5842720.2356276" calcext:value-type="float">
            <text:p>5842720.2356276</text:p>
          </table:table-cell>
          <table:table-cell table:formula="of:=[.C2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346766334" calcext:value-type="float">
            <text:p>613499.346766334</text:p>
          </table:table-cell>
          <table:table-cell office:value-type="float" office:value="5842720.24812131" calcext:value-type="float">
            <text:p>5842720.24812131</text:p>
          </table:table-cell>
          <table:table-cell table:formula="of:=[.C2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075771894" calcext:value-type="float">
            <text:p>613499.075771894</text:p>
          </table:table-cell>
          <table:table-cell office:value-type="float" office:value="5842720.27888958" calcext:value-type="float">
            <text:p>5842720.27888958</text:p>
          </table:table-cell>
          <table:table-cell table:formula="of:=[.C2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827720965" calcext:value-type="float">
            <text:p>613498.827720965</text:p>
          </table:table-cell>
          <table:table-cell office:value-type="float" office:value="5842720.29164609" calcext:value-type="float">
            <text:p>5842720.29164609</text:p>
          </table:table-cell>
          <table:table-cell table:formula="of:=[.C2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556726533" calcext:value-type="float">
            <text:p>613498.556726533</text:p>
          </table:table-cell>
          <table:table-cell office:value-type="float" office:value="5842720.32241438" calcext:value-type="float">
            <text:p>5842720.32241438</text:p>
          </table:table-cell>
          <table:table-cell table:formula="of:=[.C2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308675608" calcext:value-type="float">
            <text:p>613498.308675608</text:p>
          </table:table-cell>
          <table:table-cell office:value-type="float" office:value="5842720.33517091" calcext:value-type="float">
            <text:p>5842720.33517091</text:p>
          </table:table-cell>
          <table:table-cell table:formula="of:=[.C2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059759163" calcext:value-type="float">
            <text:p>613498.059759163</text:p>
          </table:table-cell>
          <table:table-cell office:value-type="float" office:value="5842720.38500206" calcext:value-type="float">
            <text:p>5842720.38500206</text:p>
          </table:table-cell>
          <table:table-cell table:formula="of:=[.C2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776643851" calcext:value-type="float">
            <text:p>613497.776643851</text:p>
          </table:table-cell>
          <table:table-cell office:value-type="float" office:value="5842720.45258224" calcext:value-type="float">
            <text:p>5842720.45258224</text:p>
          </table:table-cell>
          <table:table-cell table:formula="of:=[.C2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505216677" calcext:value-type="float">
            <text:p>613497.505216677</text:p>
          </table:table-cell>
          <table:table-cell office:value-type="float" office:value="5842720.5018879" calcext:value-type="float">
            <text:p>5842720.5018879</text:p>
          </table:table-cell>
          <table:table-cell table:formula="of:=[.C2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234222267" calcext:value-type="float">
            <text:p>613497.234222267</text:p>
          </table:table-cell>
          <table:table-cell office:value-type="float" office:value="5842720.53265627" calcext:value-type="float">
            <text:p>5842720.53265627</text:p>
          </table:table-cell>
          <table:table-cell table:formula="of:=[.C2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951539733" calcext:value-type="float">
            <text:p>613496.951539733</text:p>
          </table:table-cell>
          <table:table-cell office:value-type="float" office:value="5842720.5816992" calcext:value-type="float">
            <text:p>5842720.5816992</text:p>
          </table:table-cell>
          <table:table-cell table:formula="of:=[.C2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690935191" calcext:value-type="float">
            <text:p>613496.690935191</text:p>
          </table:table-cell>
          <table:table-cell office:value-type="float" office:value="5842720.64980496" calcext:value-type="float">
            <text:p>5842720.64980496</text:p>
          </table:table-cell>
          <table:table-cell table:formula="of:=[.C2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41864253" calcext:value-type="float">
            <text:p>613496.41864253</text:p>
          </table:table-cell>
          <table:table-cell office:value-type="float" office:value="5842720.73618528" calcext:value-type="float">
            <text:p>5842720.73618528</text:p>
          </table:table-cell>
          <table:table-cell table:formula="of:=[.C2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135960019" calcext:value-type="float">
            <text:p>613496.135960019</text:p>
          </table:table-cell>
          <table:table-cell office:value-type="float" office:value="5842720.78522825" calcext:value-type="float">
            <text:p>5842720.78522825</text:p>
          </table:table-cell>
          <table:table-cell table:formula="of:=[.C2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853277513" calcext:value-type="float">
            <text:p>613495.853277513</text:p>
          </table:table-cell>
          <table:table-cell office:value-type="float" office:value="5842720.83427125" calcext:value-type="float">
            <text:p>5842720.83427125</text:p>
          </table:table-cell>
          <table:table-cell table:formula="of:=[.C2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581850384" calcext:value-type="float">
            <text:p>613495.581850384</text:p>
          </table:table-cell>
          <table:table-cell office:value-type="float" office:value="5842720.88357701" calcext:value-type="float">
            <text:p>5842720.88357701</text:p>
          </table:table-cell>
          <table:table-cell table:formula="of:=[.C2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321245879" calcext:value-type="float">
            <text:p>613495.321245879</text:p>
          </table:table-cell>
          <table:table-cell office:value-type="float" office:value="5842720.95168284" calcext:value-type="float">
            <text:p>5842720.95168284</text:p>
          </table:table-cell>
          <table:table-cell table:formula="of:=[.C2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059775882" calcext:value-type="float">
            <text:p>613495.059775882</text:p>
          </table:table-cell>
          <table:table-cell office:value-type="float" office:value="5842721.0568633" calcext:value-type="float">
            <text:p>5842721.0568633</text:p>
          </table:table-cell>
          <table:table-cell table:formula="of:=[.C2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820816634" calcext:value-type="float">
            <text:p>613494.820816634</text:p>
          </table:table-cell>
          <table:table-cell office:value-type="float" office:value="5842721.16256927" calcext:value-type="float">
            <text:p>5842721.16256927</text:p>
          </table:table-cell>
          <table:table-cell table:formula="of:=[.C2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571467525" calcext:value-type="float">
            <text:p>613494.571467525</text:p>
          </table:table-cell>
          <table:table-cell office:value-type="float" office:value="5842721.2309379" calcext:value-type="float">
            <text:p>5842721.2309379</text:p>
          </table:table-cell>
          <table:table-cell table:formula="of:=[.C2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321685676" calcext:value-type="float">
            <text:p>613494.321685676</text:p>
          </table:table-cell>
          <table:table-cell office:value-type="float" office:value="5842721.31784385" calcext:value-type="float">
            <text:p>5842721.31784385</text:p>
          </table:table-cell>
          <table:table-cell table:formula="of:=[.C2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071903836" calcext:value-type="float">
            <text:p>613494.071903836</text:p>
          </table:table-cell>
          <table:table-cell office:value-type="float" office:value="5842721.4047498" calcext:value-type="float">
            <text:p>5842721.4047498</text:p>
          </table:table-cell>
          <table:table-cell table:formula="of:=[.C2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821256516" calcext:value-type="float">
            <text:p>613493.821256516</text:p>
          </table:table-cell>
          <table:table-cell office:value-type="float" office:value="5842721.52873038" calcext:value-type="float">
            <text:p>5842721.52873038</text:p>
          </table:table-cell>
          <table:table-cell table:formula="of:=[.C2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571041952" calcext:value-type="float">
            <text:p>613493.571041952</text:p>
          </table:table-cell>
          <table:table-cell office:value-type="float" office:value="5842721.63417367" calcext:value-type="float">
            <text:p>5842721.63417367</text:p>
          </table:table-cell>
          <table:table-cell table:formula="of:=[.C2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309572032" calcext:value-type="float">
            <text:p>613493.309572032</text:p>
          </table:table-cell>
          <table:table-cell office:value-type="float" office:value="5842721.73935421" calcext:value-type="float">
            <text:p>5842721.73935421</text:p>
          </table:table-cell>
          <table:table-cell table:formula="of:=[.C2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059357491" calcext:value-type="float">
            <text:p>613493.059357491</text:p>
          </table:table-cell>
          <table:table-cell office:value-type="float" office:value="5842721.84479753" calcext:value-type="float">
            <text:p>5842721.84479753</text:p>
          </table:table-cell>
          <table:table-cell table:formula="of:=[.C2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797887594" calcext:value-type="float">
            <text:p>613492.797887594</text:p>
          </table:table-cell>
          <table:table-cell office:value-type="float" office:value="5842721.9499781" calcext:value-type="float">
            <text:p>5842721.9499781</text:p>
          </table:table-cell>
          <table:table-cell table:formula="of:=[.C3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547673076" calcext:value-type="float">
            <text:p>613492.547673076</text:p>
          </table:table-cell>
          <table:table-cell office:value-type="float" office:value="5842722.05542144" calcext:value-type="float">
            <text:p>5842722.05542144</text:p>
          </table:table-cell>
          <table:table-cell table:formula="of:=[.C3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308281196" calcext:value-type="float">
            <text:p>613492.308281196</text:p>
          </table:table-cell>
          <table:table-cell office:value-type="float" office:value="5842722.17966484" calcext:value-type="float">
            <text:p>5842722.17966484</text:p>
          </table:table-cell>
          <table:table-cell table:formula="of:=[.C3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057201223" calcext:value-type="float">
            <text:p>613492.057201223</text:p>
          </table:table-cell>
          <table:table-cell office:value-type="float" office:value="5842722.32218281" calcext:value-type="float">
            <text:p>5842722.32218281</text:p>
          </table:table-cell>
          <table:table-cell table:formula="of:=[.C3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806554003" calcext:value-type="float">
            <text:p>613491.806554003</text:p>
          </table:table-cell>
          <table:table-cell office:value-type="float" office:value="5842722.44616348" calcext:value-type="float">
            <text:p>5842722.44616348</text:p>
          </table:table-cell>
          <table:table-cell table:formula="of:=[.C3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567594899" calcext:value-type="float">
            <text:p>613491.567594899</text:p>
          </table:table-cell>
          <table:table-cell office:value-type="float" office:value="5842722.55186962" calcext:value-type="float">
            <text:p>5842722.55186962</text:p>
          </table:table-cell>
          <table:table-cell table:formula="of:=[.C3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317813176" calcext:value-type="float">
            <text:p>613491.317813176</text:p>
          </table:table-cell>
          <table:table-cell office:value-type="float" office:value="5842722.63877572" calcext:value-type="float">
            <text:p>5842722.63877572</text:p>
          </table:table-cell>
          <table:table-cell table:formula="of:=[.C3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067598727" calcext:value-type="float">
            <text:p>613491.067598727</text:p>
          </table:table-cell>
          <table:table-cell office:value-type="float" office:value="5842722.74421913" calcext:value-type="float">
            <text:p>5842722.74421913</text:p>
          </table:table-cell>
          <table:table-cell table:formula="of:=[.C3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82820692" calcext:value-type="float">
            <text:p>613490.82820692</text:p>
          </table:table-cell>
          <table:table-cell office:value-type="float" office:value="5842722.8684626" calcext:value-type="float">
            <text:p>5842722.8684626</text:p>
          </table:table-cell>
          <table:table-cell table:formula="of:=[.C3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577559761" calcext:value-type="float">
            <text:p>613490.577559761</text:p>
          </table:table-cell>
          <table:table-cell office:value-type="float" office:value="5842722.99244334" calcext:value-type="float">
            <text:p>5842722.99244334</text:p>
          </table:table-cell>
          <table:table-cell table:formula="of:=[.C3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338167979" calcext:value-type="float">
            <text:p>613490.338167979</text:p>
          </table:table-cell>
          <table:table-cell office:value-type="float" office:value="5842723.11668684" calcext:value-type="float">
            <text:p>5842723.11668684</text:p>
          </table:table-cell>
          <table:table-cell table:formula="of:=[.C3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109598842" calcext:value-type="float">
            <text:p>613490.109598842</text:p>
          </table:table-cell>
          <table:table-cell office:value-type="float" office:value="5842723.2597304" calcext:value-type="float">
            <text:p>5842723.2597304</text:p>
          </table:table-cell>
          <table:table-cell table:formula="of:=[.C3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881029719" calcext:value-type="float">
            <text:p>613489.881029719</text:p>
          </table:table-cell>
          <table:table-cell office:value-type="float" office:value="5842723.40277396" calcext:value-type="float">
            <text:p>5842723.40277396</text:p>
          </table:table-cell>
          <table:table-cell table:formula="of:=[.C3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663715973" calcext:value-type="float">
            <text:p>613489.663715973</text:p>
          </table:table-cell>
          <table:table-cell office:value-type="float" office:value="5842723.54608028" calcext:value-type="float">
            <text:p>5842723.54608028</text:p>
          </table:table-cell>
          <table:table-cell table:formula="of:=[.C3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423891514" calcext:value-type="float">
            <text:p>613489.423891514</text:p>
          </table:table-cell>
          <table:table-cell office:value-type="float" office:value="5842723.68886112" calcext:value-type="float">
            <text:p>5842723.68886112</text:p>
          </table:table-cell>
          <table:table-cell table:formula="of:=[.C3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195322432" calcext:value-type="float">
            <text:p>613489.195322432</text:p>
          </table:table-cell>
          <table:table-cell office:value-type="float" office:value="5842723.83190472" calcext:value-type="float">
            <text:p>5842723.83190472</text:p>
          </table:table-cell>
          <table:table-cell table:formula="of:=[.C3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978008725" calcext:value-type="float">
            <text:p>613488.978008725</text:p>
          </table:table-cell>
          <table:table-cell office:value-type="float" office:value="5842723.97521107" calcext:value-type="float">
            <text:p>5842723.97521107</text:p>
          </table:table-cell>
          <table:table-cell table:formula="of:=[.C3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749872396" calcext:value-type="float">
            <text:p>613488.749872396</text:p>
          </table:table-cell>
          <table:table-cell office:value-type="float" office:value="5842724.09971738" calcext:value-type="float">
            <text:p>5842724.09971738</text:p>
          </table:table-cell>
          <table:table-cell table:formula="of:=[.C3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532558715" calcext:value-type="float">
            <text:p>613488.532558715</text:p>
          </table:table-cell>
          <table:table-cell office:value-type="float" office:value="5842724.24302375" calcext:value-type="float">
            <text:p>5842724.24302375</text:p>
          </table:table-cell>
          <table:table-cell table:formula="of:=[.C3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315677771" calcext:value-type="float">
            <text:p>613488.315677771</text:p>
          </table:table-cell>
          <table:table-cell office:value-type="float" office:value="5842724.36779283" calcext:value-type="float">
            <text:p>5842724.36779283</text:p>
          </table:table-cell>
          <table:table-cell table:formula="of:=[.C3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087108754" calcext:value-type="float">
            <text:p>613488.087108754</text:p>
          </table:table-cell>
          <table:table-cell office:value-type="float" office:value="5842724.51083648" calcext:value-type="float">
            <text:p>5842724.51083648</text:p>
          </table:table-cell>
          <table:table-cell table:formula="of:=[.C3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858972474" calcext:value-type="float">
            <text:p>613487.858972474</text:p>
          </table:table-cell>
          <table:table-cell office:value-type="float" office:value="5842724.63534283" calcext:value-type="float">
            <text:p>5842724.63534283</text:p>
          </table:table-cell>
          <table:table-cell table:formula="of:=[.C3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642091565" calcext:value-type="float">
            <text:p>613487.642091565</text:p>
          </table:table-cell>
          <table:table-cell office:value-type="float" office:value="5842724.76011193" calcext:value-type="float">
            <text:p>5842724.76011193</text:p>
          </table:table-cell>
          <table:table-cell table:formula="of:=[.C3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413522587" calcext:value-type="float">
            <text:p>613487.413522587</text:p>
          </table:table-cell>
          <table:table-cell office:value-type="float" office:value="5842724.90315562" calcext:value-type="float">
            <text:p>5842724.90315562</text:p>
          </table:table-cell>
          <table:table-cell table:formula="of:=[.C3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96641702" calcext:value-type="float">
            <text:p>613487.196641702</text:p>
          </table:table-cell>
          <table:table-cell office:value-type="float" office:value="5842725.02792474" calcext:value-type="float">
            <text:p>5842725.02792474</text:p>
          </table:table-cell>
          <table:table-cell table:formula="of:=[.C3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5681739" calcext:value-type="float">
            <text:p>613486.95681739</text:p>
          </table:table-cell>
          <table:table-cell office:value-type="float" office:value="5842725.1707057" calcext:value-type="float">
            <text:p>5842725.1707057</text:p>
          </table:table-cell>
          <table:table-cell table:formula="of:=[.C3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16560374" calcext:value-type="float">
            <text:p>613486.716560374</text:p>
          </table:table-cell>
          <table:table-cell office:value-type="float" office:value="5842725.33202398" calcext:value-type="float">
            <text:p>5842725.33202398</text:p>
          </table:table-cell>
          <table:table-cell table:formula="of:=[.C3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88424168" calcext:value-type="float">
            <text:p>613486.488424168</text:p>
          </table:table-cell>
          <table:table-cell office:value-type="float" office:value="5842725.4565304" calcext:value-type="float">
            <text:p>5842725.4565304</text:p>
          </table:table-cell>
          <table:table-cell table:formula="of:=[.C3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25942254" calcext:value-type="float">
            <text:p>613486.25942254</text:p>
          </table:table-cell>
          <table:table-cell office:value-type="float" office:value="5842725.61811144" calcext:value-type="float">
            <text:p>5842725.61811144</text:p>
          </table:table-cell>
          <table:table-cell table:formula="of:=[.C3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042109001" calcext:value-type="float">
            <text:p>613486.042109001</text:p>
          </table:table-cell>
          <table:table-cell office:value-type="float" office:value="5842725.76141792" calcext:value-type="float">
            <text:p>5842725.76141792</text:p>
          </table:table-cell>
          <table:table-cell table:formula="of:=[.C3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813540118" calcext:value-type="float">
            <text:p>613485.813540118</text:p>
          </table:table-cell>
          <table:table-cell office:value-type="float" office:value="5842725.90446167" calcext:value-type="float">
            <text:p>5842725.90446167</text:p>
          </table:table-cell>
          <table:table-cell table:formula="of:=[.C3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584538534" calcext:value-type="float">
            <text:p>613485.584538534</text:p>
          </table:table-cell>
          <table:table-cell office:value-type="float" office:value="5842726.06604274" calcext:value-type="float">
            <text:p>5842726.06604274</text:p>
          </table:table-cell>
          <table:table-cell table:formula="of:=[.C3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378480392" calcext:value-type="float">
            <text:p>613485.378480392</text:p>
          </table:table-cell>
          <table:table-cell office:value-type="float" office:value="5842726.20961198" calcext:value-type="float">
            <text:p>5842726.20961198</text:p>
          </table:table-cell>
          <table:table-cell table:formula="of:=[.C3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83244906" calcext:value-type="float">
            <text:p>613485.183244906</text:p>
          </table:table-cell>
          <table:table-cell office:value-type="float" office:value="5842726.37198126" calcext:value-type="float">
            <text:p>5842726.37198126</text:p>
          </table:table-cell>
          <table:table-cell table:formula="of:=[.C3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65931434" calcext:value-type="float">
            <text:p>613484.965931434</text:p>
          </table:table-cell>
          <table:table-cell office:value-type="float" office:value="5842726.51528778" calcext:value-type="float">
            <text:p>5842726.51528778</text:p>
          </table:table-cell>
          <table:table-cell table:formula="of:=[.C3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48185262" calcext:value-type="float">
            <text:p>613484.748185262</text:p>
          </table:table-cell>
          <table:table-cell office:value-type="float" office:value="5842726.67713162" calcext:value-type="float">
            <text:p>5842726.67713162</text:p>
          </table:table-cell>
          <table:table-cell table:formula="of:=[.C3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1918375" calcext:value-type="float">
            <text:p>613484.51918375</text:p>
          </table:table-cell>
          <table:table-cell office:value-type="float" office:value="5842726.83871274" calcext:value-type="float">
            <text:p>5842726.83871274</text:p>
          </table:table-cell>
          <table:table-cell table:formula="of:=[.C3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22438096" calcext:value-type="float">
            <text:p>613484.22438096</text:p>
          </table:table-cell>
          <table:table-cell office:value-type="float" office:value="5842726.92456827" calcext:value-type="float">
            <text:p>5842726.92456827</text:p>
          </table:table-cell>
          <table:table-cell table:formula="of:=[.C3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73734184" calcext:value-type="float">
            <text:p>613483.973734184</text:p>
          </table:table-cell>
          <table:table-cell office:value-type="float" office:value="5842727.04854935" calcext:value-type="float">
            <text:p>5842727.04854935</text:p>
          </table:table-cell>
          <table:table-cell table:formula="of:=[.C3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11832067" calcext:value-type="float">
            <text:p>613483.711832067</text:p>
          </table:table-cell>
          <table:table-cell office:value-type="float" office:value="5842727.17226771" calcext:value-type="float">
            <text:p>5842727.17226771</text:p>
          </table:table-cell>
          <table:table-cell table:formula="of:=[.C3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472007965" calcext:value-type="float">
            <text:p>613483.472007965</text:p>
          </table:table-cell>
          <table:table-cell office:value-type="float" office:value="5842727.31504885" calcext:value-type="float">
            <text:p>5842727.31504885</text:p>
          </table:table-cell>
          <table:table-cell table:formula="of:=[.C3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09240465" calcext:value-type="float">
            <text:p>613483.209240465</text:p>
          </table:table-cell>
          <table:table-cell office:value-type="float" office:value="5842727.47584184" calcext:value-type="float">
            <text:p>5842727.47584184</text:p>
          </table:table-cell>
          <table:table-cell table:formula="of:=[.C3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23962274" calcext:value-type="float">
            <text:p>613482.923962274</text:p>
          </table:table-cell>
          <table:table-cell office:value-type="float" office:value="5842727.6361094" calcext:value-type="float">
            <text:p>5842727.6361094</text:p>
          </table:table-cell>
          <table:table-cell table:formula="of:=[.C3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672450162" calcext:value-type="float">
            <text:p>613482.672450162</text:p>
          </table:table-cell>
          <table:table-cell office:value-type="float" office:value="5842727.79716515" calcext:value-type="float">
            <text:p>5842727.79716515</text:p>
          </table:table-cell>
          <table:table-cell table:formula="of:=[.C3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420072662" calcext:value-type="float">
            <text:p>613482.420072662</text:p>
          </table:table-cell>
          <table:table-cell office:value-type="float" office:value="5842727.99529551" calcext:value-type="float">
            <text:p>5842727.99529551</text:p>
          </table:table-cell>
          <table:table-cell table:formula="of:=[.C3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156872531" calcext:value-type="float">
            <text:p>613482.156872531</text:p>
          </table:table-cell>
          <table:table-cell office:value-type="float" office:value="5842728.17462587" calcext:value-type="float">
            <text:p>5842728.17462587</text:p>
          </table:table-cell>
          <table:table-cell table:formula="of:=[.C3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882417068" calcext:value-type="float">
            <text:p>613481.882417068</text:p>
          </table:table-cell>
          <table:table-cell office:value-type="float" office:value="5842728.35369351" calcext:value-type="float">
            <text:p>5842728.35369351</text:p>
          </table:table-cell>
          <table:table-cell table:formula="of:=[.C3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597138974" calcext:value-type="float">
            <text:p>613481.597138974</text:p>
          </table:table-cell>
          <table:table-cell office:value-type="float" office:value="5842728.51396114" calcext:value-type="float">
            <text:p>5842728.51396114</text:p>
          </table:table-cell>
          <table:table-cell table:formula="of:=[.C3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334371601" calcext:value-type="float">
            <text:p>613481.334371601</text:p>
          </table:table-cell>
          <table:table-cell office:value-type="float" office:value="5842728.67475424" calcext:value-type="float">
            <text:p>5842728.67475424</text:p>
          </table:table-cell>
          <table:table-cell table:formula="of:=[.C3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071604245" calcext:value-type="float">
            <text:p>613481.071604245</text:p>
          </table:table-cell>
          <table:table-cell office:value-type="float" office:value="5842728.83554734" calcext:value-type="float">
            <text:p>5842728.83554734</text:p>
          </table:table-cell>
          <table:table-cell table:formula="of:=[.C3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819659561" calcext:value-type="float">
            <text:p>613480.819659561</text:p>
          </table:table-cell>
          <table:table-cell office:value-type="float" office:value="5842729.01514049" calcext:value-type="float">
            <text:p>5842729.01514049</text:p>
          </table:table-cell>
          <table:table-cell table:formula="of:=[.C3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5447715" calcext:value-type="float">
            <text:p>613480.5447715</text:p>
          </table:table-cell>
          <table:table-cell office:value-type="float" office:value="5842729.21274551" calcext:value-type="float">
            <text:p>5842729.21274551</text:p>
          </table:table-cell>
          <table:table-cell table:formula="of:=[.C3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270316156" calcext:value-type="float">
            <text:p>613480.270316156</text:p>
          </table:table-cell>
          <table:table-cell office:value-type="float" office:value="5842729.39181324" calcext:value-type="float">
            <text:p>5842729.39181324</text:p>
          </table:table-cell>
          <table:table-cell table:formula="of:=[.C3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07116182" calcext:value-type="float">
            <text:p>613480.007116182</text:p>
          </table:table-cell>
          <table:table-cell office:value-type="float" office:value="5842729.57114371" calcext:value-type="float">
            <text:p>5842729.57114371</text:p>
          </table:table-cell>
          <table:table-cell table:formula="of:=[.C3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765994231" calcext:value-type="float">
            <text:p>613479.765994231</text:p>
          </table:table-cell>
          <table:table-cell office:value-type="float" office:value="5842729.76953694" calcext:value-type="float">
            <text:p>5842729.76953694</text:p>
          </table:table-cell>
          <table:table-cell table:formula="of:=[.C3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514049644" calcext:value-type="float">
            <text:p>613479.514049644</text:p>
          </table:table-cell>
          <table:table-cell office:value-type="float" office:value="5842729.94913015" calcext:value-type="float">
            <text:p>5842729.94913015</text:p>
          </table:table-cell>
          <table:table-cell table:formula="of:=[.C3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273793114" calcext:value-type="float">
            <text:p>613479.273793114</text:p>
          </table:table-cell>
          <table:table-cell office:value-type="float" office:value="5842730.11044879" calcext:value-type="float">
            <text:p>5842730.11044879</text:p>
          </table:table-cell>
          <table:table-cell table:formula="of:=[.C3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21848562" calcext:value-type="float">
            <text:p>613479.021848562</text:p>
          </table:table-cell>
          <table:table-cell office:value-type="float" office:value="5842730.29004203" calcext:value-type="float">
            <text:p>5842730.29004203</text:p>
          </table:table-cell>
          <table:table-cell table:formula="of:=[.C3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80726687" calcext:value-type="float">
            <text:p>613478.780726687</text:p>
          </table:table-cell>
          <table:table-cell office:value-type="float" office:value="5842730.4884353" calcext:value-type="float">
            <text:p>5842730.4884353</text:p>
          </table:table-cell>
          <table:table-cell table:formula="of:=[.C3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552158243" calcext:value-type="float">
            <text:p>613478.552158243</text:p>
          </table:table-cell>
          <table:table-cell office:value-type="float" office:value="5842730.63147939" calcext:value-type="float">
            <text:p>5842730.63147939</text:p>
          </table:table-cell>
          <table:table-cell table:formula="of:=[.C3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310603717" calcext:value-type="float">
            <text:p>613478.310603717</text:p>
          </table:table-cell>
          <table:table-cell office:value-type="float" office:value="5842730.84840999" calcext:value-type="float">
            <text:p>5842730.84840999</text:p>
          </table:table-cell>
          <table:table-cell table:formula="of:=[.C3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09199259" calcext:value-type="float">
            <text:p>613478.09199259</text:p>
          </table:table-cell>
          <table:table-cell office:value-type="float" office:value="5842731.04732873" calcext:value-type="float">
            <text:p>5842731.04732873</text:p>
          </table:table-cell>
          <table:table-cell table:formula="of:=[.C3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851303476" calcext:value-type="float">
            <text:p>613477.851303476</text:p>
          </table:table-cell>
          <table:table-cell office:value-type="float" office:value="5842731.22718474" calcext:value-type="float">
            <text:p>5842731.22718474</text:p>
          </table:table-cell>
          <table:table-cell table:formula="of:=[.C3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62143704" calcext:value-type="float">
            <text:p>613477.62143704</text:p>
          </table:table-cell>
          <table:table-cell office:value-type="float" office:value="5842731.42584079" calcext:value-type="float">
            <text:p>5842731.42584079</text:p>
          </table:table-cell>
          <table:table-cell table:formula="of:=[.C3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91570622" calcext:value-type="float">
            <text:p>613477.391570622</text:p>
          </table:table-cell>
          <table:table-cell office:value-type="float" office:value="5842731.62449684" calcext:value-type="float">
            <text:p>5842731.62449684</text:p>
          </table:table-cell>
          <table:table-cell table:formula="of:=[.C3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16127154" calcext:value-type="float">
            <text:p>613477.16127154</text:p>
          </table:table-cell>
          <table:table-cell office:value-type="float" office:value="5842731.84169021" calcext:value-type="float">
            <text:p>5842731.84169021</text:p>
          </table:table-cell>
          <table:table-cell table:formula="of:=[.C3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93313589" calcext:value-type="float">
            <text:p>613476.93313589</text:p>
          </table:table-cell>
          <table:table-cell office:value-type="float" office:value="5842731.96619707" calcext:value-type="float">
            <text:p>5842731.96619707</text:p>
          </table:table-cell>
          <table:table-cell table:formula="of:=[.C3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716255595" calcext:value-type="float">
            <text:p>613476.716255595</text:p>
          </table:table-cell>
          <table:table-cell office:value-type="float" office:value="5842732.09096666" calcext:value-type="float">
            <text:p>5842732.09096666</text:p>
          </table:table-cell>
          <table:table-cell table:formula="of:=[.C3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88552649" calcext:value-type="float">
            <text:p>613476.488552649</text:p>
          </table:table-cell>
          <table:table-cell office:value-type="float" office:value="5842732.19693624" calcext:value-type="float">
            <text:p>5842732.19693624</text:p>
          </table:table-cell>
          <table:table-cell table:formula="of:=[.C3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60417033" calcext:value-type="float">
            <text:p>613476.260417033</text:p>
          </table:table-cell>
          <table:table-cell office:value-type="float" office:value="5842732.32144313" calcext:value-type="float">
            <text:p>5842732.32144313</text:p>
          </table:table-cell>
          <table:table-cell table:formula="of:=[.C3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66047456" calcext:value-type="float">
            <text:p>613476.066047456</text:p>
          </table:table-cell>
          <table:table-cell office:value-type="float" office:value="5842732.44673816" calcext:value-type="float">
            <text:p>5842732.44673816</text:p>
          </table:table-cell>
          <table:table-cell table:formula="of:=[.C3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860422547" calcext:value-type="float">
            <text:p>613475.860422547</text:p>
          </table:table-cell>
          <table:table-cell office:value-type="float" office:value="5842732.5717705" calcext:value-type="float">
            <text:p>5842732.5717705</text:p>
          </table:table-cell>
          <table:table-cell table:formula="of:=[.C3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688130996" calcext:value-type="float">
            <text:p>613475.688130996</text:p>
          </table:table-cell>
          <table:table-cell office:value-type="float" office:value="5842732.71612827" calcext:value-type="float">
            <text:p>5842732.71612827</text:p>
          </table:table-cell>
          <table:table-cell table:formula="of:=[.C3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505016791" calcext:value-type="float">
            <text:p>613475.505016791</text:p>
          </table:table-cell>
          <table:table-cell office:value-type="float" office:value="5842732.84168604" calcext:value-type="float">
            <text:p>5842732.84168604</text:p>
          </table:table-cell>
          <table:table-cell table:formula="of:=[.C3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355668619" calcext:value-type="float">
            <text:p>613475.355668619</text:p>
          </table:table-cell>
          <table:table-cell office:value-type="float" office:value="5842732.96803194" calcext:value-type="float">
            <text:p>5842732.96803194</text:p>
          </table:table-cell>
          <table:table-cell table:formula="of:=[.C3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240519152" calcext:value-type="float">
            <text:p>613475.240519152</text:p>
          </table:table-cell>
          <table:table-cell office:value-type="float" office:value="5842733.07662867" calcext:value-type="float">
            <text:p>5842733.07662867</text:p>
          </table:table-cell>
          <table:table-cell table:formula="of:=[.C3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147015021" calcext:value-type="float">
            <text:p>613475.147015021</text:p>
          </table:table-cell>
          <table:table-cell office:value-type="float" office:value="5842733.22282543" calcext:value-type="float">
            <text:p>5842733.22282543</text:p>
          </table:table-cell>
          <table:table-cell table:formula="of:=[.C3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07645425" calcext:value-type="float">
            <text:p>613475.07645425</text:p>
          </table:table-cell>
          <table:table-cell office:value-type="float" office:value="5842733.3510103" calcext:value-type="float">
            <text:p>5842733.3510103</text:p>
          </table:table-cell>
          <table:table-cell table:formula="of:=[.C3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994638143" calcext:value-type="float">
            <text:p>613474.994638143</text:p>
          </table:table-cell>
          <table:table-cell office:value-type="float" office:value="5842733.47893247" calcext:value-type="float">
            <text:p>5842733.47893247</text:p>
          </table:table-cell>
          <table:table-cell table:formula="of:=[.C3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924510054" calcext:value-type="float">
            <text:p>613474.924510054</text:p>
          </table:table-cell>
          <table:table-cell office:value-type="float" office:value="5842733.58858004" calcext:value-type="float">
            <text:p>5842733.58858004</text:p>
          </table:table-cell>
          <table:table-cell table:formula="of:=[.C3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76459973" calcext:value-type="float">
            <text:p>613474.876459973</text:p>
          </table:table-cell>
          <table:table-cell office:value-type="float" office:value="5842733.71729033" calcext:value-type="float">
            <text:p>5842733.71729033</text:p>
          </table:table-cell>
          <table:table-cell table:formula="of:=[.C3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29275243" calcext:value-type="float">
            <text:p>613474.829275243</text:p>
          </table:table-cell>
          <table:table-cell office:value-type="float" office:value="5842733.80892602" calcext:value-type="float">
            <text:p>5842733.80892602</text:p>
          </table:table-cell>
          <table:table-cell table:formula="of:=[.C3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93345853" calcext:value-type="float">
            <text:p>613474.793345853</text:p>
          </table:table-cell>
          <table:table-cell office:value-type="float" office:value="5842733.90082441" calcext:value-type="float">
            <text:p>5842733.90082441</text:p>
          </table:table-cell>
          <table:table-cell table:formula="of:=[.C3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68239129" calcext:value-type="float">
            <text:p>613474.768239129</text:p>
          </table:table-cell>
          <table:table-cell office:value-type="float" office:value="5842734.01152282" calcext:value-type="float">
            <text:p>5842734.01152282</text:p>
          </table:table-cell>
          <table:table-cell table:formula="of:=[.C3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43132406" calcext:value-type="float">
            <text:p>613474.743132406</text:p>
          </table:table-cell>
          <table:table-cell office:value-type="float" office:value="5842734.12222123" calcext:value-type="float">
            <text:p>5842734.12222123</text:p>
          </table:table-cell>
          <table:table-cell table:formula="of:=[.C3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18025684" calcext:value-type="float">
            <text:p>613474.718025684</text:p>
          </table:table-cell>
          <table:table-cell office:value-type="float" office:value="5842734.23291963" calcext:value-type="float">
            <text:p>5842734.23291963</text:p>
          </table:table-cell>
          <table:table-cell table:formula="of:=[.C3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26684976" calcext:value-type="float">
            <text:p>613474.726684976</text:p>
          </table:table-cell>
          <table:table-cell office:value-type="float" office:value="5842734.34440616" calcext:value-type="float">
            <text:p>5842734.34440616</text:p>
          </table:table-cell>
          <table:table-cell table:formula="of:=[.C3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80798293" calcext:value-type="float">
            <text:p>613474.780798293</text:p>
          </table:table-cell>
          <table:table-cell office:value-type="float" office:value="5842734.43840622" calcext:value-type="float">
            <text:p>5842734.43840622</text:p>
          </table:table-cell>
          <table:table-cell table:formula="of:=[.C3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11968257" calcext:value-type="float">
            <text:p>613474.811968257</text:p>
          </table:table-cell>
          <table:table-cell office:value-type="float" office:value="5842734.55041817" calcext:value-type="float">
            <text:p>5842734.55041817</text:p>
          </table:table-cell>
          <table:table-cell table:formula="of:=[.C3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54393558" calcext:value-type="float">
            <text:p>613474.854393558</text:p>
          </table:table-cell>
          <table:table-cell office:value-type="float" office:value="5842734.66269282" calcext:value-type="float">
            <text:p>5842734.66269282</text:p>
          </table:table-cell>
          <table:table-cell table:formula="of:=[.C3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96818856" calcext:value-type="float">
            <text:p>613474.896818856</text:p>
          </table:table-cell>
          <table:table-cell office:value-type="float" office:value="5842734.77496748" calcext:value-type="float">
            <text:p>5842734.77496748</text:p>
          </table:table-cell>
          <table:table-cell table:formula="of:=[.C3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973875513" calcext:value-type="float">
            <text:p>613474.973875513</text:p>
          </table:table-cell>
          <table:table-cell office:value-type="float" office:value="5842734.85095565" calcext:value-type="float">
            <text:p>5842734.85095565</text:p>
          </table:table-cell>
          <table:table-cell table:formula="of:=[.C3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0842655" calcext:value-type="float">
            <text:p>613475.0842655</text:p>
          </table:table-cell>
          <table:table-cell office:value-type="float" office:value="5842734.94626925" calcext:value-type="float">
            <text:p>5842734.94626925</text:p>
          </table:table-cell>
          <table:table-cell table:formula="of:=[.C3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172144811" calcext:value-type="float">
            <text:p>613475.172144811</text:p>
          </table:table-cell>
          <table:table-cell office:value-type="float" office:value="5842735.04105744" calcext:value-type="float">
            <text:p>5842735.04105744</text:p>
          </table:table-cell>
          <table:table-cell table:formula="of:=[.C3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271279455" calcext:value-type="float">
            <text:p>613475.271279455</text:p>
          </table:table-cell>
          <table:table-cell office:value-type="float" office:value="5842735.13610834" calcext:value-type="float">
            <text:p>5842735.13610834</text:p>
          </table:table-cell>
          <table:table-cell table:formula="of:=[.C3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348336099" calcext:value-type="float">
            <text:p>613475.348336099</text:p>
          </table:table-cell>
          <table:table-cell office:value-type="float" office:value="5842735.21209652" calcext:value-type="float">
            <text:p>5842735.21209652</text:p>
          </table:table-cell>
          <table:table-cell table:formula="of:=[.C3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425392742" calcext:value-type="float">
            <text:p>613475.425392742</text:p>
          </table:table-cell>
          <table:table-cell office:value-type="float" office:value="5842735.2880847" calcext:value-type="float">
            <text:p>5842735.2880847</text:p>
          </table:table-cell>
          <table:table-cell table:formula="of:=[.C3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503314736" calcext:value-type="float">
            <text:p>613475.503314736</text:p>
          </table:table-cell>
          <table:table-cell office:value-type="float" office:value="5842735.32699828" calcext:value-type="float">
            <text:p>5842735.32699828</text:p>
          </table:table-cell>
          <table:table-cell table:formula="of:=[.C3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592492065" calcext:value-type="float">
            <text:p>613475.592492065</text:p>
          </table:table-cell>
          <table:table-cell office:value-type="float" office:value="5842735.36617456" calcext:value-type="float">
            <text:p>5842735.36617456</text:p>
          </table:table-cell>
          <table:table-cell table:formula="of:=[.C3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66998138" calcext:value-type="float">
            <text:p>613475.66998138</text:p>
          </table:table-cell>
          <table:table-cell office:value-type="float" office:value="5842735.42362544" calcext:value-type="float">
            <text:p>5842735.42362544</text:p>
          </table:table-cell>
          <table:table-cell table:formula="of:=[.C3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760024062" calcext:value-type="float">
            <text:p>613475.760024062</text:p>
          </table:table-cell>
          <table:table-cell office:value-type="float" office:value="5842735.42572712" calcext:value-type="float">
            <text:p>5842735.42572712</text:p>
          </table:table-cell>
          <table:table-cell table:formula="of:=[.C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861754759" calcext:value-type="float">
            <text:p>613475.861754759</text:p>
          </table:table-cell>
          <table:table-cell office:value-type="float" office:value="5842735.40955421" calcext:value-type="float">
            <text:p>5842735.40955421</text:p>
          </table:table-cell>
          <table:table-cell table:formula="of:=[.C4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952230121" calcext:value-type="float">
            <text:p>613475.952230121</text:p>
          </table:table-cell>
          <table:table-cell office:value-type="float" office:value="5842735.3931186" calcext:value-type="float">
            <text:p>5842735.3931186</text:p>
          </table:table-cell>
          <table:table-cell table:formula="of:=[.C4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77336849" calcext:value-type="float">
            <text:p>613476.077336849</text:p>
          </table:table-cell>
          <table:table-cell office:value-type="float" office:value="5842735.3403965" calcext:value-type="float">
            <text:p>5842735.3403965</text:p>
          </table:table-cell>
          <table:table-cell table:formula="of:=[.C4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190755565" calcext:value-type="float">
            <text:p>613476.190755565</text:p>
          </table:table-cell>
          <table:table-cell office:value-type="float" office:value="5842735.30594901" calcext:value-type="float">
            <text:p>5842735.30594901</text:p>
          </table:table-cell>
          <table:table-cell table:formula="of:=[.C4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338372969" calcext:value-type="float">
            <text:p>613476.338372969</text:p>
          </table:table-cell>
          <table:table-cell office:value-type="float" office:value="5842735.25375235" calcext:value-type="float">
            <text:p>5842735.25375235</text:p>
          </table:table-cell>
          <table:table-cell table:formula="of:=[.C4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63912386" calcext:value-type="float">
            <text:p>613476.463912386</text:p>
          </table:table-cell>
          <table:table-cell office:value-type="float" office:value="5842735.18249296" calcext:value-type="float">
            <text:p>5842735.18249296</text:p>
          </table:table-cell>
          <table:table-cell table:formula="of:=[.C4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566075773" calcext:value-type="float">
            <text:p>613476.566075773</text:p>
          </table:table-cell>
          <table:table-cell office:value-type="float" office:value="5842735.14778276" calcext:value-type="float">
            <text:p>5842735.14778276</text:p>
          </table:table-cell>
          <table:table-cell table:formula="of:=[.C4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657849188" calcext:value-type="float">
            <text:p>613476.657849188</text:p>
          </table:table-cell>
          <table:table-cell office:value-type="float" office:value="5842735.07573525" calcext:value-type="float">
            <text:p>5842735.07573525</text:p>
          </table:table-cell>
          <table:table-cell table:formula="of:=[.C4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761743306" calcext:value-type="float">
            <text:p>613476.761743306</text:p>
          </table:table-cell>
          <table:table-cell office:value-type="float" office:value="5842734.96687584" calcext:value-type="float">
            <text:p>5842734.96687584</text:p>
          </table:table-cell>
          <table:table-cell table:formula="of:=[.C4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898538074" calcext:value-type="float">
            <text:p>613476.898538074</text:p>
          </table:table-cell>
          <table:table-cell office:value-type="float" office:value="5842734.89587917" calcext:value-type="float">
            <text:p>5842734.89587917</text:p>
          </table:table-cell>
          <table:table-cell table:formula="of:=[.C4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013254855" calcext:value-type="float">
            <text:p>613477.013254855</text:p>
          </table:table-cell>
          <table:table-cell office:value-type="float" office:value="5842734.80581979" calcext:value-type="float">
            <text:p>5842734.80581979</text:p>
          </table:table-cell>
          <table:table-cell table:formula="of:=[.C4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128837007" calcext:value-type="float">
            <text:p>613477.128837007</text:p>
          </table:table-cell>
          <table:table-cell office:value-type="float" office:value="5842734.6786858" calcext:value-type="float">
            <text:p>5842734.6786858</text:p>
          </table:table-cell>
          <table:table-cell table:formula="of:=[.C4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243986482" calcext:value-type="float">
            <text:p>613477.243986482</text:p>
          </table:table-cell>
          <table:table-cell office:value-type="float" office:value="5842734.57008911" calcext:value-type="float">
            <text:p>5842734.57008911</text:p>
          </table:table-cell>
          <table:table-cell table:formula="of:=[.C4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70391299" calcext:value-type="float">
            <text:p>613477.370391299</text:p>
          </table:table-cell>
          <table:table-cell office:value-type="float" office:value="5842734.46175514" calcext:value-type="float">
            <text:p>5842734.46175514</text:p>
          </table:table-cell>
          <table:table-cell table:formula="of:=[.C4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496363437" calcext:value-type="float">
            <text:p>613477.496363437</text:p>
          </table:table-cell>
          <table:table-cell office:value-type="float" office:value="5842734.37195848" calcext:value-type="float">
            <text:p>5842734.37195848</text:p>
          </table:table-cell>
          <table:table-cell table:formula="of:=[.C4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645711627" calcext:value-type="float">
            <text:p>613477.645711627</text:p>
          </table:table-cell>
          <table:table-cell office:value-type="float" office:value="5842734.24561264" calcext:value-type="float">
            <text:p>5842734.24561264</text:p>
          </table:table-cell>
          <table:table-cell table:formula="of:=[.C4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7833718" calcext:value-type="float">
            <text:p>613477.7833718</text:p>
          </table:table-cell>
          <table:table-cell office:value-type="float" office:value="5842734.13754139" calcext:value-type="float">
            <text:p>5842734.13754139</text:p>
          </table:table-cell>
          <table:table-cell table:formula="of:=[.C4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898953988" calcext:value-type="float">
            <text:p>613477.898953988</text:p>
          </table:table-cell>
          <table:table-cell office:value-type="float" office:value="5842734.01040742" calcext:value-type="float">
            <text:p>5842734.01040742</text:p>
          </table:table-cell>
          <table:table-cell table:formula="of:=[.C4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025358834" calcext:value-type="float">
            <text:p>613478.025358834</text:p>
          </table:table-cell>
          <table:table-cell office:value-type="float" office:value="5842733.90207347" calcext:value-type="float">
            <text:p>5842733.90207347</text:p>
          </table:table-cell>
          <table:table-cell table:formula="of:=[.C4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163019025" calcext:value-type="float">
            <text:p>613478.163019025</text:p>
          </table:table-cell>
          <table:table-cell office:value-type="float" office:value="5842733.79400223" calcext:value-type="float">
            <text:p>5842733.79400223</text:p>
          </table:table-cell>
          <table:table-cell table:formula="of:=[.C4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324055277" calcext:value-type="float">
            <text:p>613478.324055277</text:p>
          </table:table-cell>
          <table:table-cell office:value-type="float" office:value="5842733.64938183" calcext:value-type="float">
            <text:p>5842733.64938183</text:p>
          </table:table-cell>
          <table:table-cell table:formula="of:=[.C4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472970821" calcext:value-type="float">
            <text:p>613478.472970821</text:p>
          </table:table-cell>
          <table:table-cell office:value-type="float" office:value="5842733.54157332" calcext:value-type="float">
            <text:p>5842733.54157332</text:p>
          </table:table-cell>
          <table:table-cell table:formula="of:=[.C4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599375693" calcext:value-type="float">
            <text:p>613478.599375693</text:p>
          </table:table-cell>
          <table:table-cell office:value-type="float" office:value="5842733.43323938" calcext:value-type="float">
            <text:p>5842733.43323938</text:p>
          </table:table-cell>
          <table:table-cell table:formula="of:=[.C4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4829125" calcext:value-type="float">
            <text:p>613478.74829125</text:p>
          </table:table-cell>
          <table:table-cell office:value-type="float" office:value="5842733.32543088" calcext:value-type="float">
            <text:p>5842733.32543088</text:p>
          </table:table-cell>
          <table:table-cell table:formula="of:=[.C4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875561512" calcext:value-type="float">
            <text:p>613478.875561512</text:p>
          </table:table-cell>
          <table:table-cell office:value-type="float" office:value="5842733.18002235" calcext:value-type="float">
            <text:p>5842733.18002235</text:p>
          </table:table-cell>
          <table:table-cell table:formula="of:=[.C4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58675797" calcext:value-type="float">
            <text:p>613479.058675797</text:p>
          </table:table-cell>
          <table:table-cell office:value-type="float" office:value="5842733.0544647" calcext:value-type="float">
            <text:p>5842733.0544647</text:p>
          </table:table-cell>
          <table:table-cell table:formula="of:=[.C4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219712099" calcext:value-type="float">
            <text:p>613479.219712099</text:p>
          </table:table-cell>
          <table:table-cell office:value-type="float" office:value="5842732.90984433" calcext:value-type="float">
            <text:p>5842732.90984433</text:p>
          </table:table-cell>
          <table:table-cell table:formula="of:=[.C4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381181103" calcext:value-type="float">
            <text:p>613479.381181103</text:p>
          </table:table-cell>
          <table:table-cell office:value-type="float" office:value="5842732.74668666" calcext:value-type="float">
            <text:p>5842732.74668666</text:p>
          </table:table-cell>
          <table:table-cell table:formula="of:=[.C4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530962084" calcext:value-type="float">
            <text:p>613479.530962084</text:p>
          </table:table-cell>
          <table:table-cell office:value-type="float" office:value="5842732.60180357" calcext:value-type="float">
            <text:p>5842732.60180357</text:p>
          </table:table-cell>
          <table:table-cell table:formula="of:=[.C4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680743073" calcext:value-type="float">
            <text:p>613479.680743073</text:p>
          </table:table-cell>
          <table:table-cell office:value-type="float" office:value="5842732.45692049" calcext:value-type="float">
            <text:p>5842732.45692049</text:p>
          </table:table-cell>
          <table:table-cell table:formula="of:=[.C4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864722792" calcext:value-type="float">
            <text:p>613479.864722792</text:p>
          </table:table-cell>
          <table:table-cell office:value-type="float" office:value="5842732.29428827" calcext:value-type="float">
            <text:p>5842732.29428827</text:p>
          </table:table-cell>
          <table:table-cell table:formula="of:=[.C4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37014486" calcext:value-type="float">
            <text:p>613480.037014486</text:p>
          </table:table-cell>
          <table:table-cell office:value-type="float" office:value="5842732.14993064" calcext:value-type="float">
            <text:p>5842732.14993064</text:p>
          </table:table-cell>
          <table:table-cell table:formula="of:=[.C4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18636281" calcext:value-type="float">
            <text:p>613480.18636281</text:p>
          </table:table-cell>
          <table:table-cell office:value-type="float" office:value="5842732.02358488" calcext:value-type="float">
            <text:p>5842732.02358488</text:p>
          </table:table-cell>
          <table:table-cell table:formula="of:=[.C4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324455797" calcext:value-type="float">
            <text:p>613480.324455797</text:p>
          </table:table-cell>
          <table:table-cell office:value-type="float" office:value="5842731.89697641" calcext:value-type="float">
            <text:p>5842731.89697641</text:p>
          </table:table-cell>
          <table:table-cell table:formula="of:=[.C4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473804135" calcext:value-type="float">
            <text:p>613480.473804135</text:p>
          </table:table-cell>
          <table:table-cell office:value-type="float" office:value="5842731.77063065" calcext:value-type="float">
            <text:p>5842731.77063065</text:p>
          </table:table-cell>
          <table:table-cell table:formula="of:=[.C4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634840521" calcext:value-type="float">
            <text:p>613480.634840521</text:p>
          </table:table-cell>
          <table:table-cell office:value-type="float" office:value="5842731.62601032" calcext:value-type="float">
            <text:p>5842731.62601032</text:p>
          </table:table-cell>
          <table:table-cell table:formula="of:=[.C4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795876917" calcext:value-type="float">
            <text:p>613480.795876917</text:p>
          </table:table-cell>
          <table:table-cell office:value-type="float" office:value="5842731.48139" calcext:value-type="float">
            <text:p>5842731.48139</text:p>
          </table:table-cell>
          <table:table-cell table:formula="of:=[.C4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956480625" calcext:value-type="float">
            <text:p>613480.956480625</text:p>
          </table:table-cell>
          <table:table-cell office:value-type="float" office:value="5842731.35530699" calcext:value-type="float">
            <text:p>5842731.35530699</text:p>
          </table:table-cell>
          <table:table-cell table:formula="of:=[.C4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117084342" calcext:value-type="float">
            <text:p>613481.117084342</text:p>
          </table:table-cell>
          <table:table-cell office:value-type="float" office:value="5842731.22922397" calcext:value-type="float">
            <text:p>5842731.22922397</text:p>
          </table:table-cell>
          <table:table-cell table:formula="of:=[.C4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278553464" calcext:value-type="float">
            <text:p>613481.278553464</text:p>
          </table:table-cell>
          <table:table-cell office:value-type="float" office:value="5842731.06606636" calcext:value-type="float">
            <text:p>5842731.06606636</text:p>
          </table:table-cell>
          <table:table-cell table:formula="of:=[.C4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428334551" calcext:value-type="float">
            <text:p>613481.428334551</text:p>
          </table:table-cell>
          <table:table-cell office:value-type="float" office:value="5842730.92118334" calcext:value-type="float">
            <text:p>5842730.92118334</text:p>
          </table:table-cell>
          <table:table-cell table:formula="of:=[.C4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60019364" calcext:value-type="float">
            <text:p>613481.60019364</text:p>
          </table:table-cell>
          <table:table-cell office:value-type="float" office:value="5842730.79536307" calcext:value-type="float">
            <text:p>5842730.79536307</text:p>
          </table:table-cell>
          <table:table-cell table:formula="of:=[.C4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749542045" calcext:value-type="float">
            <text:p>613481.749542045</text:p>
          </table:table-cell>
          <table:table-cell office:value-type="float" office:value="5842730.66901735" calcext:value-type="float">
            <text:p>5842730.66901735</text:p>
          </table:table-cell>
          <table:table-cell table:formula="of:=[.C4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910578506" calcext:value-type="float">
            <text:p>613481.910578506</text:p>
          </table:table-cell>
          <table:table-cell office:value-type="float" office:value="5842730.52439706" calcext:value-type="float">
            <text:p>5842730.52439706</text:p>
          </table:table-cell>
          <table:table-cell table:formula="of:=[.C4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048238878" calcext:value-type="float">
            <text:p>613482.048238878</text:p>
          </table:table-cell>
          <table:table-cell office:value-type="float" office:value="5842730.41632594" calcext:value-type="float">
            <text:p>5842730.41632594</text:p>
          </table:table-cell>
          <table:table-cell table:formula="of:=[.C4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19845271" calcext:value-type="float">
            <text:p>613482.19845271</text:p>
          </table:table-cell>
          <table:table-cell office:value-type="float" office:value="5842730.25290563" calcext:value-type="float">
            <text:p>5842730.25290563</text:p>
          </table:table-cell>
          <table:table-cell table:formula="of:=[.C4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370744546" calcext:value-type="float">
            <text:p>613482.370744546</text:p>
          </table:table-cell>
          <table:table-cell office:value-type="float" office:value="5842730.10854808" calcext:value-type="float">
            <text:p>5842730.10854808</text:p>
          </table:table-cell>
          <table:table-cell table:formula="of:=[.C4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543469095" calcext:value-type="float">
            <text:p>613482.543469095</text:p>
          </table:table-cell>
          <table:table-cell office:value-type="float" office:value="5842729.94565324" calcext:value-type="float">
            <text:p>5842729.94565324</text:p>
          </table:table-cell>
          <table:table-cell table:formula="of:=[.C4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727016299" calcext:value-type="float">
            <text:p>613482.727016299</text:p>
          </table:table-cell>
          <table:table-cell office:value-type="float" office:value="5842729.80155843" calcext:value-type="float">
            <text:p>5842729.80155843</text:p>
          </table:table-cell>
          <table:table-cell table:formula="of:=[.C4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865542119" calcext:value-type="float">
            <text:p>613482.865542119</text:p>
          </table:table-cell>
          <table:table-cell office:value-type="float" office:value="5842729.65641272" calcext:value-type="float">
            <text:p>5842729.65641272</text:p>
          </table:table-cell>
          <table:table-cell table:formula="of:=[.C4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26578646" calcext:value-type="float">
            <text:p>613483.026578646</text:p>
          </table:table-cell>
          <table:table-cell office:value-type="float" office:value="5842729.51179247" calcext:value-type="float">
            <text:p>5842729.51179247</text:p>
          </table:table-cell>
          <table:table-cell table:formula="of:=[.C4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187615182" calcext:value-type="float">
            <text:p>613483.187615182</text:p>
          </table:table-cell>
          <table:table-cell office:value-type="float" office:value="5842729.36717222" calcext:value-type="float">
            <text:p>5842729.36717222</text:p>
          </table:table-cell>
          <table:table-cell table:formula="of:=[.C4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48651728" calcext:value-type="float">
            <text:p>613483.348651728</text:p>
          </table:table-cell>
          <table:table-cell office:value-type="float" office:value="5842729.22255198" calcext:value-type="float">
            <text:p>5842729.22255198</text:p>
          </table:table-cell>
          <table:table-cell table:formula="of:=[.C4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32198984" calcext:value-type="float">
            <text:p>613483.532198984</text:p>
          </table:table-cell>
          <table:table-cell office:value-type="float" office:value="5842729.0784572" calcext:value-type="float">
            <text:p>5842729.0784572</text:p>
          </table:table-cell>
          <table:table-cell table:formula="of:=[.C4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81547491" calcext:value-type="float">
            <text:p>613483.681547491</text:p>
          </table:table-cell>
          <table:table-cell office:value-type="float" office:value="5842728.95211155" calcext:value-type="float">
            <text:p>5842728.95211155</text:p>
          </table:table-cell>
          <table:table-cell table:formula="of:=[.C4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819640655" calcext:value-type="float">
            <text:p>613483.819640655</text:p>
          </table:table-cell>
          <table:table-cell office:value-type="float" office:value="5842728.82550317" calcext:value-type="float">
            <text:p>5842728.82550317</text:p>
          </table:table-cell>
          <table:table-cell table:formula="of:=[.C4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69421886" calcext:value-type="float">
            <text:p>613483.969421886</text:p>
          </table:table-cell>
          <table:table-cell office:value-type="float" office:value="5842728.68062022" calcext:value-type="float">
            <text:p>5842728.68062022</text:p>
          </table:table-cell>
          <table:table-cell table:formula="of:=[.C4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42146538" calcext:value-type="float">
            <text:p>613484.142146538</text:p>
          </table:table-cell>
          <table:table-cell office:value-type="float" office:value="5842728.51772543" calcext:value-type="float">
            <text:p>5842728.51772543</text:p>
          </table:table-cell>
          <table:table-cell table:formula="of:=[.C4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0318314" calcext:value-type="float">
            <text:p>613484.30318314</text:p>
          </table:table-cell>
          <table:table-cell office:value-type="float" office:value="5842728.37310522" calcext:value-type="float">
            <text:p>5842728.37310522</text:p>
          </table:table-cell>
          <table:table-cell table:formula="of:=[.C4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441709046" calcext:value-type="float">
            <text:p>613484.441709046</text:p>
          </table:table-cell>
          <table:table-cell office:value-type="float" office:value="5842728.22795955" calcext:value-type="float">
            <text:p>5842728.22795955</text:p>
          </table:table-cell>
          <table:table-cell table:formula="of:=[.C4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68546898" calcext:value-type="float">
            <text:p>613484.568546898</text:p>
          </table:table-cell>
          <table:table-cell office:value-type="float" office:value="5842728.10108846" calcext:value-type="float">
            <text:p>5842728.10108846</text:p>
          </table:table-cell>
          <table:table-cell table:formula="of:=[.C4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74172184" calcext:value-type="float">
            <text:p>613484.674172184</text:p>
          </table:table-cell>
          <table:table-cell office:value-type="float" office:value="5842727.91808001" calcext:value-type="float">
            <text:p>5842727.91808001</text:p>
          </table:table-cell>
          <table:table-cell table:formula="of:=[.C4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9062012" calcext:value-type="float">
            <text:p>613484.79062012</text:p>
          </table:table-cell>
          <table:table-cell office:value-type="float" office:value="5842727.75387159" calcext:value-type="float">
            <text:p>5842727.75387159</text:p>
          </table:table-cell>
          <table:table-cell table:formula="of:=[.C4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07068062" calcext:value-type="float">
            <text:p>613484.907068062</text:p>
          </table:table-cell>
          <table:table-cell office:value-type="float" office:value="5842727.58966317" calcext:value-type="float">
            <text:p>5842727.58966317</text:p>
          </table:table-cell>
          <table:table-cell table:formula="of:=[.C4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79360021" calcext:value-type="float">
            <text:p>613484.979360021</text:p>
          </table:table-cell>
          <table:table-cell office:value-type="float" office:value="5842727.38732923" calcext:value-type="float">
            <text:p>5842727.38732923</text:p>
          </table:table-cell>
          <table:table-cell table:formula="of:=[.C4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39098493" calcext:value-type="float">
            <text:p>613485.039098493</text:p>
          </table:table-cell>
          <table:table-cell office:value-type="float" office:value="5842727.24034445" calcext:value-type="float">
            <text:p>5842727.24034445</text:p>
          </table:table-cell>
          <table:table-cell table:formula="of:=[.C4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65503617" calcext:value-type="float">
            <text:p>613485.065503617</text:p>
          </table:table-cell>
          <table:table-cell office:value-type="float" office:value="5842727.07403419" calcext:value-type="float">
            <text:p>5842727.07403419</text:p>
          </table:table-cell>
          <table:table-cell table:formula="of:=[.C4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70263456" calcext:value-type="float">
            <text:p>613485.070263456</text:p>
          </table:table-cell>
          <table:table-cell office:value-type="float" office:value="5842726.87012386" calcext:value-type="float">
            <text:p>5842726.87012386</text:p>
          </table:table-cell>
          <table:table-cell table:formula="of:=[.C4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85845938" calcext:value-type="float">
            <text:p>613485.085845938</text:p>
          </table:table-cell>
          <table:table-cell office:value-type="float" office:value="5842726.68501356" calcext:value-type="float">
            <text:p>5842726.68501356</text:p>
          </table:table-cell>
          <table:table-cell table:formula="of:=[.C4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1311649" calcext:value-type="float">
            <text:p>613485.11311649</text:p>
          </table:table-cell>
          <table:table-cell office:value-type="float" office:value="5842726.48162869" calcext:value-type="float">
            <text:p>5842726.48162869</text:p>
          </table:table-cell>
          <table:table-cell table:formula="of:=[.C4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18309043" calcext:value-type="float">
            <text:p>613485.118309043</text:p>
          </table:table-cell>
          <table:table-cell office:value-type="float" office:value="5842726.25918105" calcext:value-type="float">
            <text:p>5842726.25918105</text:p>
          </table:table-cell>
          <table:table-cell table:formula="of:=[.C4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89735524" calcext:value-type="float">
            <text:p>613485.089735524</text:p>
          </table:table-cell>
          <table:table-cell office:value-type="float" office:value="5842726.03594522" calcext:value-type="float">
            <text:p>5842726.03594522</text:p>
          </table:table-cell>
          <table:table-cell table:formula="of:=[.C4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26963216" calcext:value-type="float">
            <text:p>613485.026963216</text:p>
          </table:table-cell>
          <table:table-cell office:value-type="float" office:value="5842725.83045849" calcext:value-type="float">
            <text:p>5842725.83045849</text:p>
          </table:table-cell>
          <table:table-cell table:formula="of:=[.C4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20034981" calcext:value-type="float">
            <text:p>613485.020034981</text:p>
          </table:table-cell>
          <table:table-cell office:value-type="float" office:value="5842725.64482273" calcext:value-type="float">
            <text:p>5842725.64482273</text:p>
          </table:table-cell>
          <table:table-cell table:formula="of:=[.C4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79340669" calcext:value-type="float">
            <text:p>613484.979340669</text:p>
          </table:table-cell>
          <table:table-cell office:value-type="float" office:value="5842725.45839878" calcext:value-type="float">
            <text:p>5842725.45839878</text:p>
          </table:table-cell>
          <table:table-cell table:formula="of:=[.C4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39079066" calcext:value-type="float">
            <text:p>613484.939079066</text:p>
          </table:table-cell>
          <table:table-cell office:value-type="float" office:value="5842725.25343752" calcext:value-type="float">
            <text:p>5842725.25343752</text:p>
          </table:table-cell>
          <table:table-cell table:formula="of:=[.C4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875874027" calcext:value-type="float">
            <text:p>613484.875874027</text:p>
          </table:table-cell>
          <table:table-cell office:value-type="float" office:value="5842725.0664881" calcext:value-type="float">
            <text:p>5842725.0664881</text:p>
          </table:table-cell>
          <table:table-cell table:formula="of:=[.C4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801413624" calcext:value-type="float">
            <text:p>613484.801413624</text:p>
          </table:table-cell>
          <table:table-cell office:value-type="float" office:value="5842724.87927595" calcext:value-type="float">
            <text:p>5842724.87927595</text:p>
          </table:table-cell>
          <table:table-cell table:formula="of:=[.C4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15697854" calcext:value-type="float">
            <text:p>613484.715697854</text:p>
          </table:table-cell>
          <table:table-cell office:value-type="float" office:value="5842724.69180108" calcext:value-type="float">
            <text:p>5842724.69180108</text:p>
          </table:table-cell>
          <table:table-cell table:formula="of:=[.C4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41237437" calcext:value-type="float">
            <text:p>613484.641237437</text:p>
          </table:table-cell>
          <table:table-cell office:value-type="float" office:value="5842724.50458893" calcext:value-type="float">
            <text:p>5842724.50458893</text:p>
          </table:table-cell>
          <table:table-cell table:formula="of:=[.C4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44266292" calcext:value-type="float">
            <text:p>613484.544266292</text:p>
          </table:table-cell>
          <table:table-cell office:value-type="float" office:value="5842724.31685133" calcext:value-type="float">
            <text:p>5842724.31685133</text:p>
          </table:table-cell>
          <table:table-cell table:formula="of:=[.C4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468940443" calcext:value-type="float">
            <text:p>613484.468940443</text:p>
          </table:table-cell>
          <table:table-cell office:value-type="float" office:value="5842724.16671379" calcext:value-type="float">
            <text:p>5842724.16671379</text:p>
          </table:table-cell>
          <table:table-cell table:formula="of:=[.C4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59848502" calcext:value-type="float">
            <text:p>613484.359848502</text:p>
          </table:table-cell>
          <table:table-cell office:value-type="float" office:value="5842724.01578807" calcext:value-type="float">
            <text:p>5842724.01578807</text:p>
          </table:table-cell>
          <table:table-cell table:formula="of:=[.C4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27326728" calcext:value-type="float">
            <text:p>613484.27326728</text:p>
          </table:table-cell>
          <table:table-cell office:value-type="float" office:value="5842723.8653878" calcext:value-type="float">
            <text:p>5842723.8653878</text:p>
          </table:table-cell>
          <table:table-cell table:formula="of:=[.C4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64608035" calcext:value-type="float">
            <text:p>613484.164608035</text:p>
          </table:table-cell>
          <table:table-cell office:value-type="float" office:value="5842723.69592478" calcext:value-type="float">
            <text:p>5842723.69592478</text:p>
          </table:table-cell>
          <table:table-cell table:formula="of:=[.C4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09014758" calcext:value-type="float">
            <text:p>613484.09014758</text:p>
          </table:table-cell>
          <table:table-cell office:value-type="float" office:value="5842723.50871265" calcext:value-type="float">
            <text:p>5842723.50871265</text:p>
          </table:table-cell>
          <table:table-cell table:formula="of:=[.C4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92743684" calcext:value-type="float">
            <text:p>613483.992743684</text:p>
          </table:table-cell>
          <table:table-cell office:value-type="float" office:value="5842723.33951236" calcext:value-type="float">
            <text:p>5842723.33951236</text:p>
          </table:table-cell>
          <table:table-cell table:formula="of:=[.C4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883219002" calcext:value-type="float">
            <text:p>613483.883219002</text:p>
          </table:table-cell>
          <table:table-cell office:value-type="float" office:value="5842723.20712395" calcext:value-type="float">
            <text:p>5842723.20712395</text:p>
          </table:table-cell>
          <table:table-cell table:formula="of:=[.C4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85382385" calcext:value-type="float">
            <text:p>613483.785382385</text:p>
          </table:table-cell>
          <table:table-cell office:value-type="float" office:value="5842723.05646097" calcext:value-type="float">
            <text:p>5842723.05646097</text:p>
          </table:table-cell>
          <table:table-cell table:formula="of:=[.C4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65900446" calcext:value-type="float">
            <text:p>613483.665900446</text:p>
          </table:table-cell>
          <table:table-cell office:value-type="float" office:value="5842722.86819792" calcext:value-type="float">
            <text:p>5842722.86819792</text:p>
          </table:table-cell>
          <table:table-cell table:formula="of:=[.C4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90574545" calcext:value-type="float">
            <text:p>613483.590574545</text:p>
          </table:table-cell>
          <table:table-cell office:value-type="float" office:value="5842722.7180604" calcext:value-type="float">
            <text:p>5842722.7180604</text:p>
          </table:table-cell>
          <table:table-cell table:formula="of:=[.C4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470659883" calcext:value-type="float">
            <text:p>613483.470659883</text:p>
          </table:table-cell>
          <table:table-cell office:value-type="float" office:value="5842722.54833467" calcext:value-type="float">
            <text:p>5842722.54833467</text:p>
          </table:table-cell>
          <table:table-cell table:formula="of:=[.C4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60702463" calcext:value-type="float">
            <text:p>613483.360702463</text:p>
          </table:table-cell>
          <table:table-cell office:value-type="float" office:value="5842722.43448357" calcext:value-type="float">
            <text:p>5842722.43448357</text:p>
          </table:table-cell>
          <table:table-cell table:formula="of:=[.C4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50745036" calcext:value-type="float">
            <text:p>613483.250745036</text:p>
          </table:table-cell>
          <table:table-cell office:value-type="float" office:value="5842722.32063248" calcext:value-type="float">
            <text:p>5842722.32063248</text:p>
          </table:table-cell>
          <table:table-cell table:formula="of:=[.C4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118276873" calcext:value-type="float">
            <text:p>613483.118276873</text:p>
          </table:table-cell>
          <table:table-cell office:value-type="float" office:value="5842722.20625594" calcext:value-type="float">
            <text:p>5842722.20625594</text:p>
          </table:table-cell>
          <table:table-cell table:formula="of:=[.C4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07886732" calcext:value-type="float">
            <text:p>613483.007886732</text:p>
          </table:table-cell>
          <table:table-cell office:value-type="float" office:value="5842722.11094216" calcext:value-type="float">
            <text:p>5842722.11094216</text:p>
          </table:table-cell>
          <table:table-cell table:formula="of:=[.C4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2000732" calcext:value-type="float">
            <text:p>613482.92000732</text:p>
          </table:table-cell>
          <table:table-cell office:value-type="float" office:value="5842722.01615383" calcext:value-type="float">
            <text:p>5842722.01615383</text:p>
          </table:table-cell>
          <table:table-cell table:formula="of:=[.C4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831262497" calcext:value-type="float">
            <text:p>613482.831262497</text:p>
          </table:table-cell>
          <table:table-cell office:value-type="float" office:value="5842721.95844011" calcext:value-type="float">
            <text:p>5842721.95844011</text:p>
          </table:table-cell>
          <table:table-cell table:formula="of:=[.C4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708318869" calcext:value-type="float">
            <text:p>613482.708318869</text:p>
          </table:table-cell>
          <table:table-cell office:value-type="float" office:value="5842721.91847552" calcext:value-type="float">
            <text:p>5842721.91847552</text:p>
          </table:table-cell>
          <table:table-cell table:formula="of:=[.C4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60745327" calcext:value-type="float">
            <text:p>613482.60745327</text:p>
          </table:table-cell>
          <table:table-cell office:value-type="float" office:value="5842721.89757368" calcext:value-type="float">
            <text:p>5842721.89757368</text:p>
          </table:table-cell>
          <table:table-cell table:formula="of:=[.C5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50658767" calcext:value-type="float">
            <text:p>613482.50658767</text:p>
          </table:table-cell>
          <table:table-cell office:value-type="float" office:value="5842721.87667185" calcext:value-type="float">
            <text:p>5842721.87667185</text:p>
          </table:table-cell>
          <table:table-cell table:formula="of:=[.C5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404856666" calcext:value-type="float">
            <text:p>613482.404856666</text:p>
          </table:table-cell>
          <table:table-cell office:value-type="float" office:value="5842721.89284462" calcext:value-type="float">
            <text:p>5842721.89284462</text:p>
          </table:table-cell>
          <table:table-cell table:formula="of:=[.C5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291437595" calcext:value-type="float">
            <text:p>613482.291437595</text:p>
          </table:table-cell>
          <table:table-cell office:value-type="float" office:value="5842721.92729198" calcext:value-type="float">
            <text:p>5842721.92729198</text:p>
          </table:table-cell>
          <table:table-cell table:formula="of:=[.C5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210919223" calcext:value-type="float">
            <text:p>613482.210919223</text:p>
          </table:table-cell>
          <table:table-cell office:value-type="float" office:value="5842721.99960212" calcext:value-type="float">
            <text:p>5842721.99960212</text:p>
          </table:table-cell>
          <table:table-cell table:formula="of:=[.C5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118712787" calcext:value-type="float">
            <text:p>613482.118712787</text:p>
          </table:table-cell>
          <table:table-cell office:value-type="float" office:value="5842722.09018683" calcext:value-type="float">
            <text:p>5842722.09018683</text:p>
          </table:table-cell>
          <table:table-cell table:formula="of:=[.C5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026939054" calcext:value-type="float">
            <text:p>613482.026939054</text:p>
          </table:table-cell>
          <table:table-cell office:value-type="float" office:value="5842722.16223425" calcext:value-type="float">
            <text:p>5842722.16223425</text:p>
          </table:table-cell>
          <table:table-cell table:formula="of:=[.C5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911789192" calcext:value-type="float">
            <text:p>613481.911789192</text:p>
          </table:table-cell>
          <table:table-cell office:value-type="float" office:value="5842722.27083083" calcext:value-type="float">
            <text:p>5842722.27083083</text:p>
          </table:table-cell>
          <table:table-cell table:formula="of:=[.C5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819582766" calcext:value-type="float">
            <text:p>613481.819582766</text:p>
          </table:table-cell>
          <table:table-cell office:value-type="float" office:value="5842722.36141555" calcext:value-type="float">
            <text:p>5842722.36141555</text:p>
          </table:table-cell>
          <table:table-cell table:formula="of:=[.C5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726943644" calcext:value-type="float">
            <text:p>613481.726943644</text:p>
          </table:table-cell>
          <table:table-cell office:value-type="float" office:value="5842722.47053758" calcext:value-type="float">
            <text:p>5842722.47053758</text:p>
          </table:table-cell>
          <table:table-cell table:formula="of:=[.C5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633871827" calcext:value-type="float">
            <text:p>613481.633871827</text:p>
          </table:table-cell>
          <table:table-cell office:value-type="float" office:value="5842722.59819691" calcext:value-type="float">
            <text:p>5842722.59819691</text:p>
          </table:table-cell>
          <table:table-cell table:formula="of:=[.C5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541665412" calcext:value-type="float">
            <text:p>613481.541665412</text:p>
          </table:table-cell>
          <table:table-cell office:value-type="float" office:value="5842722.68878164" calcext:value-type="float">
            <text:p>5842722.68878164</text:p>
          </table:table-cell>
          <table:table-cell table:formula="of:=[.C5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426515573" calcext:value-type="float">
            <text:p>613481.426515573</text:p>
          </table:table-cell>
          <table:table-cell office:value-type="float" office:value="5842722.79737823" calcext:value-type="float">
            <text:p>5842722.79737823</text:p>
          </table:table-cell>
          <table:table-cell table:formula="of:=[.C5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323053801" calcext:value-type="float">
            <text:p>613481.323053801</text:p>
          </table:table-cell>
          <table:table-cell office:value-type="float" office:value="5842722.88770024" calcext:value-type="float">
            <text:p>5842722.88770024</text:p>
          </table:table-cell>
          <table:table-cell table:formula="of:=[.C5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242102762" calcext:value-type="float">
            <text:p>613481.242102762</text:p>
          </table:table-cell>
          <table:table-cell office:value-type="float" office:value="5842722.97854769" calcext:value-type="float">
            <text:p>5842722.97854769</text:p>
          </table:table-cell>
          <table:table-cell table:formula="of:=[.C5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161151725" calcext:value-type="float">
            <text:p>613481.161151725</text:p>
          </table:table-cell>
          <table:table-cell office:value-type="float" office:value="5842723.06939515" calcext:value-type="float">
            <text:p>5842723.06939515</text:p>
          </table:table-cell>
          <table:table-cell table:formula="of:=[.C5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079767995" calcext:value-type="float">
            <text:p>613481.079767995</text:p>
          </table:table-cell>
          <table:table-cell office:value-type="float" office:value="5842723.17877992" calcext:value-type="float">
            <text:p>5842723.17877992</text:p>
          </table:table-cell>
          <table:table-cell table:formula="of:=[.C5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987128905" calcext:value-type="float">
            <text:p>613480.987128905</text:p>
          </table:table-cell>
          <table:table-cell office:value-type="float" office:value="5842723.28790196" calcext:value-type="float">
            <text:p>5842723.28790196</text:p>
          </table:table-cell>
          <table:table-cell table:formula="of:=[.C5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894489819" calcext:value-type="float">
            <text:p>613480.894489819</text:p>
          </table:table-cell>
          <table:table-cell office:value-type="float" office:value="5842723.397024" calcext:value-type="float">
            <text:p>5842723.397024</text:p>
          </table:table-cell>
          <table:table-cell table:formula="of:=[.C5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813106099" calcext:value-type="float">
            <text:p>613480.813106099</text:p>
          </table:table-cell>
          <table:table-cell office:value-type="float" office:value="5842723.50640877" calcext:value-type="float">
            <text:p>5842723.50640877</text:p>
          </table:table-cell>
          <table:table-cell table:formula="of:=[.C5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720467021" calcext:value-type="float">
            <text:p>613480.720467021</text:p>
          </table:table-cell>
          <table:table-cell office:value-type="float" office:value="5842723.61553082" calcext:value-type="float">
            <text:p>5842723.61553082</text:p>
          </table:table-cell>
          <table:table-cell table:formula="of:=[.C5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638650614" calcext:value-type="float">
            <text:p>613480.638650614</text:p>
          </table:table-cell>
          <table:table-cell office:value-type="float" office:value="5842723.74345289" calcext:value-type="float">
            <text:p>5842723.74345289</text:p>
          </table:table-cell>
          <table:table-cell table:formula="of:=[.C5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546011544" calcext:value-type="float">
            <text:p>613480.546011544</text:p>
          </table:table-cell>
          <table:table-cell office:value-type="float" office:value="5842723.85257494" calcext:value-type="float">
            <text:p>5842723.85257494</text:p>
          </table:table-cell>
          <table:table-cell table:formula="of:=[.C5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453372478" calcext:value-type="float">
            <text:p>613480.453372478</text:p>
          </table:table-cell>
          <table:table-cell office:value-type="float" office:value="5842723.96169699" calcext:value-type="float">
            <text:p>5842723.96169699</text:p>
          </table:table-cell>
          <table:table-cell table:formula="of:=[.C5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360733416" calcext:value-type="float">
            <text:p>613480.360733416</text:p>
          </table:table-cell>
          <table:table-cell office:value-type="float" office:value="5842724.07081904" calcext:value-type="float">
            <text:p>5842724.07081904</text:p>
          </table:table-cell>
          <table:table-cell table:formula="of:=[.C5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279349719" calcext:value-type="float">
            <text:p>613480.279349719</text:p>
          </table:table-cell>
          <table:table-cell office:value-type="float" office:value="5842724.18020382" calcext:value-type="float">
            <text:p>5842724.18020382</text:p>
          </table:table-cell>
          <table:table-cell table:formula="of:=[.C5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198831414" calcext:value-type="float">
            <text:p>613480.198831414</text:p>
          </table:table-cell>
          <table:table-cell office:value-type="float" office:value="5842724.25251399" calcext:value-type="float">
            <text:p>5842724.25251399</text:p>
          </table:table-cell>
          <table:table-cell table:formula="of:=[.C5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107057749" calcext:value-type="float">
            <text:p>613480.107057749</text:p>
          </table:table-cell>
          <table:table-cell office:value-type="float" office:value="5842724.32456144" calcext:value-type="float">
            <text:p>5842724.32456144</text:p>
          </table:table-cell>
          <table:table-cell table:formula="of:=[.C5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04028727" calcext:value-type="float">
            <text:p>613480.004028727</text:p>
          </table:table-cell>
          <table:table-cell office:value-type="float" office:value="5842724.39634618" calcext:value-type="float">
            <text:p>5842724.39634618</text:p>
          </table:table-cell>
          <table:table-cell table:formula="of:=[.C5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889744347" calcext:value-type="float">
            <text:p>613479.889744347</text:p>
          </table:table-cell>
          <table:table-cell office:value-type="float" office:value="5842724.46786819" calcext:value-type="float">
            <text:p>5842724.46786819</text:p>
          </table:table-cell>
          <table:table-cell table:formula="of:=[.C5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78671533" calcext:value-type="float">
            <text:p>613479.78671533</text:p>
          </table:table-cell>
          <table:table-cell office:value-type="float" office:value="5842724.53965293" calcext:value-type="float">
            <text:p>5842724.53965293</text:p>
          </table:table-cell>
          <table:table-cell table:formula="of:=[.C5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672430957" calcext:value-type="float">
            <text:p>613479.672430957</text:p>
          </table:table-cell>
          <table:table-cell office:value-type="float" office:value="5842724.61117495" calcext:value-type="float">
            <text:p>5842724.61117495</text:p>
          </table:table-cell>
          <table:table-cell table:formula="of:=[.C5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580224616" calcext:value-type="float">
            <text:p>613479.580224616</text:p>
          </table:table-cell>
          <table:table-cell office:value-type="float" office:value="5842724.70175972" calcext:value-type="float">
            <text:p>5842724.70175972</text:p>
          </table:table-cell>
          <table:table-cell table:formula="of:=[.C5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454684889" calcext:value-type="float">
            <text:p>613479.454684889</text:p>
          </table:table-cell>
          <table:table-cell office:value-type="float" office:value="5842724.77301903" calcext:value-type="float">
            <text:p>5842724.77301903</text:p>
          </table:table-cell>
          <table:table-cell table:formula="of:=[.C5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317457115" calcext:value-type="float">
            <text:p>613479.317457115</text:p>
          </table:table-cell>
          <table:table-cell office:value-type="float" office:value="5842724.86255292" calcext:value-type="float">
            <text:p>5842724.86255292</text:p>
          </table:table-cell>
          <table:table-cell table:formula="of:=[.C5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180662037" calcext:value-type="float">
            <text:p>613479.180662037</text:p>
          </table:table-cell>
          <table:table-cell office:value-type="float" office:value="5842724.93354952" calcext:value-type="float">
            <text:p>5842724.93354952</text:p>
          </table:table-cell>
          <table:table-cell table:formula="of:=[.C5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54256943" calcext:value-type="float">
            <text:p>613479.054256943</text:p>
          </table:table-cell>
          <table:table-cell office:value-type="float" office:value="5842725.04188344" calcext:value-type="float">
            <text:p>5842725.04188344</text:p>
          </table:table-cell>
          <table:table-cell table:formula="of:=[.C5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928284544" calcext:value-type="float">
            <text:p>613478.928284544</text:p>
          </table:table-cell>
          <table:table-cell office:value-type="float" office:value="5842725.13168007" calcext:value-type="float">
            <text:p>5842725.13168007</text:p>
          </table:table-cell>
          <table:table-cell table:formula="of:=[.C5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90624102" calcext:value-type="float">
            <text:p>613478.790624102</text:p>
          </table:table-cell>
          <table:table-cell office:value-type="float" office:value="5842725.23975128" calcext:value-type="float">
            <text:p>5842725.23975128</text:p>
          </table:table-cell>
          <table:table-cell table:formula="of:=[.C5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630452948" calcext:value-type="float">
            <text:p>613478.630452948</text:p>
          </table:table-cell>
          <table:table-cell office:value-type="float" office:value="5842725.34729707" calcext:value-type="float">
            <text:p>5842725.34729707</text:p>
          </table:table-cell>
          <table:table-cell table:formula="of:=[.C5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481969847" calcext:value-type="float">
            <text:p>613478.481969847</text:p>
          </table:table-cell>
          <table:table-cell office:value-type="float" office:value="5842725.43656827" calcext:value-type="float">
            <text:p>5842725.43656827</text:p>
          </table:table-cell>
          <table:table-cell table:formula="of:=[.C5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355997469" calcext:value-type="float">
            <text:p>613478.355997469</text:p>
          </table:table-cell>
          <table:table-cell office:value-type="float" office:value="5842725.52636491" calcext:value-type="float">
            <text:p>5842725.52636491</text:p>
          </table:table-cell>
          <table:table-cell table:formula="of:=[.C5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207081693" calcext:value-type="float">
            <text:p>613478.207081693</text:p>
          </table:table-cell>
          <table:table-cell office:value-type="float" office:value="5842725.63417342" calcext:value-type="float">
            <text:p>5842725.63417342</text:p>
          </table:table-cell>
          <table:table-cell table:formula="of:=[.C5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069421281" calcext:value-type="float">
            <text:p>613478.069421281</text:p>
          </table:table-cell>
          <table:table-cell office:value-type="float" office:value="5842725.74224466" calcext:value-type="float">
            <text:p>5842725.74224466</text:p>
          </table:table-cell>
          <table:table-cell table:formula="of:=[.C5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920505518" calcext:value-type="float">
            <text:p>613477.920505518</text:p>
          </table:table-cell>
          <table:table-cell office:value-type="float" office:value="5842725.85005318" calcext:value-type="float">
            <text:p>5842725.85005318</text:p>
          </table:table-cell>
          <table:table-cell table:formula="of:=[.C5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772022446" calcext:value-type="float">
            <text:p>613477.772022446</text:p>
          </table:table-cell>
          <table:table-cell office:value-type="float" office:value="5842725.9393244" calcext:value-type="float">
            <text:p>5842725.9393244</text:p>
          </table:table-cell>
          <table:table-cell table:formula="of:=[.C5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634794736" calcext:value-type="float">
            <text:p>613477.634794736</text:p>
          </table:table-cell>
          <table:table-cell office:value-type="float" office:value="5842726.02885835" calcext:value-type="float">
            <text:p>5842726.02885835</text:p>
          </table:table-cell>
          <table:table-cell table:formula="of:=[.C5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508389705" calcext:value-type="float">
            <text:p>613477.508389705</text:p>
          </table:table-cell>
          <table:table-cell office:value-type="float" office:value="5842726.13719231" calcext:value-type="float">
            <text:p>5842726.13719231</text:p>
          </table:table-cell>
          <table:table-cell table:formula="of:=[.C5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70729323" calcext:value-type="float">
            <text:p>613477.370729323</text:p>
          </table:table-cell>
          <table:table-cell office:value-type="float" office:value="5842726.24526356" calcext:value-type="float">
            <text:p>5842726.24526356</text:p>
          </table:table-cell>
          <table:table-cell table:formula="of:=[.C5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244324304" calcext:value-type="float">
            <text:p>613477.244324304</text:p>
          </table:table-cell>
          <table:table-cell office:value-type="float" office:value="5842726.35359754" calcext:value-type="float">
            <text:p>5842726.35359754</text:p>
          </table:table-cell>
          <table:table-cell table:formula="of:=[.C5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106231251" calcext:value-type="float">
            <text:p>613477.106231251</text:p>
          </table:table-cell>
          <table:table-cell office:value-type="float" office:value="5842726.4802061" calcext:value-type="float">
            <text:p>5842726.4802061</text:p>
          </table:table-cell>
          <table:table-cell table:formula="of:=[.C5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968570888" calcext:value-type="float">
            <text:p>613476.968570888</text:p>
          </table:table-cell>
          <table:table-cell office:value-type="float" office:value="5842726.58827737" calcext:value-type="float">
            <text:p>5842726.58827737</text:p>
          </table:table-cell>
          <table:table-cell table:formula="of:=[.C5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830910531" calcext:value-type="float">
            <text:p>613476.830910531</text:p>
          </table:table-cell>
          <table:table-cell office:value-type="float" office:value="5842726.69634863" calcext:value-type="float">
            <text:p>5842726.69634863</text:p>
          </table:table-cell>
          <table:table-cell table:formula="of:=[.C5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692817499" calcext:value-type="float">
            <text:p>613476.692817499</text:p>
          </table:table-cell>
          <table:table-cell office:value-type="float" office:value="5842726.82295721" calcext:value-type="float">
            <text:p>5842726.82295721</text:p>
          </table:table-cell>
          <table:table-cell table:formula="of:=[.C5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565979829" calcext:value-type="float">
            <text:p>613476.565979829</text:p>
          </table:table-cell>
          <table:table-cell office:value-type="float" office:value="5842726.9498285" calcext:value-type="float">
            <text:p>5842726.9498285</text:p>
          </table:table-cell>
          <table:table-cell table:formula="of:=[.C5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17064136" calcext:value-type="float">
            <text:p>613476.417064136</text:p>
          </table:table-cell>
          <table:table-cell office:value-type="float" office:value="5842727.05763707" calcext:value-type="float">
            <text:p>5842727.05763707</text:p>
          </table:table-cell>
          <table:table-cell table:formula="of:=[.C5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6771577" calcext:value-type="float">
            <text:p>613476.26771577</text:p>
          </table:table-cell>
          <table:table-cell office:value-type="float" office:value="5842727.18398295" calcext:value-type="float">
            <text:p>5842727.18398295</text:p>
          </table:table-cell>
          <table:table-cell table:formula="of:=[.C5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130055445" calcext:value-type="float">
            <text:p>613476.130055445</text:p>
          </table:table-cell>
          <table:table-cell office:value-type="float" office:value="5842727.29205423" calcext:value-type="float">
            <text:p>5842727.29205423</text:p>
          </table:table-cell>
          <table:table-cell table:formula="of:=[.C5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991962448" calcext:value-type="float">
            <text:p>613475.991962448</text:p>
          </table:table-cell>
          <table:table-cell office:value-type="float" office:value="5842727.41866283" calcext:value-type="float">
            <text:p>5842727.41866283</text:p>
          </table:table-cell>
          <table:table-cell table:formula="of:=[.C5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865124812" calcext:value-type="float">
            <text:p>613475.865124812</text:p>
          </table:table-cell>
          <table:table-cell office:value-type="float" office:value="5842727.54553414" calcext:value-type="float">
            <text:p>5842727.54553414</text:p>
          </table:table-cell>
          <table:table-cell table:formula="of:=[.C5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727031829" calcext:value-type="float">
            <text:p>613475.727031829</text:p>
          </table:table-cell>
          <table:table-cell office:value-type="float" office:value="5842727.67214274" calcext:value-type="float">
            <text:p>5842727.67214274</text:p>
          </table:table-cell>
          <table:table-cell table:formula="of:=[.C5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566428147" calcext:value-type="float">
            <text:p>613475.566428147</text:p>
          </table:table-cell>
          <table:table-cell office:value-type="float" office:value="5842727.79822593" calcext:value-type="float">
            <text:p>5842727.79822593</text:p>
          </table:table-cell>
          <table:table-cell table:formula="of:=[.C5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417079826" calcext:value-type="float">
            <text:p>613475.417079826</text:p>
          </table:table-cell>
          <table:table-cell office:value-type="float" office:value="5842727.92457183" calcext:value-type="float">
            <text:p>5842727.92457183</text:p>
          </table:table-cell>
          <table:table-cell table:formula="of:=[.C5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290242218" calcext:value-type="float">
            <text:p>613475.290242218</text:p>
          </table:table-cell>
          <table:table-cell office:value-type="float" office:value="5842728.05144316" calcext:value-type="float">
            <text:p>5842728.05144316</text:p>
          </table:table-cell>
          <table:table-cell table:formula="of:=[.C5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140893912" calcext:value-type="float">
            <text:p>613475.140893912</text:p>
          </table:table-cell>
          <table:table-cell office:value-type="float" office:value="5842728.17778906" calcext:value-type="float">
            <text:p>5842728.17778906</text:p>
          </table:table-cell>
          <table:table-cell table:formula="of:=[.C5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013190968" calcext:value-type="float">
            <text:p>613475.013190968</text:p>
          </table:table-cell>
          <table:table-cell office:value-type="float" office:value="5842728.341735" calcext:value-type="float">
            <text:p>5842728.341735</text:p>
          </table:table-cell>
          <table:table-cell table:formula="of:=[.C5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97608732" calcext:value-type="float">
            <text:p>613474.897608732</text:p>
          </table:table-cell>
          <table:table-cell office:value-type="float" office:value="5842728.46886904" calcext:value-type="float">
            <text:p>5842728.46886904</text:p>
          </table:table-cell>
          <table:table-cell table:formula="of:=[.C5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48693122" calcext:value-type="float">
            <text:p>613474.748693122</text:p>
          </table:table-cell>
          <table:table-cell office:value-type="float" office:value="5842728.57667766" calcext:value-type="float">
            <text:p>5842728.57667766</text:p>
          </table:table-cell>
          <table:table-cell table:formula="of:=[.C5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621422875" calcext:value-type="float">
            <text:p>613474.621422875</text:p>
          </table:table-cell>
          <table:table-cell office:value-type="float" office:value="5842728.72208631" calcext:value-type="float">
            <text:p>5842728.72208631</text:p>
          </table:table-cell>
          <table:table-cell table:formula="of:=[.C5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516663336" calcext:value-type="float">
            <text:p>613474.516663336</text:p>
          </table:table-cell>
          <table:table-cell office:value-type="float" office:value="5842728.86802037" calcext:value-type="float">
            <text:p>5842728.86802037</text:p>
          </table:table-cell>
          <table:table-cell table:formula="of:=[.C5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399783108" calcext:value-type="float">
            <text:p>613474.399783108</text:p>
          </table:table-cell>
          <table:table-cell office:value-type="float" office:value="5842729.05076633" calcext:value-type="float">
            <text:p>5842729.05076633</text:p>
          </table:table-cell>
          <table:table-cell table:formula="of:=[.C5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283335561" calcext:value-type="float">
            <text:p>613474.283335561</text:p>
          </table:table-cell>
          <table:table-cell office:value-type="float" office:value="5842729.214975" calcext:value-type="float">
            <text:p>5842729.214975</text:p>
          </table:table-cell>
          <table:table-cell table:formula="of:=[.C5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177710699" calcext:value-type="float">
            <text:p>613474.177710699</text:p>
          </table:table-cell>
          <table:table-cell office:value-type="float" office:value="5842729.39798368" calcext:value-type="float">
            <text:p>5842729.39798368</text:p>
          </table:table-cell>
          <table:table-cell table:formula="of:=[.C5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084206536" calcext:value-type="float">
            <text:p>613474.084206536</text:p>
          </table:table-cell>
          <table:table-cell office:value-type="float" office:value="5842729.54418046" calcext:value-type="float">
            <text:p>5842729.54418046</text:p>
          </table:table-cell>
          <table:table-cell table:formula="of:=[.C5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013213075" calcext:value-type="float">
            <text:p>613474.013213075</text:p>
          </table:table-cell>
          <table:table-cell office:value-type="float" office:value="5842729.69090265" calcext:value-type="float">
            <text:p>5842729.69090265</text:p>
          </table:table-cell>
          <table:table-cell table:formula="of:=[.C5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974687651" calcext:value-type="float">
            <text:p>613473.974687651</text:p>
          </table:table-cell>
          <table:table-cell office:value-type="float" office:value="5842729.89402487" calcext:value-type="float">
            <text:p>5842729.89402487</text:p>
          </table:table-cell>
          <table:table-cell table:formula="of:=[.C5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925772223" calcext:value-type="float">
            <text:p>613473.925772223</text:p>
          </table:table-cell>
          <table:table-cell office:value-type="float" office:value="5842730.05980978" calcext:value-type="float">
            <text:p>5842730.05980978</text:p>
          </table:table-cell>
          <table:table-cell table:formula="of:=[.C5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876856798" calcext:value-type="float">
            <text:p>613473.876856798</text:p>
          </table:table-cell>
          <table:table-cell office:value-type="float" office:value="5842730.22559469" calcext:value-type="float">
            <text:p>5842730.22559469</text:p>
          </table:table-cell>
          <table:table-cell table:formula="of:=[.C5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839629393" calcext:value-type="float">
            <text:p>613473.839629393</text:p>
          </table:table-cell>
          <table:table-cell office:value-type="float" office:value="5842730.373105" calcext:value-type="float">
            <text:p>5842730.373105</text:p>
          </table:table-cell>
          <table:table-cell table:formula="of:=[.C5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825778024" calcext:value-type="float">
            <text:p>613473.825778024</text:p>
          </table:table-cell>
          <table:table-cell office:value-type="float" office:value="5842730.48406612" calcext:value-type="float">
            <text:p>5842730.48406612</text:p>
          </table:table-cell>
          <table:table-cell table:formula="of:=[.C5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856515371" calcext:value-type="float">
            <text:p>613473.856515371</text:p>
          </table:table-cell>
          <table:table-cell office:value-type="float" office:value="5842730.61461536" calcext:value-type="float">
            <text:p>5842730.61461536</text:p>
          </table:table-cell>
          <table:table-cell table:formula="of:=[.C5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910196079" calcext:value-type="float">
            <text:p>613473.910196079</text:p>
          </table:table-cell>
          <table:table-cell office:value-type="float" office:value="5842730.72715271" calcext:value-type="float">
            <text:p>5842730.72715271</text:p>
          </table:table-cell>
          <table:table-cell table:formula="of:=[.C5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3.963444114" calcext:value-type="float">
            <text:p>613473.963444114</text:p>
          </table:table-cell>
          <table:table-cell office:value-type="float" office:value="5842730.85822736" calcext:value-type="float">
            <text:p>5842730.85822736</text:p>
          </table:table-cell>
          <table:table-cell table:formula="of:=[.C5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016259474" calcext:value-type="float">
            <text:p>613474.016259474</text:p>
          </table:table-cell>
          <table:table-cell office:value-type="float" office:value="5842731.00783932" calcext:value-type="float">
            <text:p>5842731.00783932</text:p>
          </table:table-cell>
          <table:table-cell table:formula="of:=[.C5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080762848" calcext:value-type="float">
            <text:p>613474.080762848</text:p>
          </table:table-cell>
          <table:table-cell office:value-type="float" office:value="5842731.13917668" calcext:value-type="float">
            <text:p>5842731.13917668</text:p>
          </table:table-cell>
          <table:table-cell table:formula="of:=[.C5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156521562" calcext:value-type="float">
            <text:p>613474.156521562</text:p>
          </table:table-cell>
          <table:table-cell office:value-type="float" office:value="5842731.27077675" calcext:value-type="float">
            <text:p>5842731.27077675</text:p>
          </table:table-cell>
          <table:table-cell table:formula="of:=[.C5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25435829" calcext:value-type="float">
            <text:p>613474.25435829</text:p>
          </table:table-cell>
          <table:table-cell office:value-type="float" office:value="5842731.42143954" calcext:value-type="float">
            <text:p>5842731.42143954</text:p>
          </table:table-cell>
          <table:table-cell table:formula="of:=[.C5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318428978" calcext:value-type="float">
            <text:p>613474.318428978</text:p>
          </table:table-cell>
          <table:table-cell office:value-type="float" office:value="5842731.57131421" calcext:value-type="float">
            <text:p>5842731.57131421</text:p>
          </table:table-cell>
          <table:table-cell table:formula="of:=[.C5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393755007" calcext:value-type="float">
            <text:p>613474.393755007</text:p>
          </table:table-cell>
          <table:table-cell office:value-type="float" office:value="5842731.72145159" calcext:value-type="float">
            <text:p>5842731.72145159</text:p>
          </table:table-cell>
          <table:table-cell table:formula="of:=[.C5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458258359" calcext:value-type="float">
            <text:p>613474.458258359</text:p>
          </table:table-cell>
          <table:table-cell office:value-type="float" office:value="5842731.85278896" calcext:value-type="float">
            <text:p>5842731.85278896</text:p>
          </table:table-cell>
          <table:table-cell table:formula="of:=[.C5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511506365" calcext:value-type="float">
            <text:p>613474.511506365</text:p>
          </table:table-cell>
          <table:table-cell office:value-type="float" office:value="5842731.98386362" calcext:value-type="float">
            <text:p>5842731.98386362</text:p>
          </table:table-cell>
          <table:table-cell table:formula="of:=[.C5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59895307" calcext:value-type="float">
            <text:p>613474.59895307</text:p>
          </table:table-cell>
          <table:table-cell office:value-type="float" office:value="5842732.0971891" calcext:value-type="float">
            <text:p>5842732.0971891</text:p>
          </table:table-cell>
          <table:table-cell table:formula="of:=[.C5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675144429" calcext:value-type="float">
            <text:p>613474.675144429</text:p>
          </table:table-cell>
          <table:table-cell office:value-type="float" office:value="5842732.21025187" calcext:value-type="float">
            <text:p>5842732.21025187</text:p>
          </table:table-cell>
          <table:table-cell table:formula="of:=[.C5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750903109" calcext:value-type="float">
            <text:p>613474.750903109</text:p>
          </table:table-cell>
          <table:table-cell office:value-type="float" office:value="5842732.34185195" calcext:value-type="float">
            <text:p>5842732.34185195</text:p>
          </table:table-cell>
          <table:table-cell table:formula="of:=[.C5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26229111" calcext:value-type="float">
            <text:p>613474.826229111</text:p>
          </table:table-cell>
          <table:table-cell office:value-type="float" office:value="5842732.49198934" calcext:value-type="float">
            <text:p>5842732.49198934</text:p>
          </table:table-cell>
          <table:table-cell table:formula="of:=[.C5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869087106" calcext:value-type="float">
            <text:p>613474.869087106</text:p>
          </table:table-cell>
          <table:table-cell office:value-type="float" office:value="5842732.58572669" calcext:value-type="float">
            <text:p>5842732.58572669</text:p>
          </table:table-cell>
          <table:table-cell table:formula="of:=[.C5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4.956533792" calcext:value-type="float">
            <text:p>613474.956533792</text:p>
          </table:table-cell>
          <table:table-cell office:value-type="float" office:value="5842732.69905218" calcext:value-type="float">
            <text:p>5842732.69905218</text:p>
          </table:table-cell>
          <table:table-cell table:formula="of:=[.C5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05566849" calcext:value-type="float">
            <text:p>613475.05566849</text:p>
          </table:table-cell>
          <table:table-cell office:value-type="float" office:value="5842732.79410307" calcext:value-type="float">
            <text:p>5842732.79410307</text:p>
          </table:table-cell>
          <table:table-cell table:formula="of:=[.C5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143115167" calcext:value-type="float">
            <text:p>613475.143115167</text:p>
          </table:table-cell>
          <table:table-cell office:value-type="float" office:value="5842732.90742856" calcext:value-type="float">
            <text:p>5842732.90742856</text:p>
          </table:table-cell>
          <table:table-cell table:formula="of:=[.C5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23056184" calcext:value-type="float">
            <text:p>613475.23056184</text:p>
          </table:table-cell>
          <table:table-cell office:value-type="float" office:value="5842733.02075405" calcext:value-type="float">
            <text:p>5842733.02075405</text:p>
          </table:table-cell>
          <table:table-cell table:formula="of:=[.C5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352207207" calcext:value-type="float">
            <text:p>613475.352207207</text:p>
          </table:table-cell>
          <table:table-cell office:value-type="float" office:value="5842733.11633037" calcext:value-type="float">
            <text:p>5842733.11633037</text:p>
          </table:table-cell>
          <table:table-cell table:formula="of:=[.C6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440086548" calcext:value-type="float">
            <text:p>613475.440086548</text:p>
          </table:table-cell>
          <table:table-cell office:value-type="float" office:value="5842733.21111857" calcext:value-type="float">
            <text:p>5842733.21111857</text:p>
          </table:table-cell>
          <table:table-cell table:formula="of:=[.C6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573852601" calcext:value-type="float">
            <text:p>613475.573852601</text:p>
          </table:table-cell>
          <table:table-cell office:value-type="float" office:value="5842733.26988299" calcext:value-type="float">
            <text:p>5842733.26988299</text:p>
          </table:table-cell>
          <table:table-cell table:formula="of:=[.C6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695930633" calcext:value-type="float">
            <text:p>613475.695930633</text:p>
          </table:table-cell>
          <table:table-cell office:value-type="float" office:value="5842733.34692201" calcext:value-type="float">
            <text:p>5842733.34692201</text:p>
          </table:table-cell>
          <table:table-cell table:formula="of:=[.C6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5.875583397" calcext:value-type="float">
            <text:p>613475.875583397</text:p>
          </table:table-cell>
          <table:table-cell office:value-type="float" office:value="5842733.36966268" calcext:value-type="float">
            <text:p>5842733.36966268</text:p>
          </table:table-cell>
          <table:table-cell table:formula="of:=[.C6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21470139" calcext:value-type="float">
            <text:p>613476.021470139</text:p>
          </table:table-cell>
          <table:table-cell office:value-type="float" office:value="5842733.39161522" calcext:value-type="float">
            <text:p>5842733.39161522</text:p>
          </table:table-cell>
          <table:table-cell table:formula="of:=[.C6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16735688" calcext:value-type="float">
            <text:p>613476.16735688</text:p>
          </table:table-cell>
          <table:table-cell office:value-type="float" office:value="5842733.41356777" calcext:value-type="float">
            <text:p>5842733.41356777</text:p>
          </table:table-cell>
          <table:table-cell table:formula="of:=[.C6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348740361" calcext:value-type="float">
            <text:p>613476.348740361</text:p>
          </table:table-cell>
          <table:table-cell office:value-type="float" office:value="5842733.36215924" calcext:value-type="float">
            <text:p>5842733.36215924</text:p>
          </table:table-cell>
          <table:table-cell table:formula="of:=[.C6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95925145" calcext:value-type="float">
            <text:p>613476.495925145</text:p>
          </table:table-cell>
          <table:table-cell office:value-type="float" office:value="5842733.32849989" calcext:value-type="float">
            <text:p>5842733.32849989</text:p>
          </table:table-cell>
          <table:table-cell table:formula="of:=[.C6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643542612" calcext:value-type="float">
            <text:p>613476.643542612</text:p>
          </table:table-cell>
          <table:table-cell office:value-type="float" office:value="5842733.27630323" calcext:value-type="float">
            <text:p>5842733.27630323</text:p>
          </table:table-cell>
          <table:table-cell table:formula="of:=[.C6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768649401" calcext:value-type="float">
            <text:p>613476.768649401</text:p>
          </table:table-cell>
          <table:table-cell office:value-type="float" office:value="5842733.22358116" calcext:value-type="float">
            <text:p>5842733.22358116</text:p>
          </table:table-cell>
          <table:table-cell table:formula="of:=[.C6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916266874" calcext:value-type="float">
            <text:p>613476.916266874</text:p>
          </table:table-cell>
          <table:table-cell office:value-type="float" office:value="5842733.17138451" calcext:value-type="float">
            <text:p>5842733.17138451</text:p>
          </table:table-cell>
          <table:table-cell table:formula="of:=[.C6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042239036" calcext:value-type="float">
            <text:p>613477.042239036</text:p>
          </table:table-cell>
          <table:table-cell office:value-type="float" office:value="5842733.08158784" calcext:value-type="float">
            <text:p>5842733.08158784</text:p>
          </table:table-cell>
          <table:table-cell table:formula="of:=[.C6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214097932" calcext:value-type="float">
            <text:p>613477.214097932</text:p>
          </table:table-cell>
          <table:table-cell office:value-type="float" office:value="5842732.95576742" calcext:value-type="float">
            <text:p>5842732.95576742</text:p>
          </table:table-cell>
          <table:table-cell table:formula="of:=[.C6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63013472" calcext:value-type="float">
            <text:p>613477.363013472</text:p>
          </table:table-cell>
          <table:table-cell office:value-type="float" office:value="5842732.84795887" calcext:value-type="float">
            <text:p>5842732.84795887</text:p>
          </table:table-cell>
          <table:table-cell table:formula="of:=[.C6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511496332" calcext:value-type="float">
            <text:p>613477.511496332</text:p>
          </table:table-cell>
          <table:table-cell office:value-type="float" office:value="5842732.75868764" calcext:value-type="float">
            <text:p>5842732.75868764</text:p>
          </table:table-cell>
          <table:table-cell table:formula="of:=[.C6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647858487" calcext:value-type="float">
            <text:p>613477.647858487</text:p>
          </table:table-cell>
          <table:table-cell office:value-type="float" office:value="5842732.7062283" calcext:value-type="float">
            <text:p>5842732.7062283</text:p>
          </table:table-cell>
          <table:table-cell table:formula="of:=[.C6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78465333" calcext:value-type="float">
            <text:p>613477.78465333</text:p>
          </table:table-cell>
          <table:table-cell office:value-type="float" office:value="5842732.63523167" calcext:value-type="float">
            <text:p>5842732.63523167</text:p>
          </table:table-cell>
          <table:table-cell table:formula="of:=[.C6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921880863" calcext:value-type="float">
            <text:p>613477.921880863</text:p>
          </table:table-cell>
          <table:table-cell office:value-type="float" office:value="5842732.54569773" calcext:value-type="float">
            <text:p>5842732.54569773</text:p>
          </table:table-cell>
          <table:table-cell table:formula="of:=[.C6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070363744" calcext:value-type="float">
            <text:p>613478.070363744</text:p>
          </table:table-cell>
          <table:table-cell office:value-type="float" office:value="5842732.45642651" calcext:value-type="float">
            <text:p>5842732.45642651</text:p>
          </table:table-cell>
          <table:table-cell table:formula="of:=[.C6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230101972" calcext:value-type="float">
            <text:p>613478.230101972</text:p>
          </table:table-cell>
          <table:table-cell office:value-type="float" office:value="5842732.36741801" calcext:value-type="float">
            <text:p>5842732.36741801</text:p>
          </table:table-cell>
          <table:table-cell table:formula="of:=[.C6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366896834" calcext:value-type="float">
            <text:p>613478.366896834</text:p>
          </table:table-cell>
          <table:table-cell office:value-type="float" office:value="5842732.29642139" calcext:value-type="float">
            <text:p>5842732.29642139</text:p>
          </table:table-cell>
          <table:table-cell table:formula="of:=[.C6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503691699" calcext:value-type="float">
            <text:p>613478.503691699</text:p>
          </table:table-cell>
          <table:table-cell office:value-type="float" office:value="5842732.22542477" calcext:value-type="float">
            <text:p>5842732.22542477</text:p>
          </table:table-cell>
          <table:table-cell table:formula="of:=[.C6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629231226" calcext:value-type="float">
            <text:p>613478.629231226</text:p>
          </table:table-cell>
          <table:table-cell office:value-type="float" office:value="5842732.15416544" calcext:value-type="float">
            <text:p>5842732.15416544</text:p>
          </table:table-cell>
          <table:table-cell table:formula="of:=[.C6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77714132" calcext:value-type="float">
            <text:p>613478.777714132</text:p>
          </table:table-cell>
          <table:table-cell office:value-type="float" office:value="5842732.06489425" calcext:value-type="float">
            <text:p>5842732.06489425</text:p>
          </table:table-cell>
          <table:table-cell table:formula="of:=[.C6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926197043" calcext:value-type="float">
            <text:p>613478.926197043</text:p>
          </table:table-cell>
          <table:table-cell office:value-type="float" office:value="5842731.97562306" calcext:value-type="float">
            <text:p>5842731.97562306</text:p>
          </table:table-cell>
          <table:table-cell table:formula="of:=[.C6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97190647" calcext:value-type="float">
            <text:p>613479.097190647</text:p>
          </table:table-cell>
          <table:table-cell office:value-type="float" office:value="5842731.8868773" calcext:value-type="float">
            <text:p>5842731.8868773</text:p>
          </table:table-cell>
          <table:table-cell table:formula="of:=[.C6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256496223" calcext:value-type="float">
            <text:p>613479.256496223</text:p>
          </table:table-cell>
          <table:table-cell office:value-type="float" office:value="5842731.81640614" calcext:value-type="float">
            <text:p>5842731.81640614</text:p>
          </table:table-cell>
          <table:table-cell table:formula="of:=[.C6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393291115" calcext:value-type="float">
            <text:p>613479.393291115</text:p>
          </table:table-cell>
          <table:table-cell office:value-type="float" office:value="5842731.74540955" calcext:value-type="float">
            <text:p>5842731.74540955</text:p>
          </table:table-cell>
          <table:table-cell table:formula="of:=[.C6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541341356" calcext:value-type="float">
            <text:p>613479.541341356</text:p>
          </table:table-cell>
          <table:table-cell office:value-type="float" office:value="5842731.67467568" calcext:value-type="float">
            <text:p>5842731.67467568</text:p>
          </table:table-cell>
          <table:table-cell table:formula="of:=[.C6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701512331" calcext:value-type="float">
            <text:p>613479.701512331</text:p>
          </table:table-cell>
          <table:table-cell office:value-type="float" office:value="5842731.56712993" calcext:value-type="float">
            <text:p>5842731.56712993</text:p>
          </table:table-cell>
          <table:table-cell table:formula="of:=[.C6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873371351" calcext:value-type="float">
            <text:p>613479.873371351</text:p>
          </table:table-cell>
          <table:table-cell office:value-type="float" office:value="5842731.4413096" calcext:value-type="float">
            <text:p>5842731.4413096</text:p>
          </table:table-cell>
          <table:table-cell table:formula="of:=[.C6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33109647" calcext:value-type="float">
            <text:p>613480.033109647</text:p>
          </table:table-cell>
          <table:table-cell office:value-type="float" office:value="5842731.35230116" calcext:value-type="float">
            <text:p>5842731.35230116</text:p>
          </table:table-cell>
          <table:table-cell table:formula="of:=[.C6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18115991" calcext:value-type="float">
            <text:p>613480.18115991</text:p>
          </table:table-cell>
          <table:table-cell office:value-type="float" office:value="5842731.28156731" calcext:value-type="float">
            <text:p>5842731.28156731</text:p>
          </table:table-cell>
          <table:table-cell table:formula="of:=[.C6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307132181" calcext:value-type="float">
            <text:p>613480.307132181</text:p>
          </table:table-cell>
          <table:table-cell office:value-type="float" office:value="5842731.19177071" calcext:value-type="float">
            <text:p>5842731.19177071</text:p>
          </table:table-cell>
          <table:table-cell table:formula="of:=[.C6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456047843" calcext:value-type="float">
            <text:p>613480.456047843</text:p>
          </table:table-cell>
          <table:table-cell office:value-type="float" office:value="5842731.08396227" calcext:value-type="float">
            <text:p>5842731.08396227</text:p>
          </table:table-cell>
          <table:table-cell table:formula="of:=[.C6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594140863" calcext:value-type="float">
            <text:p>613480.594140863</text:p>
          </table:table-cell>
          <table:table-cell office:value-type="float" office:value="5842730.9573538" calcext:value-type="float">
            <text:p>5842730.9573538</text:p>
          </table:table-cell>
          <table:table-cell table:formula="of:=[.C6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754744582" calcext:value-type="float">
            <text:p>613480.754744582</text:p>
          </table:table-cell>
          <table:table-cell office:value-type="float" office:value="5842730.83127077" calcext:value-type="float">
            <text:p>5842730.83127077</text:p>
          </table:table-cell>
          <table:table-cell table:formula="of:=[.C6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903660265" calcext:value-type="float">
            <text:p>613480.903660265</text:p>
          </table:table-cell>
          <table:table-cell office:value-type="float" office:value="5842730.72346234" calcext:value-type="float">
            <text:p>5842730.72346234</text:p>
          </table:table-cell>
          <table:table-cell table:formula="of:=[.C6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064696698" calcext:value-type="float">
            <text:p>613481.064696698</text:p>
          </table:table-cell>
          <table:table-cell office:value-type="float" office:value="5842730.57884202" calcext:value-type="float">
            <text:p>5842730.57884202</text:p>
          </table:table-cell>
          <table:table-cell table:formula="of:=[.C6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225300442" calcext:value-type="float">
            <text:p>613481.225300442</text:p>
          </table:table-cell>
          <table:table-cell office:value-type="float" office:value="5842730.45275902" calcext:value-type="float">
            <text:p>5842730.45275902</text:p>
          </table:table-cell>
          <table:table-cell table:formula="of:=[.C6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385904194" calcext:value-type="float">
            <text:p>613481.385904194</text:p>
          </table:table-cell>
          <table:table-cell office:value-type="float" office:value="5842730.32667601" calcext:value-type="float">
            <text:p>5842730.32667601</text:p>
          </table:table-cell>
          <table:table-cell table:formula="of:=[.C6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557763301" calcext:value-type="float">
            <text:p>613481.557763301</text:p>
          </table:table-cell>
          <table:table-cell office:value-type="float" office:value="5842730.20085574" calcext:value-type="float">
            <text:p>5842730.20085574</text:p>
          </table:table-cell>
          <table:table-cell table:formula="of:=[.C6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71793437" calcext:value-type="float">
            <text:p>613481.71793437</text:p>
          </table:table-cell>
          <table:table-cell office:value-type="float" office:value="5842730.09331005" calcext:value-type="float">
            <text:p>5842730.09331005</text:p>
          </table:table-cell>
          <table:table-cell table:formula="of:=[.C6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867282798" calcext:value-type="float">
            <text:p>613481.867282798</text:p>
          </table:table-cell>
          <table:table-cell office:value-type="float" office:value="5842729.96696434" calcext:value-type="float">
            <text:p>5842729.96696434</text:p>
          </table:table-cell>
          <table:table-cell table:formula="of:=[.C6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993687836" calcext:value-type="float">
            <text:p>613481.993687836</text:p>
          </table:table-cell>
          <table:table-cell office:value-type="float" office:value="5842729.85863049" calcext:value-type="float">
            <text:p>5842729.85863049</text:p>
          </table:table-cell>
          <table:table-cell table:formula="of:=[.C6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131348229" calcext:value-type="float">
            <text:p>613482.131348229</text:p>
          </table:table-cell>
          <table:table-cell office:value-type="float" office:value="5842729.75055937" calcext:value-type="float">
            <text:p>5842729.75055937</text:p>
          </table:table-cell>
          <table:table-cell table:formula="of:=[.C6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303207376" calcext:value-type="float">
            <text:p>613482.303207376</text:p>
          </table:table-cell>
          <table:table-cell office:value-type="float" office:value="5842729.62473912" calcext:value-type="float">
            <text:p>5842729.62473912</text:p>
          </table:table-cell>
          <table:table-cell table:formula="of:=[.C6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440867782" calcext:value-type="float">
            <text:p>613482.440867782</text:p>
          </table:table-cell>
          <table:table-cell office:value-type="float" office:value="5842729.51666801" calcext:value-type="float">
            <text:p>5842729.51666801</text:p>
          </table:table-cell>
          <table:table-cell table:formula="of:=[.C6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601038892" calcext:value-type="float">
            <text:p>613482.601038892</text:p>
          </table:table-cell>
          <table:table-cell office:value-type="float" office:value="5842729.40912235" calcext:value-type="float">
            <text:p>5842729.40912235</text:p>
          </table:table-cell>
          <table:table-cell table:formula="of:=[.C6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727443961" calcext:value-type="float">
            <text:p>613482.727443961</text:p>
          </table:table-cell>
          <table:table-cell office:value-type="float" office:value="5842729.30078851" calcext:value-type="float">
            <text:p>5842729.30078851</text:p>
          </table:table-cell>
          <table:table-cell table:formula="of:=[.C6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865104385" calcext:value-type="float">
            <text:p>613482.865104385</text:p>
          </table:table-cell>
          <table:table-cell office:value-type="float" office:value="5842729.19271741" calcext:value-type="float">
            <text:p>5842729.19271741</text:p>
          </table:table-cell>
          <table:table-cell table:formula="of:=[.C6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36530866" calcext:value-type="float">
            <text:p>613483.036530866</text:p>
          </table:table-cell>
          <table:table-cell office:value-type="float" office:value="5842729.08543449" calcext:value-type="float">
            <text:p>5842729.08543449</text:p>
          </table:table-cell>
          <table:table-cell table:formula="of:=[.C6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08390061" calcext:value-type="float">
            <text:p>613483.208390061</text:p>
          </table:table-cell>
          <table:table-cell office:value-type="float" office:value="5842728.95961428" calcext:value-type="float">
            <text:p>5842728.95961428</text:p>
          </table:table-cell>
          <table:table-cell table:formula="of:=[.C6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80249264" calcext:value-type="float">
            <text:p>613483.380249264</text:p>
          </table:table-cell>
          <table:table-cell office:value-type="float" office:value="5842728.83379407" calcext:value-type="float">
            <text:p>5842728.83379407</text:p>
          </table:table-cell>
          <table:table-cell table:formula="of:=[.C6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17909716" calcext:value-type="float">
            <text:p>613483.517909716</text:p>
          </table:table-cell>
          <table:table-cell office:value-type="float" office:value="5842728.72572298" calcext:value-type="float">
            <text:p>5842728.72572298</text:p>
          </table:table-cell>
          <table:table-cell table:formula="of:=[.C6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78080877" calcext:value-type="float">
            <text:p>613483.678080877</text:p>
          </table:table-cell>
          <table:table-cell office:value-type="float" office:value="5842728.61817736" calcext:value-type="float">
            <text:p>5842728.61817736</text:p>
          </table:table-cell>
          <table:table-cell table:formula="of:=[.C6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82786211" calcext:value-type="float">
            <text:p>613483.82786211</text:p>
          </table:table-cell>
          <table:table-cell office:value-type="float" office:value="5842728.47329441" calcext:value-type="float">
            <text:p>5842728.47329441</text:p>
          </table:table-cell>
          <table:table-cell table:formula="of:=[.C6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88033286" calcext:value-type="float">
            <text:p>613483.988033286</text:p>
          </table:table-cell>
          <table:table-cell office:value-type="float" office:value="5842728.36574879" calcext:value-type="float">
            <text:p>5842728.36574879</text:p>
          </table:table-cell>
          <table:table-cell table:formula="of:=[.C6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48637178" calcext:value-type="float">
            <text:p>613484.148637178</text:p>
          </table:table-cell>
          <table:table-cell office:value-type="float" office:value="5842728.23966588" calcext:value-type="float">
            <text:p>5842728.23966588</text:p>
          </table:table-cell>
          <table:table-cell table:formula="of:=[.C6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20496432" calcext:value-type="float">
            <text:p>613484.320496432</text:p>
          </table:table-cell>
          <table:table-cell office:value-type="float" office:value="5842728.1138457" calcext:value-type="float">
            <text:p>5842728.1138457</text:p>
          </table:table-cell>
          <table:table-cell table:formula="of:=[.C6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469844988" calcext:value-type="float">
            <text:p>613484.469844988</text:p>
          </table:table-cell>
          <table:table-cell office:value-type="float" office:value="5842727.98750007" calcext:value-type="float">
            <text:p>5842727.98750007</text:p>
          </table:table-cell>
          <table:table-cell table:formula="of:=[.C6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19626263" calcext:value-type="float">
            <text:p>613484.619626263</text:p>
          </table:table-cell>
          <table:table-cell office:value-type="float" office:value="5842727.84261714" calcext:value-type="float">
            <text:p>5842727.84261714</text:p>
          </table:table-cell>
          <table:table-cell table:formula="of:=[.C6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80662901" calcext:value-type="float">
            <text:p>613484.780662901</text:p>
          </table:table-cell>
          <table:table-cell office:value-type="float" office:value="5842727.69799695" calcext:value-type="float">
            <text:p>5842727.69799695</text:p>
          </table:table-cell>
          <table:table-cell table:formula="of:=[.C6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63777544" calcext:value-type="float">
            <text:p>613484.963777544</text:p>
          </table:table-cell>
          <table:table-cell office:value-type="float" office:value="5842727.57243952" calcext:value-type="float">
            <text:p>5842727.57243952</text:p>
          </table:table-cell>
          <table:table-cell table:formula="of:=[.C6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35204129" calcext:value-type="float">
            <text:p>613485.135204129</text:p>
          </table:table-cell>
          <table:table-cell office:value-type="float" office:value="5842727.46515668" calcext:value-type="float">
            <text:p>5842727.46515668</text:p>
          </table:table-cell>
          <table:table-cell table:formula="of:=[.C6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29580808" calcext:value-type="float">
            <text:p>613485.29580808</text:p>
          </table:table-cell>
          <table:table-cell office:value-type="float" office:value="5842727.3390738" calcext:value-type="float">
            <text:p>5842727.3390738</text:p>
          </table:table-cell>
          <table:table-cell table:formula="of:=[.C6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456844755" calcext:value-type="float">
            <text:p>613485.456844755</text:p>
          </table:table-cell>
          <table:table-cell office:value-type="float" office:value="5842727.19445363" calcext:value-type="float">
            <text:p>5842727.19445363</text:p>
          </table:table-cell>
          <table:table-cell table:formula="of:=[.C6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617881439" calcext:value-type="float">
            <text:p>613485.617881439</text:p>
          </table:table-cell>
          <table:table-cell office:value-type="float" office:value="5842727.04983346" calcext:value-type="float">
            <text:p>5842727.04983346</text:p>
          </table:table-cell>
          <table:table-cell table:formula="of:=[.C6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801428843" calcext:value-type="float">
            <text:p>613485.801428843</text:p>
          </table:table-cell>
          <table:table-cell office:value-type="float" office:value="5842726.90573877" calcext:value-type="float">
            <text:p>5842726.90573877</text:p>
          </table:table-cell>
          <table:table-cell table:formula="of:=[.C6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985408974" calcext:value-type="float">
            <text:p>613485.985408974</text:p>
          </table:table-cell>
          <table:table-cell office:value-type="float" office:value="5842726.74310678" calcext:value-type="float">
            <text:p>5842726.74310678</text:p>
          </table:table-cell>
          <table:table-cell table:formula="of:=[.C6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46445688" calcext:value-type="float">
            <text:p>613486.146445688</text:p>
          </table:table-cell>
          <table:table-cell office:value-type="float" office:value="5842726.59848662" calcext:value-type="float">
            <text:p>5842726.59848662</text:p>
          </table:table-cell>
          <table:table-cell table:formula="of:=[.C6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307482412" calcext:value-type="float">
            <text:p>613486.307482412</text:p>
          </table:table-cell>
          <table:table-cell office:value-type="float" office:value="5842726.45386648" calcext:value-type="float">
            <text:p>5842726.45386648</text:p>
          </table:table-cell>
          <table:table-cell table:formula="of:=[.C6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45575714" calcext:value-type="float">
            <text:p>613486.445575714</text:p>
          </table:table-cell>
          <table:table-cell office:value-type="float" office:value="5842726.32725817" calcext:value-type="float">
            <text:p>5842726.32725817</text:p>
          </table:table-cell>
          <table:table-cell table:formula="of:=[.C6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58453446" calcext:value-type="float">
            <text:p>613486.58453446</text:p>
          </table:table-cell>
          <table:table-cell office:value-type="float" office:value="5842726.16357527" calcext:value-type="float">
            <text:p>5842726.16357527</text:p>
          </table:table-cell>
          <table:table-cell table:formula="of:=[.C6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1137242" calcext:value-type="float">
            <text:p>613486.71137242</text:p>
          </table:table-cell>
          <table:table-cell office:value-type="float" office:value="5842726.03670423" calcext:value-type="float">
            <text:p>5842726.03670423</text:p>
          </table:table-cell>
          <table:table-cell table:formula="of:=[.C6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826955028" calcext:value-type="float">
            <text:p>613486.826955028</text:p>
          </table:table-cell>
          <table:table-cell office:value-type="float" office:value="5842725.90957047" calcext:value-type="float">
            <text:p>5842725.90957047</text:p>
          </table:table-cell>
          <table:table-cell table:formula="of:=[.C6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20892366" calcext:value-type="float">
            <text:p>613486.920892366</text:p>
          </table:table-cell>
          <table:table-cell office:value-type="float" office:value="5842725.74483662" calcext:value-type="float">
            <text:p>5842725.74483662</text:p>
          </table:table-cell>
          <table:table-cell table:formula="of:=[.C6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91886273" calcext:value-type="float">
            <text:p>613486.991886273</text:p>
          </table:table-cell>
          <table:table-cell office:value-type="float" office:value="5842725.59811462" calcext:value-type="float">
            <text:p>5842725.59811462</text:p>
          </table:table-cell>
          <table:table-cell table:formula="of:=[.C6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40369466" calcext:value-type="float">
            <text:p>613487.040369466</text:p>
          </table:table-cell>
          <table:table-cell office:value-type="float" office:value="5842725.45086714" calcext:value-type="float">
            <text:p>5842725.45086714</text:p>
          </table:table-cell>
          <table:table-cell table:formula="of:=[.C6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78030023" calcext:value-type="float">
            <text:p>613487.078030023</text:p>
          </table:table-cell>
          <table:table-cell office:value-type="float" office:value="5842725.28481962" calcext:value-type="float">
            <text:p>5842725.28481962</text:p>
          </table:table-cell>
          <table:table-cell table:formula="of:=[.C6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15690583" calcext:value-type="float">
            <text:p>613487.115690583</text:p>
          </table:table-cell>
          <table:table-cell office:value-type="float" office:value="5842725.1187721" calcext:value-type="float">
            <text:p>5842725.1187721</text:p>
          </table:table-cell>
          <table:table-cell table:formula="of:=[.C6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41663064" calcext:value-type="float">
            <text:p>613487.141663064</text:p>
          </table:table-cell>
          <table:table-cell office:value-type="float" office:value="5842724.97099915" calcext:value-type="float">
            <text:p>5842724.97099915</text:p>
          </table:table-cell>
          <table:table-cell table:formula="of:=[.C6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56380187" calcext:value-type="float">
            <text:p>613487.156380187</text:p>
          </table:table-cell>
          <table:table-cell office:value-type="float" office:value="5842724.82296346" calcext:value-type="float">
            <text:p>5842724.82296346</text:p>
          </table:table-cell>
          <table:table-cell table:formula="of:=[.C6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15685947" calcext:value-type="float">
            <text:p>613487.115685947</text:p>
          </table:table-cell>
          <table:table-cell office:value-type="float" office:value="5842724.63653949" calcext:value-type="float">
            <text:p>5842724.63653949</text:p>
          </table:table-cell>
          <table:table-cell table:formula="of:=[.C6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62870903" calcext:value-type="float">
            <text:p>613487.062870903</text:p>
          </table:table-cell>
          <table:table-cell office:value-type="float" office:value="5842724.48692738" calcext:value-type="float">
            <text:p>5842724.48692738</text:p>
          </table:table-cell>
          <table:table-cell table:formula="of:=[.C6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22176657" calcext:value-type="float">
            <text:p>613487.022176657</text:p>
          </table:table-cell>
          <table:table-cell office:value-type="float" office:value="5842724.30050341" calcext:value-type="float">
            <text:p>5842724.30050341</text:p>
          </table:table-cell>
          <table:table-cell table:formula="of:=[.C6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91439609" calcext:value-type="float">
            <text:p>613486.991439609</text:p>
          </table:table-cell>
          <table:table-cell office:value-type="float" office:value="5842724.16995408" calcext:value-type="float">
            <text:p>5842724.16995408</text:p>
          </table:table-cell>
          <table:table-cell table:formula="of:=[.C6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60269841" calcext:value-type="float">
            <text:p>613486.960269841</text:p>
          </table:table-cell>
          <table:table-cell office:value-type="float" office:value="5842724.05794205" calcext:value-type="float">
            <text:p>5842724.05794205</text:p>
          </table:table-cell>
          <table:table-cell table:formula="of:=[.C6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17844709" calcext:value-type="float">
            <text:p>613486.917844709</text:p>
          </table:table-cell>
          <table:table-cell office:value-type="float" office:value="5842723.94566729" calcext:value-type="float">
            <text:p>5842723.94566729</text:p>
          </table:table-cell>
          <table:table-cell table:formula="of:=[.C6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829965405" calcext:value-type="float">
            <text:p>613486.829965405</text:p>
          </table:table-cell>
          <table:table-cell office:value-type="float" office:value="5842723.85087889" calcext:value-type="float">
            <text:p>5842723.85087889</text:p>
          </table:table-cell>
          <table:table-cell table:formula="of:=[.C6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76717624" calcext:value-type="float">
            <text:p>613486.776717624</text:p>
          </table:table-cell>
          <table:table-cell office:value-type="float" office:value="5842723.71980409" calcext:value-type="float">
            <text:p>5842723.71980409</text:p>
          </table:table-cell>
          <table:table-cell table:formula="of:=[.C6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12214477" calcext:value-type="float">
            <text:p>613486.712214477</text:p>
          </table:table-cell>
          <table:table-cell office:value-type="float" office:value="5842723.58846656" calcext:value-type="float">
            <text:p>5842723.58846656</text:p>
          </table:table-cell>
          <table:table-cell table:formula="of:=[.C6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614810671" calcext:value-type="float">
            <text:p>613486.614810671</text:p>
          </table:table-cell>
          <table:table-cell office:value-type="float" office:value="5842723.41926622" calcext:value-type="float">
            <text:p>5842723.41926622</text:p>
          </table:table-cell>
          <table:table-cell table:formula="of:=[.C6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54944208" calcext:value-type="float">
            <text:p>613486.54944208</text:p>
          </table:table-cell>
          <table:table-cell office:value-type="float" office:value="5842723.32500329" calcext:value-type="float">
            <text:p>5842723.32500329</text:p>
          </table:table-cell>
          <table:table-cell table:formula="of:=[.C6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50740111" calcext:value-type="float">
            <text:p>613486.450740111</text:p>
          </table:table-cell>
          <table:table-cell office:value-type="float" office:value="5842723.21141486" calcext:value-type="float">
            <text:p>5842723.21141486</text:p>
          </table:table-cell>
          <table:table-cell table:formula="of:=[.C6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352470854" calcext:value-type="float">
            <text:p>613486.352470854</text:p>
          </table:table-cell>
          <table:table-cell office:value-type="float" office:value="5842723.07928913" calcext:value-type="float">
            <text:p>5842723.07928913</text:p>
          </table:table-cell>
          <table:table-cell table:formula="of:=[.C6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265456957" calcext:value-type="float">
            <text:p>613486.265456957</text:p>
          </table:table-cell>
          <table:table-cell office:value-type="float" office:value="5842722.94742614" calcext:value-type="float">
            <text:p>5842722.94742614</text:p>
          </table:table-cell>
          <table:table-cell table:formula="of:=[.C6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89265703" calcext:value-type="float">
            <text:p>613486.189265703</text:p>
          </table:table-cell>
          <table:table-cell office:value-type="float" office:value="5842722.83436318" calcext:value-type="float">
            <text:p>5842722.83436318</text:p>
          </table:table-cell>
          <table:table-cell table:formula="of:=[.C6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02251797" calcext:value-type="float">
            <text:p>613486.102251797</text:p>
          </table:table-cell>
          <table:table-cell office:value-type="float" office:value="5842722.70250019" calcext:value-type="float">
            <text:p>5842722.70250019</text:p>
          </table:table-cell>
          <table:table-cell table:formula="of:=[.C6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991861724" calcext:value-type="float">
            <text:p>613485.991861724</text:p>
          </table:table-cell>
          <table:table-cell office:value-type="float" office:value="5842722.60718634" calcext:value-type="float">
            <text:p>5842722.60718634</text:p>
          </table:table-cell>
          <table:table-cell table:formula="of:=[.C7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847705549" calcext:value-type="float">
            <text:p>613485.847705549</text:p>
          </table:table-cell>
          <table:table-cell office:value-type="float" office:value="5842722.51108429" calcext:value-type="float">
            <text:p>5842722.51108429</text:p>
          </table:table-cell>
          <table:table-cell table:formula="of:=[.C7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737748181" calcext:value-type="float">
            <text:p>613485.737748181</text:p>
          </table:table-cell>
          <table:table-cell office:value-type="float" office:value="5842722.39723314" calcext:value-type="float">
            <text:p>5842722.39723314</text:p>
          </table:table-cell>
          <table:table-cell table:formula="of:=[.C7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638180746" calcext:value-type="float">
            <text:p>613485.638180746</text:p>
          </table:table-cell>
          <table:table-cell office:value-type="float" office:value="5842722.32071933" calcext:value-type="float">
            <text:p>5842722.32071933</text:p>
          </table:table-cell>
          <table:table-cell table:formula="of:=[.C7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549868673" calcext:value-type="float">
            <text:p>613485.549868673</text:p>
          </table:table-cell>
          <table:table-cell office:value-type="float" office:value="5842722.24446826" calcext:value-type="float">
            <text:p>5842722.24446826</text:p>
          </table:table-cell>
          <table:table-cell table:formula="of:=[.C7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461123884" calcext:value-type="float">
            <text:p>613485.461123884</text:p>
          </table:table-cell>
          <table:table-cell office:value-type="float" office:value="5842722.18675449" calcext:value-type="float">
            <text:p>5842722.18675449</text:p>
          </table:table-cell>
          <table:table-cell table:formula="of:=[.C7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315236836" calcext:value-type="float">
            <text:p>613485.315236836</text:p>
          </table:table-cell>
          <table:table-cell office:value-type="float" office:value="5842722.16480167" calcext:value-type="float">
            <text:p>5842722.16480167</text:p>
          </table:table-cell>
          <table:table-cell table:formula="of:=[.C7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92725943" calcext:value-type="float">
            <text:p>613485.192725943</text:p>
          </table:table-cell>
          <table:table-cell office:value-type="float" office:value="5842722.10629971" calcext:value-type="float">
            <text:p>5842722.10629971</text:p>
          </table:table-cell>
          <table:table-cell table:formula="of:=[.C7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69782336" calcext:value-type="float">
            <text:p>613485.069782336</text:p>
          </table:table-cell>
          <table:table-cell office:value-type="float" office:value="5842722.06633506" calcext:value-type="float">
            <text:p>5842722.06633506</text:p>
          </table:table-cell>
          <table:table-cell table:formula="of:=[.C7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3558336" calcext:value-type="float">
            <text:p>613484.93558336</text:p>
          </table:table-cell>
          <table:table-cell office:value-type="float" office:value="5842722.02610767" calcext:value-type="float">
            <text:p>5842722.02610767</text:p>
          </table:table-cell>
          <table:table-cell table:formula="of:=[.C7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811341616" calcext:value-type="float">
            <text:p>613484.811341616</text:p>
          </table:table-cell>
          <table:table-cell office:value-type="float" office:value="5842722.04175494" calcext:value-type="float">
            <text:p>5842722.04175494</text:p>
          </table:table-cell>
          <table:table-cell table:formula="of:=[.C7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6458914" calcext:value-type="float">
            <text:p>613484.66458914</text:p>
          </table:table-cell>
          <table:table-cell office:value-type="float" office:value="5842722.05687674" calcext:value-type="float">
            <text:p>5842722.05687674</text:p>
          </table:table-cell>
          <table:table-cell table:formula="of:=[.C7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06148588" calcext:value-type="float">
            <text:p>613484.506148588</text:p>
          </table:table-cell>
          <table:table-cell office:value-type="float" office:value="5842722.09027313" calcext:value-type="float">
            <text:p>5842722.09027313</text:p>
          </table:table-cell>
          <table:table-cell table:formula="of:=[.C7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48140748" calcext:value-type="float">
            <text:p>613484.348140748</text:p>
          </table:table-cell>
          <table:table-cell office:value-type="float" office:value="5842722.10513221" calcext:value-type="float">
            <text:p>5842722.10513221</text:p>
          </table:table-cell>
          <table:table-cell table:formula="of:=[.C7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9013291" calcext:value-type="float">
            <text:p>613484.19013291</text:p>
          </table:table-cell>
          <table:table-cell office:value-type="float" office:value="5842722.1199913" calcext:value-type="float">
            <text:p>5842722.1199913</text:p>
          </table:table-cell>
          <table:table-cell table:formula="of:=[.C7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009181631" calcext:value-type="float">
            <text:p>613484.009181631</text:p>
          </table:table-cell>
          <table:table-cell office:value-type="float" office:value="5842722.15286224" calcext:value-type="float">
            <text:p>5842722.15286224</text:p>
          </table:table-cell>
          <table:table-cell table:formula="of:=[.C7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896195261" calcext:value-type="float">
            <text:p>613483.896195261</text:p>
          </table:table-cell>
          <table:table-cell office:value-type="float" office:value="5842722.16877225" calcext:value-type="float">
            <text:p>5842722.16877225</text:p>
          </table:table-cell>
          <table:table-cell table:formula="of:=[.C7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59832744" calcext:value-type="float">
            <text:p>613483.759832744</text:p>
          </table:table-cell>
          <table:table-cell office:value-type="float" office:value="5842722.22123142" calcext:value-type="float">
            <text:p>5842722.22123142</text:p>
          </table:table-cell>
          <table:table-cell table:formula="of:=[.C7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12214865" calcext:value-type="float">
            <text:p>613483.612214865</text:p>
          </table:table-cell>
          <table:table-cell office:value-type="float" office:value="5842722.27342786" calcext:value-type="float">
            <text:p>5842722.27342786</text:p>
          </table:table-cell>
          <table:table-cell table:formula="of:=[.C7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475852355" calcext:value-type="float">
            <text:p>613483.475852355</text:p>
          </table:table-cell>
          <table:table-cell office:value-type="float" office:value="5842722.32588703" calcext:value-type="float">
            <text:p>5842722.32588703</text:p>
          </table:table-cell>
          <table:table-cell table:formula="of:=[.C7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28234482" calcext:value-type="float">
            <text:p>613483.328234482</text:p>
          </table:table-cell>
          <table:table-cell office:value-type="float" office:value="5842722.37808348" calcext:value-type="float">
            <text:p>5842722.37808348</text:p>
          </table:table-cell>
          <table:table-cell table:formula="of:=[.C7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2520537" calcext:value-type="float">
            <text:p>613483.22520537</text:p>
          </table:table-cell>
          <table:table-cell office:value-type="float" office:value="5842722.44986815" calcext:value-type="float">
            <text:p>5842722.44986815</text:p>
          </table:table-cell>
          <table:table-cell table:formula="of:=[.C7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110055486" calcext:value-type="float">
            <text:p>613483.110055486</text:p>
          </table:table-cell>
          <table:table-cell office:value-type="float" office:value="5842722.5584647" calcext:value-type="float">
            <text:p>5842722.5584647</text:p>
          </table:table-cell>
          <table:table-cell table:formula="of:=[.C7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83650243" calcext:value-type="float">
            <text:p>613482.983650243</text:p>
          </table:table-cell>
          <table:table-cell office:value-type="float" office:value="5842722.66679852" calcext:value-type="float">
            <text:p>5842722.66679852</text:p>
          </table:table-cell>
          <table:table-cell table:formula="of:=[.C7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846422343" calcext:value-type="float">
            <text:p>613482.846422343</text:p>
          </table:table-cell>
          <table:table-cell office:value-type="float" office:value="5842722.75633232" calcext:value-type="float">
            <text:p>5842722.75633232</text:p>
          </table:table-cell>
          <table:table-cell table:formula="of:=[.C7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685818314" calcext:value-type="float">
            <text:p>613482.685818314</text:p>
          </table:table-cell>
          <table:table-cell office:value-type="float" office:value="5842722.88241528" calcext:value-type="float">
            <text:p>5842722.88241528</text:p>
          </table:table-cell>
          <table:table-cell table:formula="of:=[.C7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559413088" calcext:value-type="float">
            <text:p>613482.559413088</text:p>
          </table:table-cell>
          <table:table-cell office:value-type="float" office:value="5842722.99074911" calcext:value-type="float">
            <text:p>5842722.99074911</text:p>
          </table:table-cell>
          <table:table-cell table:formula="of:=[.C7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443397828" calcext:value-type="float">
            <text:p>613482.443397828</text:p>
          </table:table-cell>
          <table:table-cell office:value-type="float" office:value="5842723.13642028" calcext:value-type="float">
            <text:p>5842723.13642028</text:p>
          </table:table-cell>
          <table:table-cell table:formula="of:=[.C7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327382574" calcext:value-type="float">
            <text:p>613482.327382574</text:p>
          </table:table-cell>
          <table:table-cell office:value-type="float" office:value="5842723.28209145" calcext:value-type="float">
            <text:p>5842723.28209145</text:p>
          </table:table-cell>
          <table:table-cell table:formula="of:=[.C7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200977367" calcext:value-type="float">
            <text:p>613482.200977367</text:p>
          </table:table-cell>
          <table:table-cell office:value-type="float" office:value="5842723.3904253" calcext:value-type="float">
            <text:p>5842723.3904253</text:p>
          </table:table-cell>
          <table:table-cell table:formula="of:=[.C7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062884101" calcext:value-type="float">
            <text:p>613482.062884101</text:p>
          </table:table-cell>
          <table:table-cell office:value-type="float" office:value="5842723.51703372" calcext:value-type="float">
            <text:p>5842723.51703372</text:p>
          </table:table-cell>
          <table:table-cell table:formula="of:=[.C7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947301568" calcext:value-type="float">
            <text:p>613481.947301568</text:p>
          </table:table-cell>
          <table:table-cell office:value-type="float" office:value="5842723.6441676" calcext:value-type="float">
            <text:p>5842723.6441676</text:p>
          </table:table-cell>
          <table:table-cell table:formula="of:=[.C7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843407103" calcext:value-type="float">
            <text:p>613481.843407103</text:p>
          </table:table-cell>
          <table:table-cell office:value-type="float" office:value="5842723.7530269" calcext:value-type="float">
            <text:p>5842723.7530269</text:p>
          </table:table-cell>
          <table:table-cell table:formula="of:=[.C7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739079944" calcext:value-type="float">
            <text:p>613481.739079944</text:p>
          </table:table-cell>
          <table:table-cell office:value-type="float" office:value="5842723.88042351" calcext:value-type="float">
            <text:p>5842723.88042351</text:p>
          </table:table-cell>
          <table:table-cell table:formula="of:=[.C7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611809366" calcext:value-type="float">
            <text:p>613481.611809366</text:p>
          </table:table-cell>
          <table:table-cell office:value-type="float" office:value="5842724.02583198" calcext:value-type="float">
            <text:p>5842724.02583198</text:p>
          </table:table-cell>
          <table:table-cell table:formula="of:=[.C7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495794158" calcext:value-type="float">
            <text:p>613481.495794158</text:p>
          </table:table-cell>
          <table:table-cell office:value-type="float" office:value="5842724.17150317" calcext:value-type="float">
            <text:p>5842724.17150317</text:p>
          </table:table-cell>
          <table:table-cell table:formula="of:=[.C7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380211655" calcext:value-type="float">
            <text:p>613481.380211655</text:p>
          </table:table-cell>
          <table:table-cell office:value-type="float" office:value="5842724.29863706" calcext:value-type="float">
            <text:p>5842724.29863706</text:p>
          </table:table-cell>
          <table:table-cell table:formula="of:=[.C7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265061855" calcext:value-type="float">
            <text:p>613481.265061855</text:p>
          </table:table-cell>
          <table:table-cell office:value-type="float" office:value="5842724.40723365" calcext:value-type="float">
            <text:p>5842724.40723365</text:p>
          </table:table-cell>
          <table:table-cell table:formula="of:=[.C7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149046666" calcext:value-type="float">
            <text:p>613481.149046666</text:p>
          </table:table-cell>
          <table:table-cell office:value-type="float" office:value="5842724.55290485" calcext:value-type="float">
            <text:p>5842724.55290485</text:p>
          </table:table-cell>
          <table:table-cell table:formula="of:=[.C7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044719541" calcext:value-type="float">
            <text:p>613481.044719541</text:p>
          </table:table-cell>
          <table:table-cell office:value-type="float" office:value="5842724.68030147" calcext:value-type="float">
            <text:p>5842724.68030147</text:p>
          </table:table-cell>
          <table:table-cell table:formula="of:=[.C7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929137061" calcext:value-type="float">
            <text:p>613480.929137061</text:p>
          </table:table-cell>
          <table:table-cell office:value-type="float" office:value="5842724.80743537" calcext:value-type="float">
            <text:p>5842724.80743537</text:p>
          </table:table-cell>
          <table:table-cell table:formula="of:=[.C7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791476564" calcext:value-type="float">
            <text:p>613480.791476564</text:p>
          </table:table-cell>
          <table:table-cell office:value-type="float" office:value="5842724.91550653" calcext:value-type="float">
            <text:p>5842724.91550653</text:p>
          </table:table-cell>
          <table:table-cell table:formula="of:=[.C7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665504128" calcext:value-type="float">
            <text:p>613480.665504128</text:p>
          </table:table-cell>
          <table:table-cell office:value-type="float" office:value="5842725.00530311" calcext:value-type="float">
            <text:p>5842725.00530311</text:p>
          </table:table-cell>
          <table:table-cell table:formula="of:=[.C7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55035436" calcext:value-type="float">
            <text:p>613480.55035436</text:p>
          </table:table-cell>
          <table:table-cell office:value-type="float" office:value="5842725.11389972" calcext:value-type="float">
            <text:p>5842725.11389972</text:p>
          </table:table-cell>
          <table:table-cell table:formula="of:=[.C7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435204598" calcext:value-type="float">
            <text:p>613480.435204598</text:p>
          </table:table-cell>
          <table:table-cell office:value-type="float" office:value="5842725.22249633" calcext:value-type="float">
            <text:p>5842725.22249633</text:p>
          </table:table-cell>
          <table:table-cell table:formula="of:=[.C7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297976818" calcext:value-type="float">
            <text:p>613480.297976818</text:p>
          </table:table-cell>
          <table:table-cell office:value-type="float" office:value="5842725.3120302" calcext:value-type="float">
            <text:p>5842725.3120302</text:p>
          </table:table-cell>
          <table:table-cell table:formula="of:=[.C7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160316349" calcext:value-type="float">
            <text:p>613480.160316349</text:p>
          </table:table-cell>
          <table:table-cell office:value-type="float" office:value="5842725.42010137" calcext:value-type="float">
            <text:p>5842725.42010137</text:p>
          </table:table-cell>
          <table:table-cell table:formula="of:=[.C7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22655886" calcext:value-type="float">
            <text:p>613480.022655886</text:p>
          </table:table-cell>
          <table:table-cell office:value-type="float" office:value="5842725.52817255" calcext:value-type="float">
            <text:p>5842725.52817255</text:p>
          </table:table-cell>
          <table:table-cell table:formula="of:=[.C7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885428121" calcext:value-type="float">
            <text:p>613479.885428121</text:p>
          </table:table-cell>
          <table:table-cell office:value-type="float" office:value="5842725.61770643" calcext:value-type="float">
            <text:p>5842725.61770643</text:p>
          </table:table-cell>
          <table:table-cell table:formula="of:=[.C7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747334978" calcext:value-type="float">
            <text:p>613479.747334978</text:p>
          </table:table-cell>
          <table:table-cell office:value-type="float" office:value="5842725.74431492" calcext:value-type="float">
            <text:p>5842725.74431492</text:p>
          </table:table-cell>
          <table:table-cell table:formula="of:=[.C7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609241842" calcext:value-type="float">
            <text:p>613479.609241842</text:p>
          </table:table-cell>
          <table:table-cell office:value-type="float" office:value="5842725.87092342" calcext:value-type="float">
            <text:p>5842725.87092342</text:p>
          </table:table-cell>
          <table:table-cell table:formula="of:=[.C7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460758737" calcext:value-type="float">
            <text:p>613479.460758737</text:p>
          </table:table-cell>
          <table:table-cell office:value-type="float" office:value="5842725.96019459" calcext:value-type="float">
            <text:p>5842725.96019459</text:p>
          </table:table-cell>
          <table:table-cell table:formula="of:=[.C7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311842948" calcext:value-type="float">
            <text:p>613479.311842948</text:p>
          </table:table-cell>
          <table:table-cell office:value-type="float" office:value="5842726.06800307" calcext:value-type="float">
            <text:p>5842726.06800307</text:p>
          </table:table-cell>
          <table:table-cell table:formula="of:=[.C7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151671809" calcext:value-type="float">
            <text:p>613479.151671809</text:p>
          </table:table-cell>
          <table:table-cell office:value-type="float" office:value="5842726.17554884" calcext:value-type="float">
            <text:p>5842726.17554884</text:p>
          </table:table-cell>
          <table:table-cell table:formula="of:=[.C7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47777459" calcext:value-type="float">
            <text:p>613479.047777459</text:p>
          </table:table-cell>
          <table:table-cell office:value-type="float" office:value="5842726.2844082" calcext:value-type="float">
            <text:p>5842726.2844082</text:p>
          </table:table-cell>
          <table:table-cell table:formula="of:=[.C7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93176238" calcext:value-type="float">
            <text:p>613478.93176238</text:p>
          </table:table-cell>
          <table:table-cell office:value-type="float" office:value="5842726.43007945" calcext:value-type="float">
            <text:p>5842726.43007945</text:p>
          </table:table-cell>
          <table:table-cell table:formula="of:=[.C7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82846616" calcext:value-type="float">
            <text:p>613478.782846616</text:p>
          </table:table-cell>
          <table:table-cell office:value-type="float" office:value="5842726.53788795" calcext:value-type="float">
            <text:p>5842726.53788795</text:p>
          </table:table-cell>
          <table:table-cell table:formula="of:=[.C7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644753527" calcext:value-type="float">
            <text:p>613478.644753527</text:p>
          </table:table-cell>
          <table:table-cell office:value-type="float" office:value="5842726.66449647" calcext:value-type="float">
            <text:p>5842726.66449647</text:p>
          </table:table-cell>
          <table:table-cell table:formula="of:=[.C7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517483113" calcext:value-type="float">
            <text:p>613478.517483113</text:p>
          </table:table-cell>
          <table:table-cell office:value-type="float" office:value="5842726.80990501" calcext:value-type="float">
            <text:p>5842726.80990501</text:p>
          </table:table-cell>
          <table:table-cell table:formula="of:=[.C7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401900749" calcext:value-type="float">
            <text:p>613478.401900749</text:p>
          </table:table-cell>
          <table:table-cell office:value-type="float" office:value="5842726.93703898" calcext:value-type="float">
            <text:p>5842726.93703898</text:p>
          </table:table-cell>
          <table:table-cell table:formula="of:=[.C7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28631839" calcext:value-type="float">
            <text:p>613478.28631839</text:p>
          </table:table-cell>
          <table:table-cell office:value-type="float" office:value="5842727.06417294" calcext:value-type="float">
            <text:p>5842727.06417294</text:p>
          </table:table-cell>
          <table:table-cell table:formula="of:=[.C7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135671916" calcext:value-type="float">
            <text:p>613478.135671916</text:p>
          </table:table-cell>
          <table:table-cell office:value-type="float" office:value="5842727.24613067" calcext:value-type="float">
            <text:p>5842727.24613067</text:p>
          </table:table-cell>
          <table:table-cell table:formula="of:=[.C7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952557447" calcext:value-type="float">
            <text:p>613477.952557447</text:p>
          </table:table-cell>
          <table:table-cell office:value-type="float" office:value="5842727.37168835" calcext:value-type="float">
            <text:p>5842727.37168835</text:p>
          </table:table-cell>
          <table:table-cell table:formula="of:=[.C7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79152101" calcext:value-type="float">
            <text:p>613477.79152101</text:p>
          </table:table-cell>
          <table:table-cell office:value-type="float" office:value="5842727.51630876" calcext:value-type="float">
            <text:p>5842727.51630876</text:p>
          </table:table-cell>
          <table:table-cell table:formula="of:=[.C7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653860659" calcext:value-type="float">
            <text:p>613477.653860659</text:p>
          </table:table-cell>
          <table:table-cell office:value-type="float" office:value="5842727.62438001" calcext:value-type="float">
            <text:p>5842727.62438001</text:p>
          </table:table-cell>
          <table:table-cell table:formula="of:=[.C7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527022983" calcext:value-type="float">
            <text:p>613477.527022983</text:p>
          </table:table-cell>
          <table:table-cell office:value-type="float" office:value="5842727.75125128" calcext:value-type="float">
            <text:p>5842727.75125128</text:p>
          </table:table-cell>
          <table:table-cell table:formula="of:=[.C7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99752629" calcext:value-type="float">
            <text:p>613477.399752629</text:p>
          </table:table-cell>
          <table:table-cell office:value-type="float" office:value="5842727.89665985" calcext:value-type="float">
            <text:p>5842727.89665985</text:p>
          </table:table-cell>
          <table:table-cell table:formula="of:=[.C7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261226931" calcext:value-type="float">
            <text:p>613477.261226931</text:p>
          </table:table-cell>
          <table:table-cell office:value-type="float" office:value="5842728.04180571" calcext:value-type="float">
            <text:p>5842728.04180571</text:p>
          </table:table-cell>
          <table:table-cell table:formula="of:=[.C7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145211945" calcext:value-type="float">
            <text:p>613477.145211945</text:p>
          </table:table-cell>
          <table:table-cell office:value-type="float" office:value="5842728.18747701" calcext:value-type="float">
            <text:p>5842728.18747701</text:p>
          </table:table-cell>
          <table:table-cell table:formula="of:=[.C7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017508932" calcext:value-type="float">
            <text:p>613477.017508932</text:p>
          </table:table-cell>
          <table:table-cell office:value-type="float" office:value="5842728.35142289" calcext:value-type="float">
            <text:p>5842728.35142289</text:p>
          </table:table-cell>
          <table:table-cell table:formula="of:=[.C7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91231663" calcext:value-type="float">
            <text:p>613476.91231663</text:p>
          </table:table-cell>
          <table:table-cell office:value-type="float" office:value="5842728.51589421" calcext:value-type="float">
            <text:p>5842728.51589421</text:p>
          </table:table-cell>
          <table:table-cell table:formula="of:=[.C7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806691654" calcext:value-type="float">
            <text:p>613476.806691654</text:p>
          </table:table-cell>
          <table:table-cell office:value-type="float" office:value="5842728.69890283" calcext:value-type="float">
            <text:p>5842728.69890283</text:p>
          </table:table-cell>
          <table:table-cell table:formula="of:=[.C7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700634004" calcext:value-type="float">
            <text:p>613476.700634004</text:p>
          </table:table-cell>
          <table:table-cell office:value-type="float" office:value="5842728.90044876" calcext:value-type="float">
            <text:p>5842728.90044876</text:p>
          </table:table-cell>
          <table:table-cell table:formula="of:=[.C7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583321013" calcext:value-type="float">
            <text:p>613476.583321013</text:p>
          </table:table-cell>
          <table:table-cell office:value-type="float" office:value="5842729.10173197" calcext:value-type="float">
            <text:p>5842729.10173197</text:p>
          </table:table-cell>
          <table:table-cell table:formula="of:=[.C7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8938409" calcext:value-type="float">
            <text:p>613476.48938409</text:p>
          </table:table-cell>
          <table:table-cell office:value-type="float" office:value="5842729.26646601" calcext:value-type="float">
            <text:p>5842729.26646601</text:p>
          </table:table-cell>
          <table:table-cell table:formula="of:=[.C7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17957872" calcext:value-type="float">
            <text:p>613476.417957872</text:p>
          </table:table-cell>
          <table:table-cell office:value-type="float" office:value="5842729.43172547" calcext:value-type="float">
            <text:p>5842729.43172547</text:p>
          </table:table-cell>
          <table:table-cell table:formula="of:=[.C7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346098979" calcext:value-type="float">
            <text:p>613476.346098979</text:p>
          </table:table-cell>
          <table:table-cell office:value-type="float" office:value="5842729.61552224" calcext:value-type="float">
            <text:p>5842729.61552224</text:p>
          </table:table-cell>
          <table:table-cell table:formula="of:=[.C7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96750787" calcext:value-type="float">
            <text:p>613476.296750787</text:p>
          </table:table-cell>
          <table:table-cell office:value-type="float" office:value="5842729.79984443" calcext:value-type="float">
            <text:p>5842729.79984443</text:p>
          </table:table-cell>
          <table:table-cell table:formula="of:=[.C7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14069234" calcext:value-type="float">
            <text:p>613476.214069234</text:p>
          </table:table-cell>
          <table:table-cell office:value-type="float" office:value="5842729.96484118" calcext:value-type="float">
            <text:p>5842729.96484118</text:p>
          </table:table-cell>
          <table:table-cell table:formula="of:=[.C7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141777677" calcext:value-type="float">
            <text:p>613476.141777677</text:p>
          </table:table-cell>
          <table:table-cell office:value-type="float" office:value="5842730.16717525" calcext:value-type="float">
            <text:p>5842730.16717525</text:p>
          </table:table-cell>
          <table:table-cell table:formula="of:=[.C7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70351482" calcext:value-type="float">
            <text:p>613476.070351482</text:p>
          </table:table-cell>
          <table:table-cell office:value-type="float" office:value="5842730.33243472" calcext:value-type="float">
            <text:p>5842730.33243472</text:p>
          </table:table-cell>
          <table:table-cell table:formula="of:=[.C7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33124011" calcext:value-type="float">
            <text:p>613476.033124011</text:p>
          </table:table-cell>
          <table:table-cell office:value-type="float" office:value="5842730.47994501" calcext:value-type="float">
            <text:p>5842730.47994501</text:p>
          </table:table-cell>
          <table:table-cell table:formula="of:=[.C7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29229902" calcext:value-type="float">
            <text:p>613476.029229902</text:p>
          </table:table-cell>
          <table:table-cell office:value-type="float" office:value="5842730.64678074" calcext:value-type="float">
            <text:p>5842730.64678074</text:p>
          </table:table-cell>
          <table:table-cell table:formula="of:=[.C7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25768472" calcext:value-type="float">
            <text:p>613476.025768472</text:p>
          </table:table-cell>
          <table:table-cell office:value-type="float" office:value="5842730.79507917" calcext:value-type="float">
            <text:p>5842730.79507917</text:p>
          </table:table-cell>
          <table:table-cell table:formula="of:=[.C7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21874364" calcext:value-type="float">
            <text:p>613476.021874364</text:p>
          </table:table-cell>
          <table:table-cell office:value-type="float" office:value="5842730.9619149" calcext:value-type="float">
            <text:p>5842730.9619149</text:p>
          </table:table-cell>
          <table:table-cell table:formula="of:=[.C7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51313612" calcext:value-type="float">
            <text:p>613476.051313612</text:p>
          </table:table-cell>
          <table:table-cell office:value-type="float" office:value="5842731.14807607" calcext:value-type="float">
            <text:p>5842731.14807607</text:p>
          </table:table-cell>
          <table:table-cell table:formula="of:=[.C7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09287356" calcext:value-type="float">
            <text:p>613476.09287356</text:p>
          </table:table-cell>
          <table:table-cell office:value-type="float" office:value="5842731.29742534" calcext:value-type="float">
            <text:p>5842731.29742534</text:p>
          </table:table-cell>
          <table:table-cell table:formula="of:=[.C7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156511516" calcext:value-type="float">
            <text:p>613476.156511516</text:p>
          </table:table-cell>
          <table:table-cell office:value-type="float" office:value="5842731.46583734" calcext:value-type="float">
            <text:p>5842731.46583734</text:p>
          </table:table-cell>
          <table:table-cell table:formula="of:=[.C7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3140481" calcext:value-type="float">
            <text:p>613476.23140481</text:p>
          </table:table-cell>
          <table:table-cell office:value-type="float" office:value="5842731.63451205" calcext:value-type="float">
            <text:p>5842731.63451205</text:p>
          </table:table-cell>
          <table:table-cell table:formula="of:=[.C7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283787412" calcext:value-type="float">
            <text:p>613476.283787412</text:p>
          </table:table-cell>
          <table:table-cell office:value-type="float" office:value="5842731.80266134" calcext:value-type="float">
            <text:p>5842731.80266134</text:p>
          </table:table-cell>
          <table:table-cell table:formula="of:=[.C7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324914667" calcext:value-type="float">
            <text:p>613476.324914667</text:p>
          </table:table-cell>
          <table:table-cell office:value-type="float" office:value="5842731.97054792" calcext:value-type="float">
            <text:p>5842731.97054792</text:p>
          </table:table-cell>
          <table:table-cell table:formula="of:=[.C7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366907279" calcext:value-type="float">
            <text:p>613476.366907279</text:p>
          </table:table-cell>
          <table:table-cell office:value-type="float" office:value="5842732.10135989" calcext:value-type="float">
            <text:p>5842732.10135989</text:p>
          </table:table-cell>
          <table:table-cell table:formula="of:=[.C7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31843254" calcext:value-type="float">
            <text:p>613476.431843254</text:p>
          </table:table-cell>
          <table:table-cell office:value-type="float" office:value="5842732.21415998" calcext:value-type="float">
            <text:p>5842732.21415998</text:p>
          </table:table-cell>
          <table:table-cell table:formula="of:=[.C7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495913865" calcext:value-type="float">
            <text:p>613476.495913865</text:p>
          </table:table-cell>
          <table:table-cell office:value-type="float" office:value="5842732.36403468" calcext:value-type="float">
            <text:p>5842732.36403468</text:p>
          </table:table-cell>
          <table:table-cell table:formula="of:=[.C7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559984471" calcext:value-type="float">
            <text:p>613476.559984471</text:p>
          </table:table-cell>
          <table:table-cell office:value-type="float" office:value="5842732.51390938" calcext:value-type="float">
            <text:p>5842732.51390938</text:p>
          </table:table-cell>
          <table:table-cell table:formula="of:=[.C7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635743097" calcext:value-type="float">
            <text:p>613476.635743097</text:p>
          </table:table-cell>
          <table:table-cell office:value-type="float" office:value="5842732.64550949" calcext:value-type="float">
            <text:p>5842732.64550949</text:p>
          </table:table-cell>
          <table:table-cell table:formula="of:=[.C7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688558353" calcext:value-type="float">
            <text:p>613476.688558353</text:p>
          </table:table-cell>
          <table:table-cell office:value-type="float" office:value="5842732.79512148" calcext:value-type="float">
            <text:p>5842732.79512148</text:p>
          </table:table-cell>
          <table:table-cell table:formula="of:=[.C7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764749652" calcext:value-type="float">
            <text:p>613476.764749652</text:p>
          </table:table-cell>
          <table:table-cell office:value-type="float" office:value="5842732.90818429" calcext:value-type="float">
            <text:p>5842732.90818429</text:p>
          </table:table-cell>
          <table:table-cell table:formula="of:=[.C7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852196289" calcext:value-type="float">
            <text:p>613476.852196289</text:p>
          </table:table-cell>
          <table:table-cell office:value-type="float" office:value="5842733.02150981" calcext:value-type="float">
            <text:p>5842733.02150981</text:p>
          </table:table-cell>
          <table:table-cell table:formula="of:=[.C7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6.951330944" calcext:value-type="float">
            <text:p>613476.951330944</text:p>
          </table:table-cell>
          <table:table-cell office:value-type="float" office:value="5842733.11656074" calcext:value-type="float">
            <text:p>5842733.11656074</text:p>
          </table:table-cell>
          <table:table-cell table:formula="of:=[.C7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072543593" calcext:value-type="float">
            <text:p>613477.072543593</text:p>
          </table:table-cell>
          <table:table-cell office:value-type="float" office:value="5842733.23067441" calcext:value-type="float">
            <text:p>5842733.23067441</text:p>
          </table:table-cell>
          <table:table-cell table:formula="of:=[.C8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194188921" calcext:value-type="float">
            <text:p>613477.194188921</text:p>
          </table:table-cell>
          <table:table-cell office:value-type="float" office:value="5842733.32625077" calcext:value-type="float">
            <text:p>5842733.32625077</text:p>
          </table:table-cell>
          <table:table-cell table:formula="of:=[.C8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315834243" calcext:value-type="float">
            <text:p>613477.315834243</text:p>
          </table:table-cell>
          <table:table-cell office:value-type="float" office:value="5842733.42182714" calcext:value-type="float">
            <text:p>5842733.42182714</text:p>
          </table:table-cell>
          <table:table-cell table:formula="of:=[.C8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43834493" calcext:value-type="float">
            <text:p>613477.43834493</text:p>
          </table:table-cell>
          <table:table-cell office:value-type="float" office:value="5842733.48032891" calcext:value-type="float">
            <text:p>5842733.48032891</text:p>
          </table:table-cell>
          <table:table-cell table:formula="of:=[.C8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584231663" calcext:value-type="float">
            <text:p>613477.584231663</text:p>
          </table:table-cell>
          <table:table-cell office:value-type="float" office:value="5842733.5022815" calcext:value-type="float">
            <text:p>5842733.5022815</text:p>
          </table:table-cell>
          <table:table-cell table:formula="of:=[.C8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729253024" calcext:value-type="float">
            <text:p>613477.729253024</text:p>
          </table:table-cell>
          <table:table-cell office:value-type="float" office:value="5842733.5613087" calcext:value-type="float">
            <text:p>5842733.5613087</text:p>
          </table:table-cell>
          <table:table-cell table:formula="of:=[.C8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7.897650434" calcext:value-type="float">
            <text:p>613477.897650434</text:p>
          </table:table-cell>
          <table:table-cell office:value-type="float" office:value="5842733.58378672" calcext:value-type="float">
            <text:p>5842733.58378672</text:p>
          </table:table-cell>
          <table:table-cell table:formula="of:=[.C8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066047841" calcext:value-type="float">
            <text:p>613478.066047841</text:p>
          </table:table-cell>
          <table:table-cell office:value-type="float" office:value="5842733.60626476" calcext:value-type="float">
            <text:p>5842733.60626476</text:p>
          </table:table-cell>
          <table:table-cell table:formula="of:=[.C8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201977292" calcext:value-type="float">
            <text:p>613478.201977292</text:p>
          </table:table-cell>
          <table:table-cell office:value-type="float" office:value="5842733.57234274" calcext:value-type="float">
            <text:p>5842733.57234274</text:p>
          </table:table-cell>
          <table:table-cell table:formula="of:=[.C8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3612828" calcext:value-type="float">
            <text:p>613478.3612828</text:p>
          </table:table-cell>
          <table:table-cell office:value-type="float" office:value="5842733.50187155" calcext:value-type="float">
            <text:p>5842733.50187155</text:p>
          </table:table-cell>
          <table:table-cell table:formula="of:=[.C8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485956915" calcext:value-type="float">
            <text:p>613478.485956915</text:p>
          </table:table-cell>
          <table:table-cell office:value-type="float" office:value="5842733.46768682" calcext:value-type="float">
            <text:p>5842733.46768682</text:p>
          </table:table-cell>
          <table:table-cell table:formula="of:=[.C8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623184439" calcext:value-type="float">
            <text:p>613478.623184439</text:p>
          </table:table-cell>
          <table:table-cell office:value-type="float" office:value="5842733.37815291" calcext:value-type="float">
            <text:p>5842733.37815291</text:p>
          </table:table-cell>
          <table:table-cell table:formula="of:=[.C8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74829125" calcext:value-type="float">
            <text:p>613478.74829125</text:p>
          </table:table-cell>
          <table:table-cell office:value-type="float" office:value="5842733.32543088" calcext:value-type="float">
            <text:p>5842733.32543088</text:p>
          </table:table-cell>
          <table:table-cell table:formula="of:=[.C8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8.873830753" calcext:value-type="float">
            <text:p>613478.873830753</text:p>
          </table:table-cell>
          <table:table-cell office:value-type="float" office:value="5842733.25417156" calcext:value-type="float">
            <text:p>5842733.25417156</text:p>
          </table:table-cell>
          <table:table-cell table:formula="of:=[.C8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01105829" calcext:value-type="float">
            <text:p>613479.01105829</text:p>
          </table:table-cell>
          <table:table-cell office:value-type="float" office:value="5842733.16463765" calcext:value-type="float">
            <text:p>5842733.16463765</text:p>
          </table:table-cell>
          <table:table-cell table:formula="of:=[.C8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171229206" calcext:value-type="float">
            <text:p>613479.171229206</text:p>
          </table:table-cell>
          <table:table-cell office:value-type="float" office:value="5842733.05709188" calcext:value-type="float">
            <text:p>5842733.05709188</text:p>
          </table:table-cell>
          <table:table-cell table:formula="of:=[.C8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297201413" calcext:value-type="float">
            <text:p>613479.297201413</text:p>
          </table:table-cell>
          <table:table-cell office:value-type="float" office:value="5842732.96729527" calcext:value-type="float">
            <text:p>5842732.96729527</text:p>
          </table:table-cell>
          <table:table-cell table:formula="of:=[.C8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445251617" calcext:value-type="float">
            <text:p>613479.445251617</text:p>
          </table:table-cell>
          <table:table-cell office:value-type="float" office:value="5842732.89656139" calcext:value-type="float">
            <text:p>5842732.89656139</text:p>
          </table:table-cell>
          <table:table-cell table:formula="of:=[.C8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571223834" calcext:value-type="float">
            <text:p>613479.571223834</text:p>
          </table:table-cell>
          <table:table-cell office:value-type="float" office:value="5842732.80676478" calcext:value-type="float">
            <text:p>5842732.80676478</text:p>
          </table:table-cell>
          <table:table-cell table:formula="of:=[.C8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697628748" calcext:value-type="float">
            <text:p>613479.697628748</text:p>
          </table:table-cell>
          <table:table-cell office:value-type="float" office:value="5842732.69843087" calcext:value-type="float">
            <text:p>5842732.69843087</text:p>
          </table:table-cell>
          <table:table-cell table:formula="of:=[.C8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824033669" calcext:value-type="float">
            <text:p>613479.824033669</text:p>
          </table:table-cell>
          <table:table-cell office:value-type="float" office:value="5842732.59009697" calcext:value-type="float">
            <text:p>5842732.59009697</text:p>
          </table:table-cell>
          <table:table-cell table:formula="of:=[.C8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79.961693937" calcext:value-type="float">
            <text:p>613479.961693937</text:p>
          </table:table-cell>
          <table:table-cell office:value-type="float" office:value="5842732.48202578" calcext:value-type="float">
            <text:p>5842732.48202578</text:p>
          </table:table-cell>
          <table:table-cell table:formula="of:=[.C8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099354211" calcext:value-type="float">
            <text:p>613480.099354211</text:p>
          </table:table-cell>
          <table:table-cell office:value-type="float" office:value="5842732.3739546" calcext:value-type="float">
            <text:p>5842732.3739546</text:p>
          </table:table-cell>
          <table:table-cell table:formula="of:=[.C8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248269834" calcext:value-type="float">
            <text:p>613480.248269834</text:p>
          </table:table-cell>
          <table:table-cell office:value-type="float" office:value="5842732.26614615" calcext:value-type="float">
            <text:p>5842732.26614615</text:p>
          </table:table-cell>
          <table:table-cell table:formula="of:=[.C8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363419435" calcext:value-type="float">
            <text:p>613480.363419435</text:p>
          </table:table-cell>
          <table:table-cell office:value-type="float" office:value="5842732.15754954" calcext:value-type="float">
            <text:p>5842732.15754954</text:p>
          </table:table-cell>
          <table:table-cell table:formula="of:=[.C8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501512423" calcext:value-type="float">
            <text:p>613480.501512423</text:p>
          </table:table-cell>
          <table:table-cell office:value-type="float" office:value="5842732.03094106" calcext:value-type="float">
            <text:p>5842732.03094106</text:p>
          </table:table-cell>
          <table:table-cell table:formula="of:=[.C8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662116106" calcext:value-type="float">
            <text:p>613480.662116106</text:p>
          </table:table-cell>
          <table:table-cell office:value-type="float" office:value="5842731.90485804" calcext:value-type="float">
            <text:p>5842731.90485804</text:p>
          </table:table-cell>
          <table:table-cell table:formula="of:=[.C8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8222871" calcext:value-type="float">
            <text:p>613480.8222871</text:p>
          </table:table-cell>
          <table:table-cell office:value-type="float" office:value="5842731.79731232" calcext:value-type="float">
            <text:p>5842731.79731232</text:p>
          </table:table-cell>
          <table:table-cell table:formula="of:=[.C8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0.982458101" calcext:value-type="float">
            <text:p>613480.982458101</text:p>
          </table:table-cell>
          <table:table-cell office:value-type="float" office:value="5842731.68976661" calcext:value-type="float">
            <text:p>5842731.68976661</text:p>
          </table:table-cell>
          <table:table-cell table:formula="of:=[.C8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120551118" calcext:value-type="float">
            <text:p>613481.120551118</text:p>
          </table:table-cell>
          <table:table-cell office:value-type="float" office:value="5842731.56315816" calcext:value-type="float">
            <text:p>5842731.56315816</text:p>
          </table:table-cell>
          <table:table-cell table:formula="of:=[.C8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258211444" calcext:value-type="float">
            <text:p>613481.258211444</text:p>
          </table:table-cell>
          <table:table-cell office:value-type="float" office:value="5842731.45508701" calcext:value-type="float">
            <text:p>5842731.45508701</text:p>
          </table:table-cell>
          <table:table-cell table:formula="of:=[.C8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40755982" calcext:value-type="float">
            <text:p>613481.40755982</text:p>
          </table:table-cell>
          <table:table-cell office:value-type="float" office:value="5842731.32874129" calcext:value-type="float">
            <text:p>5842731.32874129</text:p>
          </table:table-cell>
          <table:table-cell table:formula="of:=[.C8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556475505" calcext:value-type="float">
            <text:p>613481.556475505</text:p>
          </table:table-cell>
          <table:table-cell office:value-type="float" office:value="5842731.22093287" calcext:value-type="float">
            <text:p>5842731.22093287</text:p>
          </table:table-cell>
          <table:table-cell table:formula="of:=[.C8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695001251" calcext:value-type="float">
            <text:p>613481.695001251</text:p>
          </table:table-cell>
          <table:table-cell office:value-type="float" office:value="5842731.07578713" calcext:value-type="float">
            <text:p>5842731.07578713</text:p>
          </table:table-cell>
          <table:table-cell table:formula="of:=[.C8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832661603" calcext:value-type="float">
            <text:p>613481.832661603</text:p>
          </table:table-cell>
          <table:table-cell office:value-type="float" office:value="5842730.967716" calcext:value-type="float">
            <text:p>5842730.967716</text:p>
          </table:table-cell>
          <table:table-cell table:formula="of:=[.C8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1.981577308" calcext:value-type="float">
            <text:p>613481.981577308</text:p>
          </table:table-cell>
          <table:table-cell office:value-type="float" office:value="5842730.85990759" calcext:value-type="float">
            <text:p>5842730.85990759</text:p>
          </table:table-cell>
          <table:table-cell table:formula="of:=[.C8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119237673" calcext:value-type="float">
            <text:p>613482.119237673</text:p>
          </table:table-cell>
          <table:table-cell office:value-type="float" office:value="5842730.75183647" calcext:value-type="float">
            <text:p>5842730.75183647</text:p>
          </table:table-cell>
          <table:table-cell table:formula="of:=[.C8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291962191" calcext:value-type="float">
            <text:p>613482.291962191</text:p>
          </table:table-cell>
          <table:table-cell office:value-type="float" office:value="5842730.58894162" calcext:value-type="float">
            <text:p>5842730.58894162</text:p>
          </table:table-cell>
          <table:table-cell table:formula="of:=[.C8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452565968" calcext:value-type="float">
            <text:p>613482.452565968</text:p>
          </table:table-cell>
          <table:table-cell office:value-type="float" office:value="5842730.46285865" calcext:value-type="float">
            <text:p>5842730.46285865</text:p>
          </table:table-cell>
          <table:table-cell table:formula="of:=[.C8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613169753" calcext:value-type="float">
            <text:p>613482.613169753</text:p>
          </table:table-cell>
          <table:table-cell office:value-type="float" office:value="5842730.33677569" calcext:value-type="float">
            <text:p>5842730.33677569</text:p>
          </table:table-cell>
          <table:table-cell table:formula="of:=[.C8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773340842" calcext:value-type="float">
            <text:p>613482.773340842</text:p>
          </table:table-cell>
          <table:table-cell office:value-type="float" office:value="5842730.22923003" calcext:value-type="float">
            <text:p>5842730.22923003</text:p>
          </table:table-cell>
          <table:table-cell table:formula="of:=[.C8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11433947" calcext:value-type="float">
            <text:p>613482.911433947</text:p>
          </table:table-cell>
          <table:table-cell office:value-type="float" office:value="5842730.10262163" calcext:value-type="float">
            <text:p>5842730.10262163</text:p>
          </table:table-cell>
          <table:table-cell table:formula="of:=[.C8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61215113" calcext:value-type="float">
            <text:p>613483.061215113</text:p>
          </table:table-cell>
          <table:table-cell office:value-type="float" office:value="5842729.95773865" calcext:value-type="float">
            <text:p>5842729.95773865</text:p>
          </table:table-cell>
          <table:table-cell table:formula="of:=[.C8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2181893" calcext:value-type="float">
            <text:p>613483.22181893</text:p>
          </table:table-cell>
          <table:table-cell office:value-type="float" office:value="5842729.83165571" calcext:value-type="float">
            <text:p>5842729.83165571</text:p>
          </table:table-cell>
          <table:table-cell table:formula="of:=[.C8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59912058" calcext:value-type="float">
            <text:p>613483.359912058</text:p>
          </table:table-cell>
          <table:table-cell office:value-type="float" office:value="5842729.70504732" calcext:value-type="float">
            <text:p>5842729.70504732</text:p>
          </table:table-cell>
          <table:table-cell table:formula="of:=[.C8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20515891" calcext:value-type="float">
            <text:p>613483.520515891</text:p>
          </table:table-cell>
          <table:table-cell office:value-type="float" office:value="5842729.57896439" calcext:value-type="float">
            <text:p>5842729.57896439</text:p>
          </table:table-cell>
          <table:table-cell table:formula="of:=[.C8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47353685" calcext:value-type="float">
            <text:p>613483.647353685</text:p>
          </table:table-cell>
          <table:table-cell office:value-type="float" office:value="5842729.45209327" calcext:value-type="float">
            <text:p>5842729.45209327</text:p>
          </table:table-cell>
          <table:table-cell table:formula="of:=[.C8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85014126" calcext:value-type="float">
            <text:p>613483.785014126</text:p>
          </table:table-cell>
          <table:table-cell office:value-type="float" office:value="5842729.3440222" calcext:value-type="float">
            <text:p>5842729.3440222</text:p>
          </table:table-cell>
          <table:table-cell table:formula="of:=[.C8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56873333" calcext:value-type="float">
            <text:p>613483.956873333</text:p>
          </table:table-cell>
          <table:table-cell office:value-type="float" office:value="5842729.21820201" calcext:value-type="float">
            <text:p>5842729.21820201</text:p>
          </table:table-cell>
          <table:table-cell table:formula="of:=[.C8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07087266" calcext:value-type="float">
            <text:p>613484.107087266</text:p>
          </table:table-cell>
          <table:table-cell office:value-type="float" office:value="5842729.05478176" calcext:value-type="float">
            <text:p>5842729.05478176</text:p>
          </table:table-cell>
          <table:table-cell table:formula="of:=[.C8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26769114" calcext:value-type="float">
            <text:p>613484.26769114</text:p>
          </table:table-cell>
          <table:table-cell office:value-type="float" office:value="5842728.92869885" calcext:value-type="float">
            <text:p>5842728.92869885</text:p>
          </table:table-cell>
          <table:table-cell table:formula="of:=[.C8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94528969" calcext:value-type="float">
            <text:p>613484.394528969</text:p>
          </table:table-cell>
          <table:table-cell office:value-type="float" office:value="5842728.80182776" calcext:value-type="float">
            <text:p>5842728.80182776</text:p>
          </table:table-cell>
          <table:table-cell table:formula="of:=[.C8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33054867" calcext:value-type="float">
            <text:p>613484.533054867</text:p>
          </table:table-cell>
          <table:table-cell office:value-type="float" office:value="5842728.6566821" calcext:value-type="float">
            <text:p>5842728.6566821</text:p>
          </table:table-cell>
          <table:table-cell table:formula="of:=[.C8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72013485" calcext:value-type="float">
            <text:p>613484.672013485</text:p>
          </table:table-cell>
          <table:table-cell office:value-type="float" office:value="5842728.49299914" calcext:value-type="float">
            <text:p>5842728.49299914</text:p>
          </table:table-cell>
          <table:table-cell table:formula="of:=[.C8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833482816" calcext:value-type="float">
            <text:p>613484.833482816</text:p>
          </table:table-cell>
          <table:table-cell office:value-type="float" office:value="5842728.32984164" calcext:value-type="float">
            <text:p>5842728.32984164</text:p>
          </table:table-cell>
          <table:table-cell table:formula="of:=[.C8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05774798" calcext:value-type="float">
            <text:p>613485.005774798</text:p>
          </table:table-cell>
          <table:table-cell office:value-type="float" office:value="5842728.18548418" calcext:value-type="float">
            <text:p>5842728.18548418</text:p>
          </table:table-cell>
          <table:table-cell table:formula="of:=[.C8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55556084" calcext:value-type="float">
            <text:p>613485.155556084</text:p>
          </table:table-cell>
          <table:table-cell office:value-type="float" office:value="5842728.04060127" calcext:value-type="float">
            <text:p>5842728.04060127</text:p>
          </table:table-cell>
          <table:table-cell table:formula="of:=[.C8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305337379" calcext:value-type="float">
            <text:p>613485.305337379</text:p>
          </table:table-cell>
          <table:table-cell office:value-type="float" office:value="5842727.89571836" calcext:value-type="float">
            <text:p>5842727.89571836</text:p>
          </table:table-cell>
          <table:table-cell table:formula="of:=[.C8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465941322" calcext:value-type="float">
            <text:p>613485.465941322</text:p>
          </table:table-cell>
          <table:table-cell office:value-type="float" office:value="5842727.76963549" calcext:value-type="float">
            <text:p>5842727.76963549</text:p>
          </table:table-cell>
          <table:table-cell table:formula="of:=[.C8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637367912" calcext:value-type="float">
            <text:p>613485.637367912</text:p>
          </table:table-cell>
          <table:table-cell office:value-type="float" office:value="5842727.66235266" calcext:value-type="float">
            <text:p>5842727.66235266</text:p>
          </table:table-cell>
          <table:table-cell table:formula="of:=[.C8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80965994" calcext:value-type="float">
            <text:p>613485.80965994</text:p>
          </table:table-cell>
          <table:table-cell office:value-type="float" office:value="5842727.51799523" calcext:value-type="float">
            <text:p>5842727.51799523</text:p>
          </table:table-cell>
          <table:table-cell table:formula="of:=[.C8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993207333" calcext:value-type="float">
            <text:p>613485.993207333</text:p>
          </table:table-cell>
          <table:table-cell office:value-type="float" office:value="5842727.37390055" calcext:value-type="float">
            <text:p>5842727.37390055</text:p>
          </table:table-cell>
          <table:table-cell table:formula="of:=[.C8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53378595" calcext:value-type="float">
            <text:p>613486.153378595</text:p>
          </table:table-cell>
          <table:table-cell office:value-type="float" office:value="5842727.266355" calcext:value-type="float">
            <text:p>5842727.266355</text:p>
          </table:table-cell>
          <table:table-cell table:formula="of:=[.C8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314415298" calcext:value-type="float">
            <text:p>613486.314415298</text:p>
          </table:table-cell>
          <table:table-cell office:value-type="float" office:value="5842727.12173486" calcext:value-type="float">
            <text:p>5842727.12173486</text:p>
          </table:table-cell>
          <table:table-cell table:formula="of:=[.C8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97530003" calcext:value-type="float">
            <text:p>613486.497530003</text:p>
          </table:table-cell>
          <table:table-cell office:value-type="float" office:value="5842726.99617749" calcext:value-type="float">
            <text:p>5842726.99617749</text:p>
          </table:table-cell>
          <table:table-cell table:formula="of:=[.C8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681510155" calcext:value-type="float">
            <text:p>613486.681510155</text:p>
          </table:table-cell>
          <table:table-cell office:value-type="float" office:value="5842726.83354553" calcext:value-type="float">
            <text:p>5842726.83354553</text:p>
          </table:table-cell>
          <table:table-cell table:formula="of:=[.C8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876312956" calcext:value-type="float">
            <text:p>613486.876312956</text:p>
          </table:table-cell>
          <table:table-cell office:value-type="float" office:value="5842726.6897136" calcext:value-type="float">
            <text:p>5842726.6897136</text:p>
          </table:table-cell>
          <table:table-cell table:formula="of:=[.C8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48605056" calcext:value-type="float">
            <text:p>613487.048605056</text:p>
          </table:table-cell>
          <table:table-cell office:value-type="float" office:value="5842726.54535622" calcext:value-type="float">
            <text:p>5842726.54535622</text:p>
          </table:table-cell>
          <table:table-cell table:formula="of:=[.C8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209641809" calcext:value-type="float">
            <text:p>613487.209641809</text:p>
          </table:table-cell>
          <table:table-cell office:value-type="float" office:value="5842726.4007361" calcext:value-type="float">
            <text:p>5842726.4007361</text:p>
          </table:table-cell>
          <table:table-cell table:formula="of:=[.C8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382799372" calcext:value-type="float">
            <text:p>613487.382799372</text:p>
          </table:table-cell>
          <table:table-cell office:value-type="float" office:value="5842726.21930413" calcext:value-type="float">
            <text:p>5842726.21930413</text:p>
          </table:table-cell>
          <table:table-cell table:formula="of:=[.C8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554658781" calcext:value-type="float">
            <text:p>613487.554658781</text:p>
          </table:table-cell>
          <table:table-cell office:value-type="float" office:value="5842726.09348406" calcext:value-type="float">
            <text:p>5842726.09348406</text:p>
          </table:table-cell>
          <table:table-cell table:formula="of:=[.C8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704440206" calcext:value-type="float">
            <text:p>613487.704440206</text:p>
          </table:table-cell>
          <table:table-cell office:value-type="float" office:value="5842725.94860123" calcext:value-type="float">
            <text:p>5842725.94860123</text:p>
          </table:table-cell>
          <table:table-cell table:formula="of:=[.C8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853788918" calcext:value-type="float">
            <text:p>613487.853788918</text:p>
          </table:table-cell>
          <table:table-cell office:value-type="float" office:value="5842725.82225569" calcext:value-type="float">
            <text:p>5842725.82225569</text:p>
          </table:table-cell>
          <table:table-cell table:formula="of:=[.C8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958116204" calcext:value-type="float">
            <text:p>613487.958116204</text:p>
          </table:table-cell>
          <table:table-cell office:value-type="float" office:value="5842725.69485922" calcext:value-type="float">
            <text:p>5842725.69485922</text:p>
          </table:table-cell>
          <table:table-cell table:formula="of:=[.C8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040798225" calcext:value-type="float">
            <text:p>613488.040798225</text:p>
          </table:table-cell>
          <table:table-cell office:value-type="float" office:value="5842725.52986266" calcext:value-type="float">
            <text:p>5842725.52986266</text:p>
          </table:table-cell>
          <table:table-cell table:formula="of:=[.C8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123047528" calcext:value-type="float">
            <text:p>613488.123047528</text:p>
          </table:table-cell>
          <table:table-cell office:value-type="float" office:value="5842725.38340341" calcext:value-type="float">
            <text:p>5842725.38340341</text:p>
          </table:table-cell>
          <table:table-cell table:formula="of:=[.C8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171963483" calcext:value-type="float">
            <text:p>613488.171963483</text:p>
          </table:table-cell>
          <table:table-cell office:value-type="float" office:value="5842725.21761863" calcext:value-type="float">
            <text:p>5842725.21761863</text:p>
          </table:table-cell>
          <table:table-cell table:formula="of:=[.C8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20962408" calcext:value-type="float">
            <text:p>613488.20962408</text:p>
          </table:table-cell>
          <table:table-cell office:value-type="float" office:value="5842725.05157112" calcext:value-type="float">
            <text:p>5842725.05157112</text:p>
          </table:table-cell>
          <table:table-cell table:formula="of:=[.C8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225206684" calcext:value-type="float">
            <text:p>613488.225206684</text:p>
          </table:table-cell>
          <table:table-cell office:value-type="float" office:value="5842724.86646083" calcext:value-type="float">
            <text:p>5842724.86646083</text:p>
          </table:table-cell>
          <table:table-cell table:formula="of:=[.C8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217413118" calcext:value-type="float">
            <text:p>613488.217413118</text:p>
          </table:table-cell>
          <table:table-cell office:value-type="float" office:value="5842724.71789967" calcext:value-type="float">
            <text:p>5842724.71789967</text:p>
          </table:table-cell>
          <table:table-cell table:formula="of:=[.C8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142952835" calcext:value-type="float">
            <text:p>613488.142952835</text:p>
          </table:table-cell>
          <table:table-cell office:value-type="float" office:value="5842724.53068747" calcext:value-type="float">
            <text:p>5842724.53068747</text:p>
          </table:table-cell>
          <table:table-cell table:formula="of:=[.C8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113513991" calcext:value-type="float">
            <text:p>613488.113513991</text:p>
          </table:table-cell>
          <table:table-cell office:value-type="float" office:value="5842724.34452623" calcext:value-type="float">
            <text:p>5842724.34452623</text:p>
          </table:table-cell>
          <table:table-cell table:formula="of:=[.C8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072387059" calcext:value-type="float">
            <text:p>613488.072387059</text:p>
          </table:table-cell>
          <table:table-cell office:value-type="float" office:value="5842724.17663954" calcext:value-type="float">
            <text:p>5842724.17663954</text:p>
          </table:table-cell>
          <table:table-cell table:formula="of:=[.C8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0087494" calcext:value-type="float">
            <text:p>613488.0087494</text:p>
          </table:table-cell>
          <table:table-cell office:value-type="float" office:value="5842724.00822739" calcext:value-type="float">
            <text:p>5842724.00822739</text:p>
          </table:table-cell>
          <table:table-cell table:formula="of:=[.C8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967622461" calcext:value-type="float">
            <text:p>613487.967622461</text:p>
          </table:table-cell>
          <table:table-cell office:value-type="float" office:value="5842723.84034071" calcext:value-type="float">
            <text:p>5842723.84034071</text:p>
          </table:table-cell>
          <table:table-cell table:formula="of:=[.C8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903119347" calcext:value-type="float">
            <text:p>613487.903119347</text:p>
          </table:table-cell>
          <table:table-cell office:value-type="float" office:value="5842723.70900316" calcext:value-type="float">
            <text:p>5842723.70900316</text:p>
          </table:table-cell>
          <table:table-cell table:formula="of:=[.C8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839048952" calcext:value-type="float">
            <text:p>613487.839048952</text:p>
          </table:table-cell>
          <table:table-cell office:value-type="float" office:value="5842723.55912831" calcext:value-type="float">
            <text:p>5842723.55912831</text:p>
          </table:table-cell>
          <table:table-cell table:formula="of:=[.C8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775843997" calcext:value-type="float">
            <text:p>613487.775843997</text:p>
          </table:table-cell>
          <table:table-cell office:value-type="float" office:value="5842723.37217886" calcext:value-type="float">
            <text:p>5842723.37217886</text:p>
          </table:table-cell>
          <table:table-cell table:formula="of:=[.C8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711773593" calcext:value-type="float">
            <text:p>613487.711773593</text:p>
          </table:table-cell>
          <table:table-cell office:value-type="float" office:value="5842723.222304" calcext:value-type="float">
            <text:p>5842723.222304</text:p>
          </table:table-cell>
          <table:table-cell table:formula="of:=[.C8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636880543" calcext:value-type="float">
            <text:p>613487.636880543</text:p>
          </table:table-cell>
          <table:table-cell office:value-type="float" office:value="5842723.05362912" calcext:value-type="float">
            <text:p>5842723.05362912</text:p>
          </table:table-cell>
          <table:table-cell table:formula="of:=[.C8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539476757" calcext:value-type="float">
            <text:p>613487.539476757</text:p>
          </table:table-cell>
          <table:table-cell office:value-type="float" office:value="5842722.88442875" calcext:value-type="float">
            <text:p>5842722.88442875</text:p>
          </table:table-cell>
          <table:table-cell table:formula="of:=[.C8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419562234" calcext:value-type="float">
            <text:p>613487.419562234</text:p>
          </table:table-cell>
          <table:table-cell office:value-type="float" office:value="5842722.71470292" calcext:value-type="float">
            <text:p>5842722.71470292</text:p>
          </table:table-cell>
          <table:table-cell table:formula="of:=[.C8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344669165" calcext:value-type="float">
            <text:p>613487.344669165</text:p>
          </table:table-cell>
          <table:table-cell office:value-type="float" office:value="5842722.54602804" calcext:value-type="float">
            <text:p>5842722.54602804</text:p>
          </table:table-cell>
          <table:table-cell table:formula="of:=[.C8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26934337" calcext:value-type="float">
            <text:p>613487.26934337</text:p>
          </table:table-cell>
          <table:table-cell office:value-type="float" office:value="5842722.39589046" calcext:value-type="float">
            <text:p>5842722.39589046</text:p>
          </table:table-cell>
          <table:table-cell table:formula="of:=[.C8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183194923" calcext:value-type="float">
            <text:p>613487.183194923</text:p>
          </table:table-cell>
          <table:table-cell office:value-type="float" office:value="5842722.22695284" calcext:value-type="float">
            <text:p>5842722.22695284</text:p>
          </table:table-cell>
          <table:table-cell table:formula="of:=[.C8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97046471" calcext:value-type="float">
            <text:p>613487.097046471</text:p>
          </table:table-cell>
          <table:table-cell office:value-type="float" office:value="5842722.05801522" calcext:value-type="float">
            <text:p>5842722.05801522</text:p>
          </table:table-cell>
          <table:table-cell table:formula="of:=[.C8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76266472" calcext:value-type="float">
            <text:p>613486.976266472</text:p>
          </table:table-cell>
          <table:table-cell office:value-type="float" office:value="5842721.92536401" calcext:value-type="float">
            <text:p>5842721.92536401</text:p>
          </table:table-cell>
          <table:table-cell table:formula="of:=[.C8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844663819" calcext:value-type="float">
            <text:p>613486.844663819</text:p>
          </table:table-cell>
          <table:table-cell office:value-type="float" office:value="5842721.77391276" calcext:value-type="float">
            <text:p>5842721.77391276</text:p>
          </table:table-cell>
          <table:table-cell table:formula="of:=[.C8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58515346" calcext:value-type="float">
            <text:p>613486.758515346</text:p>
          </table:table-cell>
          <table:table-cell office:value-type="float" office:value="5842721.60497515" calcext:value-type="float">
            <text:p>5842721.60497515</text:p>
          </table:table-cell>
          <table:table-cell table:formula="of:=[.C8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649423412" calcext:value-type="float">
            <text:p>613486.649423412</text:p>
          </table:table-cell>
          <table:table-cell office:value-type="float" office:value="5842721.45404937" calcext:value-type="float">
            <text:p>5842721.45404937</text:p>
          </table:table-cell>
          <table:table-cell table:formula="of:=[.C8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540331472" calcext:value-type="float">
            <text:p>613486.540331472</text:p>
          </table:table-cell>
          <table:table-cell office:value-type="float" office:value="5842721.3031236" calcext:value-type="float">
            <text:p>5842721.3031236</text:p>
          </table:table-cell>
          <table:table-cell table:formula="of:=[.C9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19551438" calcext:value-type="float">
            <text:p>613486.419551438</text:p>
          </table:table-cell>
          <table:table-cell office:value-type="float" office:value="5842721.1704724" calcext:value-type="float">
            <text:p>5842721.1704724</text:p>
          </table:table-cell>
          <table:table-cell table:formula="of:=[.C9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287083313" calcext:value-type="float">
            <text:p>613486.287083313</text:p>
          </table:table-cell>
          <table:table-cell office:value-type="float" office:value="5842721.05609577" calcext:value-type="float">
            <text:p>5842721.05609577</text:p>
          </table:table-cell>
          <table:table-cell table:formula="of:=[.C9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44657961" calcext:value-type="float">
            <text:p>613486.144657961</text:p>
          </table:table-cell>
          <table:table-cell office:value-type="float" office:value="5842720.8858445" calcext:value-type="float">
            <text:p>5842720.8858445</text:p>
          </table:table-cell>
          <table:table-cell table:formula="of:=[.C9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023877906" calcext:value-type="float">
            <text:p>613486.023877906</text:p>
          </table:table-cell>
          <table:table-cell office:value-type="float" office:value="5842720.75319331" calcext:value-type="float">
            <text:p>5842720.75319331</text:p>
          </table:table-cell>
          <table:table-cell table:formula="of:=[.C9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880587105" calcext:value-type="float">
            <text:p>613485.880587105</text:p>
          </table:table-cell>
          <table:table-cell office:value-type="float" office:value="5842720.62001666" calcext:value-type="float">
            <text:p>5842720.62001666</text:p>
          </table:table-cell>
          <table:table-cell table:formula="of:=[.C9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758941608" calcext:value-type="float">
            <text:p>613485.758941608</text:p>
          </table:table-cell>
          <table:table-cell office:value-type="float" office:value="5842720.52444008" calcext:value-type="float">
            <text:p>5842720.52444008</text:p>
          </table:table-cell>
          <table:table-cell table:formula="of:=[.C9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615218079" calcext:value-type="float">
            <text:p>613485.615218079</text:p>
          </table:table-cell>
          <table:table-cell office:value-type="float" office:value="5842720.40980073" calcext:value-type="float">
            <text:p>5842720.40980073</text:p>
          </table:table-cell>
          <table:table-cell table:formula="of:=[.C9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460239172" calcext:value-type="float">
            <text:p>613485.460239172</text:p>
          </table:table-cell>
          <table:table-cell office:value-type="float" office:value="5842720.29489866" calcext:value-type="float">
            <text:p>5842720.29489866</text:p>
          </table:table-cell>
          <table:table-cell table:formula="of:=[.C9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315650204" calcext:value-type="float">
            <text:p>613485.315650204</text:p>
          </table:table-cell>
          <table:table-cell office:value-type="float" office:value="5842720.21733393" calcext:value-type="float">
            <text:p>5842720.21733393</text:p>
          </table:table-cell>
          <table:table-cell table:formula="of:=[.C9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82749315" calcext:value-type="float">
            <text:p>613485.182749315</text:p>
          </table:table-cell>
          <table:table-cell office:value-type="float" office:value="5842720.12149464" calcext:value-type="float">
            <text:p>5842720.12149464</text:p>
          </table:table-cell>
          <table:table-cell table:formula="of:=[.C9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071493739" calcext:value-type="float">
            <text:p>613485.071493739</text:p>
          </table:table-cell>
          <table:table-cell office:value-type="float" office:value="5842720.06325541" calcext:value-type="float">
            <text:p>5842720.06325541</text:p>
          </table:table-cell>
          <table:table-cell table:formula="of:=[.C9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26472047" calcext:value-type="float">
            <text:p>613484.926472047</text:p>
          </table:table-cell>
          <table:table-cell office:value-type="float" office:value="5842720.004228" calcext:value-type="float">
            <text:p>5842720.004228</text:p>
          </table:table-cell>
          <table:table-cell table:formula="of:=[.C9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6976227" calcext:value-type="float">
            <text:p>613484.76976227</text:p>
          </table:table-cell>
          <table:table-cell office:value-type="float" office:value="5842719.96347516" calcext:value-type="float">
            <text:p>5842719.96347516</text:p>
          </table:table-cell>
          <table:table-cell table:formula="of:=[.C9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36428653" calcext:value-type="float">
            <text:p>613484.636428653</text:p>
          </table:table-cell>
          <table:table-cell office:value-type="float" office:value="5842719.88617318" calcext:value-type="float">
            <text:p>5842719.88617318</text:p>
          </table:table-cell>
          <table:table-cell table:formula="of:=[.C9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13917694" calcext:value-type="float">
            <text:p>613484.513917694</text:p>
          </table:table-cell>
          <table:table-cell office:value-type="float" office:value="5842719.82767124" calcext:value-type="float">
            <text:p>5842719.82767124</text:p>
          </table:table-cell>
          <table:table-cell table:formula="of:=[.C9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68895988" calcext:value-type="float">
            <text:p>613484.368895988</text:p>
          </table:table-cell>
          <table:table-cell office:value-type="float" office:value="5842719.76864384" calcext:value-type="float">
            <text:p>5842719.76864384</text:p>
          </table:table-cell>
          <table:table-cell table:formula="of:=[.C9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234696943" calcext:value-type="float">
            <text:p>613484.234696943</text:p>
          </table:table-cell>
          <table:table-cell office:value-type="float" office:value="5842719.72841648" calcext:value-type="float">
            <text:p>5842719.72841648</text:p>
          </table:table-cell>
          <table:table-cell table:formula="of:=[.C9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088809816" calcext:value-type="float">
            <text:p>613484.088809816</text:p>
          </table:table-cell>
          <table:table-cell office:value-type="float" office:value="5842719.7064637" calcext:value-type="float">
            <text:p>5842719.7064637</text:p>
          </table:table-cell>
          <table:table-cell table:formula="of:=[.C9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31667315" calcext:value-type="float">
            <text:p>613483.931667315</text:p>
          </table:table-cell>
          <table:table-cell office:value-type="float" office:value="5842719.68424819" calcext:value-type="float">
            <text:p>5842719.68424819</text:p>
          </table:table-cell>
          <table:table-cell table:formula="of:=[.C9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97035558" calcext:value-type="float">
            <text:p>613483.797035558</text:p>
          </table:table-cell>
          <table:table-cell office:value-type="float" office:value="5842719.66255815" calcext:value-type="float">
            <text:p>5842719.66255815</text:p>
          </table:table-cell>
          <table:table-cell table:formula="of:=[.C9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50715721" calcext:value-type="float">
            <text:p>613483.650715721</text:p>
          </table:table-cell>
          <table:table-cell office:value-type="float" office:value="5842719.65914268" calcext:value-type="float">
            <text:p>5842719.65914268</text:p>
          </table:table-cell>
          <table:table-cell table:formula="of:=[.C9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38594706" calcext:value-type="float">
            <text:p>613483.538594706</text:p>
          </table:table-cell>
          <table:table-cell office:value-type="float" office:value="5842719.6379781" calcext:value-type="float">
            <text:p>5842719.6379781</text:p>
          </table:table-cell>
          <table:table-cell table:formula="of:=[.C9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424742868" calcext:value-type="float">
            <text:p>613483.424742868</text:p>
          </table:table-cell>
          <table:table-cell office:value-type="float" office:value="5842719.69096273" calcext:value-type="float">
            <text:p>5842719.69096273</text:p>
          </table:table-cell>
          <table:table-cell table:formula="of:=[.C9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2257911" calcext:value-type="float">
            <text:p>613483.32257911</text:p>
          </table:table-cell>
          <table:table-cell office:value-type="float" office:value="5842719.72567279" calcext:value-type="float">
            <text:p>5842719.72567279</text:p>
          </table:table-cell>
          <table:table-cell table:formula="of:=[.C9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09592686" calcext:value-type="float">
            <text:p>613483.209592686</text:p>
          </table:table-cell>
          <table:table-cell office:value-type="float" office:value="5842719.74158282" calcext:value-type="float">
            <text:p>5842719.74158282</text:p>
          </table:table-cell>
          <table:table-cell table:formula="of:=[.C9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96173559" calcext:value-type="float">
            <text:p>613483.096173559</text:p>
          </table:table-cell>
          <table:table-cell office:value-type="float" office:value="5842719.77603016" calcext:value-type="float">
            <text:p>5842719.77603016</text:p>
          </table:table-cell>
          <table:table-cell table:formula="of:=[.C9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16087845" calcext:value-type="float">
            <text:p>613483.016087845</text:p>
          </table:table-cell>
          <table:table-cell office:value-type="float" office:value="5842719.82980298" calcext:value-type="float">
            <text:p>5842719.82980298</text:p>
          </table:table-cell>
          <table:table-cell table:formula="of:=[.C9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70200951" calcext:value-type="float">
            <text:p>613482.970200951</text:p>
          </table:table-cell>
          <table:table-cell office:value-type="float" office:value="5842719.86582668" calcext:value-type="float">
            <text:p>5842719.86582668</text:p>
          </table:table-cell>
          <table:table-cell table:formula="of:=[.C9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57214765" calcext:value-type="float">
            <text:p>613482.957214765</text:p>
          </table:table-cell>
          <table:table-cell office:value-type="float" office:value="5842719.93971317" calcext:value-type="float">
            <text:p>5842719.93971317</text:p>
          </table:table-cell>
          <table:table-cell table:formula="of:=[.C9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33405912" calcext:value-type="float">
            <text:p>613482.933405912</text:p>
          </table:table-cell>
          <table:table-cell office:value-type="float" office:value="5842719.99479962" calcext:value-type="float">
            <text:p>5842719.99479962</text:p>
          </table:table-cell>
          <table:table-cell table:formula="of:=[.C9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21285134" calcext:value-type="float">
            <text:p>613482.921285134</text:p>
          </table:table-cell>
          <table:table-cell office:value-type="float" office:value="5842720.0316115" calcext:value-type="float">
            <text:p>5842720.0316115</text:p>
          </table:table-cell>
          <table:table-cell table:formula="of:=[.C9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09597059" calcext:value-type="float">
            <text:p>613482.909597059</text:p>
          </table:table-cell>
          <table:table-cell office:value-type="float" office:value="5842720.04988608" calcext:value-type="float">
            <text:p>5842720.04988608</text:p>
          </table:table-cell>
          <table:table-cell table:formula="of:=[.C9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20419727" calcext:value-type="float">
            <text:p>613482.920419727</text:p>
          </table:table-cell>
          <table:table-cell office:value-type="float" office:value="5842720.06868611" calcext:value-type="float">
            <text:p>5842720.06868611</text:p>
          </table:table-cell>
          <table:table-cell table:formula="of:=[.C9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42930469" calcext:value-type="float">
            <text:p>613482.942930469</text:p>
          </table:table-cell>
          <table:table-cell office:value-type="float" office:value="5842720.06921156" calcext:value-type="float">
            <text:p>5842720.06921156</text:p>
          </table:table-cell>
          <table:table-cell table:formula="of:=[.C9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2.977129286" calcext:value-type="float">
            <text:p>613482.977129286</text:p>
          </table:table-cell>
          <table:table-cell office:value-type="float" office:value="5842720.05146244" calcext:value-type="float">
            <text:p>5842720.05146244</text:p>
          </table:table-cell>
          <table:table-cell table:formula="of:=[.C9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11328103" calcext:value-type="float">
            <text:p>613483.011328103</text:p>
          </table:table-cell>
          <table:table-cell office:value-type="float" office:value="5842720.03371331" calcext:value-type="float">
            <text:p>5842720.03371331</text:p>
          </table:table-cell>
          <table:table-cell table:formula="of:=[.C9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45526921" calcext:value-type="float">
            <text:p>613483.045526921</text:p>
          </table:table-cell>
          <table:table-cell office:value-type="float" office:value="5842720.01596419" calcext:value-type="float">
            <text:p>5842720.01596419</text:p>
          </table:table-cell>
          <table:table-cell table:formula="of:=[.C9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080158443" calcext:value-type="float">
            <text:p>613483.080158443</text:p>
          </table:table-cell>
          <table:table-cell office:value-type="float" office:value="5842719.97967776" calcext:value-type="float">
            <text:p>5842719.97967776</text:p>
          </table:table-cell>
          <table:table-cell table:formula="of:=[.C9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148988783" calcext:value-type="float">
            <text:p>613483.148988783</text:p>
          </table:table-cell>
          <table:table-cell office:value-type="float" office:value="5842719.92564222" calcext:value-type="float">
            <text:p>5842719.92564222</text:p>
          </table:table-cell>
          <table:table-cell table:formula="of:=[.C9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229939907" calcext:value-type="float">
            <text:p>613483.229939907</text:p>
          </table:table-cell>
          <table:table-cell office:value-type="float" office:value="5842719.83479479" calcext:value-type="float">
            <text:p>5842719.83479479</text:p>
          </table:table-cell>
          <table:table-cell table:formula="of:=[.C9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333401777" calcext:value-type="float">
            <text:p>613483.333401777</text:p>
          </table:table-cell>
          <table:table-cell office:value-type="float" office:value="5842719.74447282" calcext:value-type="float">
            <text:p>5842719.74447282</text:p>
          </table:table-cell>
          <table:table-cell table:formula="of:=[.C9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448551729" calcext:value-type="float">
            <text:p>613483.448551729</text:p>
          </table:table-cell>
          <table:table-cell office:value-type="float" office:value="5842719.63587628" calcext:value-type="float">
            <text:p>5842719.63587628</text:p>
          </table:table-cell>
          <table:table-cell table:formula="of:=[.C9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574957058" calcext:value-type="float">
            <text:p>613483.574957058</text:p>
          </table:table-cell>
          <table:table-cell office:value-type="float" office:value="5842719.52754246" calcext:value-type="float">
            <text:p>5842719.52754246</text:p>
          </table:table-cell>
          <table:table-cell table:formula="of:=[.C9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634262862" calcext:value-type="float">
            <text:p>613483.634262862</text:p>
          </table:table-cell>
          <table:table-cell office:value-type="float" office:value="5842719.39909498" calcext:value-type="float">
            <text:p>5842719.39909498</text:p>
          </table:table-cell>
          <table:table-cell table:formula="of:=[.C9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727334789" calcext:value-type="float">
            <text:p>613483.727334789</text:p>
          </table:table-cell>
          <table:table-cell office:value-type="float" office:value="5842719.27143569" calcext:value-type="float">
            <text:p>5842719.27143569</text:p>
          </table:table-cell>
          <table:table-cell table:formula="of:=[.C9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820839427" calcext:value-type="float">
            <text:p>613483.820839427</text:p>
          </table:table-cell>
          <table:table-cell office:value-type="float" office:value="5842719.12523909" calcext:value-type="float">
            <text:p>5842719.12523909</text:p>
          </table:table-cell>
          <table:table-cell table:formula="of:=[.C9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3.913478657" calcext:value-type="float">
            <text:p>613483.913478657</text:p>
          </table:table-cell>
          <table:table-cell office:value-type="float" office:value="5842719.0161171" calcext:value-type="float">
            <text:p>5842719.0161171</text:p>
          </table:table-cell>
          <table:table-cell table:formula="of:=[.C9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006550598" calcext:value-type="float">
            <text:p>613484.006550598</text:p>
          </table:table-cell>
          <table:table-cell office:value-type="float" office:value="5842718.88845781" calcext:value-type="float">
            <text:p>5842718.88845781</text:p>
          </table:table-cell>
          <table:table-cell table:formula="of:=[.C9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088799877" calcext:value-type="float">
            <text:p>613484.088799877</text:p>
          </table:table-cell>
          <table:table-cell office:value-type="float" office:value="5842718.74199849" calcext:value-type="float">
            <text:p>5842718.74199849</text:p>
          </table:table-cell>
          <table:table-cell table:formula="of:=[.C9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182304536" calcext:value-type="float">
            <text:p>613484.182304536</text:p>
          </table:table-cell>
          <table:table-cell office:value-type="float" office:value="5842718.5958019" calcext:value-type="float">
            <text:p>5842718.5958019</text:p>
          </table:table-cell>
          <table:table-cell table:formula="of:=[.C9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2758092" calcext:value-type="float">
            <text:p>613484.2758092</text:p>
          </table:table-cell>
          <table:table-cell office:value-type="float" office:value="5842718.44960531" calcext:value-type="float">
            <text:p>5842718.44960531</text:p>
          </table:table-cell>
          <table:table-cell table:formula="of:=[.C9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39182462" calcext:value-type="float">
            <text:p>613484.39182462</text:p>
          </table:table-cell>
          <table:table-cell office:value-type="float" office:value="5842718.30393418" calcext:value-type="float">
            <text:p>5842718.30393418</text:p>
          </table:table-cell>
          <table:table-cell table:formula="of:=[.C9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507840046" calcext:value-type="float">
            <text:p>613484.507840046</text:p>
          </table:table-cell>
          <table:table-cell office:value-type="float" office:value="5842718.15826306" calcext:value-type="float">
            <text:p>5842718.15826306</text:p>
          </table:table-cell>
          <table:table-cell table:formula="of:=[.C9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62428819" calcext:value-type="float">
            <text:p>613484.62428819</text:p>
          </table:table-cell>
          <table:table-cell office:value-type="float" office:value="5842717.99405463" calcext:value-type="float">
            <text:p>5842717.99405463</text:p>
          </table:table-cell>
          <table:table-cell table:formula="of:=[.C9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717792878" calcext:value-type="float">
            <text:p>613484.717792878</text:p>
          </table:table-cell>
          <table:table-cell office:value-type="float" office:value="5842717.84785805" calcext:value-type="float">
            <text:p>5842717.84785805</text:p>
          </table:table-cell>
          <table:table-cell table:formula="of:=[.C9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834673745" calcext:value-type="float">
            <text:p>613484.834673745</text:p>
          </table:table-cell>
          <table:table-cell office:value-type="float" office:value="5842717.66511233" calcext:value-type="float">
            <text:p>5842717.66511233</text:p>
          </table:table-cell>
          <table:table-cell table:formula="of:=[.C9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4.951121911" calcext:value-type="float">
            <text:p>613484.951121911</text:p>
          </table:table-cell>
          <table:table-cell office:value-type="float" office:value="5842717.50090391" calcext:value-type="float">
            <text:p>5842717.50090391</text:p>
          </table:table-cell>
          <table:table-cell table:formula="of:=[.C9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101336216" calcext:value-type="float">
            <text:p>613485.101336216</text:p>
          </table:table-cell>
          <table:table-cell office:value-type="float" office:value="5842717.33748369" calcext:value-type="float">
            <text:p>5842717.33748369</text:p>
          </table:table-cell>
          <table:table-cell table:formula="of:=[.C9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239862442" calcext:value-type="float">
            <text:p>613485.239862442</text:p>
          </table:table-cell>
          <table:table-cell office:value-type="float" office:value="5842717.19233805" calcext:value-type="float">
            <text:p>5842717.19233805</text:p>
          </table:table-cell>
          <table:table-cell table:formula="of:=[.C9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355877919" calcext:value-type="float">
            <text:p>613485.355877919</text:p>
          </table:table-cell>
          <table:table-cell office:value-type="float" office:value="5842717.04666694" calcext:value-type="float">
            <text:p>5842717.04666694</text:p>
          </table:table-cell>
          <table:table-cell table:formula="of:=[.C9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483148782" calcext:value-type="float">
            <text:p>613485.483148782</text:p>
          </table:table-cell>
          <table:table-cell office:value-type="float" office:value="5842716.90125857" calcext:value-type="float">
            <text:p>5842716.90125857</text:p>
          </table:table-cell>
          <table:table-cell table:formula="of:=[.C9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622107744" calcext:value-type="float">
            <text:p>613485.622107744</text:p>
          </table:table-cell>
          <table:table-cell office:value-type="float" office:value="5842716.73757564" calcext:value-type="float">
            <text:p>5842716.73757564</text:p>
          </table:table-cell>
          <table:table-cell table:formula="of:=[.C9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760201288" calcext:value-type="float">
            <text:p>613485.760201288</text:p>
          </table:table-cell>
          <table:table-cell office:value-type="float" office:value="5842716.61096731" calcext:value-type="float">
            <text:p>5842716.61096731</text:p>
          </table:table-cell>
          <table:table-cell table:formula="of:=[.C9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5.909550218" calcext:value-type="float">
            <text:p>613485.909550218</text:p>
          </table:table-cell>
          <table:table-cell office:value-type="float" office:value="5842716.48462172" calcext:value-type="float">
            <text:p>5842716.48462172</text:p>
          </table:table-cell>
          <table:table-cell table:formula="of:=[.C9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047211062" calcext:value-type="float">
            <text:p>613486.047211062</text:p>
          </table:table-cell>
          <table:table-cell office:value-type="float" office:value="5842716.3765507" calcext:value-type="float">
            <text:p>5842716.3765507</text:p>
          </table:table-cell>
          <table:table-cell table:formula="of:=[.C9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196992722" calcext:value-type="float">
            <text:p>613486.196992722</text:p>
          </table:table-cell>
          <table:table-cell office:value-type="float" office:value="5842716.23166782" calcext:value-type="float">
            <text:p>5842716.23166782</text:p>
          </table:table-cell>
          <table:table-cell table:formula="of:=[.C9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335086295" calcext:value-type="float">
            <text:p>613486.335086295</text:p>
          </table:table-cell>
          <table:table-cell office:value-type="float" office:value="5842716.10505951" calcext:value-type="float">
            <text:p>5842716.10505951</text:p>
          </table:table-cell>
          <table:table-cell table:formula="of:=[.C9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484867972" calcext:value-type="float">
            <text:p>613486.484867972</text:p>
          </table:table-cell>
          <table:table-cell office:value-type="float" office:value="5842715.96017663" calcext:value-type="float">
            <text:p>5842715.96017663</text:p>
          </table:table-cell>
          <table:table-cell table:formula="of:=[.C9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634216941" calcext:value-type="float">
            <text:p>613486.634216941</text:p>
          </table:table-cell>
          <table:table-cell office:value-type="float" office:value="5842715.83383106" calcext:value-type="float">
            <text:p>5842715.83383106</text:p>
          </table:table-cell>
          <table:table-cell table:formula="of:=[.C9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771877819" calcext:value-type="float">
            <text:p>613486.771877819</text:p>
          </table:table-cell>
          <table:table-cell office:value-type="float" office:value="5842715.72576007" calcext:value-type="float">
            <text:p>5842715.72576007</text:p>
          </table:table-cell>
          <table:table-cell table:formula="of:=[.C9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6.922092239" calcext:value-type="float">
            <text:p>613486.922092239</text:p>
          </table:table-cell>
          <table:table-cell office:value-type="float" office:value="5842715.5623399" calcext:value-type="float">
            <text:p>5842715.5623399</text:p>
          </table:table-cell>
          <table:table-cell table:formula="of:=[.C9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083562051" calcext:value-type="float">
            <text:p>613487.083562051</text:p>
          </table:table-cell>
          <table:table-cell office:value-type="float" office:value="5842715.39918248" calcext:value-type="float">
            <text:p>5842715.39918248</text:p>
          </table:table-cell>
          <table:table-cell table:formula="of:=[.C9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255854536" calcext:value-type="float">
            <text:p>613487.255854536</text:p>
          </table:table-cell>
          <table:table-cell office:value-type="float" office:value="5842715.25482509" calcext:value-type="float">
            <text:p>5842715.25482509</text:p>
          </table:table-cell>
          <table:table-cell table:formula="of:=[.C9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450657797" calcext:value-type="float">
            <text:p>613487.450657797</text:p>
          </table:table-cell>
          <table:table-cell office:value-type="float" office:value="5842715.11099319" calcext:value-type="float">
            <text:p>5842715.11099319</text:p>
          </table:table-cell>
          <table:table-cell table:formula="of:=[.C9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633772967" calcext:value-type="float">
            <text:p>613487.633772967</text:p>
          </table:table-cell>
          <table:table-cell office:value-type="float" office:value="5842714.98543587" calcext:value-type="float">
            <text:p>5842714.98543587</text:p>
          </table:table-cell>
          <table:table-cell table:formula="of:=[.C9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760178507" calcext:value-type="float">
            <text:p>613487.760178507</text:p>
          </table:table-cell>
          <table:table-cell office:value-type="float" office:value="5842714.87710216" calcext:value-type="float">
            <text:p>5842714.87710216</text:p>
          </table:table-cell>
          <table:table-cell table:formula="of:=[.C9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7.932471031" calcext:value-type="float">
            <text:p>613487.932471031</text:p>
          </table:table-cell>
          <table:table-cell office:value-type="float" office:value="5842714.7327448" calcext:value-type="float">
            <text:p>5842714.7327448</text:p>
          </table:table-cell>
          <table:table-cell table:formula="of:=[.C9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116018949" calcext:value-type="float">
            <text:p>613488.116018949</text:p>
          </table:table-cell>
          <table:table-cell office:value-type="float" office:value="5842714.58865019" calcext:value-type="float">
            <text:p>5842714.58865019</text:p>
          </table:table-cell>
          <table:table-cell table:formula="of:=[.C9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287013325" calcext:value-type="float">
            <text:p>613488.287013325</text:p>
          </table:table-cell>
          <table:table-cell office:value-type="float" office:value="5842714.49990475" calcext:value-type="float">
            <text:p>5842714.49990475</text:p>
          </table:table-cell>
          <table:table-cell table:formula="of:=[.C9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447617769" calcext:value-type="float">
            <text:p>613488.447617769</text:p>
          </table:table-cell>
          <table:table-cell office:value-type="float" office:value="5842714.37382198" calcext:value-type="float">
            <text:p>5842714.37382198</text:p>
          </table:table-cell>
          <table:table-cell table:formula="of:=[.C9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607789498" calcext:value-type="float">
            <text:p>613488.607789498</text:p>
          </table:table-cell>
          <table:table-cell office:value-type="float" office:value="5842714.26627651" calcext:value-type="float">
            <text:p>5842714.26627651</text:p>
          </table:table-cell>
          <table:table-cell table:formula="of:=[.C9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790472004" calcext:value-type="float">
            <text:p>613488.790472004</text:p>
          </table:table-cell>
          <table:table-cell office:value-type="float" office:value="5842714.15925653" calcext:value-type="float">
            <text:p>5842714.15925653</text:p>
          </table:table-cell>
          <table:table-cell table:formula="of:=[.C9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8.962764584" calcext:value-type="float">
            <text:p>613488.962764584</text:p>
          </table:table-cell>
          <table:table-cell office:value-type="float" office:value="5842714.01489921" calcext:value-type="float">
            <text:p>5842714.01489921</text:p>
          </table:table-cell>
          <table:table-cell table:formula="of:=[.C9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134624448" calcext:value-type="float">
            <text:p>613489.134624448</text:p>
          </table:table-cell>
          <table:table-cell office:value-type="float" office:value="5842713.88907919" calcext:value-type="float">
            <text:p>5842713.88907919</text:p>
          </table:table-cell>
          <table:table-cell table:formula="of:=[.C9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306484321" calcext:value-type="float">
            <text:p>613489.306484321</text:p>
          </table:table-cell>
          <table:table-cell office:value-type="float" office:value="5842713.76325919" calcext:value-type="float">
            <text:p>5842713.76325919</text:p>
          </table:table-cell>
          <table:table-cell table:formula="of:=[.C9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466656089" calcext:value-type="float">
            <text:p>613489.466656089</text:p>
          </table:table-cell>
          <table:table-cell office:value-type="float" office:value="5842713.65571375" calcext:value-type="float">
            <text:p>5842713.65571375</text:p>
          </table:table-cell>
          <table:table-cell table:formula="of:=[.C9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638515979" calcext:value-type="float">
            <text:p>613489.638515979</text:p>
          </table:table-cell>
          <table:table-cell office:value-type="float" office:value="5842713.52989375" calcext:value-type="float">
            <text:p>5842713.52989375</text:p>
          </table:table-cell>
          <table:table-cell table:formula="of:=[.C9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89.821631264" calcext:value-type="float">
            <text:p>613489.821631264</text:p>
          </table:table-cell>
          <table:table-cell office:value-type="float" office:value="5842713.40433651" calcext:value-type="float">
            <text:p>5842713.40433651</text:p>
          </table:table-cell>
          <table:table-cell table:formula="of:=[.C9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026391874" calcext:value-type="float">
            <text:p>613490.026391874</text:p>
          </table:table-cell>
          <table:table-cell office:value-type="float" office:value="5842713.31637935" calcext:value-type="float">
            <text:p>5842713.31637935</text:p>
          </table:table-cell>
          <table:table-cell table:formula="of:=[.C9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219464374" calcext:value-type="float">
            <text:p>613490.219464374</text:p>
          </table:table-cell>
          <table:table-cell office:value-type="float" office:value="5842713.24669677" calcext:value-type="float">
            <text:p>5842713.24669677</text:p>
          </table:table-cell>
          <table:table-cell table:formula="of:=[.C9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424224998" calcext:value-type="float">
            <text:p>613490.424224998</text:p>
          </table:table-cell>
          <table:table-cell office:value-type="float" office:value="5842713.15873964" calcext:value-type="float">
            <text:p>5842713.15873964</text:p>
          </table:table-cell>
          <table:table-cell table:formula="of:=[.C9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583964079" calcext:value-type="float">
            <text:p>613490.583964079</text:p>
          </table:table-cell>
          <table:table-cell office:value-type="float" office:value="5842713.06973154" calcext:value-type="float">
            <text:p>5842713.06973154</text:p>
          </table:table-cell>
          <table:table-cell table:formula="of:=[.C9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77746933" calcext:value-type="float">
            <text:p>613490.77746933</text:p>
          </table:table-cell>
          <table:table-cell office:value-type="float" office:value="5842712.98151168" calcext:value-type="float">
            <text:p>5842712.98151168</text:p>
          </table:table-cell>
          <table:table-cell table:formula="of:=[.C9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0.971407321" calcext:value-type="float">
            <text:p>613490.971407321</text:p>
          </table:table-cell>
          <table:table-cell office:value-type="float" office:value="5842712.87475452" calcext:value-type="float">
            <text:p>5842712.87475452</text:p>
          </table:table-cell>
          <table:table-cell table:formula="of:=[.C9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186557895" calcext:value-type="float">
            <text:p>613491.186557895</text:p>
          </table:table-cell>
          <table:table-cell office:value-type="float" office:value="5842712.82413477" calcext:value-type="float">
            <text:p>5842712.82413477</text:p>
          </table:table-cell>
          <table:table-cell table:formula="of:=[.C9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379197698" calcext:value-type="float">
            <text:p>613491.379197698</text:p>
          </table:table-cell>
          <table:table-cell office:value-type="float" office:value="5842712.77298954" calcext:value-type="float">
            <text:p>5842712.77298954</text:p>
          </table:table-cell>
          <table:table-cell table:formula="of:=[.C9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583092893" calcext:value-type="float">
            <text:p>613491.583092893</text:p>
          </table:table-cell>
          <table:table-cell office:value-type="float" office:value="5842712.72210705" calcext:value-type="float">
            <text:p>5842712.72210705</text:p>
          </table:table-cell>
          <table:table-cell table:formula="of:=[.C9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1.798676218" calcext:value-type="float">
            <text:p>613491.798676218</text:p>
          </table:table-cell>
          <table:table-cell office:value-type="float" office:value="5842712.65295003" calcext:value-type="float">
            <text:p>5842712.65295003</text:p>
          </table:table-cell>
          <table:table-cell table:formula="of:=[.C9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047592977" calcext:value-type="float">
            <text:p>613492.047592977</text:p>
          </table:table-cell>
          <table:table-cell office:value-type="float" office:value="5842712.60311855" calcext:value-type="float">
            <text:p>5842712.60311855</text:p>
          </table:table-cell>
          <table:table-cell table:formula="of:=[.C9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2618781" calcext:value-type="float">
            <text:p>613492.2618781</text:p>
          </table:table-cell>
          <table:table-cell office:value-type="float" office:value="5842712.58957345" calcext:value-type="float">
            <text:p>5842712.58957345</text:p>
          </table:table-cell>
          <table:table-cell table:formula="of:=[.C10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487851353" calcext:value-type="float">
            <text:p>613492.487851353</text:p>
          </table:table-cell>
          <table:table-cell office:value-type="float" office:value="5842712.55775381" calcext:value-type="float">
            <text:p>5842712.55775381</text:p>
          </table:table-cell>
          <table:table-cell table:formula="of:=[.C10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690881091" calcext:value-type="float">
            <text:p>613492.690881091</text:p>
          </table:table-cell>
          <table:table-cell office:value-type="float" office:value="5842712.54394598" calcext:value-type="float">
            <text:p>5842712.54394598</text:p>
          </table:table-cell>
          <table:table-cell table:formula="of:=[.C10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2.894343571" calcext:value-type="float">
            <text:p>613492.894343571</text:p>
          </table:table-cell>
          <table:table-cell office:value-type="float" office:value="5842712.51160086" calcext:value-type="float">
            <text:p>5842712.51160086</text:p>
          </table:table-cell>
          <table:table-cell table:formula="of:=[.C10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120316832" calcext:value-type="float">
            <text:p>613493.120316832</text:p>
          </table:table-cell>
          <table:table-cell office:value-type="float" office:value="5842712.47978124" calcext:value-type="float">
            <text:p>5842712.47978124</text:p>
          </table:table-cell>
          <table:table-cell table:formula="of:=[.C10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345424612" calcext:value-type="float">
            <text:p>613493.345424612</text:p>
          </table:table-cell>
          <table:table-cell office:value-type="float" office:value="5842712.48503624" calcext:value-type="float">
            <text:p>5842712.48503624</text:p>
          </table:table-cell>
          <table:table-cell table:formula="of:=[.C10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581355038" calcext:value-type="float">
            <text:p>613493.581355038</text:p>
          </table:table-cell>
          <table:table-cell office:value-type="float" office:value="5842712.50909131" calcext:value-type="float">
            <text:p>5842712.50909131</text:p>
          </table:table-cell>
          <table:table-cell table:formula="of:=[.C10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783952038" calcext:value-type="float">
            <text:p>613493.783952038</text:p>
          </table:table-cell>
          <table:table-cell office:value-type="float" office:value="5842712.51382083" calcext:value-type="float">
            <text:p>5842712.51382083</text:p>
          </table:table-cell>
          <table:table-cell table:formula="of:=[.C10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3.986549039" calcext:value-type="float">
            <text:p>613493.986549039</text:p>
          </table:table-cell>
          <table:table-cell office:value-type="float" office:value="5842712.51855035" calcext:value-type="float">
            <text:p>5842712.51855035</text:p>
          </table:table-cell>
          <table:table-cell table:formula="of:=[.C10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189578786" calcext:value-type="float">
            <text:p>613494.189578786</text:p>
          </table:table-cell>
          <table:table-cell office:value-type="float" office:value="5842712.50474259" calcext:value-type="float">
            <text:p>5842712.50474259</text:p>
          </table:table-cell>
          <table:table-cell table:formula="of:=[.C10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403863923" calcext:value-type="float">
            <text:p>613494.403863923</text:p>
          </table:table-cell>
          <table:table-cell office:value-type="float" office:value="5842712.49119758" calcext:value-type="float">
            <text:p>5842712.49119758</text:p>
          </table:table-cell>
          <table:table-cell table:formula="of:=[.C10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616418073" calcext:value-type="float">
            <text:p>613494.616418073</text:p>
          </table:table-cell>
          <table:table-cell office:value-type="float" office:value="5842712.5518018" calcext:value-type="float">
            <text:p>5842712.5518018</text:p>
          </table:table-cell>
          <table:table-cell table:formula="of:=[.C10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4.818149577" calcext:value-type="float">
            <text:p>613494.818149577</text:p>
          </table:table-cell>
          <table:table-cell office:value-type="float" office:value="5842712.59360596" calcext:value-type="float">
            <text:p>5842712.59360596</text:p>
          </table:table-cell>
          <table:table-cell table:formula="of:=[.C10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031569215" calcext:value-type="float">
            <text:p>613495.031569215</text:p>
          </table:table-cell>
          <table:table-cell office:value-type="float" office:value="5842712.61713559" calcext:value-type="float">
            <text:p>5842712.61713559</text:p>
          </table:table-cell>
          <table:table-cell table:formula="of:=[.C10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244988852" calcext:value-type="float">
            <text:p>613495.244988852</text:p>
          </table:table-cell>
          <table:table-cell office:value-type="float" office:value="5842712.64066523" calcext:value-type="float">
            <text:p>5842712.64066523</text:p>
          </table:table-cell>
          <table:table-cell table:formula="of:=[.C10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458408487" calcext:value-type="float">
            <text:p>613495.458408487</text:p>
          </table:table-cell>
          <table:table-cell office:value-type="float" office:value="5842712.66419487" calcext:value-type="float">
            <text:p>5842712.66419487</text:p>
          </table:table-cell>
          <table:table-cell table:formula="of:=[.C10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682218007" calcext:value-type="float">
            <text:p>613495.682218007</text:p>
          </table:table-cell>
          <table:table-cell office:value-type="float" office:value="5842712.72506189" calcext:value-type="float">
            <text:p>5842712.72506189</text:p>
          </table:table-cell>
          <table:table-cell table:formula="of:=[.C10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5.917282909" calcext:value-type="float">
            <text:p>613495.917282909</text:p>
          </table:table-cell>
          <table:table-cell office:value-type="float" office:value="5842712.78619167" calcext:value-type="float">
            <text:p>5842712.78619167</text:p>
          </table:table-cell>
          <table:table-cell table:formula="of:=[.C10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12983703" calcext:value-type="float">
            <text:p>613496.12983703</text:p>
          </table:table-cell>
          <table:table-cell office:value-type="float" office:value="5842712.84679595" calcext:value-type="float">
            <text:p>5842712.84679595</text:p>
          </table:table-cell>
          <table:table-cell table:formula="of:=[.C10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342391146" calcext:value-type="float">
            <text:p>613496.342391146</text:p>
          </table:table-cell>
          <table:table-cell office:value-type="float" office:value="5842712.90740024" calcext:value-type="float">
            <text:p>5842712.90740024</text:p>
          </table:table-cell>
          <table:table-cell table:formula="of:=[.C10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544122623" calcext:value-type="float">
            <text:p>613496.544122623</text:p>
          </table:table-cell>
          <table:table-cell office:value-type="float" office:value="5842712.94920448" calcext:value-type="float">
            <text:p>5842712.94920448</text:p>
          </table:table-cell>
          <table:table-cell table:formula="of:=[.C10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745421342" calcext:value-type="float">
            <text:p>613496.745421342</text:p>
          </table:table-cell>
          <table:table-cell office:value-type="float" office:value="5842713.00954603" calcext:value-type="float">
            <text:p>5842713.00954603</text:p>
          </table:table-cell>
          <table:table-cell table:formula="of:=[.C10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6.946720056" calcext:value-type="float">
            <text:p>613496.946720056</text:p>
          </table:table-cell>
          <table:table-cell office:value-type="float" office:value="5842713.06988759" calcext:value-type="float">
            <text:p>5842713.06988759</text:p>
          </table:table-cell>
          <table:table-cell table:formula="of:=[.C10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12550799" calcext:value-type="float">
            <text:p>613497.12550799</text:p>
          </table:table-cell>
          <table:table-cell office:value-type="float" office:value="5842713.12970364" calcext:value-type="float">
            <text:p>5842713.12970364</text:p>
          </table:table-cell>
          <table:table-cell table:formula="of:=[.C10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316416822" calcext:value-type="float">
            <text:p>613497.316416822</text:p>
          </table:table-cell>
          <table:table-cell office:value-type="float" office:value="5842713.15270785" calcext:value-type="float">
            <text:p>5842713.15270785</text:p>
          </table:table-cell>
          <table:table-cell table:formula="of:=[.C10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518148282" calcext:value-type="float">
            <text:p>613497.518148282</text:p>
          </table:table-cell>
          <table:table-cell office:value-type="float" office:value="5842713.19451213" calcext:value-type="float">
            <text:p>5842713.19451213</text:p>
          </table:table-cell>
          <table:table-cell table:formula="of:=[.C10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742390514" calcext:value-type="float">
            <text:p>613497.742390514</text:p>
          </table:table-cell>
          <table:table-cell office:value-type="float" office:value="5842713.23684193" calcext:value-type="float">
            <text:p>5842713.23684193</text:p>
          </table:table-cell>
          <table:table-cell table:formula="of:=[.C10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7.942823688" calcext:value-type="float">
            <text:p>613497.942823688</text:p>
          </table:table-cell>
          <table:table-cell office:value-type="float" office:value="5842713.33425814" calcext:value-type="float">
            <text:p>5842713.33425814</text:p>
          </table:table-cell>
          <table:table-cell table:formula="of:=[.C10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155377762" calcext:value-type="float">
            <text:p>613498.155377762</text:p>
          </table:table-cell>
          <table:table-cell office:value-type="float" office:value="5842713.39486251" calcext:value-type="float">
            <text:p>5842713.39486251</text:p>
          </table:table-cell>
          <table:table-cell table:formula="of:=[.C10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345421058" calcext:value-type="float">
            <text:p>613498.345421058</text:p>
          </table:table-cell>
          <table:table-cell office:value-type="float" office:value="5842713.45494136" calcext:value-type="float">
            <text:p>5842713.45494136</text:p>
          </table:table-cell>
          <table:table-cell table:formula="of:=[.C10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558407885" calcext:value-type="float">
            <text:p>613498.558407885</text:p>
          </table:table-cell>
          <table:table-cell office:value-type="float" office:value="5842713.49700845" calcext:value-type="float">
            <text:p>5842713.49700845</text:p>
          </table:table-cell>
          <table:table-cell table:formula="of:=[.C10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782650095" calcext:value-type="float">
            <text:p>613498.782650095</text:p>
          </table:table-cell>
          <table:table-cell office:value-type="float" office:value="5842713.53933831" calcext:value-type="float">
            <text:p>5842713.53933831</text:p>
          </table:table-cell>
          <table:table-cell table:formula="of:=[.C10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8.983516001" calcext:value-type="float">
            <text:p>613498.983516001</text:p>
          </table:table-cell>
          <table:table-cell office:value-type="float" office:value="5842713.61821725" calcext:value-type="float">
            <text:p>5842713.61821725</text:p>
          </table:table-cell>
          <table:table-cell table:formula="of:=[.C10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206892673" calcext:value-type="float">
            <text:p>613499.206892673</text:p>
          </table:table-cell>
          <table:table-cell office:value-type="float" office:value="5842713.69762173" calcext:value-type="float">
            <text:p>5842713.69762173</text:p>
          </table:table-cell>
          <table:table-cell table:formula="of:=[.C10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385247793" calcext:value-type="float">
            <text:p>613499.385247793</text:p>
          </table:table-cell>
          <table:table-cell office:value-type="float" office:value="5842713.77597517" calcext:value-type="float">
            <text:p>5842713.77597517</text:p>
          </table:table-cell>
          <table:table-cell table:formula="of:=[.C10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586546446" calcext:value-type="float">
            <text:p>613499.586546446</text:p>
          </table:table-cell>
          <table:table-cell office:value-type="float" office:value="5842713.83631684" calcext:value-type="float">
            <text:p>5842713.83631684</text:p>
          </table:table-cell>
          <table:table-cell table:formula="of:=[.C10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787845095" calcext:value-type="float">
            <text:p>613499.787845095</text:p>
          </table:table-cell>
          <table:table-cell office:value-type="float" office:value="5842713.89665851" calcext:value-type="float">
            <text:p>5842713.89665851</text:p>
          </table:table-cell>
          <table:table-cell table:formula="of:=[.C10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499.999966356" calcext:value-type="float">
            <text:p>613499.999966356</text:p>
          </table:table-cell>
          <table:table-cell office:value-type="float" office:value="5842713.97580027" calcext:value-type="float">
            <text:p>5842713.97580027</text:p>
          </table:table-cell>
          <table:table-cell table:formula="of:=[.C10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223342997" calcext:value-type="float">
            <text:p>613500.223342997</text:p>
          </table:table-cell>
          <table:table-cell office:value-type="float" office:value="5842714.05520479" calcext:value-type="float">
            <text:p>5842714.05520479</text:p>
          </table:table-cell>
          <table:table-cell table:formula="of:=[.C10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42420886" calcext:value-type="float">
            <text:p>613500.42420886</text:p>
          </table:table-cell>
          <table:table-cell office:value-type="float" office:value="5842714.1340838" calcext:value-type="float">
            <text:p>5842714.1340838</text:p>
          </table:table-cell>
          <table:table-cell table:formula="of:=[.C10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625507487" calcext:value-type="float">
            <text:p>613500.625507487</text:p>
          </table:table-cell>
          <table:table-cell office:value-type="float" office:value="5842714.19442551" calcext:value-type="float">
            <text:p>5842714.19442551</text:p>
          </table:table-cell>
          <table:table-cell table:formula="of:=[.C10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0.838061494" calcext:value-type="float">
            <text:p>613500.838061494</text:p>
          </table:table-cell>
          <table:table-cell office:value-type="float" office:value="5842714.25503" calcext:value-type="float">
            <text:p>5842714.25503</text:p>
          </table:table-cell>
          <table:table-cell table:formula="of:=[.C10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050615496" calcext:value-type="float">
            <text:p>613501.050615496</text:p>
          </table:table-cell>
          <table:table-cell office:value-type="float" office:value="5842714.3156345" calcext:value-type="float">
            <text:p>5842714.3156345</text:p>
          </table:table-cell>
          <table:table-cell table:formula="of:=[.C10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263169493" calcext:value-type="float">
            <text:p>613501.263169493</text:p>
          </table:table-cell>
          <table:table-cell office:value-type="float" office:value="5842714.376239" calcext:value-type="float">
            <text:p>5842714.376239</text:p>
          </table:table-cell>
          <table:table-cell table:formula="of:=[.C10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464468101" calcext:value-type="float">
            <text:p>613501.464468101</text:p>
          </table:table-cell>
          <table:table-cell office:value-type="float" office:value="5842714.43658075" calcext:value-type="float">
            <text:p>5842714.43658075</text:p>
          </table:table-cell>
          <table:table-cell table:formula="of:=[.C10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665766703" calcext:value-type="float">
            <text:p>613501.665766703</text:p>
          </table:table-cell>
          <table:table-cell office:value-type="float" office:value="5842714.49692251" calcext:value-type="float">
            <text:p>5842714.49692251</text:p>
          </table:table-cell>
          <table:table-cell table:formula="of:=[.C10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1.88957607" calcext:value-type="float">
            <text:p>613501.88957607</text:p>
          </table:table-cell>
          <table:table-cell office:value-type="float" office:value="5842714.55778981" calcext:value-type="float">
            <text:p>5842714.55778981</text:p>
          </table:table-cell>
          <table:table-cell table:formula="of:=[.C10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113385432" calcext:value-type="float">
            <text:p>613502.113385432</text:p>
          </table:table-cell>
          <table:table-cell office:value-type="float" office:value="5842714.61865712" calcext:value-type="float">
            <text:p>5842714.61865712</text:p>
          </table:table-cell>
          <table:table-cell table:formula="of:=[.C10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325939404" calcext:value-type="float">
            <text:p>613502.325939404</text:p>
          </table:table-cell>
          <table:table-cell office:value-type="float" office:value="5842714.67926168" calcext:value-type="float">
            <text:p>5842714.67926168</text:p>
          </table:table-cell>
          <table:table-cell table:formula="of:=[.C10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549748755" calcext:value-type="float">
            <text:p>613502.549748755</text:p>
          </table:table-cell>
          <table:table-cell office:value-type="float" office:value="5842714.74012901" calcext:value-type="float">
            <text:p>5842714.74012901</text:p>
          </table:table-cell>
          <table:table-cell table:formula="of:=[.C10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762735496" calcext:value-type="float">
            <text:p>613502.762735496</text:p>
          </table:table-cell>
          <table:table-cell office:value-type="float" office:value="5842714.78219628" calcext:value-type="float">
            <text:p>5842714.78219628</text:p>
          </table:table-cell>
          <table:table-cell table:formula="of:=[.C10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2.976155012" calcext:value-type="float">
            <text:p>613502.976155012</text:p>
          </table:table-cell>
          <table:table-cell office:value-type="float" office:value="5842714.80572626" calcext:value-type="float">
            <text:p>5842714.80572626</text:p>
          </table:table-cell>
          <table:table-cell table:formula="of:=[.C10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211652514" calcext:value-type="float">
            <text:p>613503.211652514</text:p>
          </table:table-cell>
          <table:table-cell office:value-type="float" office:value="5842714.8483191" calcext:value-type="float">
            <text:p>5842714.8483191</text:p>
          </table:table-cell>
          <table:table-cell table:formula="of:=[.C10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447582793" calcext:value-type="float">
            <text:p>613503.447582793</text:p>
          </table:table-cell>
          <table:table-cell office:value-type="float" office:value="5842714.87237464" calcext:value-type="float">
            <text:p>5842714.87237464</text:p>
          </table:table-cell>
          <table:table-cell table:formula="of:=[.C10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694335673" calcext:value-type="float">
            <text:p>613503.694335673</text:p>
          </table:table-cell>
          <table:table-cell office:value-type="float" office:value="5842714.91523027" calcext:value-type="float">
            <text:p>5842714.91523027</text:p>
          </table:table-cell>
          <table:table-cell table:formula="of:=[.C10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3.929833165" calcext:value-type="float">
            <text:p>613503.929833165</text:p>
          </table:table-cell>
          <table:table-cell office:value-type="float" office:value="5842714.95782314" calcext:value-type="float">
            <text:p>5842714.95782314</text:p>
          </table:table-cell>
          <table:table-cell table:formula="of:=[.C10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153642486" calcext:value-type="float">
            <text:p>613504.153642486</text:p>
          </table:table-cell>
          <table:table-cell office:value-type="float" office:value="5842715.01869055" calcext:value-type="float">
            <text:p>5842715.01869055</text:p>
          </table:table-cell>
          <table:table-cell table:formula="of:=[.C10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411650736" calcext:value-type="float">
            <text:p>613504.411650736</text:p>
          </table:table-cell>
          <table:table-cell office:value-type="float" office:value="5842715.061809" calcext:value-type="float">
            <text:p>5842715.061809</text:p>
          </table:table-cell>
          <table:table-cell table:formula="of:=[.C10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680914365" calcext:value-type="float">
            <text:p>613504.680914365</text:p>
          </table:table-cell>
          <table:table-cell office:value-type="float" office:value="5842715.10519023" calcext:value-type="float">
            <text:p>5842715.10519023</text:p>
          </table:table-cell>
          <table:table-cell table:formula="of:=[.C10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4.915979054" calcext:value-type="float">
            <text:p>613504.915979054</text:p>
          </table:table-cell>
          <table:table-cell office:value-type="float" office:value="5842715.16632045" calcext:value-type="float">
            <text:p>5842715.16632045</text:p>
          </table:table-cell>
          <table:table-cell table:formula="of:=[.C10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19606527" calcext:value-type="float">
            <text:p>613505.19606527</text:p>
          </table:table-cell>
          <table:table-cell office:value-type="float" office:value="5842715.2285018" calcext:value-type="float">
            <text:p>5842715.2285018</text:p>
          </table:table-cell>
          <table:table-cell table:formula="of:=[.C10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442818119" calcext:value-type="float">
            <text:p>613505.442818119</text:p>
          </table:table-cell>
          <table:table-cell office:value-type="float" office:value="5842715.27135752" calcext:value-type="float">
            <text:p>5842715.27135752</text:p>
          </table:table-cell>
          <table:table-cell table:formula="of:=[.C10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667925777" calcext:value-type="float">
            <text:p>613505.667925777</text:p>
          </table:table-cell>
          <table:table-cell office:value-type="float" office:value="5842715.27661309" calcext:value-type="float">
            <text:p>5842715.27661309</text:p>
          </table:table-cell>
          <table:table-cell table:formula="of:=[.C10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5.948444769" calcext:value-type="float">
            <text:p>613505.948444769</text:p>
          </table:table-cell>
          <table:table-cell office:value-type="float" office:value="5842715.32025718" calcext:value-type="float">
            <text:p>5842715.32025718</text:p>
          </table:table-cell>
          <table:table-cell table:formula="of:=[.C10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239786347" calcext:value-type="float">
            <text:p>613506.239786347</text:p>
          </table:table-cell>
          <table:table-cell office:value-type="float" office:value="5842715.38270136" calcext:value-type="float">
            <text:p>5842715.38270136</text:p>
          </table:table-cell>
          <table:table-cell table:formula="of:=[.C10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541950508" calcext:value-type="float">
            <text:p>613506.541950508</text:p>
          </table:table-cell>
          <table:table-cell office:value-type="float" office:value="5842715.46394564" calcext:value-type="float">
            <text:p>5842715.46394564</text:p>
          </table:table-cell>
          <table:table-cell table:formula="of:=[.C10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6.821603895" calcext:value-type="float">
            <text:p>613506.821603895</text:p>
          </table:table-cell>
          <table:table-cell office:value-type="float" office:value="5842715.54466438" calcext:value-type="float">
            <text:p>5842715.54466438</text:p>
          </table:table-cell>
          <table:table-cell table:formula="of:=[.C10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090434687" calcext:value-type="float">
            <text:p>613507.090434687</text:p>
          </table:table-cell>
          <table:table-cell office:value-type="float" office:value="5842715.60658305" calcext:value-type="float">
            <text:p>5842715.60658305</text:p>
          </table:table-cell>
          <table:table-cell table:formula="of:=[.C10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359265471" calcext:value-type="float">
            <text:p>613507.359265471</text:p>
          </table:table-cell>
          <table:table-cell office:value-type="float" office:value="5842715.66850174" calcext:value-type="float">
            <text:p>5842715.66850174</text:p>
          </table:table-cell>
          <table:table-cell table:formula="of:=[.C10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628529047" calcext:value-type="float">
            <text:p>613507.628529047</text:p>
          </table:table-cell>
          <table:table-cell office:value-type="float" office:value="5842715.71188314" calcext:value-type="float">
            <text:p>5842715.71188314</text:p>
          </table:table-cell>
          <table:table-cell table:formula="of:=[.C10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7.874849056" calcext:value-type="float">
            <text:p>613507.874849056</text:p>
          </table:table-cell>
          <table:table-cell office:value-type="float" office:value="5842715.77327629" calcext:value-type="float">
            <text:p>5842715.77327629</text:p>
          </table:table-cell>
          <table:table-cell table:formula="of:=[.C10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12116906" calcext:value-type="float">
            <text:p>613508.12116906</text:p>
          </table:table-cell>
          <table:table-cell office:value-type="float" office:value="5842715.83466945" calcext:value-type="float">
            <text:p>5842715.83466945</text:p>
          </table:table-cell>
          <table:table-cell table:formula="of:=[.C10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345411094" calcext:value-type="float">
            <text:p>613508.345411094</text:p>
          </table:table-cell>
          <table:table-cell office:value-type="float" office:value="5842715.87699975" calcext:value-type="float">
            <text:p>5842715.87699975</text:p>
          </table:table-cell>
          <table:table-cell table:formula="of:=[.C10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580475706" calcext:value-type="float">
            <text:p>613508.580475706</text:p>
          </table:table-cell>
          <table:table-cell office:value-type="float" office:value="5842715.93813015" calcext:value-type="float">
            <text:p>5842715.93813015</text:p>
          </table:table-cell>
          <table:table-cell table:formula="of:=[.C10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8.827228495" calcext:value-type="float">
            <text:p>613508.827228495</text:p>
          </table:table-cell>
          <table:table-cell office:value-type="float" office:value="5842715.98098604" calcext:value-type="float">
            <text:p>5842715.98098604</text:p>
          </table:table-cell>
          <table:table-cell table:formula="of:=[.C10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039782334" calcext:value-type="float">
            <text:p>613509.039782334</text:p>
          </table:table-cell>
          <table:table-cell office:value-type="float" office:value="5842716.04159089" calcext:value-type="float">
            <text:p>5842716.04159089</text:p>
          </table:table-cell>
          <table:table-cell table:formula="of:=[.C10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263158745" calcext:value-type="float">
            <text:p>613509.263158745</text:p>
          </table:table-cell>
          <table:table-cell office:value-type="float" office:value="5842716.12099584" calcext:value-type="float">
            <text:p>5842716.12099584</text:p>
          </table:table-cell>
          <table:table-cell table:formula="of:=[.C10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475712573" calcext:value-type="float">
            <text:p>613509.475712573</text:p>
          </table:table-cell>
          <table:table-cell office:value-type="float" office:value="5842716.18160071" calcext:value-type="float">
            <text:p>5842716.18160071</text:p>
          </table:table-cell>
          <table:table-cell table:formula="of:=[.C10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688266396" calcext:value-type="float">
            <text:p>613509.688266396</text:p>
          </table:table-cell>
          <table:table-cell office:value-type="float" office:value="5842716.24220558" calcext:value-type="float">
            <text:p>5842716.24220558</text:p>
          </table:table-cell>
          <table:table-cell table:formula="of:=[.C10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09.889132028" calcext:value-type="float">
            <text:p>613509.889132028</text:p>
          </table:table-cell>
          <table:table-cell office:value-type="float" office:value="5842716.32108498" calcext:value-type="float">
            <text:p>5842716.32108498</text:p>
          </table:table-cell>
          <table:table-cell table:formula="of:=[.C10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102551453" calcext:value-type="float">
            <text:p>613510.102551453</text:p>
          </table:table-cell>
          <table:table-cell office:value-type="float" office:value="5842716.34461528" calcext:value-type="float">
            <text:p>5842716.34461528</text:p>
          </table:table-cell>
          <table:table-cell table:formula="of:=[.C10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280906313" calcext:value-type="float">
            <text:p>613510.280906313</text:p>
          </table:table-cell>
          <table:table-cell office:value-type="float" office:value="5842716.42296912" calcext:value-type="float">
            <text:p>5842716.42296912</text:p>
          </table:table-cell>
          <table:table-cell table:formula="of:=[.C10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482204737" calcext:value-type="float">
            <text:p>613510.482204737</text:p>
          </table:table-cell>
          <table:table-cell office:value-type="float" office:value="5842716.48331124" calcext:value-type="float">
            <text:p>5842716.48331124</text:p>
          </table:table-cell>
          <table:table-cell table:formula="of:=[.C10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662290821" calcext:value-type="float">
            <text:p>613510.662290821</text:p>
          </table:table-cell>
          <table:table-cell office:value-type="float" office:value="5842716.48751588" calcext:value-type="float">
            <text:p>5842716.48751588</text:p>
          </table:table-cell>
          <table:table-cell table:formula="of:=[.C10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0.853199476" calcext:value-type="float">
            <text:p>613510.853199476</text:p>
          </table:table-cell>
          <table:table-cell office:value-type="float" office:value="5842716.51052063" calcext:value-type="float">
            <text:p>5842716.51052063</text:p>
          </table:table-cell>
          <table:table-cell table:formula="of:=[.C10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04497375" calcext:value-type="float">
            <text:p>613511.04497375</text:p>
          </table:table-cell>
          <table:table-cell office:value-type="float" office:value="5842716.49645077" calcext:value-type="float">
            <text:p>5842716.49645077</text:p>
          </table:table-cell>
          <table:table-cell table:formula="of:=[.C10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212938832" calcext:value-type="float">
            <text:p>613511.212938832</text:p>
          </table:table-cell>
          <table:table-cell office:value-type="float" office:value="5842716.53746725" calcext:value-type="float">
            <text:p>5842716.53746725</text:p>
          </table:table-cell>
          <table:table-cell table:formula="of:=[.C10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392159292" calcext:value-type="float">
            <text:p>613511.392159292</text:p>
          </table:table-cell>
          <table:table-cell office:value-type="float" office:value="5842716.57874653" calcext:value-type="float">
            <text:p>5842716.57874653</text:p>
          </table:table-cell>
          <table:table-cell table:formula="of:=[.C10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571812561" calcext:value-type="float">
            <text:p>613511.571812561</text:p>
          </table:table-cell>
          <table:table-cell office:value-type="float" office:value="5842716.60148851" calcext:value-type="float">
            <text:p>5842716.60148851</text:p>
          </table:table-cell>
          <table:table-cell table:formula="of:=[.C108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728955069" calcext:value-type="float">
            <text:p>613511.728955069</text:p>
          </table:table-cell>
          <table:table-cell office:value-type="float" office:value="5842716.62370491" calcext:value-type="float">
            <text:p>5842716.62370491</text:p>
          </table:table-cell>
          <table:table-cell table:formula="of:=[.C10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1.919430902" calcext:value-type="float">
            <text:p>613511.919430902</text:p>
          </table:table-cell>
          <table:table-cell office:value-type="float" office:value="5842716.66524699" calcext:value-type="float">
            <text:p>5842716.66524699</text:p>
          </table:table-cell>
          <table:table-cell table:formula="of:=[.C10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086963158" calcext:value-type="float">
            <text:p>613512.086963158</text:p>
          </table:table-cell>
          <table:table-cell office:value-type="float" office:value="5842716.72480081" calcext:value-type="float">
            <text:p>5842716.72480081</text:p>
          </table:table-cell>
          <table:table-cell table:formula="of:=[.C109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242807215" calcext:value-type="float">
            <text:p>613512.242807215</text:p>
          </table:table-cell>
          <table:table-cell office:value-type="float" office:value="5842716.80262913" calcext:value-type="float">
            <text:p>5842716.80262913</text:p>
          </table:table-cell>
          <table:table-cell table:formula="of:=[.C109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398651268" calcext:value-type="float">
            <text:p>613512.398651268</text:p>
          </table:table-cell>
          <table:table-cell office:value-type="float" office:value="5842716.88045746" calcext:value-type="float">
            <text:p>5842716.88045746</text:p>
          </table:table-cell>
          <table:table-cell table:formula="of:=[.C10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543239936" calcext:value-type="float">
            <text:p>613512.543239936</text:p>
          </table:table-cell>
          <table:table-cell office:value-type="float" office:value="5842716.95802299" calcext:value-type="float">
            <text:p>5842716.95802299</text:p>
          </table:table-cell>
          <table:table-cell table:formula="of:=[.C109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687395784" calcext:value-type="float">
            <text:p>613512.687395784</text:p>
          </table:table-cell>
          <table:table-cell office:value-type="float" office:value="5842717.05412584" calcext:value-type="float">
            <text:p>5842717.05412584</text:p>
          </table:table-cell>
          <table:table-cell table:formula="of:=[.C109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843239822" calcext:value-type="float">
            <text:p>613512.843239822</text:p>
          </table:table-cell>
          <table:table-cell office:value-type="float" office:value="5842717.13195418" calcext:value-type="float">
            <text:p>5842717.13195418</text:p>
          </table:table-cell>
          <table:table-cell table:formula="of:=[.C10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2.97614028" calcext:value-type="float">
            <text:p>613512.97614028</text:p>
          </table:table-cell>
          <table:table-cell office:value-type="float" office:value="5842717.22779424" calcext:value-type="float">
            <text:p>5842717.22779424</text:p>
          </table:table-cell>
          <table:table-cell table:formula="of:=[.C109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120728929" calcext:value-type="float">
            <text:p>613513.120728929</text:p>
          </table:table-cell>
          <table:table-cell office:value-type="float" office:value="5842717.3053598" calcext:value-type="float">
            <text:p>5842717.3053598</text:p>
          </table:table-cell>
          <table:table-cell table:formula="of:=[.C10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264884755" calcext:value-type="float">
            <text:p>613513.264884755</text:p>
          </table:table-cell>
          <table:table-cell office:value-type="float" office:value="5842717.40146266" calcext:value-type="float">
            <text:p>5842717.40146266</text:p>
          </table:table-cell>
          <table:table-cell table:formula="of:=[.C10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420295954" calcext:value-type="float">
            <text:p>613513.420295954</text:p>
          </table:table-cell>
          <table:table-cell office:value-type="float" office:value="5842717.49782832" calcext:value-type="float">
            <text:p>5842717.49782832</text:p>
          </table:table-cell>
          <table:table-cell table:formula="of:=[.C11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575274326" calcext:value-type="float">
            <text:p>613513.575274326</text:p>
          </table:table-cell>
          <table:table-cell office:value-type="float" office:value="5842717.61273129" calcext:value-type="float">
            <text:p>5842717.61273129</text:p>
          </table:table-cell>
          <table:table-cell table:formula="of:=[.C11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719430134" calcext:value-type="float">
            <text:p>613513.719430134</text:p>
          </table:table-cell>
          <table:table-cell office:value-type="float" office:value="5842717.70883417" calcext:value-type="float">
            <text:p>5842717.70883417</text:p>
          </table:table-cell>
          <table:table-cell table:formula="of:=[.C110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3.886096691" calcext:value-type="float">
            <text:p>613513.886096691</text:p>
          </table:table-cell>
          <table:table-cell office:value-type="float" office:value="5842717.80546264" calcext:value-type="float">
            <text:p>5842717.80546264</text:p>
          </table:table-cell>
          <table:table-cell table:formula="of:=[.C1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053628885" calcext:value-type="float">
            <text:p>613514.053628885</text:p>
          </table:table-cell>
          <table:table-cell office:value-type="float" office:value="5842717.86501652" calcext:value-type="float">
            <text:p>5842717.86501652</text:p>
          </table:table-cell>
          <table:table-cell table:formula="of:=[.C110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209472876" calcext:value-type="float">
            <text:p>613514.209472876</text:p>
          </table:table-cell>
          <table:table-cell office:value-type="float" office:value="5842717.94284491" calcext:value-type="float">
            <text:p>5842717.94284491</text:p>
          </table:table-cell>
          <table:table-cell table:formula="of:=[.C1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376572239" calcext:value-type="float">
            <text:p>613514.376572239</text:p>
          </table:table-cell>
          <table:table-cell office:value-type="float" office:value="5842718.0209361" calcext:value-type="float">
            <text:p>5842718.0209361</text:p>
          </table:table-cell>
          <table:table-cell table:formula="of:=[.C110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555359797" calcext:value-type="float">
            <text:p>613514.555359797</text:p>
          </table:table-cell>
          <table:table-cell office:value-type="float" office:value="5842718.08075279" calcext:value-type="float">
            <text:p>5842718.08075279</text:p>
          </table:table-cell>
          <table:table-cell table:formula="of:=[.C110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722891974" calcext:value-type="float">
            <text:p>613514.722891974</text:p>
          </table:table-cell>
          <table:table-cell office:value-type="float" office:value="5842718.1403067" calcext:value-type="float">
            <text:p>5842718.1403067</text:p>
          </table:table-cell>
          <table:table-cell table:formula="of:=[.C1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4.879601596" calcext:value-type="float">
            <text:p>613514.879601596</text:p>
          </table:table-cell>
          <table:table-cell office:value-type="float" office:value="5842718.1810605" calcext:value-type="float">
            <text:p>5842718.1810605</text:p>
          </table:table-cell>
          <table:table-cell table:formula="of:=[.C11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047999418" calcext:value-type="float">
            <text:p>613515.047999418</text:p>
          </table:table-cell>
          <table:table-cell office:value-type="float" office:value="5842718.20353981" calcext:value-type="float">
            <text:p>5842718.20353981</text:p>
          </table:table-cell>
          <table:table-cell table:formula="of:=[.C11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205574688" calcext:value-type="float">
            <text:p>613515.205574688</text:p>
          </table:table-cell>
          <table:table-cell office:value-type="float" office:value="5842718.20721902" calcext:value-type="float">
            <text:p>5842718.20721902</text:p>
          </table:table-cell>
          <table:table-cell table:formula="of:=[.C11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373972507" calcext:value-type="float">
            <text:p>613515.373972507</text:p>
          </table:table-cell>
          <table:table-cell office:value-type="float" office:value="5842718.22969834" calcext:value-type="float">
            <text:p>5842718.22969834</text:p>
          </table:table-cell>
          <table:table-cell table:formula="of:=[.C11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531980604" calcext:value-type="float">
            <text:p>613515.531980604</text:p>
          </table:table-cell>
          <table:table-cell office:value-type="float" office:value="5842718.21484027" calcext:value-type="float">
            <text:p>5842718.21484027</text:p>
          </table:table-cell>
          <table:table-cell table:formula="of:=[.C1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700378423" calcext:value-type="float">
            <text:p>613515.700378423</text:p>
          </table:table-cell>
          <table:table-cell office:value-type="float" office:value="5842718.2373196" calcext:value-type="float">
            <text:p>5842718.2373196</text:p>
          </table:table-cell>
          <table:table-cell table:formula="of:=[.C111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5.846265487" calcext:value-type="float">
            <text:p>613515.846265487</text:p>
          </table:table-cell>
          <table:table-cell office:value-type="float" office:value="5842718.25927333" calcext:value-type="float">
            <text:p>5842718.25927333</text:p>
          </table:table-cell>
          <table:table-cell table:formula="of:=[.C11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002975097" calcext:value-type="float">
            <text:p>613516.002975097</text:p>
          </table:table-cell>
          <table:table-cell office:value-type="float" office:value="5842718.30002717" calcext:value-type="float">
            <text:p>5842718.30002717</text:p>
          </table:table-cell>
          <table:table-cell table:formula="of:=[.C1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137606782" calcext:value-type="float">
            <text:p>613516.137606782</text:p>
          </table:table-cell>
          <table:table-cell office:value-type="float" office:value="5842718.32171811" calcext:value-type="float">
            <text:p>5842718.32171811</text:p>
          </table:table-cell>
          <table:table-cell table:formula="of:=[.C111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283493842" calcext:value-type="float">
            <text:p>613516.283493842</text:p>
          </table:table-cell>
          <table:table-cell office:value-type="float" office:value="5842718.34367185" calcext:value-type="float">
            <text:p>5842718.34367185</text:p>
          </table:table-cell>
          <table:table-cell table:formula="of:=[.C11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429380901" calcext:value-type="float">
            <text:p>613516.429380901</text:p>
          </table:table-cell>
          <table:table-cell office:value-type="float" office:value="5842718.36562561" calcext:value-type="float">
            <text:p>5842718.36562561</text:p>
          </table:table-cell>
          <table:table-cell table:formula="of:=[.C1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575267959" calcext:value-type="float">
            <text:p>613516.575267959</text:p>
          </table:table-cell>
          <table:table-cell office:value-type="float" office:value="5842718.38757936" calcext:value-type="float">
            <text:p>5842718.38757936</text:p>
          </table:table-cell>
          <table:table-cell table:formula="of:=[.C1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721155015" calcext:value-type="float">
            <text:p>613516.721155015</text:p>
          </table:table-cell>
          <table:table-cell office:value-type="float" office:value="5842718.40953312" calcext:value-type="float">
            <text:p>5842718.40953312</text:p>
          </table:table-cell>
          <table:table-cell table:formula="of:=[.C11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6.867042071" calcext:value-type="float">
            <text:p>613516.867042071</text:p>
          </table:table-cell>
          <table:table-cell office:value-type="float" office:value="5842718.43148688" calcext:value-type="float">
            <text:p>5842718.43148688</text:p>
          </table:table-cell>
          <table:table-cell table:formula="of:=[.C11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013361958" calcext:value-type="float">
            <text:p>613517.013361958</text:p>
          </table:table-cell>
          <table:table-cell office:value-type="float" office:value="5842718.43490335" calcext:value-type="float">
            <text:p>5842718.43490335</text:p>
          </table:table-cell>
          <table:table-cell table:formula="of:=[.C11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147993636" calcext:value-type="float">
            <text:p>613517.147993636</text:p>
          </table:table-cell>
          <table:table-cell office:value-type="float" office:value="5842718.45659432" calcext:value-type="float">
            <text:p>5842718.45659432</text:p>
          </table:table-cell>
          <table:table-cell table:formula="of:=[.C1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293447855" calcext:value-type="float">
            <text:p>613517.293447855</text:p>
          </table:table-cell>
          <table:table-cell office:value-type="float" office:value="5842718.49708539" calcext:value-type="float">
            <text:p>5842718.49708539</text:p>
          </table:table-cell>
          <table:table-cell table:formula="of:=[.C11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417256989" calcext:value-type="float">
            <text:p>613517.417256989</text:p>
          </table:table-cell>
          <table:table-cell office:value-type="float" office:value="5842718.49997626" calcext:value-type="float">
            <text:p>5842718.49997626</text:p>
          </table:table-cell>
          <table:table-cell table:formula="of:=[.C1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529810747" calcext:value-type="float">
            <text:p>613517.529810747</text:p>
          </table:table-cell>
          <table:table-cell office:value-type="float" office:value="5842718.50260432" calcext:value-type="float">
            <text:p>5842718.50260432</text:p>
          </table:table-cell>
          <table:table-cell table:formula="of:=[.C11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675697797" calcext:value-type="float">
            <text:p>613517.675697797</text:p>
          </table:table-cell>
          <table:table-cell office:value-type="float" office:value="5842718.52455811" calcext:value-type="float">
            <text:p>5842718.52455811</text:p>
          </table:table-cell>
          <table:table-cell table:formula="of:=[.C11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821584846" calcext:value-type="float">
            <text:p>613517.821584846</text:p>
          </table:table-cell>
          <table:table-cell office:value-type="float" office:value="5842718.54651191" calcext:value-type="float">
            <text:p>5842718.54651191</text:p>
          </table:table-cell>
          <table:table-cell table:formula="of:=[.C1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7.945393979" calcext:value-type="float">
            <text:p>613517.945393979</text:p>
          </table:table-cell>
          <table:table-cell office:value-type="float" office:value="5842718.54940278" calcext:value-type="float">
            <text:p>5842718.54940278</text:p>
          </table:table-cell>
          <table:table-cell table:formula="of:=[.C11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068770274" calcext:value-type="float">
            <text:p>613518.068770274</text:p>
          </table:table-cell>
          <table:table-cell office:value-type="float" office:value="5842718.57083097" calcext:value-type="float">
            <text:p>5842718.57083097</text:p>
          </table:table-cell>
          <table:table-cell table:formula="of:=[.C11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226345534" calcext:value-type="float">
            <text:p>613518.226345534</text:p>
          </table:table-cell>
          <table:table-cell office:value-type="float" office:value="5842718.57451028" calcext:value-type="float">
            <text:p>5842718.57451028</text:p>
          </table:table-cell>
          <table:table-cell table:formula="of:=[.C11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383487955" calcext:value-type="float">
            <text:p>613518.383487955</text:p>
          </table:table-cell>
          <table:table-cell office:value-type="float" office:value="5842718.5967269" calcext:value-type="float">
            <text:p>5842718.5967269</text:p>
          </table:table-cell>
          <table:table-cell table:formula="of:=[.C113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529374999" calcext:value-type="float">
            <text:p>613518.529374999</text:p>
          </table:table-cell>
          <table:table-cell office:value-type="float" office:value="5842718.61868071" calcext:value-type="float">
            <text:p>5842718.61868071</text:p>
          </table:table-cell>
          <table:table-cell table:formula="of:=[.C1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686950257" calcext:value-type="float">
            <text:p>613518.686950257</text:p>
          </table:table-cell>
          <table:table-cell office:value-type="float" office:value="5842718.62236004" calcext:value-type="float">
            <text:p>5842718.62236004</text:p>
          </table:table-cell>
          <table:table-cell table:formula="of:=[.C113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8328373" calcext:value-type="float">
            <text:p>613518.8328373</text:p>
          </table:table-cell>
          <table:table-cell office:value-type="float" office:value="5842718.64431386" calcext:value-type="float">
            <text:p>5842718.64431386</text:p>
          </table:table-cell>
          <table:table-cell table:formula="of:=[.C1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8.989979716" calcext:value-type="float">
            <text:p>613518.989979716</text:p>
          </table:table-cell>
          <table:table-cell office:value-type="float" office:value="5842718.6665305" calcext:value-type="float">
            <text:p>5842718.6665305</text:p>
          </table:table-cell>
          <table:table-cell table:formula="of:=[.C11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147122132" calcext:value-type="float">
            <text:p>613519.147122132</text:p>
          </table:table-cell>
          <table:table-cell office:value-type="float" office:value="5842718.68874714" calcext:value-type="float">
            <text:p>5842718.68874714</text:p>
          </table:table-cell>
          <table:table-cell table:formula="of:=[.C1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304264546" calcext:value-type="float">
            <text:p>613519.304264546</text:p>
          </table:table-cell>
          <table:table-cell office:value-type="float" office:value="5842718.71096378" calcext:value-type="float">
            <text:p>5842718.71096378</text:p>
          </table:table-cell>
          <table:table-cell table:formula="of:=[.C11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461406959" calcext:value-type="float">
            <text:p>613519.461406959</text:p>
          </table:table-cell>
          <table:table-cell office:value-type="float" office:value="5842718.73318044" calcext:value-type="float">
            <text:p>5842718.73318044</text:p>
          </table:table-cell>
          <table:table-cell table:formula="of:=[.C11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618549371" calcext:value-type="float">
            <text:p>613519.618549371</text:p>
          </table:table-cell>
          <table:table-cell office:value-type="float" office:value="5842718.7553971" calcext:value-type="float">
            <text:p>5842718.7553971</text:p>
          </table:table-cell>
          <table:table-cell table:formula="of:=[.C11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76486925" calcext:value-type="float">
            <text:p>613519.76486925</text:p>
          </table:table-cell>
          <table:table-cell office:value-type="float" office:value="5842718.75881364" calcext:value-type="float">
            <text:p>5842718.75881364</text:p>
          </table:table-cell>
          <table:table-cell table:formula="of:=[.C1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19.933699879" calcext:value-type="float">
            <text:p>613519.933699879</text:p>
          </table:table-cell>
          <table:table-cell office:value-type="float" office:value="5842718.76275582" calcext:value-type="float">
            <text:p>5842718.76275582</text:p>
          </table:table-cell>
          <table:table-cell table:formula="of:=[.C1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090842288" calcext:value-type="float">
            <text:p>613520.090842288</text:p>
          </table:table-cell>
          <table:table-cell office:value-type="float" office:value="5842718.7849725" calcext:value-type="float">
            <text:p>5842718.7849725</text:p>
          </table:table-cell>
          <table:table-cell table:formula="of:=[.C11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248417541" calcext:value-type="float">
            <text:p>613520.248417541</text:p>
          </table:table-cell>
          <table:table-cell office:value-type="float" office:value="5842718.78865187" calcext:value-type="float">
            <text:p>5842718.78865187</text:p>
          </table:table-cell>
          <table:table-cell table:formula="of:=[.C11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394304574" calcext:value-type="float">
            <text:p>613520.394304574</text:p>
          </table:table-cell>
          <table:table-cell office:value-type="float" office:value="5842718.81060574" calcext:value-type="float">
            <text:p>5842718.81060574</text:p>
          </table:table-cell>
          <table:table-cell table:formula="of:=[.C11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551879826" calcext:value-type="float">
            <text:p>613520.551879826</text:p>
          </table:table-cell>
          <table:table-cell office:value-type="float" office:value="5842718.81428513" calcext:value-type="float">
            <text:p>5842718.81428513</text:p>
          </table:table-cell>
          <table:table-cell table:formula="of:=[.C1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720710454" calcext:value-type="float">
            <text:p>613520.720710454</text:p>
          </table:table-cell>
          <table:table-cell office:value-type="float" office:value="5842718.81822733" calcext:value-type="float">
            <text:p>5842718.81822733</text:p>
          </table:table-cell>
          <table:table-cell table:formula="of:=[.C11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0.877852859" calcext:value-type="float">
            <text:p>613520.877852859</text:p>
          </table:table-cell>
          <table:table-cell office:value-type="float" office:value="5842718.84044403" calcext:value-type="float">
            <text:p>5842718.84044403</text:p>
          </table:table-cell>
          <table:table-cell table:formula="of:=[.C11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023739887" calcext:value-type="float">
            <text:p>613521.023739887</text:p>
          </table:table-cell>
          <table:table-cell office:value-type="float" office:value="5842718.86239792" calcext:value-type="float">
            <text:p>5842718.86239792</text:p>
          </table:table-cell>
          <table:table-cell table:formula="of:=[.C115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181315139" calcext:value-type="float">
            <text:p>613521.181315139</text:p>
          </table:table-cell>
          <table:table-cell office:value-type="float" office:value="5842718.86607732" calcext:value-type="float">
            <text:p>5842718.86607732</text:p>
          </table:table-cell>
          <table:table-cell table:formula="of:=[.C115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33845754" calcext:value-type="float">
            <text:p>613521.33845754</text:p>
          </table:table-cell>
          <table:table-cell office:value-type="float" office:value="5842718.88829404" calcext:value-type="float">
            <text:p>5842718.88829404</text:p>
          </table:table-cell>
          <table:table-cell table:formula="of:=[.C1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484344566" calcext:value-type="float">
            <text:p>613521.484344566</text:p>
          </table:table-cell>
          <table:table-cell office:value-type="float" office:value="5842718.91024794" calcext:value-type="float">
            <text:p>5842718.91024794</text:p>
          </table:table-cell>
          <table:table-cell table:formula="of:=[.C115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641919816" calcext:value-type="float">
            <text:p>613521.641919816</text:p>
          </table:table-cell>
          <table:table-cell office:value-type="float" office:value="5842718.91392736" calcext:value-type="float">
            <text:p>5842718.91392736</text:p>
          </table:table-cell>
          <table:table-cell table:formula="of:=[.C11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787806839" calcext:value-type="float">
            <text:p>613521.787806839</text:p>
          </table:table-cell>
          <table:table-cell office:value-type="float" office:value="5842718.93588127" calcext:value-type="float">
            <text:p>5842718.93588127</text:p>
          </table:table-cell>
          <table:table-cell table:formula="of:=[.C1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1.933693861" calcext:value-type="float">
            <text:p>613521.933693861</text:p>
          </table:table-cell>
          <table:table-cell office:value-type="float" office:value="5842718.95783519" calcext:value-type="float">
            <text:p>5842718.95783519</text:p>
          </table:table-cell>
          <table:table-cell table:formula="of:=[.C11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09126911" calcext:value-type="float">
            <text:p>613522.09126911</text:p>
          </table:table-cell>
          <table:table-cell office:value-type="float" office:value="5842718.96151463" calcext:value-type="float">
            <text:p>5842718.96151463</text:p>
          </table:table-cell>
          <table:table-cell table:formula="of:=[.C11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248411505" calcext:value-type="float">
            <text:p>613522.248411505</text:p>
          </table:table-cell>
          <table:table-cell office:value-type="float" office:value="5842718.98373137" calcext:value-type="float">
            <text:p>5842718.98373137</text:p>
          </table:table-cell>
          <table:table-cell table:formula="of:=[.C11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4055539" calcext:value-type="float">
            <text:p>613522.4055539</text:p>
          </table:table-cell>
          <table:table-cell office:value-type="float" office:value="5842719.00594811" calcext:value-type="float">
            <text:p>5842719.00594811</text:p>
          </table:table-cell>
          <table:table-cell table:formula="of:=[.C11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551873772" calcext:value-type="float">
            <text:p>613522.551873772</text:p>
          </table:table-cell>
          <table:table-cell office:value-type="float" office:value="5842719.00936475" calcext:value-type="float">
            <text:p>5842719.00936475</text:p>
          </table:table-cell>
          <table:table-cell table:formula="of:=[.C11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69776079" calcext:value-type="float">
            <text:p>613522.69776079</text:p>
          </table:table-cell>
          <table:table-cell office:value-type="float" office:value="5842719.03131869" calcext:value-type="float">
            <text:p>5842719.03131869</text:p>
          </table:table-cell>
          <table:table-cell table:formula="of:=[.C116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843647806" calcext:value-type="float">
            <text:p>613522.843647806</text:p>
          </table:table-cell>
          <table:table-cell office:value-type="float" office:value="5842719.05327263" calcext:value-type="float">
            <text:p>5842719.05327263</text:p>
          </table:table-cell>
          <table:table-cell table:formula="of:=[.C11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2.989534821" calcext:value-type="float">
            <text:p>613522.989534821</text:p>
          </table:table-cell>
          <table:table-cell office:value-type="float" office:value="5842719.07522658" calcext:value-type="float">
            <text:p>5842719.07522658</text:p>
          </table:table-cell>
          <table:table-cell table:formula="of:=[.C1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135421835" calcext:value-type="float">
            <text:p>613523.135421835</text:p>
          </table:table-cell>
          <table:table-cell office:value-type="float" office:value="5842719.09718053" calcext:value-type="float">
            <text:p>5842719.09718053</text:p>
          </table:table-cell>
          <table:table-cell table:formula="of:=[.C1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281308848" calcext:value-type="float">
            <text:p>613523.281308848</text:p>
          </table:table-cell>
          <table:table-cell office:value-type="float" office:value="5842719.11913449" calcext:value-type="float">
            <text:p>5842719.11913449</text:p>
          </table:table-cell>
          <table:table-cell table:formula="of:=[.C116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415940485" calcext:value-type="float">
            <text:p>613523.415940485</text:p>
          </table:table-cell>
          <table:table-cell office:value-type="float" office:value="5842719.14082563" calcext:value-type="float">
            <text:p>5842719.14082563</text:p>
          </table:table-cell>
          <table:table-cell table:formula="of:=[.C11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561827496" calcext:value-type="float">
            <text:p>613523.561827496</text:p>
          </table:table-cell>
          <table:table-cell office:value-type="float" office:value="5842719.1627796" calcext:value-type="float">
            <text:p>5842719.1627796</text:p>
          </table:table-cell>
          <table:table-cell table:formula="of:=[.C1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696026272" calcext:value-type="float">
            <text:p>613523.696026272</text:p>
          </table:table-cell>
          <table:table-cell office:value-type="float" office:value="5842719.20300805" calcext:value-type="float">
            <text:p>5842719.20300805</text:p>
          </table:table-cell>
          <table:table-cell table:formula="of:=[.C116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81983539" calcext:value-type="float">
            <text:p>613523.81983539</text:p>
          </table:table-cell>
          <table:table-cell office:value-type="float" office:value="5842719.20589908" calcext:value-type="float">
            <text:p>5842719.20589908</text:p>
          </table:table-cell>
          <table:table-cell table:formula="of:=[.C11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3.954034164" calcext:value-type="float">
            <text:p>613523.954034164</text:p>
          </table:table-cell>
          <table:table-cell office:value-type="float" office:value="5842719.24612753" calcext:value-type="float">
            <text:p>5842719.24612753</text:p>
          </table:table-cell>
          <table:table-cell table:formula="of:=[.C1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077410421" calcext:value-type="float">
            <text:p>613524.077410421</text:p>
          </table:table-cell>
          <table:table-cell office:value-type="float" office:value="5842719.26755587" calcext:value-type="float">
            <text:p>5842719.26755587</text:p>
          </table:table-cell>
          <table:table-cell table:formula="of:=[.C117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201219537" calcext:value-type="float">
            <text:p>613524.201219537</text:p>
          </table:table-cell>
          <table:table-cell office:value-type="float" office:value="5842719.27044691" calcext:value-type="float">
            <text:p>5842719.27044691</text:p>
          </table:table-cell>
          <table:table-cell table:formula="of:=[.C11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324595793" calcext:value-type="float">
            <text:p>613524.324595793</text:p>
          </table:table-cell>
          <table:table-cell office:value-type="float" office:value="5842719.29187525" calcext:value-type="float">
            <text:p>5842719.29187525</text:p>
          </table:table-cell>
          <table:table-cell table:formula="of:=[.C11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436716673" calcext:value-type="float">
            <text:p>613524.436716673</text:p>
          </table:table-cell>
          <table:table-cell office:value-type="float" office:value="5842719.31304078" calcext:value-type="float">
            <text:p>5842719.31304078</text:p>
          </table:table-cell>
          <table:table-cell table:formula="of:=[.C11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560092927" calcext:value-type="float">
            <text:p>613524.560092927</text:p>
          </table:table-cell>
          <table:table-cell office:value-type="float" office:value="5842719.33446913" calcext:value-type="float">
            <text:p>5842719.33446913</text:p>
          </table:table-cell>
          <table:table-cell table:formula="of:=[.C11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68346918" calcext:value-type="float">
            <text:p>613524.68346918</text:p>
          </table:table-cell>
          <table:table-cell office:value-type="float" office:value="5842719.35589748" calcext:value-type="float">
            <text:p>5842719.35589748</text:p>
          </table:table-cell>
          <table:table-cell table:formula="of:=[.C11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818100806" calcext:value-type="float">
            <text:p>613524.818100806</text:p>
          </table:table-cell>
          <table:table-cell office:value-type="float" office:value="5842719.37758866" calcext:value-type="float">
            <text:p>5842719.37758866</text:p>
          </table:table-cell>
          <table:table-cell table:formula="of:=[.C11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4.94190992" calcext:value-type="float">
            <text:p>613524.94190992</text:p>
          </table:table-cell>
          <table:table-cell office:value-type="float" office:value="5842719.38047972" calcext:value-type="float">
            <text:p>5842719.38047972</text:p>
          </table:table-cell>
          <table:table-cell table:formula="of:=[.C117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5.06528617" calcext:value-type="float">
            <text:p>613525.06528617</text:p>
          </table:table-cell>
          <table:table-cell office:value-type="float" office:value="5842719.40190808" calcext:value-type="float">
            <text:p>5842719.40190808</text:p>
          </table:table-cell>
          <table:table-cell table:formula="of:=[.C11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5.189095284" calcext:value-type="float">
            <text:p>613525.189095284</text:p>
          </table:table-cell>
          <table:table-cell office:value-type="float" office:value="5842719.40479915" calcext:value-type="float">
            <text:p>5842719.40479915</text:p>
          </table:table-cell>
          <table:table-cell table:formula="of:=[.C11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5.312471533" calcext:value-type="float">
            <text:p>613525.312471533</text:p>
          </table:table-cell>
          <table:table-cell office:value-type="float" office:value="5842719.42622752" calcext:value-type="float">
            <text:p>5842719.42622752</text:p>
          </table:table-cell>
          <table:table-cell table:formula="of:=[.C11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5.447103154" calcext:value-type="float">
            <text:p>613525.447103154</text:p>
          </table:table-cell>
          <table:table-cell office:value-type="float" office:value="5842719.44791872" calcext:value-type="float">
            <text:p>5842719.44791872</text:p>
          </table:table-cell>
          <table:table-cell table:formula="of:=[.C11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525.570479401" calcext:value-type="float">
            <text:p>613525.570479401</text:p>
          </table:table-cell>
          <table:table-cell office:value-type="float" office:value="5842719.46934709" calcext:value-type="float">
            <text:p>5842719.46934709</text:p>
          </table:table-cell>
          <table:table-cell table:formula="of:=[.C1183]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'latlong,csv'.A1:'latlong,csv'.C1184" table:contains-header="false">
          <table:filter>
            <table:filter-and>
              <table:filter-condition table:field-number="2" table:data-type="number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00:54:10.730000000</dc:date>
    <meta:editing-duration>PT5M47S</meta:editing-duration>
    <meta:editing-cycles>1</meta:editing-cycles>
    <meta:document-statistic meta:table-count="1" meta:cell-count="3552" meta:object-count="2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latlong,csv'.A1:'latlong,csv'.B1184" svg:x="0.32cm" svg:y="0.18cm" svg:width="12.508cm" svg:height="8.64cm">
          <chart:coordinate-region svg:x="1.867cm" svg:y="0.379cm" svg:width="10.4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tlong,csv'.B1:'latlong,csv'.B1184" chart:class="chart:scatter">
            <chart:domain table:cell-range-address="'latlong,csv'.A1:'latlong,csv'.A1184"/>
            <chart:data-point chart:repeated="11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3522.464451826">
                <text:p>613522.464451826</text:p>
                <draw:g>
                  <svg:desc>'latlong,csv'.A1:'latlong,csv'.A1184</svg:desc>
                </draw:g>
              </table:table-cell>
              <table:table-cell office:value-type="float" office:value="5842729.02292425">
                <text:p>5842729.02292425</text:p>
                <draw:g>
                  <svg:desc>'latlong,csv'.B1:'latlong,csv'.B1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3522.475707178">
                <text:p>613522.475707178</text:p>
              </table:table-cell>
              <table:table-cell office:value-type="float" office:value="5842729.02318707">
                <text:p>5842729.02318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3522.475707178">
                <text:p>613522.475707178</text:p>
              </table:table-cell>
              <table:table-cell office:value-type="float" office:value="5842729.02318707">
                <text:p>5842729.02318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3522.498217881">
                <text:p>613522.498217881</text:p>
              </table:table-cell>
              <table:table-cell office:value-type="float" office:value="5842729.0237127">
                <text:p>5842729.023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3522.509473233">
                <text:p>613522.509473233</text:p>
              </table:table-cell>
              <table:table-cell office:value-type="float" office:value="5842729.02397552">
                <text:p>5842729.0239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522.520728584">
                <text:p>613522.520728584</text:p>
              </table:table-cell>
              <table:table-cell office:value-type="float" office:value="5842729.02423834">
                <text:p>5842729.02423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3522.531983936">
                <text:p>613522.531983936</text:p>
              </table:table-cell>
              <table:table-cell office:value-type="float" office:value="5842729.02450116">
                <text:p>5842729.02450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522.543672143">
                <text:p>613522.543672143</text:p>
              </table:table-cell>
              <table:table-cell office:value-type="float" office:value="5842729.00622668">
                <text:p>5842729.0062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522.543672143">
                <text:p>613522.543672143</text:p>
              </table:table-cell>
              <table:table-cell office:value-type="float" office:value="5842729.00622668">
                <text:p>5842729.00622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3522.554927495">
                <text:p>613522.554927495</text:p>
              </table:table-cell>
              <table:table-cell office:value-type="float" office:value="5842729.00648949">
                <text:p>5842729.00648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522.554927495">
                <text:p>613522.554927495</text:p>
              </table:table-cell>
              <table:table-cell office:value-type="float" office:value="5842729.00648949">
                <text:p>5842729.00648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3522.577005342">
                <text:p>613522.577005342</text:p>
              </table:table-cell>
              <table:table-cell office:value-type="float" office:value="5842729.02555243">
                <text:p>5842729.02555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522.554061783">
                <text:p>613522.554061783</text:p>
              </table:table-cell>
              <table:table-cell office:value-type="float" office:value="5842729.0435641">
                <text:p>5842729.0435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522.565317135">
                <text:p>613522.565317135</text:p>
              </table:table-cell>
              <table:table-cell office:value-type="float" office:value="5842729.04382692">
                <text:p>5842729.04382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3522.564884279">
                <text:p>613522.564884279</text:p>
              </table:table-cell>
              <table:table-cell office:value-type="float" office:value="5842729.06236422">
                <text:p>5842729.06236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3522.564884279">
                <text:p>613522.564884279</text:p>
              </table:table-cell>
              <table:table-cell office:value-type="float" office:value="5842729.06236422">
                <text:p>5842729.06236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522.564451423">
                <text:p>613522.564451423</text:p>
              </table:table-cell>
              <table:table-cell office:value-type="float" office:value="5842729.08090152">
                <text:p>5842729.08090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522.564018567">
                <text:p>613522.564018567</text:p>
              </table:table-cell>
              <table:table-cell office:value-type="float" office:value="5842729.09943882">
                <text:p>5842729.09943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3522.552763216">
                <text:p>613522.552763216</text:p>
              </table:table-cell>
              <table:table-cell office:value-type="float" office:value="5842729.099176">
                <text:p>5842729.09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522.55233036">
                <text:p>613522.55233036</text:p>
              </table:table-cell>
              <table:table-cell office:value-type="float" office:value="5842729.1177133">
                <text:p>5842729.1177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3522.540642153">
                <text:p>613522.540642153</text:p>
              </table:table-cell>
              <table:table-cell office:value-type="float" office:value="5842729.13598779">
                <text:p>5842729.13598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3522.539776441">
                <text:p>613522.539776441</text:p>
              </table:table-cell>
              <table:table-cell office:value-type="float" office:value="5842729.17306239">
                <text:p>5842729.17306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3522.539776441">
                <text:p>613522.539776441</text:p>
              </table:table-cell>
              <table:table-cell office:value-type="float" office:value="5842729.17306239">
                <text:p>5842729.17306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3522.52852109">
                <text:p>613522.52852109</text:p>
              </table:table-cell>
              <table:table-cell office:value-type="float" office:value="5842729.17279957">
                <text:p>5842729.17279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3522.517265739">
                <text:p>613522.517265739</text:p>
              </table:table-cell>
              <table:table-cell office:value-type="float" office:value="5842729.17253675">
                <text:p>5842729.17253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3522.481768263">
                <text:p>613522.481768263</text:p>
              </table:table-cell>
              <table:table-cell office:value-type="float" office:value="5842729.24589751">
                <text:p>5842729.24589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3522.470945767">
                <text:p>613522.470945767</text:p>
              </table:table-cell>
              <table:table-cell office:value-type="float" office:value="5842729.22709739">
                <text:p>5842729.22709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3522.516400027">
                <text:p>613522.516400027</text:p>
              </table:table-cell>
              <table:table-cell office:value-type="float" office:value="5842729.20961136">
                <text:p>5842729.20961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3522.481768263">
                <text:p>613522.481768263</text:p>
              </table:table-cell>
              <table:table-cell office:value-type="float" office:value="5842729.24589751">
                <text:p>5842729.245897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3522.470512911">
                <text:p>613522.470512911</text:p>
              </table:table-cell>
              <table:table-cell office:value-type="float" office:value="5842729.24563469">
                <text:p>5842729.24563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3522.458824705">
                <text:p>613522.458824705</text:p>
              </table:table-cell>
              <table:table-cell office:value-type="float" office:value="5842729.26390917">
                <text:p>5842729.26390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3522.458824705">
                <text:p>613522.458824705</text:p>
              </table:table-cell>
              <table:table-cell office:value-type="float" office:value="5842729.26390917">
                <text:p>5842729.26390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3522.45925756">
                <text:p>613522.45925756</text:p>
              </table:table-cell>
              <table:table-cell office:value-type="float" office:value="5842729.24537187">
                <text:p>5842729.2453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3522.45925756">
                <text:p>613522.45925756</text:p>
              </table:table-cell>
              <table:table-cell office:value-type="float" office:value="5842729.24537187">
                <text:p>5842729.24537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3522.448002209">
                <text:p>613522.448002209</text:p>
              </table:table-cell>
              <table:table-cell office:value-type="float" office:value="5842729.24510905">
                <text:p>5842729.24510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3522.436746858">
                <text:p>613522.436746858</text:p>
              </table:table-cell>
              <table:table-cell office:value-type="float" office:value="5842729.24484623">
                <text:p>5842729.24484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3522.425491507">
                <text:p>613522.425491507</text:p>
              </table:table-cell>
              <table:table-cell office:value-type="float" office:value="5842729.24458342">
                <text:p>5842729.24458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3522.40254795">
                <text:p>613522.40254795</text:p>
              </table:table-cell>
              <table:table-cell office:value-type="float" office:value="5842729.26259508">
                <text:p>5842729.26259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3522.40254795">
                <text:p>613522.40254795</text:p>
              </table:table-cell>
              <table:table-cell office:value-type="float" office:value="5842729.26259508">
                <text:p>5842729.26259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3522.424192941">
                <text:p>613522.424192941</text:p>
              </table:table-cell>
              <table:table-cell office:value-type="float" office:value="5842729.30019532">
                <text:p>5842729.300195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3522.424192941">
                <text:p>613522.424192941</text:p>
              </table:table-cell>
              <table:table-cell office:value-type="float" office:value="5842729.30019532">
                <text:p>5842729.300195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3522.367483331">
                <text:p>613522.367483331</text:p>
              </table:table-cell>
              <table:table-cell office:value-type="float" office:value="5842729.31741853">
                <text:p>5842729.3174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3522.333284423">
                <text:p>613522.333284423</text:p>
              </table:table-cell>
              <table:table-cell office:value-type="float" office:value="5842729.33516738">
                <text:p>5842729.33516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3522.321163362">
                <text:p>613522.321163362</text:p>
              </table:table-cell>
              <table:table-cell office:value-type="float" office:value="5842729.37197917">
                <text:p>5842729.371979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3522.321163362">
                <text:p>613522.321163362</text:p>
              </table:table-cell>
              <table:table-cell office:value-type="float" office:value="5842729.37197917">
                <text:p>5842729.371979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3522.309908011">
                <text:p>613522.309908011</text:p>
              </table:table-cell>
              <table:table-cell office:value-type="float" office:value="5842729.37171635">
                <text:p>5842729.37171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3522.309908011">
                <text:p>613522.309908011</text:p>
              </table:table-cell>
              <table:table-cell office:value-type="float" office:value="5842729.37171635">
                <text:p>5842729.371716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3522.310340866">
                <text:p>613522.310340866</text:p>
              </table:table-cell>
              <table:table-cell office:value-type="float" office:value="5842729.35317905">
                <text:p>5842729.35317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3522.299518371">
                <text:p>613522.299518371</text:p>
              </table:table-cell>
              <table:table-cell office:value-type="float" office:value="5842729.33437893">
                <text:p>5842729.334378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522.299518371">
                <text:p>613522.299518371</text:p>
              </table:table-cell>
              <table:table-cell office:value-type="float" office:value="5842729.33437893">
                <text:p>5842729.33437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3522.299951225">
                <text:p>613522.299951225</text:p>
              </table:table-cell>
              <table:table-cell office:value-type="float" office:value="5842729.31584162">
                <text:p>5842729.31584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3522.288695874">
                <text:p>613522.288695874</text:p>
              </table:table-cell>
              <table:table-cell office:value-type="float" office:value="5842729.31557881">
                <text:p>5842729.31557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3522.277440524">
                <text:p>613522.277440524</text:p>
              </table:table-cell>
              <table:table-cell office:value-type="float" office:value="5842729.31531599">
                <text:p>5842729.315315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3522.277440524">
                <text:p>613522.277440524</text:p>
              </table:table-cell>
              <table:table-cell office:value-type="float" office:value="5842729.31531599">
                <text:p>5842729.31531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3522.265752318">
                <text:p>613522.265752318</text:p>
              </table:table-cell>
              <table:table-cell office:value-type="float" office:value="5842729.33359047">
                <text:p>5842729.33359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3522.254496967">
                <text:p>613522.254496967</text:p>
              </table:table-cell>
              <table:table-cell office:value-type="float" office:value="5842729.33332766">
                <text:p>5842729.33332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3522.242808761">
                <text:p>613522.242808761</text:p>
              </table:table-cell>
              <table:table-cell office:value-type="float" office:value="5842729.35160214">
                <text:p>5842729.35160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3522.23155341">
                <text:p>613522.23155341</text:p>
              </table:table-cell>
              <table:table-cell office:value-type="float" office:value="5842729.35133932">
                <text:p>5842729.35133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3522.23155341">
                <text:p>613522.23155341</text:p>
              </table:table-cell>
              <table:table-cell office:value-type="float" office:value="5842729.35133932">
                <text:p>5842729.351339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3522.220730914">
                <text:p>613522.220730914</text:p>
              </table:table-cell>
              <table:table-cell office:value-type="float" office:value="5842729.3325392">
                <text:p>5842729.3325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3522.209475563">
                <text:p>613522.209475563</text:p>
              </table:table-cell>
              <table:table-cell office:value-type="float" office:value="5842729.33227638">
                <text:p>5842729.332276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3522.198220212">
                <text:p>613522.198220212</text:p>
              </table:table-cell>
              <table:table-cell office:value-type="float" office:value="5842729.33201357">
                <text:p>5842729.3320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3522.175276656">
                <text:p>613522.175276656</text:p>
              </table:table-cell>
              <table:table-cell office:value-type="float" office:value="5842729.35002523">
                <text:p>5842729.350025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3522.164021305">
                <text:p>613522.164021305</text:p>
              </table:table-cell>
              <table:table-cell office:value-type="float" office:value="5842729.34976242">
                <text:p>5842729.34976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3522.152765955">
                <text:p>613522.152765955</text:p>
              </table:table-cell>
              <table:table-cell office:value-type="float" office:value="5842729.3494996">
                <text:p>5842729.3494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3522.130255253">
                <text:p>613522.130255253</text:p>
              </table:table-cell>
              <table:table-cell office:value-type="float" office:value="5842729.34897396">
                <text:p>5842729.34897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3522.130255253">
                <text:p>613522.130255253</text:p>
              </table:table-cell>
              <table:table-cell office:value-type="float" office:value="5842729.34897396">
                <text:p>5842729.34897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3522.119432756">
                <text:p>613522.119432756</text:p>
              </table:table-cell>
              <table:table-cell office:value-type="float" office:value="5842729.33017384">
                <text:p>5842729.33017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3522.118999902">
                <text:p>613522.118999902</text:p>
              </table:table-cell>
              <table:table-cell office:value-type="float" office:value="5842729.34871115">
                <text:p>5842729.34871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3522.108177405">
                <text:p>613522.108177405</text:p>
              </table:table-cell>
              <table:table-cell office:value-type="float" office:value="5842729.32991103">
                <text:p>5842729.32991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3522.108177405">
                <text:p>613522.108177405</text:p>
              </table:table-cell>
              <table:table-cell office:value-type="float" office:value="5842729.32991103">
                <text:p>5842729.32991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3522.084800995">
                <text:p>613522.084800995</text:p>
              </table:table-cell>
              <table:table-cell office:value-type="float" office:value="5842729.36646">
                <text:p>5842729.36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3522.073545644">
                <text:p>613522.073545644</text:p>
              </table:table-cell>
              <table:table-cell office:value-type="float" office:value="5842729.36619718">
                <text:p>5842729.36619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3522.050169235">
                <text:p>613522.050169235</text:p>
              </table:table-cell>
              <table:table-cell office:value-type="float" office:value="5842729.40274615">
                <text:p>5842729.402746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3522.050602089">
                <text:p>613522.050602089</text:p>
              </table:table-cell>
              <table:table-cell office:value-type="float" office:value="5842729.38420884">
                <text:p>5842729.384208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3522.050169235">
                <text:p>613522.050169235</text:p>
              </table:table-cell>
              <table:table-cell office:value-type="float" office:value="5842729.40274615">
                <text:p>5842729.40274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3522.015104621">
                <text:p>613522.015104621</text:p>
              </table:table-cell>
              <table:table-cell office:value-type="float" office:value="5842729.4575696">
                <text:p>5842729.4575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3521.979607155">
                <text:p>613521.979607155</text:p>
              </table:table-cell>
              <table:table-cell office:value-type="float" office:value="5842729.53093036">
                <text:p>5842729.53093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3521.945841103">
                <text:p>613521.945841103</text:p>
              </table:table-cell>
              <table:table-cell office:value-type="float" office:value="5842729.53014191">
                <text:p>5842729.53014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3521.912940759">
                <text:p>613521.912940759</text:p>
              </table:table-cell>
              <table:table-cell office:value-type="float" office:value="5842729.49227885">
                <text:p>5842729.49227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3521.86835221">
                <text:p>613521.86835221</text:p>
              </table:table-cell>
              <table:table-cell office:value-type="float" office:value="5842729.47269028">
                <text:p>5842729.47269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3521.833720452">
                <text:p>613521.833720452</text:p>
              </table:table-cell>
              <table:table-cell office:value-type="float" office:value="5842729.50897644">
                <text:p>5842729.50897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3521.809911192">
                <text:p>613521.809911192</text:p>
              </table:table-cell>
              <table:table-cell office:value-type="float" office:value="5842729.56406271">
                <text:p>5842729.56406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3521.798655842">
                <text:p>613521.798655842</text:p>
              </table:table-cell>
              <table:table-cell office:value-type="float" office:value="5842729.56379989">
                <text:p>5842729.563799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3521.796491577">
                <text:p>613521.796491577</text:p>
              </table:table-cell>
              <table:table-cell office:value-type="float" office:value="5842729.6564864">
                <text:p>5842729.65648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3521.806015514">
                <text:p>613521.806015514</text:p>
              </table:table-cell>
              <table:table-cell office:value-type="float" office:value="5842729.73089842">
                <text:p>5842729.730898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3521.772682317">
                <text:p>613521.772682317</text:p>
              </table:table-cell>
              <table:table-cell office:value-type="float" office:value="5842729.71157267">
                <text:p>5842729.71157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3521.831123333">
                <text:p>613521.831123333</text:p>
              </table:table-cell>
              <table:table-cell office:value-type="float" office:value="5842729.62020024">
                <text:p>5842729.62020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3521.756231557">
                <text:p>613521.756231557</text:p>
              </table:table-cell>
              <table:table-cell office:value-type="float" office:value="5842729.45152481">
                <text:p>5842729.45152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3521.711208972">
                <text:p>613521.711208972</text:p>
              </table:table-cell>
              <table:table-cell office:value-type="float" office:value="5842728.96824088">
                <text:p>5842728.968240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3521.739346761">
                <text:p>613521.739346761</text:p>
              </table:table-cell>
              <table:table-cell office:value-type="float" office:value="5842728.7277816">
                <text:p>5842728.7277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3521.687398524">
                <text:p>613521.687398524</text:p>
              </table:table-cell>
              <table:table-cell office:value-type="float" office:value="5842728.5410945">
                <text:p>5842728.54109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3521.775708753">
                <text:p>613521.775708753</text:p>
              </table:table-cell>
              <table:table-cell office:value-type="float" office:value="5842728.13511357">
                <text:p>5842728.13511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3521.782201544">
                <text:p>613521.782201544</text:p>
              </table:table-cell>
              <table:table-cell office:value-type="float" office:value="5842727.85705405">
                <text:p>5842727.857054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3521.663154021">
                <text:p>613521.663154021</text:p>
              </table:table-cell>
              <table:table-cell office:value-type="float" office:value="5842727.65025275">
                <text:p>5842727.650252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3521.56705005">
                <text:p>613521.56705005</text:p>
              </table:table-cell>
              <table:table-cell office:value-type="float" office:value="5842727.42543978">
                <text:p>5842727.42543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3521.550166413">
                <text:p>613521.550166413</text:p>
              </table:table-cell>
              <table:table-cell office:value-type="float" office:value="5842727.18392923">
                <text:p>5842727.18392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3521.487395644">
                <text:p>613521.487395644</text:p>
              </table:table-cell>
              <table:table-cell office:value-type="float" office:value="5842726.97844201">
                <text:p>5842726.97844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3521.287396334">
                <text:p>613521.287396334</text:p>
              </table:table-cell>
              <table:table-cell office:value-type="float" office:value="5842726.86248752">
                <text:p>5842726.86248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3521.054929494">
                <text:p>613521.054929494</text:p>
              </table:table-cell>
              <table:table-cell office:value-type="float" office:value="5842726.69013269">
                <text:p>5842726.690132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3520.868782614">
                <text:p>613520.868782614</text:p>
              </table:table-cell>
              <table:table-cell office:value-type="float" office:value="5842726.46321721">
                <text:p>5842726.46321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3520.636315739">
                <text:p>613520.636315739</text:p>
              </table:table-cell>
              <table:table-cell office:value-type="float" office:value="5842726.2908624">
                <text:p>5842726.2908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520.39259349">
                <text:p>613520.39259349</text:p>
              </table:table-cell>
              <table:table-cell office:value-type="float" office:value="5842726.11824479">
                <text:p>5842726.11824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3520.216403376">
                <text:p>613520.216403376</text:p>
              </table:table-cell>
              <table:table-cell office:value-type="float" office:value="5842725.94720406">
                <text:p>5842725.94720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3519.971382558">
                <text:p>613519.971382558</text:p>
              </table:table-cell>
              <table:table-cell office:value-type="float" office:value="5842725.83019837">
                <text:p>5842725.830198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3519.53805053">
                <text:p>613519.53805053</text:p>
              </table:table-cell>
              <table:table-cell office:value-type="float" office:value="5842725.57896379">
                <text:p>5842725.57896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519.068355325">
                <text:p>613519.068355325</text:p>
              </table:table-cell>
              <table:table-cell office:value-type="float" office:value="5842725.43816462">
                <text:p>5842725.438164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3518.677447615">
                <text:p>613518.677447615</text:p>
              </table:table-cell>
              <table:table-cell office:value-type="float" office:value="5842725.29920517">
                <text:p>5842725.299205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3518.387838127">
                <text:p>613518.387838127</text:p>
              </table:table-cell>
              <table:table-cell office:value-type="float" office:value="5842725.16261102">
                <text:p>5842725.162611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3518.042384658">
                <text:p>613518.042384658</text:p>
              </table:table-cell>
              <table:table-cell office:value-type="float" office:value="5842725.00616555">
                <text:p>5842725.006165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3517.628966165">
                <text:p>613517.628966165</text:p>
              </table:table-cell>
              <table:table-cell office:value-type="float" office:value="5842724.86668057">
                <text:p>5842724.86668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3517.282646981">
                <text:p>613517.282646981</text:p>
              </table:table-cell>
              <table:table-cell office:value-type="float" office:value="5842724.74730975">
                <text:p>5842724.747309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3516.990873254">
                <text:p>613516.990873254</text:p>
              </table:table-cell>
              <table:table-cell office:value-type="float" office:value="5842724.7034022">
                <text:p>5842724.7034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3516.677454465">
                <text:p>613516.677454465</text:p>
              </table:table-cell>
              <table:table-cell office:value-type="float" office:value="5842724.62189445">
                <text:p>5842724.62189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3516.276589759">
                <text:p>613516.276589759</text:p>
              </table:table-cell>
              <table:table-cell office:value-type="float" office:value="5842724.42706048">
                <text:p>5842724.42706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3515.928972024">
                <text:p>613515.928972024</text:p>
              </table:table-cell>
              <table:table-cell office:value-type="float" office:value="5842724.36330167">
                <text:p>5842724.36330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3515.627241388">
                <text:p>613515.627241388</text:p>
              </table:table-cell>
              <table:table-cell office:value-type="float" office:value="5842724.26351949">
                <text:p>5842724.26351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3515.369666536">
                <text:p>613515.369666536</text:p>
              </table:table-cell>
              <table:table-cell office:value-type="float" office:value="5842724.20186314">
                <text:p>5842724.20186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3515.156680301">
                <text:p>613515.156680301</text:p>
              </table:table-cell>
              <table:table-cell office:value-type="float" office:value="5842724.15979531">
                <text:p>5842724.159795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3514.9324387">
                <text:p>613514.9324387</text:p>
              </table:table-cell>
              <table:table-cell office:value-type="float" office:value="5842724.11746469">
                <text:p>5842724.117464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3514.607331655">
                <text:p>613514.607331655</text:p>
              </table:table-cell>
              <table:table-cell office:value-type="float" office:value="5842724.05423158">
                <text:p>5842724.054231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3514.259713876">
                <text:p>613514.259713876</text:p>
              </table:table-cell>
              <table:table-cell office:value-type="float" office:value="5842723.99047289">
                <text:p>5842723.99047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3513.957983186">
                <text:p>613513.957983186</text:p>
              </table:table-cell>
              <table:table-cell office:value-type="float" office:value="5842723.89069081">
                <text:p>5842723.89069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3513.722919023">
                <text:p>613513.722919023</text:p>
              </table:table-cell>
              <table:table-cell office:value-type="float" office:value="5842723.82956015">
                <text:p>5842723.829560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3513.441967759">
                <text:p>613513.441967759</text:p>
              </table:table-cell>
              <table:table-cell office:value-type="float" office:value="5842723.80445291">
                <text:p>5842723.80445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3513.149761129">
                <text:p>613513.149761129</text:p>
              </table:table-cell>
              <table:table-cell office:value-type="float" office:value="5842723.77908289">
                <text:p>5842723.779082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3512.881363678">
                <text:p>613512.881363678</text:p>
              </table:table-cell>
              <table:table-cell office:value-type="float" office:value="5842723.69862657">
                <text:p>5842723.698626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3512.623355949">
                <text:p>613512.623355949</text:p>
              </table:table-cell>
              <table:table-cell office:value-type="float" office:value="5842723.65550767">
                <text:p>5842723.655507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3512.354958484">
                <text:p>613512.354958484</text:p>
              </table:table-cell>
              <table:table-cell office:value-type="float" office:value="5842723.57505138">
                <text:p>5842723.57505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3512.062319022">
                <text:p>613512.062319022</text:p>
              </table:table-cell>
              <table:table-cell office:value-type="float" office:value="5842723.56821873">
                <text:p>5842723.568218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3511.781800552">
                <text:p>613511.781800552</text:p>
              </table:table-cell>
              <table:table-cell office:value-type="float" office:value="5842723.52457429">
                <text:p>5842723.524574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3511.55929015">
                <text:p>613511.55929015</text:p>
              </table:table-cell>
              <table:table-cell office:value-type="float" office:value="5842723.40809462">
                <text:p>5842723.408094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3511.370113019">
                <text:p>613511.370113019</text:p>
              </table:table-cell>
              <table:table-cell office:value-type="float" office:value="5842723.31094063">
                <text:p>5842723.310940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3511.158425152">
                <text:p>613511.158425152</text:p>
              </table:table-cell>
              <table:table-cell office:value-type="float" office:value="5842723.21326107">
                <text:p>5842723.21326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3510.946737276">
                <text:p>613510.946737276</text:p>
              </table:table-cell>
              <table:table-cell office:value-type="float" office:value="5842723.11558152">
                <text:p>5842723.115581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3510.723361217">
                <text:p>613510.723361217</text:p>
              </table:table-cell>
              <table:table-cell office:value-type="float" office:value="5842723.03617649">
                <text:p>5842723.036176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3510.502582005">
                <text:p>613510.502582005</text:p>
              </table:table-cell>
              <table:table-cell office:value-type="float" office:value="5842722.84554766">
                <text:p>5842722.84554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3510.291759717">
                <text:p>613510.291759717</text:p>
              </table:table-cell>
              <table:table-cell office:value-type="float" office:value="5842722.71079353">
                <text:p>5842722.71079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3510.159292172">
                <text:p>613510.159292172</text:p>
              </table:table-cell>
              <table:table-cell office:value-type="float" office:value="5842722.59641624">
                <text:p>5842722.596416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3510.025959008">
                <text:p>613510.025959008</text:p>
              </table:table-cell>
              <table:table-cell office:value-type="float" office:value="5842722.51911356">
                <text:p>5842722.51911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3509.882236085">
                <text:p>613509.882236085</text:p>
              </table:table-cell>
              <table:table-cell office:value-type="float" office:value="5842722.40447349">
                <text:p>5842722.404473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3509.761889502">
                <text:p>613509.761889502</text:p>
              </table:table-cell>
              <table:table-cell office:value-type="float" office:value="5842722.2532844">
                <text:p>5842722.25328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3509.629854739">
                <text:p>613509.629854739</text:p>
              </table:table-cell>
              <table:table-cell office:value-type="float" office:value="5842722.12036982">
                <text:p>5842722.12036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3509.475309233">
                <text:p>613509.475309233</text:p>
              </table:table-cell>
              <table:table-cell office:value-type="float" office:value="5842721.98692968">
                <text:p>5842721.986929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3509.309941155">
                <text:p>613509.309941155</text:p>
              </table:table-cell>
              <table:table-cell office:value-type="float" office:value="5842721.83468945">
                <text:p>5842721.834689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509.143707459">
                <text:p>613509.143707459</text:p>
              </table:table-cell>
              <table:table-cell office:value-type="float" office:value="5842721.71952382">
                <text:p>5842721.719523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3508.978772165">
                <text:p>613508.978772165</text:p>
              </table:table-cell>
              <table:table-cell office:value-type="float" office:value="5842721.5487463">
                <text:p>5842721.54874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3508.813404056">
                <text:p>613508.813404056</text:p>
              </table:table-cell>
              <table:table-cell office:value-type="float" office:value="5842721.39650609">
                <text:p>5842721.396506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3508.625958001">
                <text:p>613508.625958001</text:p>
              </table:table-cell>
              <table:table-cell office:value-type="float" office:value="5842721.225203">
                <text:p>5842721.2252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3508.425958159">
                <text:p>613508.425958159</text:p>
              </table:table-cell>
              <table:table-cell office:value-type="float" office:value="5842721.10924905">
                <text:p>5842721.109249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3508.226391109">
                <text:p>613508.226391109</text:p>
              </table:table-cell>
              <table:table-cell office:value-type="float" office:value="5842720.9747578">
                <text:p>5842720.9747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3508.038945016">
                <text:p>613508.038945016</text:p>
              </table:table-cell>
              <table:table-cell office:value-type="float" office:value="5842720.80345474">
                <text:p>5842720.803454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3507.861888684">
                <text:p>613507.861888684</text:p>
              </table:table-cell>
              <table:table-cell office:value-type="float" office:value="5842720.66948907">
                <text:p>5842720.669489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3507.663187195">
                <text:p>613507.663187195</text:p>
              </table:table-cell>
              <table:table-cell office:value-type="float" office:value="5842720.49792325">
                <text:p>5842720.497923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3507.47487547">
                <text:p>613507.47487547</text:p>
              </table:table-cell>
              <table:table-cell office:value-type="float" office:value="5842720.36369481">
                <text:p>5842720.363694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3507.264052991">
                <text:p>613507.264052991</text:p>
              </table:table-cell>
              <table:table-cell office:value-type="float" office:value="5842720.22894082">
                <text:p>5842720.22894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3507.04284072">
                <text:p>613507.04284072</text:p>
              </table:table-cell>
              <table:table-cell office:value-type="float" office:value="5842720.05684945">
                <text:p>5842720.05684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3506.843273589">
                <text:p>613506.843273589</text:p>
              </table:table-cell>
              <table:table-cell office:value-type="float" office:value="5842719.92235826">
                <text:p>5842719.922358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3506.643706446">
                <text:p>613506.643706446</text:p>
              </table:table-cell>
              <table:table-cell office:value-type="float" office:value="5842719.78786708">
                <text:p>5842719.78786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3506.4437065">
                <text:p>613506.4437065</text:p>
              </table:table-cell>
              <table:table-cell office:value-type="float" office:value="5842719.67191321">
                <text:p>5842719.671913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3506.243273752">
                <text:p>613506.243273752</text:p>
              </table:table-cell>
              <table:table-cell office:value-type="float" office:value="5842719.57449665">
                <text:p>5842719.57449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3506.043706578">
                <text:p>613506.043706578</text:p>
              </table:table-cell>
              <table:table-cell office:value-type="float" office:value="5842719.44000549">
                <text:p>5842719.44000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3505.861023861">
                <text:p>613505.861023861</text:p>
              </table:table-cell>
              <table:table-cell office:value-type="float" office:value="5842719.54702482">
                <text:p>5842719.547024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3505.656695986">
                <text:p>613505.656695986</text:p>
              </table:table-cell>
              <table:table-cell office:value-type="float" office:value="5842719.61644401">
                <text:p>5842719.616444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3505.4631907">
                <text:p>613505.4631907</text:p>
              </table:table-cell>
              <table:table-cell office:value-type="float" office:value="5842719.70466328">
                <text:p>5842719.70466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3505.259728415">
                <text:p>613505.259728415</text:p>
              </table:table-cell>
              <table:table-cell office:value-type="float" office:value="5842719.73700787">
                <text:p>5842719.73700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3505.044145185">
                <text:p>613505.044145185</text:p>
              </table:table-cell>
              <table:table-cell office:value-type="float" office:value="5842719.8061643">
                <text:p>5842719.80616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3504.829427535">
                <text:p>613504.829427535</text:p>
              </table:table-cell>
              <table:table-cell office:value-type="float" office:value="5842719.83824614">
                <text:p>5842719.83824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3504.625532474">
                <text:p>613504.625532474</text:p>
              </table:table-cell>
              <table:table-cell office:value-type="float" office:value="5842719.88912806">
                <text:p>5842719.88912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3504.422070204">
                <text:p>613504.422070204</text:p>
              </table:table-cell>
              <table:table-cell office:value-type="float" office:value="5842719.92147269">
                <text:p>5842719.921472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3504.207352564">
                <text:p>613504.207352564</text:p>
              </table:table-cell>
              <table:table-cell office:value-type="float" office:value="5842719.95355455">
                <text:p>5842719.95355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3503.98311069">
                <text:p>613503.98311069</text:p>
              </table:table-cell>
              <table:table-cell office:value-type="float" office:value="5842719.91122444">
                <text:p>5842719.911224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3503.780081209">
                <text:p>613503.780081209</text:p>
              </table:table-cell>
              <table:table-cell office:value-type="float" office:value="5842719.92503179">
                <text:p>5842719.92503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3503.543285612">
                <text:p>613503.543285612</text:p>
              </table:table-cell>
              <table:table-cell office:value-type="float" office:value="5842719.93805084">
                <text:p>5842719.93805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3503.31774539">
                <text:p>613503.31774539</text:p>
              </table:table-cell>
              <table:table-cell office:value-type="float" office:value="5842719.95133266">
                <text:p>5842719.95133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3503.080084236">
                <text:p>613503.080084236</text:p>
              </table:table-cell>
              <table:table-cell office:value-type="float" office:value="5842720.00142633">
                <text:p>5842720.001426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3502.842423088">
                <text:p>613502.842423088</text:p>
              </table:table-cell>
              <table:table-cell office:value-type="float" office:value="5842720.05152">
                <text:p>5842720.051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3502.605194724">
                <text:p>613502.605194724</text:p>
              </table:table-cell>
              <table:table-cell office:value-type="float" office:value="5842720.08307639">
                <text:p>5842720.08307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3502.368831918">
                <text:p>613502.368831918</text:p>
              </table:table-cell>
              <table:table-cell office:value-type="float" office:value="5842720.07755819">
                <text:p>5842720.077558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3502.131170782">
                <text:p>613502.131170782</text:p>
              </table:table-cell>
              <table:table-cell office:value-type="float" office:value="5842720.1276519">
                <text:p>5842720.1276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3501.882687056">
                <text:p>613501.882687056</text:p>
              </table:table-cell>
              <table:table-cell office:value-type="float" office:value="5842720.15894555">
                <text:p>5842720.15894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3501.645458705">
                <text:p>613501.645458705</text:p>
              </table:table-cell>
              <table:table-cell office:value-type="float" office:value="5842720.19050199">
                <text:p>5842720.190501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3501.39740776">
                <text:p>613501.39740776</text:p>
              </table:table-cell>
              <table:table-cell office:value-type="float" office:value="5842720.20325836">
                <text:p>5842720.203258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3501.149356816">
                <text:p>613501.149356816</text:p>
              </table:table-cell>
              <table:table-cell office:value-type="float" office:value="5842720.21601475">
                <text:p>5842720.21601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3500.901305874">
                <text:p>613500.901305874</text:p>
              </table:table-cell>
              <table:table-cell office:value-type="float" office:value="5842720.22877115">
                <text:p>5842720.22877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3500.653254935">
                <text:p>613500.653254935</text:p>
              </table:table-cell>
              <table:table-cell office:value-type="float" office:value="5842720.24152756">
                <text:p>5842720.241527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3500.371437883">
                <text:p>613500.371437883</text:p>
              </table:table-cell>
              <table:table-cell office:value-type="float" office:value="5842720.25349568">
                <text:p>5842720.253495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3500.112997114">
                <text:p>613500.112997114</text:p>
              </table:table-cell>
              <table:table-cell office:value-type="float" office:value="5842720.22891475">
                <text:p>5842720.22891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3499.853690806">
                <text:p>613499.853690806</text:p>
              </table:table-cell>
              <table:table-cell office:value-type="float" office:value="5842720.24140844">
                <text:p>5842720.24140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3499.606072639">
                <text:p>613499.606072639</text:p>
              </table:table-cell>
              <table:table-cell office:value-type="float" office:value="5842720.2356276">
                <text:p>5842720.2356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3499.346766334">
                <text:p>613499.346766334</text:p>
              </table:table-cell>
              <table:table-cell office:value-type="float" office:value="5842720.24812131">
                <text:p>5842720.24812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3499.075771894">
                <text:p>613499.075771894</text:p>
              </table:table-cell>
              <table:table-cell office:value-type="float" office:value="5842720.27888958">
                <text:p>5842720.2788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3498.827720965">
                <text:p>613498.827720965</text:p>
              </table:table-cell>
              <table:table-cell office:value-type="float" office:value="5842720.29164609">
                <text:p>5842720.29164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3498.556726533">
                <text:p>613498.556726533</text:p>
              </table:table-cell>
              <table:table-cell office:value-type="float" office:value="5842720.32241438">
                <text:p>5842720.32241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3498.308675608">
                <text:p>613498.308675608</text:p>
              </table:table-cell>
              <table:table-cell office:value-type="float" office:value="5842720.33517091">
                <text:p>5842720.33517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3498.059759163">
                <text:p>613498.059759163</text:p>
              </table:table-cell>
              <table:table-cell office:value-type="float" office:value="5842720.38500206">
                <text:p>5842720.385002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3497.776643851">
                <text:p>613497.776643851</text:p>
              </table:table-cell>
              <table:table-cell office:value-type="float" office:value="5842720.45258224">
                <text:p>5842720.45258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3497.505216677">
                <text:p>613497.505216677</text:p>
              </table:table-cell>
              <table:table-cell office:value-type="float" office:value="5842720.5018879">
                <text:p>5842720.5018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3497.234222267">
                <text:p>613497.234222267</text:p>
              </table:table-cell>
              <table:table-cell office:value-type="float" office:value="5842720.53265627">
                <text:p>5842720.532656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3496.951539733">
                <text:p>613496.951539733</text:p>
              </table:table-cell>
              <table:table-cell office:value-type="float" office:value="5842720.5816992">
                <text:p>5842720.5816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3496.690935191">
                <text:p>613496.690935191</text:p>
              </table:table-cell>
              <table:table-cell office:value-type="float" office:value="5842720.64980496">
                <text:p>5842720.64980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3496.41864253">
                <text:p>613496.41864253</text:p>
              </table:table-cell>
              <table:table-cell office:value-type="float" office:value="5842720.73618528">
                <text:p>5842720.736185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3496.135960019">
                <text:p>613496.135960019</text:p>
              </table:table-cell>
              <table:table-cell office:value-type="float" office:value="5842720.78522825">
                <text:p>5842720.785228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3495.853277513">
                <text:p>613495.853277513</text:p>
              </table:table-cell>
              <table:table-cell office:value-type="float" office:value="5842720.83427125">
                <text:p>5842720.83427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3495.581850384">
                <text:p>613495.581850384</text:p>
              </table:table-cell>
              <table:table-cell office:value-type="float" office:value="5842720.88357701">
                <text:p>5842720.883577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3495.321245879">
                <text:p>613495.321245879</text:p>
              </table:table-cell>
              <table:table-cell office:value-type="float" office:value="5842720.95168284">
                <text:p>5842720.951682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3495.059775882">
                <text:p>613495.059775882</text:p>
              </table:table-cell>
              <table:table-cell office:value-type="float" office:value="5842721.0568633">
                <text:p>5842721.05686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3494.820816634">
                <text:p>613494.820816634</text:p>
              </table:table-cell>
              <table:table-cell office:value-type="float" office:value="5842721.16256927">
                <text:p>5842721.16256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3494.571467525">
                <text:p>613494.571467525</text:p>
              </table:table-cell>
              <table:table-cell office:value-type="float" office:value="5842721.2309379">
                <text:p>5842721.23093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3494.321685676">
                <text:p>613494.321685676</text:p>
              </table:table-cell>
              <table:table-cell office:value-type="float" office:value="5842721.31784385">
                <text:p>5842721.317843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3494.071903836">
                <text:p>613494.071903836</text:p>
              </table:table-cell>
              <table:table-cell office:value-type="float" office:value="5842721.4047498">
                <text:p>5842721.4047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3493.821256516">
                <text:p>613493.821256516</text:p>
              </table:table-cell>
              <table:table-cell office:value-type="float" office:value="5842721.52873038">
                <text:p>5842721.528730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3493.571041952">
                <text:p>613493.571041952</text:p>
              </table:table-cell>
              <table:table-cell office:value-type="float" office:value="5842721.63417367">
                <text:p>5842721.634173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3493.309572032">
                <text:p>613493.309572032</text:p>
              </table:table-cell>
              <table:table-cell office:value-type="float" office:value="5842721.73935421">
                <text:p>5842721.73935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3493.059357491">
                <text:p>613493.059357491</text:p>
              </table:table-cell>
              <table:table-cell office:value-type="float" office:value="5842721.84479753">
                <text:p>5842721.844797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3492.797887594">
                <text:p>613492.797887594</text:p>
              </table:table-cell>
              <table:table-cell office:value-type="float" office:value="5842721.9499781">
                <text:p>5842721.94997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3492.547673076">
                <text:p>613492.547673076</text:p>
              </table:table-cell>
              <table:table-cell office:value-type="float" office:value="5842722.05542144">
                <text:p>5842722.055421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3492.308281196">
                <text:p>613492.308281196</text:p>
              </table:table-cell>
              <table:table-cell office:value-type="float" office:value="5842722.17966484">
                <text:p>5842722.17966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3492.057201223">
                <text:p>613492.057201223</text:p>
              </table:table-cell>
              <table:table-cell office:value-type="float" office:value="5842722.32218281">
                <text:p>5842722.322182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3491.806554003">
                <text:p>613491.806554003</text:p>
              </table:table-cell>
              <table:table-cell office:value-type="float" office:value="5842722.44616348">
                <text:p>5842722.44616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3491.567594899">
                <text:p>613491.567594899</text:p>
              </table:table-cell>
              <table:table-cell office:value-type="float" office:value="5842722.55186962">
                <text:p>5842722.55186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3491.317813176">
                <text:p>613491.317813176</text:p>
              </table:table-cell>
              <table:table-cell office:value-type="float" office:value="5842722.63877572">
                <text:p>5842722.638775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491.067598727">
                <text:p>613491.067598727</text:p>
              </table:table-cell>
              <table:table-cell office:value-type="float" office:value="5842722.74421913">
                <text:p>5842722.74421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3490.82820692">
                <text:p>613490.82820692</text:p>
              </table:table-cell>
              <table:table-cell office:value-type="float" office:value="5842722.8684626">
                <text:p>5842722.8684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3490.577559761">
                <text:p>613490.577559761</text:p>
              </table:table-cell>
              <table:table-cell office:value-type="float" office:value="5842722.99244334">
                <text:p>5842722.99244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3490.338167979">
                <text:p>613490.338167979</text:p>
              </table:table-cell>
              <table:table-cell office:value-type="float" office:value="5842723.11668684">
                <text:p>5842723.116686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3490.109598842">
                <text:p>613490.109598842</text:p>
              </table:table-cell>
              <table:table-cell office:value-type="float" office:value="5842723.2597304">
                <text:p>5842723.2597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3489.881029719">
                <text:p>613489.881029719</text:p>
              </table:table-cell>
              <table:table-cell office:value-type="float" office:value="5842723.40277396">
                <text:p>5842723.402773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3489.663715973">
                <text:p>613489.663715973</text:p>
              </table:table-cell>
              <table:table-cell office:value-type="float" office:value="5842723.54608028">
                <text:p>5842723.546080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3489.423891514">
                <text:p>613489.423891514</text:p>
              </table:table-cell>
              <table:table-cell office:value-type="float" office:value="5842723.68886112">
                <text:p>5842723.68886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3489.195322432">
                <text:p>613489.195322432</text:p>
              </table:table-cell>
              <table:table-cell office:value-type="float" office:value="5842723.83190472">
                <text:p>5842723.831904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3488.978008725">
                <text:p>613488.978008725</text:p>
              </table:table-cell>
              <table:table-cell office:value-type="float" office:value="5842723.97521107">
                <text:p>5842723.97521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3488.749872396">
                <text:p>613488.749872396</text:p>
              </table:table-cell>
              <table:table-cell office:value-type="float" office:value="5842724.09971738">
                <text:p>5842724.099717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3488.532558715">
                <text:p>613488.532558715</text:p>
              </table:table-cell>
              <table:table-cell office:value-type="float" office:value="5842724.24302375">
                <text:p>5842724.243023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3488.315677771">
                <text:p>613488.315677771</text:p>
              </table:table-cell>
              <table:table-cell office:value-type="float" office:value="5842724.36779283">
                <text:p>5842724.367792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3488.087108754">
                <text:p>613488.087108754</text:p>
              </table:table-cell>
              <table:table-cell office:value-type="float" office:value="5842724.51083648">
                <text:p>5842724.510836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3487.858972474">
                <text:p>613487.858972474</text:p>
              </table:table-cell>
              <table:table-cell office:value-type="float" office:value="5842724.63534283">
                <text:p>5842724.635342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3487.642091565">
                <text:p>613487.642091565</text:p>
              </table:table-cell>
              <table:table-cell office:value-type="float" office:value="5842724.76011193">
                <text:p>5842724.76011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3487.413522587">
                <text:p>613487.413522587</text:p>
              </table:table-cell>
              <table:table-cell office:value-type="float" office:value="5842724.90315562">
                <text:p>5842724.903155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3487.196641702">
                <text:p>613487.196641702</text:p>
              </table:table-cell>
              <table:table-cell office:value-type="float" office:value="5842725.02792474">
                <text:p>5842725.02792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3486.95681739">
                <text:p>613486.95681739</text:p>
              </table:table-cell>
              <table:table-cell office:value-type="float" office:value="5842725.1707057">
                <text:p>5842725.1707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3486.716560374">
                <text:p>613486.716560374</text:p>
              </table:table-cell>
              <table:table-cell office:value-type="float" office:value="5842725.33202398">
                <text:p>5842725.332023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13486.488424168">
                <text:p>613486.488424168</text:p>
              </table:table-cell>
              <table:table-cell office:value-type="float" office:value="5842725.4565304">
                <text:p>5842725.4565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13486.25942254">
                <text:p>613486.25942254</text:p>
              </table:table-cell>
              <table:table-cell office:value-type="float" office:value="5842725.61811144">
                <text:p>5842725.61811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3486.042109001">
                <text:p>613486.042109001</text:p>
              </table:table-cell>
              <table:table-cell office:value-type="float" office:value="5842725.76141792">
                <text:p>5842725.761417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3485.813540118">
                <text:p>613485.813540118</text:p>
              </table:table-cell>
              <table:table-cell office:value-type="float" office:value="5842725.90446167">
                <text:p>5842725.904461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3485.584538534">
                <text:p>613485.584538534</text:p>
              </table:table-cell>
              <table:table-cell office:value-type="float" office:value="5842726.06604274">
                <text:p>5842726.066042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13485.378480392">
                <text:p>613485.378480392</text:p>
              </table:table-cell>
              <table:table-cell office:value-type="float" office:value="5842726.20961198">
                <text:p>5842726.209611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3485.183244906">
                <text:p>613485.183244906</text:p>
              </table:table-cell>
              <table:table-cell office:value-type="float" office:value="5842726.37198126">
                <text:p>5842726.37198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3484.965931434">
                <text:p>613484.965931434</text:p>
              </table:table-cell>
              <table:table-cell office:value-type="float" office:value="5842726.51528778">
                <text:p>5842726.515287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13484.748185262">
                <text:p>613484.748185262</text:p>
              </table:table-cell>
              <table:table-cell office:value-type="float" office:value="5842726.67713162">
                <text:p>5842726.67713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484.51918375">
                <text:p>613484.51918375</text:p>
              </table:table-cell>
              <table:table-cell office:value-type="float" office:value="5842726.83871274">
                <text:p>5842726.83871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13484.22438096">
                <text:p>613484.22438096</text:p>
              </table:table-cell>
              <table:table-cell office:value-type="float" office:value="5842726.92456827">
                <text:p>5842726.92456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13483.973734184">
                <text:p>613483.973734184</text:p>
              </table:table-cell>
              <table:table-cell office:value-type="float" office:value="5842727.04854935">
                <text:p>5842727.048549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13483.711832067">
                <text:p>613483.711832067</text:p>
              </table:table-cell>
              <table:table-cell office:value-type="float" office:value="5842727.17226771">
                <text:p>5842727.172267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3483.472007965">
                <text:p>613483.472007965</text:p>
              </table:table-cell>
              <table:table-cell office:value-type="float" office:value="5842727.31504885">
                <text:p>5842727.315048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3483.209240465">
                <text:p>613483.209240465</text:p>
              </table:table-cell>
              <table:table-cell office:value-type="float" office:value="5842727.47584184">
                <text:p>5842727.47584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13482.923962274">
                <text:p>613482.923962274</text:p>
              </table:table-cell>
              <table:table-cell office:value-type="float" office:value="5842727.6361094">
                <text:p>5842727.636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13482.672450162">
                <text:p>613482.672450162</text:p>
              </table:table-cell>
              <table:table-cell office:value-type="float" office:value="5842727.79716515">
                <text:p>5842727.797165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3482.420072662">
                <text:p>613482.420072662</text:p>
              </table:table-cell>
              <table:table-cell office:value-type="float" office:value="5842727.99529551">
                <text:p>5842727.995295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3482.156872531">
                <text:p>613482.156872531</text:p>
              </table:table-cell>
              <table:table-cell office:value-type="float" office:value="5842728.17462587">
                <text:p>5842728.174625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3481.882417068">
                <text:p>613481.882417068</text:p>
              </table:table-cell>
              <table:table-cell office:value-type="float" office:value="5842728.35369351">
                <text:p>5842728.353693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3481.597138974">
                <text:p>613481.597138974</text:p>
              </table:table-cell>
              <table:table-cell office:value-type="float" office:value="5842728.51396114">
                <text:p>5842728.513961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13481.334371601">
                <text:p>613481.334371601</text:p>
              </table:table-cell>
              <table:table-cell office:value-type="float" office:value="5842728.67475424">
                <text:p>5842728.674754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3481.071604245">
                <text:p>613481.071604245</text:p>
              </table:table-cell>
              <table:table-cell office:value-type="float" office:value="5842728.83554734">
                <text:p>5842728.83554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3480.819659561">
                <text:p>613480.819659561</text:p>
              </table:table-cell>
              <table:table-cell office:value-type="float" office:value="5842729.01514049">
                <text:p>5842729.015140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13480.5447715">
                <text:p>613480.5447715</text:p>
              </table:table-cell>
              <table:table-cell office:value-type="float" office:value="5842729.21274551">
                <text:p>5842729.212745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3480.270316156">
                <text:p>613480.270316156</text:p>
              </table:table-cell>
              <table:table-cell office:value-type="float" office:value="5842729.39181324">
                <text:p>5842729.391813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3480.007116182">
                <text:p>613480.007116182</text:p>
              </table:table-cell>
              <table:table-cell office:value-type="float" office:value="5842729.57114371">
                <text:p>5842729.571143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13479.765994231">
                <text:p>613479.765994231</text:p>
              </table:table-cell>
              <table:table-cell office:value-type="float" office:value="5842729.76953694">
                <text:p>5842729.769536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3479.514049644">
                <text:p>613479.514049644</text:p>
              </table:table-cell>
              <table:table-cell office:value-type="float" office:value="5842729.94913015">
                <text:p>5842729.949130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13479.273793114">
                <text:p>613479.273793114</text:p>
              </table:table-cell>
              <table:table-cell office:value-type="float" office:value="5842730.11044879">
                <text:p>5842730.11044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3479.021848562">
                <text:p>613479.021848562</text:p>
              </table:table-cell>
              <table:table-cell office:value-type="float" office:value="5842730.29004203">
                <text:p>5842730.290042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3478.780726687">
                <text:p>613478.780726687</text:p>
              </table:table-cell>
              <table:table-cell office:value-type="float" office:value="5842730.4884353">
                <text:p>5842730.4884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3478.552158243">
                <text:p>613478.552158243</text:p>
              </table:table-cell>
              <table:table-cell office:value-type="float" office:value="5842730.63147939">
                <text:p>5842730.631479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3478.310603717">
                <text:p>613478.310603717</text:p>
              </table:table-cell>
              <table:table-cell office:value-type="float" office:value="5842730.84840999">
                <text:p>5842730.84840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3478.09199259">
                <text:p>613478.09199259</text:p>
              </table:table-cell>
              <table:table-cell office:value-type="float" office:value="5842731.04732873">
                <text:p>5842731.047328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3477.851303476">
                <text:p>613477.851303476</text:p>
              </table:table-cell>
              <table:table-cell office:value-type="float" office:value="5842731.22718474">
                <text:p>5842731.22718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3477.62143704">
                <text:p>613477.62143704</text:p>
              </table:table-cell>
              <table:table-cell office:value-type="float" office:value="5842731.42584079">
                <text:p>5842731.425840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3477.391570622">
                <text:p>613477.391570622</text:p>
              </table:table-cell>
              <table:table-cell office:value-type="float" office:value="5842731.62449684">
                <text:p>5842731.624496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3477.16127154">
                <text:p>613477.16127154</text:p>
              </table:table-cell>
              <table:table-cell office:value-type="float" office:value="5842731.84169021">
                <text:p>5842731.84169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3476.93313589">
                <text:p>613476.93313589</text:p>
              </table:table-cell>
              <table:table-cell office:value-type="float" office:value="5842731.96619707">
                <text:p>5842731.966197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3476.716255595">
                <text:p>613476.716255595</text:p>
              </table:table-cell>
              <table:table-cell office:value-type="float" office:value="5842732.09096666">
                <text:p>5842732.09096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3476.488552649">
                <text:p>613476.488552649</text:p>
              </table:table-cell>
              <table:table-cell office:value-type="float" office:value="5842732.19693624">
                <text:p>5842732.196936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3476.260417033">
                <text:p>613476.260417033</text:p>
              </table:table-cell>
              <table:table-cell office:value-type="float" office:value="5842732.32144313">
                <text:p>5842732.321443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3476.066047456">
                <text:p>613476.066047456</text:p>
              </table:table-cell>
              <table:table-cell office:value-type="float" office:value="5842732.44673816">
                <text:p>5842732.44673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3475.860422547">
                <text:p>613475.860422547</text:p>
              </table:table-cell>
              <table:table-cell office:value-type="float" office:value="5842732.5717705">
                <text:p>5842732.5717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3475.688130996">
                <text:p>613475.688130996</text:p>
              </table:table-cell>
              <table:table-cell office:value-type="float" office:value="5842732.71612827">
                <text:p>5842732.71612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3475.505016791">
                <text:p>613475.505016791</text:p>
              </table:table-cell>
              <table:table-cell office:value-type="float" office:value="5842732.84168604">
                <text:p>5842732.841686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3475.355668619">
                <text:p>613475.355668619</text:p>
              </table:table-cell>
              <table:table-cell office:value-type="float" office:value="5842732.96803194">
                <text:p>5842732.968031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3475.240519152">
                <text:p>613475.240519152</text:p>
              </table:table-cell>
              <table:table-cell office:value-type="float" office:value="5842733.07662867">
                <text:p>5842733.076628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3475.147015021">
                <text:p>613475.147015021</text:p>
              </table:table-cell>
              <table:table-cell office:value-type="float" office:value="5842733.22282543">
                <text:p>5842733.22282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3475.07645425">
                <text:p>613475.07645425</text:p>
              </table:table-cell>
              <table:table-cell office:value-type="float" office:value="5842733.3510103">
                <text:p>5842733.3510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3474.994638143">
                <text:p>613474.994638143</text:p>
              </table:table-cell>
              <table:table-cell office:value-type="float" office:value="5842733.47893247">
                <text:p>5842733.478932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3474.924510054">
                <text:p>613474.924510054</text:p>
              </table:table-cell>
              <table:table-cell office:value-type="float" office:value="5842733.58858004">
                <text:p>5842733.58858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3474.876459973">
                <text:p>613474.876459973</text:p>
              </table:table-cell>
              <table:table-cell office:value-type="float" office:value="5842733.71729033">
                <text:p>5842733.71729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3474.829275243">
                <text:p>613474.829275243</text:p>
              </table:table-cell>
              <table:table-cell office:value-type="float" office:value="5842733.80892602">
                <text:p>5842733.80892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3474.793345853">
                <text:p>613474.793345853</text:p>
              </table:table-cell>
              <table:table-cell office:value-type="float" office:value="5842733.90082441">
                <text:p>5842733.900824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3474.768239129">
                <text:p>613474.768239129</text:p>
              </table:table-cell>
              <table:table-cell office:value-type="float" office:value="5842734.01152282">
                <text:p>5842734.01152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3474.743132406">
                <text:p>613474.743132406</text:p>
              </table:table-cell>
              <table:table-cell office:value-type="float" office:value="5842734.12222123">
                <text:p>5842734.12222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3474.718025684">
                <text:p>613474.718025684</text:p>
              </table:table-cell>
              <table:table-cell office:value-type="float" office:value="5842734.23291963">
                <text:p>5842734.23291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3474.726684976">
                <text:p>613474.726684976</text:p>
              </table:table-cell>
              <table:table-cell office:value-type="float" office:value="5842734.34440616">
                <text:p>5842734.344406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3474.780798293">
                <text:p>613474.780798293</text:p>
              </table:table-cell>
              <table:table-cell office:value-type="float" office:value="5842734.43840622">
                <text:p>5842734.438406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3474.811968257">
                <text:p>613474.811968257</text:p>
              </table:table-cell>
              <table:table-cell office:value-type="float" office:value="5842734.55041817">
                <text:p>5842734.550418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3474.854393558">
                <text:p>613474.854393558</text:p>
              </table:table-cell>
              <table:table-cell office:value-type="float" office:value="5842734.66269282">
                <text:p>5842734.66269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3474.896818856">
                <text:p>613474.896818856</text:p>
              </table:table-cell>
              <table:table-cell office:value-type="float" office:value="5842734.77496748">
                <text:p>5842734.77496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3474.973875513">
                <text:p>613474.973875513</text:p>
              </table:table-cell>
              <table:table-cell office:value-type="float" office:value="5842734.85095565">
                <text:p>5842734.850955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3475.0842655">
                <text:p>613475.0842655</text:p>
              </table:table-cell>
              <table:table-cell office:value-type="float" office:value="5842734.94626925">
                <text:p>5842734.946269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3475.172144811">
                <text:p>613475.172144811</text:p>
              </table:table-cell>
              <table:table-cell office:value-type="float" office:value="5842735.04105744">
                <text:p>5842735.04105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3475.271279455">
                <text:p>613475.271279455</text:p>
              </table:table-cell>
              <table:table-cell office:value-type="float" office:value="5842735.13610834">
                <text:p>5842735.136108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3475.348336099">
                <text:p>613475.348336099</text:p>
              </table:table-cell>
              <table:table-cell office:value-type="float" office:value="5842735.21209652">
                <text:p>5842735.212096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3475.425392742">
                <text:p>613475.425392742</text:p>
              </table:table-cell>
              <table:table-cell office:value-type="float" office:value="5842735.2880847">
                <text:p>5842735.28808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3475.503314736">
                <text:p>613475.503314736</text:p>
              </table:table-cell>
              <table:table-cell office:value-type="float" office:value="5842735.32699828">
                <text:p>5842735.326998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3475.592492065">
                <text:p>613475.592492065</text:p>
              </table:table-cell>
              <table:table-cell office:value-type="float" office:value="5842735.36617456">
                <text:p>5842735.366174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3475.66998138">
                <text:p>613475.66998138</text:p>
              </table:table-cell>
              <table:table-cell office:value-type="float" office:value="5842735.42362544">
                <text:p>5842735.423625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3475.760024062">
                <text:p>613475.760024062</text:p>
              </table:table-cell>
              <table:table-cell office:value-type="float" office:value="5842735.42572712">
                <text:p>5842735.42572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3475.861754759">
                <text:p>613475.861754759</text:p>
              </table:table-cell>
              <table:table-cell office:value-type="float" office:value="5842735.40955421">
                <text:p>5842735.409554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3475.952230121">
                <text:p>613475.952230121</text:p>
              </table:table-cell>
              <table:table-cell office:value-type="float" office:value="5842735.3931186">
                <text:p>5842735.39311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3476.077336849">
                <text:p>613476.077336849</text:p>
              </table:table-cell>
              <table:table-cell office:value-type="float" office:value="5842735.3403965">
                <text:p>5842735.34039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3476.190755565">
                <text:p>613476.190755565</text:p>
              </table:table-cell>
              <table:table-cell office:value-type="float" office:value="5842735.30594901">
                <text:p>5842735.305949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3476.338372969">
                <text:p>613476.338372969</text:p>
              </table:table-cell>
              <table:table-cell office:value-type="float" office:value="5842735.25375235">
                <text:p>5842735.253752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3476.463912386">
                <text:p>613476.463912386</text:p>
              </table:table-cell>
              <table:table-cell office:value-type="float" office:value="5842735.18249296">
                <text:p>5842735.182492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3476.566075773">
                <text:p>613476.566075773</text:p>
              </table:table-cell>
              <table:table-cell office:value-type="float" office:value="5842735.14778276">
                <text:p>5842735.147782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3476.657849188">
                <text:p>613476.657849188</text:p>
              </table:table-cell>
              <table:table-cell office:value-type="float" office:value="5842735.07573525">
                <text:p>5842735.075735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3476.761743306">
                <text:p>613476.761743306</text:p>
              </table:table-cell>
              <table:table-cell office:value-type="float" office:value="5842734.96687584">
                <text:p>5842734.966875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3476.898538074">
                <text:p>613476.898538074</text:p>
              </table:table-cell>
              <table:table-cell office:value-type="float" office:value="5842734.89587917">
                <text:p>5842734.895879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3477.013254855">
                <text:p>613477.013254855</text:p>
              </table:table-cell>
              <table:table-cell office:value-type="float" office:value="5842734.80581979">
                <text:p>5842734.805819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3477.128837007">
                <text:p>613477.128837007</text:p>
              </table:table-cell>
              <table:table-cell office:value-type="float" office:value="5842734.6786858">
                <text:p>5842734.67868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3477.243986482">
                <text:p>613477.243986482</text:p>
              </table:table-cell>
              <table:table-cell office:value-type="float" office:value="5842734.57008911">
                <text:p>5842734.570089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3477.370391299">
                <text:p>613477.370391299</text:p>
              </table:table-cell>
              <table:table-cell office:value-type="float" office:value="5842734.46175514">
                <text:p>5842734.46175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3477.496363437">
                <text:p>613477.496363437</text:p>
              </table:table-cell>
              <table:table-cell office:value-type="float" office:value="5842734.37195848">
                <text:p>5842734.37195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3477.645711627">
                <text:p>613477.645711627</text:p>
              </table:table-cell>
              <table:table-cell office:value-type="float" office:value="5842734.24561264">
                <text:p>5842734.245612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3477.7833718">
                <text:p>613477.7833718</text:p>
              </table:table-cell>
              <table:table-cell office:value-type="float" office:value="5842734.13754139">
                <text:p>5842734.137541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3477.898953988">
                <text:p>613477.898953988</text:p>
              </table:table-cell>
              <table:table-cell office:value-type="float" office:value="5842734.01040742">
                <text:p>5842734.01040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3478.025358834">
                <text:p>613478.025358834</text:p>
              </table:table-cell>
              <table:table-cell office:value-type="float" office:value="5842733.90207347">
                <text:p>5842733.902073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3478.163019025">
                <text:p>613478.163019025</text:p>
              </table:table-cell>
              <table:table-cell office:value-type="float" office:value="5842733.79400223">
                <text:p>5842733.794002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3478.324055277">
                <text:p>613478.324055277</text:p>
              </table:table-cell>
              <table:table-cell office:value-type="float" office:value="5842733.64938183">
                <text:p>5842733.649381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3478.472970821">
                <text:p>613478.472970821</text:p>
              </table:table-cell>
              <table:table-cell office:value-type="float" office:value="5842733.54157332">
                <text:p>5842733.541573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3478.599375693">
                <text:p>613478.599375693</text:p>
              </table:table-cell>
              <table:table-cell office:value-type="float" office:value="5842733.43323938">
                <text:p>5842733.433239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13478.74829125">
                <text:p>613478.74829125</text:p>
              </table:table-cell>
              <table:table-cell office:value-type="float" office:value="5842733.32543088">
                <text:p>5842733.325430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13478.875561512">
                <text:p>613478.875561512</text:p>
              </table:table-cell>
              <table:table-cell office:value-type="float" office:value="5842733.18002235">
                <text:p>5842733.180022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13479.058675797">
                <text:p>613479.058675797</text:p>
              </table:table-cell>
              <table:table-cell office:value-type="float" office:value="5842733.0544647">
                <text:p>5842733.05446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13479.219712099">
                <text:p>613479.219712099</text:p>
              </table:table-cell>
              <table:table-cell office:value-type="float" office:value="5842732.90984433">
                <text:p>5842732.909844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3479.381181103">
                <text:p>613479.381181103</text:p>
              </table:table-cell>
              <table:table-cell office:value-type="float" office:value="5842732.74668666">
                <text:p>5842732.746686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3479.530962084">
                <text:p>613479.530962084</text:p>
              </table:table-cell>
              <table:table-cell office:value-type="float" office:value="5842732.60180357">
                <text:p>5842732.601803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3479.680743073">
                <text:p>613479.680743073</text:p>
              </table:table-cell>
              <table:table-cell office:value-type="float" office:value="5842732.45692049">
                <text:p>5842732.45692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3479.864722792">
                <text:p>613479.864722792</text:p>
              </table:table-cell>
              <table:table-cell office:value-type="float" office:value="5842732.29428827">
                <text:p>5842732.294288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3480.037014486">
                <text:p>613480.037014486</text:p>
              </table:table-cell>
              <table:table-cell office:value-type="float" office:value="5842732.14993064">
                <text:p>5842732.14993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3480.18636281">
                <text:p>613480.18636281</text:p>
              </table:table-cell>
              <table:table-cell office:value-type="float" office:value="5842732.02358488">
                <text:p>5842732.023584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3480.324455797">
                <text:p>613480.324455797</text:p>
              </table:table-cell>
              <table:table-cell office:value-type="float" office:value="5842731.89697641">
                <text:p>5842731.896976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3480.473804135">
                <text:p>613480.473804135</text:p>
              </table:table-cell>
              <table:table-cell office:value-type="float" office:value="5842731.77063065">
                <text:p>5842731.77063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3480.634840521">
                <text:p>613480.634840521</text:p>
              </table:table-cell>
              <table:table-cell office:value-type="float" office:value="5842731.62601032">
                <text:p>5842731.62601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3480.795876917">
                <text:p>613480.795876917</text:p>
              </table:table-cell>
              <table:table-cell office:value-type="float" office:value="5842731.48139">
                <text:p>5842731.48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3480.956480625">
                <text:p>613480.956480625</text:p>
              </table:table-cell>
              <table:table-cell office:value-type="float" office:value="5842731.35530699">
                <text:p>5842731.355306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3481.117084342">
                <text:p>613481.117084342</text:p>
              </table:table-cell>
              <table:table-cell office:value-type="float" office:value="5842731.22922397">
                <text:p>5842731.229223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3481.278553464">
                <text:p>613481.278553464</text:p>
              </table:table-cell>
              <table:table-cell office:value-type="float" office:value="5842731.06606636">
                <text:p>5842731.066066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3481.428334551">
                <text:p>613481.428334551</text:p>
              </table:table-cell>
              <table:table-cell office:value-type="float" office:value="5842730.92118334">
                <text:p>5842730.921183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3481.60019364">
                <text:p>613481.60019364</text:p>
              </table:table-cell>
              <table:table-cell office:value-type="float" office:value="5842730.79536307">
                <text:p>5842730.795363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3481.749542045">
                <text:p>613481.749542045</text:p>
              </table:table-cell>
              <table:table-cell office:value-type="float" office:value="5842730.66901735">
                <text:p>5842730.66901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3481.910578506">
                <text:p>613481.910578506</text:p>
              </table:table-cell>
              <table:table-cell office:value-type="float" office:value="5842730.52439706">
                <text:p>5842730.524397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3482.048238878">
                <text:p>613482.048238878</text:p>
              </table:table-cell>
              <table:table-cell office:value-type="float" office:value="5842730.41632594">
                <text:p>5842730.41632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3482.19845271">
                <text:p>613482.19845271</text:p>
              </table:table-cell>
              <table:table-cell office:value-type="float" office:value="5842730.25290563">
                <text:p>5842730.25290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3482.370744546">
                <text:p>613482.370744546</text:p>
              </table:table-cell>
              <table:table-cell office:value-type="float" office:value="5842730.10854808">
                <text:p>5842730.108548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3482.543469095">
                <text:p>613482.543469095</text:p>
              </table:table-cell>
              <table:table-cell office:value-type="float" office:value="5842729.94565324">
                <text:p>5842729.945653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482.727016299">
                <text:p>613482.727016299</text:p>
              </table:table-cell>
              <table:table-cell office:value-type="float" office:value="5842729.80155843">
                <text:p>5842729.801558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3482.865542119">
                <text:p>613482.865542119</text:p>
              </table:table-cell>
              <table:table-cell office:value-type="float" office:value="5842729.65641272">
                <text:p>5842729.65641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3483.026578646">
                <text:p>613483.026578646</text:p>
              </table:table-cell>
              <table:table-cell office:value-type="float" office:value="5842729.51179247">
                <text:p>5842729.511792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3483.187615182">
                <text:p>613483.187615182</text:p>
              </table:table-cell>
              <table:table-cell office:value-type="float" office:value="5842729.36717222">
                <text:p>5842729.367172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3483.348651728">
                <text:p>613483.348651728</text:p>
              </table:table-cell>
              <table:table-cell office:value-type="float" office:value="5842729.22255198">
                <text:p>5842729.222551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3483.532198984">
                <text:p>613483.532198984</text:p>
              </table:table-cell>
              <table:table-cell office:value-type="float" office:value="5842729.0784572">
                <text:p>5842729.07845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3483.681547491">
                <text:p>613483.681547491</text:p>
              </table:table-cell>
              <table:table-cell office:value-type="float" office:value="5842728.95211155">
                <text:p>5842728.952111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3483.819640655">
                <text:p>613483.819640655</text:p>
              </table:table-cell>
              <table:table-cell office:value-type="float" office:value="5842728.82550317">
                <text:p>5842728.825503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3483.969421886">
                <text:p>613483.969421886</text:p>
              </table:table-cell>
              <table:table-cell office:value-type="float" office:value="5842728.68062022">
                <text:p>5842728.680620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3484.142146538">
                <text:p>613484.142146538</text:p>
              </table:table-cell>
              <table:table-cell office:value-type="float" office:value="5842728.51772543">
                <text:p>5842728.51772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3484.30318314">
                <text:p>613484.30318314</text:p>
              </table:table-cell>
              <table:table-cell office:value-type="float" office:value="5842728.37310522">
                <text:p>5842728.373105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3484.441709046">
                <text:p>613484.441709046</text:p>
              </table:table-cell>
              <table:table-cell office:value-type="float" office:value="5842728.22795955">
                <text:p>5842728.227959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3484.568546898">
                <text:p>613484.568546898</text:p>
              </table:table-cell>
              <table:table-cell office:value-type="float" office:value="5842728.10108846">
                <text:p>5842728.101088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3484.674172184">
                <text:p>613484.674172184</text:p>
              </table:table-cell>
              <table:table-cell office:value-type="float" office:value="5842727.91808001">
                <text:p>5842727.91808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3484.79062012">
                <text:p>613484.79062012</text:p>
              </table:table-cell>
              <table:table-cell office:value-type="float" office:value="5842727.75387159">
                <text:p>5842727.753871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3484.907068062">
                <text:p>613484.907068062</text:p>
              </table:table-cell>
              <table:table-cell office:value-type="float" office:value="5842727.58966317">
                <text:p>5842727.589663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3484.979360021">
                <text:p>613484.979360021</text:p>
              </table:table-cell>
              <table:table-cell office:value-type="float" office:value="5842727.38732923">
                <text:p>5842727.387329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3485.039098493">
                <text:p>613485.039098493</text:p>
              </table:table-cell>
              <table:table-cell office:value-type="float" office:value="5842727.24034445">
                <text:p>5842727.240344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3485.065503617">
                <text:p>613485.065503617</text:p>
              </table:table-cell>
              <table:table-cell office:value-type="float" office:value="5842727.07403419">
                <text:p>5842727.074034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3485.070263456">
                <text:p>613485.070263456</text:p>
              </table:table-cell>
              <table:table-cell office:value-type="float" office:value="5842726.87012386">
                <text:p>5842726.870123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3485.085845938">
                <text:p>613485.085845938</text:p>
              </table:table-cell>
              <table:table-cell office:value-type="float" office:value="5842726.68501356">
                <text:p>5842726.685013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485.11311649">
                <text:p>613485.11311649</text:p>
              </table:table-cell>
              <table:table-cell office:value-type="float" office:value="5842726.48162869">
                <text:p>5842726.481628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3485.118309043">
                <text:p>613485.118309043</text:p>
              </table:table-cell>
              <table:table-cell office:value-type="float" office:value="5842726.25918105">
                <text:p>5842726.259181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3485.089735524">
                <text:p>613485.089735524</text:p>
              </table:table-cell>
              <table:table-cell office:value-type="float" office:value="5842726.03594522">
                <text:p>5842726.035945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3485.026963216">
                <text:p>613485.026963216</text:p>
              </table:table-cell>
              <table:table-cell office:value-type="float" office:value="5842725.83045849">
                <text:p>5842725.830458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3485.020034981">
                <text:p>613485.020034981</text:p>
              </table:table-cell>
              <table:table-cell office:value-type="float" office:value="5842725.64482273">
                <text:p>5842725.644822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3484.979340669">
                <text:p>613484.979340669</text:p>
              </table:table-cell>
              <table:table-cell office:value-type="float" office:value="5842725.45839878">
                <text:p>5842725.458398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3484.939079066">
                <text:p>613484.939079066</text:p>
              </table:table-cell>
              <table:table-cell office:value-type="float" office:value="5842725.25343752">
                <text:p>5842725.253437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3484.875874027">
                <text:p>613484.875874027</text:p>
              </table:table-cell>
              <table:table-cell office:value-type="float" office:value="5842725.0664881">
                <text:p>5842725.06648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3484.801413624">
                <text:p>613484.801413624</text:p>
              </table:table-cell>
              <table:table-cell office:value-type="float" office:value="5842724.87927595">
                <text:p>5842724.879275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484.715697854">
                <text:p>613484.715697854</text:p>
              </table:table-cell>
              <table:table-cell office:value-type="float" office:value="5842724.69180108">
                <text:p>5842724.691801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3484.641237437">
                <text:p>613484.641237437</text:p>
              </table:table-cell>
              <table:table-cell office:value-type="float" office:value="5842724.50458893">
                <text:p>5842724.50458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3484.544266292">
                <text:p>613484.544266292</text:p>
              </table:table-cell>
              <table:table-cell office:value-type="float" office:value="5842724.31685133">
                <text:p>5842724.316851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3484.468940443">
                <text:p>613484.468940443</text:p>
              </table:table-cell>
              <table:table-cell office:value-type="float" office:value="5842724.16671379">
                <text:p>5842724.16671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3484.359848502">
                <text:p>613484.359848502</text:p>
              </table:table-cell>
              <table:table-cell office:value-type="float" office:value="5842724.01578807">
                <text:p>5842724.015788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3484.27326728">
                <text:p>613484.27326728</text:p>
              </table:table-cell>
              <table:table-cell office:value-type="float" office:value="5842723.8653878">
                <text:p>5842723.86538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3484.164608035">
                <text:p>613484.164608035</text:p>
              </table:table-cell>
              <table:table-cell office:value-type="float" office:value="5842723.69592478">
                <text:p>5842723.695924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3484.09014758">
                <text:p>613484.09014758</text:p>
              </table:table-cell>
              <table:table-cell office:value-type="float" office:value="5842723.50871265">
                <text:p>5842723.508712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3483.992743684">
                <text:p>613483.992743684</text:p>
              </table:table-cell>
              <table:table-cell office:value-type="float" office:value="5842723.33951236">
                <text:p>5842723.339512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3483.883219002">
                <text:p>613483.883219002</text:p>
              </table:table-cell>
              <table:table-cell office:value-type="float" office:value="5842723.20712395">
                <text:p>5842723.207123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3483.785382385">
                <text:p>613483.785382385</text:p>
              </table:table-cell>
              <table:table-cell office:value-type="float" office:value="5842723.05646097">
                <text:p>5842723.056460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3483.665900446">
                <text:p>613483.665900446</text:p>
              </table:table-cell>
              <table:table-cell office:value-type="float" office:value="5842722.86819792">
                <text:p>5842722.868197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3483.590574545">
                <text:p>613483.590574545</text:p>
              </table:table-cell>
              <table:table-cell office:value-type="float" office:value="5842722.7180604">
                <text:p>5842722.71806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3483.470659883">
                <text:p>613483.470659883</text:p>
              </table:table-cell>
              <table:table-cell office:value-type="float" office:value="5842722.54833467">
                <text:p>5842722.548334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3483.360702463">
                <text:p>613483.360702463</text:p>
              </table:table-cell>
              <table:table-cell office:value-type="float" office:value="5842722.43448357">
                <text:p>5842722.434483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3483.250745036">
                <text:p>613483.250745036</text:p>
              </table:table-cell>
              <table:table-cell office:value-type="float" office:value="5842722.32063248">
                <text:p>5842722.320632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3483.118276873">
                <text:p>613483.118276873</text:p>
              </table:table-cell>
              <table:table-cell office:value-type="float" office:value="5842722.20625594">
                <text:p>5842722.206255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3483.007886732">
                <text:p>613483.007886732</text:p>
              </table:table-cell>
              <table:table-cell office:value-type="float" office:value="5842722.11094216">
                <text:p>5842722.110942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3482.92000732">
                <text:p>613482.92000732</text:p>
              </table:table-cell>
              <table:table-cell office:value-type="float" office:value="5842722.01615383">
                <text:p>5842722.016153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3482.831262497">
                <text:p>613482.831262497</text:p>
              </table:table-cell>
              <table:table-cell office:value-type="float" office:value="5842721.95844011">
                <text:p>5842721.95844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3482.708318869">
                <text:p>613482.708318869</text:p>
              </table:table-cell>
              <table:table-cell office:value-type="float" office:value="5842721.91847552">
                <text:p>5842721.918475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3482.60745327">
                <text:p>613482.60745327</text:p>
              </table:table-cell>
              <table:table-cell office:value-type="float" office:value="5842721.89757368">
                <text:p>5842721.897573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3482.50658767">
                <text:p>613482.50658767</text:p>
              </table:table-cell>
              <table:table-cell office:value-type="float" office:value="5842721.87667185">
                <text:p>5842721.876671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3482.404856666">
                <text:p>613482.404856666</text:p>
              </table:table-cell>
              <table:table-cell office:value-type="float" office:value="5842721.89284462">
                <text:p>5842721.892844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3482.291437595">
                <text:p>613482.291437595</text:p>
              </table:table-cell>
              <table:table-cell office:value-type="float" office:value="5842721.92729198">
                <text:p>5842721.92729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3482.210919223">
                <text:p>613482.210919223</text:p>
              </table:table-cell>
              <table:table-cell office:value-type="float" office:value="5842721.99960212">
                <text:p>5842721.999602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3482.118712787">
                <text:p>613482.118712787</text:p>
              </table:table-cell>
              <table:table-cell office:value-type="float" office:value="5842722.09018683">
                <text:p>5842722.090186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3482.026939054">
                <text:p>613482.026939054</text:p>
              </table:table-cell>
              <table:table-cell office:value-type="float" office:value="5842722.16223425">
                <text:p>5842722.162234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3481.911789192">
                <text:p>613481.911789192</text:p>
              </table:table-cell>
              <table:table-cell office:value-type="float" office:value="5842722.27083083">
                <text:p>5842722.270830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3481.819582766">
                <text:p>613481.819582766</text:p>
              </table:table-cell>
              <table:table-cell office:value-type="float" office:value="5842722.36141555">
                <text:p>5842722.361415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3481.726943644">
                <text:p>613481.726943644</text:p>
              </table:table-cell>
              <table:table-cell office:value-type="float" office:value="5842722.47053758">
                <text:p>5842722.470537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3481.633871827">
                <text:p>613481.633871827</text:p>
              </table:table-cell>
              <table:table-cell office:value-type="float" office:value="5842722.59819691">
                <text:p>5842722.598196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3481.541665412">
                <text:p>613481.541665412</text:p>
              </table:table-cell>
              <table:table-cell office:value-type="float" office:value="5842722.68878164">
                <text:p>5842722.688781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3481.426515573">
                <text:p>613481.426515573</text:p>
              </table:table-cell>
              <table:table-cell office:value-type="float" office:value="5842722.79737823">
                <text:p>5842722.797378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3481.323053801">
                <text:p>613481.323053801</text:p>
              </table:table-cell>
              <table:table-cell office:value-type="float" office:value="5842722.88770024">
                <text:p>5842722.887700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3481.242102762">
                <text:p>613481.242102762</text:p>
              </table:table-cell>
              <table:table-cell office:value-type="float" office:value="5842722.97854769">
                <text:p>5842722.978547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3481.161151725">
                <text:p>613481.161151725</text:p>
              </table:table-cell>
              <table:table-cell office:value-type="float" office:value="5842723.06939515">
                <text:p>5842723.069395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481.079767995">
                <text:p>613481.079767995</text:p>
              </table:table-cell>
              <table:table-cell office:value-type="float" office:value="5842723.17877992">
                <text:p>5842723.178779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3480.987128905">
                <text:p>613480.987128905</text:p>
              </table:table-cell>
              <table:table-cell office:value-type="float" office:value="5842723.28790196">
                <text:p>5842723.287901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3480.894489819">
                <text:p>613480.894489819</text:p>
              </table:table-cell>
              <table:table-cell office:value-type="float" office:value="5842723.397024">
                <text:p>5842723.3970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3480.813106099">
                <text:p>613480.813106099</text:p>
              </table:table-cell>
              <table:table-cell office:value-type="float" office:value="5842723.50640877">
                <text:p>5842723.506408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3480.720467021">
                <text:p>613480.720467021</text:p>
              </table:table-cell>
              <table:table-cell office:value-type="float" office:value="5842723.61553082">
                <text:p>5842723.615530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3480.638650614">
                <text:p>613480.638650614</text:p>
              </table:table-cell>
              <table:table-cell office:value-type="float" office:value="5842723.74345289">
                <text:p>5842723.743452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3480.546011544">
                <text:p>613480.546011544</text:p>
              </table:table-cell>
              <table:table-cell office:value-type="float" office:value="5842723.85257494">
                <text:p>5842723.852574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3480.453372478">
                <text:p>613480.453372478</text:p>
              </table:table-cell>
              <table:table-cell office:value-type="float" office:value="5842723.96169699">
                <text:p>5842723.961696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3480.360733416">
                <text:p>613480.360733416</text:p>
              </table:table-cell>
              <table:table-cell office:value-type="float" office:value="5842724.07081904">
                <text:p>5842724.070819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3480.279349719">
                <text:p>613480.279349719</text:p>
              </table:table-cell>
              <table:table-cell office:value-type="float" office:value="5842724.18020382">
                <text:p>5842724.180203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3480.198831414">
                <text:p>613480.198831414</text:p>
              </table:table-cell>
              <table:table-cell office:value-type="float" office:value="5842724.25251399">
                <text:p>5842724.252513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3480.107057749">
                <text:p>613480.107057749</text:p>
              </table:table-cell>
              <table:table-cell office:value-type="float" office:value="5842724.32456144">
                <text:p>5842724.324561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3480.004028727">
                <text:p>613480.004028727</text:p>
              </table:table-cell>
              <table:table-cell office:value-type="float" office:value="5842724.39634618">
                <text:p>5842724.396346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3479.889744347">
                <text:p>613479.889744347</text:p>
              </table:table-cell>
              <table:table-cell office:value-type="float" office:value="5842724.46786819">
                <text:p>5842724.467868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3479.78671533">
                <text:p>613479.78671533</text:p>
              </table:table-cell>
              <table:table-cell office:value-type="float" office:value="5842724.53965293">
                <text:p>5842724.539652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3479.672430957">
                <text:p>613479.672430957</text:p>
              </table:table-cell>
              <table:table-cell office:value-type="float" office:value="5842724.61117495">
                <text:p>5842724.611174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3479.580224616">
                <text:p>613479.580224616</text:p>
              </table:table-cell>
              <table:table-cell office:value-type="float" office:value="5842724.70175972">
                <text:p>5842724.701759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3479.454684889">
                <text:p>613479.454684889</text:p>
              </table:table-cell>
              <table:table-cell office:value-type="float" office:value="5842724.77301903">
                <text:p>5842724.77301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3479.317457115">
                <text:p>613479.317457115</text:p>
              </table:table-cell>
              <table:table-cell office:value-type="float" office:value="5842724.86255292">
                <text:p>5842724.862552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3479.180662037">
                <text:p>613479.180662037</text:p>
              </table:table-cell>
              <table:table-cell office:value-type="float" office:value="5842724.93354952">
                <text:p>5842724.933549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3479.054256943">
                <text:p>613479.054256943</text:p>
              </table:table-cell>
              <table:table-cell office:value-type="float" office:value="5842725.04188344">
                <text:p>5842725.041883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3478.928284544">
                <text:p>613478.928284544</text:p>
              </table:table-cell>
              <table:table-cell office:value-type="float" office:value="5842725.13168007">
                <text:p>5842725.131680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3478.790624102">
                <text:p>613478.790624102</text:p>
              </table:table-cell>
              <table:table-cell office:value-type="float" office:value="5842725.23975128">
                <text:p>5842725.239751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3478.630452948">
                <text:p>613478.630452948</text:p>
              </table:table-cell>
              <table:table-cell office:value-type="float" office:value="5842725.34729707">
                <text:p>5842725.347297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3478.481969847">
                <text:p>613478.481969847</text:p>
              </table:table-cell>
              <table:table-cell office:value-type="float" office:value="5842725.43656827">
                <text:p>5842725.436568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3478.355997469">
                <text:p>613478.355997469</text:p>
              </table:table-cell>
              <table:table-cell office:value-type="float" office:value="5842725.52636491">
                <text:p>5842725.526364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3478.207081693">
                <text:p>613478.207081693</text:p>
              </table:table-cell>
              <table:table-cell office:value-type="float" office:value="5842725.63417342">
                <text:p>5842725.634173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3478.069421281">
                <text:p>613478.069421281</text:p>
              </table:table-cell>
              <table:table-cell office:value-type="float" office:value="5842725.74224466">
                <text:p>5842725.742244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3477.920505518">
                <text:p>613477.920505518</text:p>
              </table:table-cell>
              <table:table-cell office:value-type="float" office:value="5842725.85005318">
                <text:p>5842725.850053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3477.772022446">
                <text:p>613477.772022446</text:p>
              </table:table-cell>
              <table:table-cell office:value-type="float" office:value="5842725.9393244">
                <text:p>5842725.9393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3477.634794736">
                <text:p>613477.634794736</text:p>
              </table:table-cell>
              <table:table-cell office:value-type="float" office:value="5842726.02885835">
                <text:p>5842726.028858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3477.508389705">
                <text:p>613477.508389705</text:p>
              </table:table-cell>
              <table:table-cell office:value-type="float" office:value="5842726.13719231">
                <text:p>5842726.137192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3477.370729323">
                <text:p>613477.370729323</text:p>
              </table:table-cell>
              <table:table-cell office:value-type="float" office:value="5842726.24526356">
                <text:p>5842726.245263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3477.244324304">
                <text:p>613477.244324304</text:p>
              </table:table-cell>
              <table:table-cell office:value-type="float" office:value="5842726.35359754">
                <text:p>5842726.353597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3477.106231251">
                <text:p>613477.106231251</text:p>
              </table:table-cell>
              <table:table-cell office:value-type="float" office:value="5842726.4802061">
                <text:p>5842726.48020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3476.968570888">
                <text:p>613476.968570888</text:p>
              </table:table-cell>
              <table:table-cell office:value-type="float" office:value="5842726.58827737">
                <text:p>5842726.588277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3476.830910531">
                <text:p>613476.830910531</text:p>
              </table:table-cell>
              <table:table-cell office:value-type="float" office:value="5842726.69634863">
                <text:p>5842726.696348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3476.692817499">
                <text:p>613476.692817499</text:p>
              </table:table-cell>
              <table:table-cell office:value-type="float" office:value="5842726.82295721">
                <text:p>5842726.822957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3476.565979829">
                <text:p>613476.565979829</text:p>
              </table:table-cell>
              <table:table-cell office:value-type="float" office:value="5842726.9498285">
                <text:p>5842726.94982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3476.417064136">
                <text:p>613476.417064136</text:p>
              </table:table-cell>
              <table:table-cell office:value-type="float" office:value="5842727.05763707">
                <text:p>5842727.057637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3476.26771577">
                <text:p>613476.26771577</text:p>
              </table:table-cell>
              <table:table-cell office:value-type="float" office:value="5842727.18398295">
                <text:p>5842727.183982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3476.130055445">
                <text:p>613476.130055445</text:p>
              </table:table-cell>
              <table:table-cell office:value-type="float" office:value="5842727.29205423">
                <text:p>5842727.292054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3475.991962448">
                <text:p>613475.991962448</text:p>
              </table:table-cell>
              <table:table-cell office:value-type="float" office:value="5842727.41866283">
                <text:p>5842727.4186628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3475.865124812">
                <text:p>613475.865124812</text:p>
              </table:table-cell>
              <table:table-cell office:value-type="float" office:value="5842727.54553414">
                <text:p>5842727.545534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3475.727031829">
                <text:p>613475.727031829</text:p>
              </table:table-cell>
              <table:table-cell office:value-type="float" office:value="5842727.67214274">
                <text:p>5842727.672142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3475.566428147">
                <text:p>613475.566428147</text:p>
              </table:table-cell>
              <table:table-cell office:value-type="float" office:value="5842727.79822593">
                <text:p>5842727.798225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3475.417079826">
                <text:p>613475.417079826</text:p>
              </table:table-cell>
              <table:table-cell office:value-type="float" office:value="5842727.92457183">
                <text:p>5842727.924571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3475.290242218">
                <text:p>613475.290242218</text:p>
              </table:table-cell>
              <table:table-cell office:value-type="float" office:value="5842728.05144316">
                <text:p>5842728.051443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3475.140893912">
                <text:p>613475.140893912</text:p>
              </table:table-cell>
              <table:table-cell office:value-type="float" office:value="5842728.17778906">
                <text:p>5842728.177789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3475.013190968">
                <text:p>613475.013190968</text:p>
              </table:table-cell>
              <table:table-cell office:value-type="float" office:value="5842728.341735">
                <text:p>5842728.3417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3474.897608732">
                <text:p>613474.897608732</text:p>
              </table:table-cell>
              <table:table-cell office:value-type="float" office:value="5842728.46886904">
                <text:p>5842728.468869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3474.748693122">
                <text:p>613474.748693122</text:p>
              </table:table-cell>
              <table:table-cell office:value-type="float" office:value="5842728.57667766">
                <text:p>5842728.576677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3474.621422875">
                <text:p>613474.621422875</text:p>
              </table:table-cell>
              <table:table-cell office:value-type="float" office:value="5842728.72208631">
                <text:p>5842728.722086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3474.516663336">
                <text:p>613474.516663336</text:p>
              </table:table-cell>
              <table:table-cell office:value-type="float" office:value="5842728.86802037">
                <text:p>5842728.868020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3474.399783108">
                <text:p>613474.399783108</text:p>
              </table:table-cell>
              <table:table-cell office:value-type="float" office:value="5842729.05076633">
                <text:p>5842729.050766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3474.283335561">
                <text:p>613474.283335561</text:p>
              </table:table-cell>
              <table:table-cell office:value-type="float" office:value="5842729.214975">
                <text:p>5842729.2149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3474.177710699">
                <text:p>613474.177710699</text:p>
              </table:table-cell>
              <table:table-cell office:value-type="float" office:value="5842729.39798368">
                <text:p>5842729.397983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3474.084206536">
                <text:p>613474.084206536</text:p>
              </table:table-cell>
              <table:table-cell office:value-type="float" office:value="5842729.54418046">
                <text:p>5842729.544180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3474.013213075">
                <text:p>613474.013213075</text:p>
              </table:table-cell>
              <table:table-cell office:value-type="float" office:value="5842729.69090265">
                <text:p>5842729.690902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3473.974687651">
                <text:p>613473.974687651</text:p>
              </table:table-cell>
              <table:table-cell office:value-type="float" office:value="5842729.89402487">
                <text:p>5842729.894024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3473.925772223">
                <text:p>613473.925772223</text:p>
              </table:table-cell>
              <table:table-cell office:value-type="float" office:value="5842730.05980978">
                <text:p>5842730.059809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3473.876856798">
                <text:p>613473.876856798</text:p>
              </table:table-cell>
              <table:table-cell office:value-type="float" office:value="5842730.22559469">
                <text:p>5842730.225594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3473.839629393">
                <text:p>613473.839629393</text:p>
              </table:table-cell>
              <table:table-cell office:value-type="float" office:value="5842730.373105">
                <text:p>5842730.3731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3473.825778024">
                <text:p>613473.825778024</text:p>
              </table:table-cell>
              <table:table-cell office:value-type="float" office:value="5842730.48406612">
                <text:p>5842730.484066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3473.856515371">
                <text:p>613473.856515371</text:p>
              </table:table-cell>
              <table:table-cell office:value-type="float" office:value="5842730.61461536">
                <text:p>5842730.614615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3473.910196079">
                <text:p>613473.910196079</text:p>
              </table:table-cell>
              <table:table-cell office:value-type="float" office:value="5842730.72715271">
                <text:p>5842730.727152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3473.963444114">
                <text:p>613473.963444114</text:p>
              </table:table-cell>
              <table:table-cell office:value-type="float" office:value="5842730.85822736">
                <text:p>5842730.858227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3474.016259474">
                <text:p>613474.016259474</text:p>
              </table:table-cell>
              <table:table-cell office:value-type="float" office:value="5842731.00783932">
                <text:p>5842731.007839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13474.080762848">
                <text:p>613474.080762848</text:p>
              </table:table-cell>
              <table:table-cell office:value-type="float" office:value="5842731.13917668">
                <text:p>5842731.13917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3474.156521562">
                <text:p>613474.156521562</text:p>
              </table:table-cell>
              <table:table-cell office:value-type="float" office:value="5842731.27077675">
                <text:p>5842731.270776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3474.25435829">
                <text:p>613474.25435829</text:p>
              </table:table-cell>
              <table:table-cell office:value-type="float" office:value="5842731.42143954">
                <text:p>5842731.421439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3474.318428978">
                <text:p>613474.318428978</text:p>
              </table:table-cell>
              <table:table-cell office:value-type="float" office:value="5842731.57131421">
                <text:p>5842731.571314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3474.393755007">
                <text:p>613474.393755007</text:p>
              </table:table-cell>
              <table:table-cell office:value-type="float" office:value="5842731.72145159">
                <text:p>5842731.721451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3474.458258359">
                <text:p>613474.458258359</text:p>
              </table:table-cell>
              <table:table-cell office:value-type="float" office:value="5842731.85278896">
                <text:p>5842731.852788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3474.511506365">
                <text:p>613474.511506365</text:p>
              </table:table-cell>
              <table:table-cell office:value-type="float" office:value="5842731.98386362">
                <text:p>5842731.983863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3474.59895307">
                <text:p>613474.59895307</text:p>
              </table:table-cell>
              <table:table-cell office:value-type="float" office:value="5842732.0971891">
                <text:p>5842732.09718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3474.675144429">
                <text:p>613474.675144429</text:p>
              </table:table-cell>
              <table:table-cell office:value-type="float" office:value="5842732.21025187">
                <text:p>5842732.210251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3474.750903109">
                <text:p>613474.750903109</text:p>
              </table:table-cell>
              <table:table-cell office:value-type="float" office:value="5842732.34185195">
                <text:p>5842732.341851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3474.826229111">
                <text:p>613474.826229111</text:p>
              </table:table-cell>
              <table:table-cell office:value-type="float" office:value="5842732.49198934">
                <text:p>5842732.491989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3474.869087106">
                <text:p>613474.869087106</text:p>
              </table:table-cell>
              <table:table-cell office:value-type="float" office:value="5842732.58572669">
                <text:p>5842732.585726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3474.956533792">
                <text:p>613474.956533792</text:p>
              </table:table-cell>
              <table:table-cell office:value-type="float" office:value="5842732.69905218">
                <text:p>5842732.699052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3475.05566849">
                <text:p>613475.05566849</text:p>
              </table:table-cell>
              <table:table-cell office:value-type="float" office:value="5842732.79410307">
                <text:p>5842732.794103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3475.143115167">
                <text:p>613475.143115167</text:p>
              </table:table-cell>
              <table:table-cell office:value-type="float" office:value="5842732.90742856">
                <text:p>5842732.907428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3475.23056184">
                <text:p>613475.23056184</text:p>
              </table:table-cell>
              <table:table-cell office:value-type="float" office:value="5842733.02075405">
                <text:p>5842733.02075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3475.352207207">
                <text:p>613475.352207207</text:p>
              </table:table-cell>
              <table:table-cell office:value-type="float" office:value="5842733.11633037">
                <text:p>5842733.116330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3475.440086548">
                <text:p>613475.440086548</text:p>
              </table:table-cell>
              <table:table-cell office:value-type="float" office:value="5842733.21111857">
                <text:p>5842733.211118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3475.573852601">
                <text:p>613475.573852601</text:p>
              </table:table-cell>
              <table:table-cell office:value-type="float" office:value="5842733.26988299">
                <text:p>5842733.269882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3475.695930633">
                <text:p>613475.695930633</text:p>
              </table:table-cell>
              <table:table-cell office:value-type="float" office:value="5842733.34692201">
                <text:p>5842733.346922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3475.875583397">
                <text:p>613475.875583397</text:p>
              </table:table-cell>
              <table:table-cell office:value-type="float" office:value="5842733.36966268">
                <text:p>5842733.369662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3476.021470139">
                <text:p>613476.021470139</text:p>
              </table:table-cell>
              <table:table-cell office:value-type="float" office:value="5842733.39161522">
                <text:p>5842733.391615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3476.16735688">
                <text:p>613476.16735688</text:p>
              </table:table-cell>
              <table:table-cell office:value-type="float" office:value="5842733.41356777">
                <text:p>5842733.413567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3476.348740361">
                <text:p>613476.348740361</text:p>
              </table:table-cell>
              <table:table-cell office:value-type="float" office:value="5842733.36215924">
                <text:p>5842733.362159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3476.495925145">
                <text:p>613476.495925145</text:p>
              </table:table-cell>
              <table:table-cell office:value-type="float" office:value="5842733.32849989">
                <text:p>5842733.328499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3476.643542612">
                <text:p>613476.643542612</text:p>
              </table:table-cell>
              <table:table-cell office:value-type="float" office:value="5842733.27630323">
                <text:p>5842733.276303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3476.768649401">
                <text:p>613476.768649401</text:p>
              </table:table-cell>
              <table:table-cell office:value-type="float" office:value="5842733.22358116">
                <text:p>5842733.223581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476.916266874">
                <text:p>613476.916266874</text:p>
              </table:table-cell>
              <table:table-cell office:value-type="float" office:value="5842733.17138451">
                <text:p>5842733.171384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477.042239036">
                <text:p>613477.042239036</text:p>
              </table:table-cell>
              <table:table-cell office:value-type="float" office:value="5842733.08158784">
                <text:p>5842733.08158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477.214097932">
                <text:p>613477.214097932</text:p>
              </table:table-cell>
              <table:table-cell office:value-type="float" office:value="5842732.95576742">
                <text:p>5842732.955767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477.363013472">
                <text:p>613477.363013472</text:p>
              </table:table-cell>
              <table:table-cell office:value-type="float" office:value="5842732.84795887">
                <text:p>5842732.847958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3477.511496332">
                <text:p>613477.511496332</text:p>
              </table:table-cell>
              <table:table-cell office:value-type="float" office:value="5842732.75868764">
                <text:p>5842732.758687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3477.647858487">
                <text:p>613477.647858487</text:p>
              </table:table-cell>
              <table:table-cell office:value-type="float" office:value="5842732.7062283">
                <text:p>5842732.70622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3477.78465333">
                <text:p>613477.78465333</text:p>
              </table:table-cell>
              <table:table-cell office:value-type="float" office:value="5842732.63523167">
                <text:p>5842732.635231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3477.921880863">
                <text:p>613477.921880863</text:p>
              </table:table-cell>
              <table:table-cell office:value-type="float" office:value="5842732.54569773">
                <text:p>5842732.545697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3478.070363744">
                <text:p>613478.070363744</text:p>
              </table:table-cell>
              <table:table-cell office:value-type="float" office:value="5842732.45642651">
                <text:p>5842732.456426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3478.230101972">
                <text:p>613478.230101972</text:p>
              </table:table-cell>
              <table:table-cell office:value-type="float" office:value="5842732.36741801">
                <text:p>5842732.36741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3478.366896834">
                <text:p>613478.366896834</text:p>
              </table:table-cell>
              <table:table-cell office:value-type="float" office:value="5842732.29642139">
                <text:p>5842732.296421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3478.503691699">
                <text:p>613478.503691699</text:p>
              </table:table-cell>
              <table:table-cell office:value-type="float" office:value="5842732.22542477">
                <text:p>5842732.225424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3478.629231226">
                <text:p>613478.629231226</text:p>
              </table:table-cell>
              <table:table-cell office:value-type="float" office:value="5842732.15416544">
                <text:p>5842732.154165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3478.777714132">
                <text:p>613478.777714132</text:p>
              </table:table-cell>
              <table:table-cell office:value-type="float" office:value="5842732.06489425">
                <text:p>5842732.064894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13478.926197043">
                <text:p>613478.926197043</text:p>
              </table:table-cell>
              <table:table-cell office:value-type="float" office:value="5842731.97562306">
                <text:p>5842731.975623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3479.097190647">
                <text:p>613479.097190647</text:p>
              </table:table-cell>
              <table:table-cell office:value-type="float" office:value="5842731.8868773">
                <text:p>5842731.88687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3479.256496223">
                <text:p>613479.256496223</text:p>
              </table:table-cell>
              <table:table-cell office:value-type="float" office:value="5842731.81640614">
                <text:p>5842731.816406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13479.393291115">
                <text:p>613479.393291115</text:p>
              </table:table-cell>
              <table:table-cell office:value-type="float" office:value="5842731.74540955">
                <text:p>5842731.74540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3479.541341356">
                <text:p>613479.541341356</text:p>
              </table:table-cell>
              <table:table-cell office:value-type="float" office:value="5842731.67467568">
                <text:p>5842731.674675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3479.701512331">
                <text:p>613479.701512331</text:p>
              </table:table-cell>
              <table:table-cell office:value-type="float" office:value="5842731.56712993">
                <text:p>5842731.567129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3479.873371351">
                <text:p>613479.873371351</text:p>
              </table:table-cell>
              <table:table-cell office:value-type="float" office:value="5842731.4413096">
                <text:p>5842731.44130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3480.033109647">
                <text:p>613480.033109647</text:p>
              </table:table-cell>
              <table:table-cell office:value-type="float" office:value="5842731.35230116">
                <text:p>5842731.352301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3480.18115991">
                <text:p>613480.18115991</text:p>
              </table:table-cell>
              <table:table-cell office:value-type="float" office:value="5842731.28156731">
                <text:p>5842731.281567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3480.307132181">
                <text:p>613480.307132181</text:p>
              </table:table-cell>
              <table:table-cell office:value-type="float" office:value="5842731.19177071">
                <text:p>5842731.191770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3480.456047843">
                <text:p>613480.456047843</text:p>
              </table:table-cell>
              <table:table-cell office:value-type="float" office:value="5842731.08396227">
                <text:p>5842731.083962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3480.594140863">
                <text:p>613480.594140863</text:p>
              </table:table-cell>
              <table:table-cell office:value-type="float" office:value="5842730.9573538">
                <text:p>5842730.9573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3480.754744582">
                <text:p>613480.754744582</text:p>
              </table:table-cell>
              <table:table-cell office:value-type="float" office:value="5842730.83127077">
                <text:p>5842730.831270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3480.903660265">
                <text:p>613480.903660265</text:p>
              </table:table-cell>
              <table:table-cell office:value-type="float" office:value="5842730.72346234">
                <text:p>5842730.723462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3481.064696698">
                <text:p>613481.064696698</text:p>
              </table:table-cell>
              <table:table-cell office:value-type="float" office:value="5842730.57884202">
                <text:p>5842730.57884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3481.225300442">
                <text:p>613481.225300442</text:p>
              </table:table-cell>
              <table:table-cell office:value-type="float" office:value="5842730.45275902">
                <text:p>5842730.45275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3481.385904194">
                <text:p>613481.385904194</text:p>
              </table:table-cell>
              <table:table-cell office:value-type="float" office:value="5842730.32667601">
                <text:p>5842730.326676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3481.557763301">
                <text:p>613481.557763301</text:p>
              </table:table-cell>
              <table:table-cell office:value-type="float" office:value="5842730.20085574">
                <text:p>5842730.20085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13481.71793437">
                <text:p>613481.71793437</text:p>
              </table:table-cell>
              <table:table-cell office:value-type="float" office:value="5842730.09331005">
                <text:p>5842730.093310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3481.867282798">
                <text:p>613481.867282798</text:p>
              </table:table-cell>
              <table:table-cell office:value-type="float" office:value="5842729.96696434">
                <text:p>5842729.96696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3481.993687836">
                <text:p>613481.993687836</text:p>
              </table:table-cell>
              <table:table-cell office:value-type="float" office:value="5842729.85863049">
                <text:p>5842729.858630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3482.131348229">
                <text:p>613482.131348229</text:p>
              </table:table-cell>
              <table:table-cell office:value-type="float" office:value="5842729.75055937">
                <text:p>5842729.750559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3482.303207376">
                <text:p>613482.303207376</text:p>
              </table:table-cell>
              <table:table-cell office:value-type="float" office:value="5842729.62473912">
                <text:p>5842729.624739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3482.440867782">
                <text:p>613482.440867782</text:p>
              </table:table-cell>
              <table:table-cell office:value-type="float" office:value="5842729.51666801">
                <text:p>5842729.516668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3482.601038892">
                <text:p>613482.601038892</text:p>
              </table:table-cell>
              <table:table-cell office:value-type="float" office:value="5842729.40912235">
                <text:p>5842729.409122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3482.727443961">
                <text:p>613482.727443961</text:p>
              </table:table-cell>
              <table:table-cell office:value-type="float" office:value="5842729.30078851">
                <text:p>5842729.30078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3482.865104385">
                <text:p>613482.865104385</text:p>
              </table:table-cell>
              <table:table-cell office:value-type="float" office:value="5842729.19271741">
                <text:p>5842729.192717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3483.036530866">
                <text:p>613483.036530866</text:p>
              </table:table-cell>
              <table:table-cell office:value-type="float" office:value="5842729.08543449">
                <text:p>5842729.085434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3483.208390061">
                <text:p>613483.208390061</text:p>
              </table:table-cell>
              <table:table-cell office:value-type="float" office:value="5842728.95961428">
                <text:p>5842728.959614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3483.380249264">
                <text:p>613483.380249264</text:p>
              </table:table-cell>
              <table:table-cell office:value-type="float" office:value="5842728.83379407">
                <text:p>5842728.833794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3483.517909716">
                <text:p>613483.517909716</text:p>
              </table:table-cell>
              <table:table-cell office:value-type="float" office:value="5842728.72572298">
                <text:p>5842728.725722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3483.678080877">
                <text:p>613483.678080877</text:p>
              </table:table-cell>
              <table:table-cell office:value-type="float" office:value="5842728.61817736">
                <text:p>5842728.618177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3483.82786211">
                <text:p>613483.82786211</text:p>
              </table:table-cell>
              <table:table-cell office:value-type="float" office:value="5842728.47329441">
                <text:p>5842728.473294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3483.988033286">
                <text:p>613483.988033286</text:p>
              </table:table-cell>
              <table:table-cell office:value-type="float" office:value="5842728.36574879">
                <text:p>5842728.365748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3484.148637178">
                <text:p>613484.148637178</text:p>
              </table:table-cell>
              <table:table-cell office:value-type="float" office:value="5842728.23966588">
                <text:p>5842728.239665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3484.320496432">
                <text:p>613484.320496432</text:p>
              </table:table-cell>
              <table:table-cell office:value-type="float" office:value="5842728.1138457">
                <text:p>5842728.11384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13484.469844988">
                <text:p>613484.469844988</text:p>
              </table:table-cell>
              <table:table-cell office:value-type="float" office:value="5842727.98750007">
                <text:p>5842727.987500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3484.619626263">
                <text:p>613484.619626263</text:p>
              </table:table-cell>
              <table:table-cell office:value-type="float" office:value="5842727.84261714">
                <text:p>5842727.842617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3484.780662901">
                <text:p>613484.780662901</text:p>
              </table:table-cell>
              <table:table-cell office:value-type="float" office:value="5842727.69799695">
                <text:p>5842727.697996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3484.963777544">
                <text:p>613484.963777544</text:p>
              </table:table-cell>
              <table:table-cell office:value-type="float" office:value="5842727.57243952">
                <text:p>5842727.572439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3485.135204129">
                <text:p>613485.135204129</text:p>
              </table:table-cell>
              <table:table-cell office:value-type="float" office:value="5842727.46515668">
                <text:p>5842727.465156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3485.29580808">
                <text:p>613485.29580808</text:p>
              </table:table-cell>
              <table:table-cell office:value-type="float" office:value="5842727.3390738">
                <text:p>5842727.33907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3485.456844755">
                <text:p>613485.456844755</text:p>
              </table:table-cell>
              <table:table-cell office:value-type="float" office:value="5842727.19445363">
                <text:p>5842727.194453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3485.617881439">
                <text:p>613485.617881439</text:p>
              </table:table-cell>
              <table:table-cell office:value-type="float" office:value="5842727.04983346">
                <text:p>5842727.049833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3485.801428843">
                <text:p>613485.801428843</text:p>
              </table:table-cell>
              <table:table-cell office:value-type="float" office:value="5842726.90573877">
                <text:p>5842726.905738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3485.985408974">
                <text:p>613485.985408974</text:p>
              </table:table-cell>
              <table:table-cell office:value-type="float" office:value="5842726.74310678">
                <text:p>5842726.743106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3486.146445688">
                <text:p>613486.146445688</text:p>
              </table:table-cell>
              <table:table-cell office:value-type="float" office:value="5842726.59848662">
                <text:p>5842726.598486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13486.307482412">
                <text:p>613486.307482412</text:p>
              </table:table-cell>
              <table:table-cell office:value-type="float" office:value="5842726.45386648">
                <text:p>5842726.453866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13486.445575714">
                <text:p>613486.445575714</text:p>
              </table:table-cell>
              <table:table-cell office:value-type="float" office:value="5842726.32725817">
                <text:p>5842726.327258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3486.58453446">
                <text:p>613486.58453446</text:p>
              </table:table-cell>
              <table:table-cell office:value-type="float" office:value="5842726.16357527">
                <text:p>5842726.16357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13486.71137242">
                <text:p>613486.71137242</text:p>
              </table:table-cell>
              <table:table-cell office:value-type="float" office:value="5842726.03670423">
                <text:p>5842726.036704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3486.826955028">
                <text:p>613486.826955028</text:p>
              </table:table-cell>
              <table:table-cell office:value-type="float" office:value="5842725.90957047">
                <text:p>5842725.909570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3486.920892366">
                <text:p>613486.920892366</text:p>
              </table:table-cell>
              <table:table-cell office:value-type="float" office:value="5842725.74483662">
                <text:p>5842725.744836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13486.991886273">
                <text:p>613486.991886273</text:p>
              </table:table-cell>
              <table:table-cell office:value-type="float" office:value="5842725.59811462">
                <text:p>5842725.598114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13487.040369466">
                <text:p>613487.040369466</text:p>
              </table:table-cell>
              <table:table-cell office:value-type="float" office:value="5842725.45086714">
                <text:p>5842725.450867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3487.078030023">
                <text:p>613487.078030023</text:p>
              </table:table-cell>
              <table:table-cell office:value-type="float" office:value="5842725.28481962">
                <text:p>5842725.284819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3487.115690583">
                <text:p>613487.115690583</text:p>
              </table:table-cell>
              <table:table-cell office:value-type="float" office:value="5842725.1187721">
                <text:p>5842725.11877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13487.141663064">
                <text:p>613487.141663064</text:p>
              </table:table-cell>
              <table:table-cell office:value-type="float" office:value="5842724.97099915">
                <text:p>5842724.970999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13487.156380187">
                <text:p>613487.156380187</text:p>
              </table:table-cell>
              <table:table-cell office:value-type="float" office:value="5842724.82296346">
                <text:p>5842724.822963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13487.115685947">
                <text:p>613487.115685947</text:p>
              </table:table-cell>
              <table:table-cell office:value-type="float" office:value="5842724.63653949">
                <text:p>5842724.636539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3487.062870903">
                <text:p>613487.062870903</text:p>
              </table:table-cell>
              <table:table-cell office:value-type="float" office:value="5842724.48692738">
                <text:p>5842724.486927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13487.022176657">
                <text:p>613487.022176657</text:p>
              </table:table-cell>
              <table:table-cell office:value-type="float" office:value="5842724.30050341">
                <text:p>5842724.300503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13486.991439609">
                <text:p>613486.991439609</text:p>
              </table:table-cell>
              <table:table-cell office:value-type="float" office:value="5842724.16995408">
                <text:p>5842724.16995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13486.960269841">
                <text:p>613486.960269841</text:p>
              </table:table-cell>
              <table:table-cell office:value-type="float" office:value="5842724.05794205">
                <text:p>5842724.057942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3486.917844709">
                <text:p>613486.917844709</text:p>
              </table:table-cell>
              <table:table-cell office:value-type="float" office:value="5842723.94566729">
                <text:p>5842723.945667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3486.829965405">
                <text:p>613486.829965405</text:p>
              </table:table-cell>
              <table:table-cell office:value-type="float" office:value="5842723.85087889">
                <text:p>5842723.850878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3486.776717624">
                <text:p>613486.776717624</text:p>
              </table:table-cell>
              <table:table-cell office:value-type="float" office:value="5842723.71980409">
                <text:p>5842723.719804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3486.712214477">
                <text:p>613486.712214477</text:p>
              </table:table-cell>
              <table:table-cell office:value-type="float" office:value="5842723.58846656">
                <text:p>5842723.588466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3486.614810671">
                <text:p>613486.614810671</text:p>
              </table:table-cell>
              <table:table-cell office:value-type="float" office:value="5842723.41926622">
                <text:p>5842723.419266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3486.54944208">
                <text:p>613486.54944208</text:p>
              </table:table-cell>
              <table:table-cell office:value-type="float" office:value="5842723.32500329">
                <text:p>5842723.325003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3486.450740111">
                <text:p>613486.450740111</text:p>
              </table:table-cell>
              <table:table-cell office:value-type="float" office:value="5842723.21141486">
                <text:p>5842723.211414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3486.352470854">
                <text:p>613486.352470854</text:p>
              </table:table-cell>
              <table:table-cell office:value-type="float" office:value="5842723.07928913">
                <text:p>5842723.079289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3486.265456957">
                <text:p>613486.265456957</text:p>
              </table:table-cell>
              <table:table-cell office:value-type="float" office:value="5842722.94742614">
                <text:p>5842722.947426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3486.189265703">
                <text:p>613486.189265703</text:p>
              </table:table-cell>
              <table:table-cell office:value-type="float" office:value="5842722.83436318">
                <text:p>5842722.834363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3486.102251797">
                <text:p>613486.102251797</text:p>
              </table:table-cell>
              <table:table-cell office:value-type="float" office:value="5842722.70250019">
                <text:p>5842722.702500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3485.991861724">
                <text:p>613485.991861724</text:p>
              </table:table-cell>
              <table:table-cell office:value-type="float" office:value="5842722.60718634">
                <text:p>5842722.60718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13485.847705549">
                <text:p>613485.847705549</text:p>
              </table:table-cell>
              <table:table-cell office:value-type="float" office:value="5842722.51108429">
                <text:p>5842722.51108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3485.737748181">
                <text:p>613485.737748181</text:p>
              </table:table-cell>
              <table:table-cell office:value-type="float" office:value="5842722.39723314">
                <text:p>5842722.397233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13485.638180746">
                <text:p>613485.638180746</text:p>
              </table:table-cell>
              <table:table-cell office:value-type="float" office:value="5842722.32071933">
                <text:p>5842722.320719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3485.549868673">
                <text:p>613485.549868673</text:p>
              </table:table-cell>
              <table:table-cell office:value-type="float" office:value="5842722.24446826">
                <text:p>5842722.244468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13485.461123884">
                <text:p>613485.461123884</text:p>
              </table:table-cell>
              <table:table-cell office:value-type="float" office:value="5842722.18675449">
                <text:p>5842722.186754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13485.315236836">
                <text:p>613485.315236836</text:p>
              </table:table-cell>
              <table:table-cell office:value-type="float" office:value="5842722.16480167">
                <text:p>5842722.16480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3485.192725943">
                <text:p>613485.192725943</text:p>
              </table:table-cell>
              <table:table-cell office:value-type="float" office:value="5842722.10629971">
                <text:p>5842722.106299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3485.069782336">
                <text:p>613485.069782336</text:p>
              </table:table-cell>
              <table:table-cell office:value-type="float" office:value="5842722.06633506">
                <text:p>5842722.066335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3484.93558336">
                <text:p>613484.93558336</text:p>
              </table:table-cell>
              <table:table-cell office:value-type="float" office:value="5842722.02610767">
                <text:p>5842722.026107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3484.811341616">
                <text:p>613484.811341616</text:p>
              </table:table-cell>
              <table:table-cell office:value-type="float" office:value="5842722.04175494">
                <text:p>5842722.041754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3484.66458914">
                <text:p>613484.66458914</text:p>
              </table:table-cell>
              <table:table-cell office:value-type="float" office:value="5842722.05687674">
                <text:p>5842722.056876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3484.506148588">
                <text:p>613484.506148588</text:p>
              </table:table-cell>
              <table:table-cell office:value-type="float" office:value="5842722.09027313">
                <text:p>5842722.090273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13484.348140748">
                <text:p>613484.348140748</text:p>
              </table:table-cell>
              <table:table-cell office:value-type="float" office:value="5842722.10513221">
                <text:p>5842722.105132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3484.19013291">
                <text:p>613484.19013291</text:p>
              </table:table-cell>
              <table:table-cell office:value-type="float" office:value="5842722.1199913">
                <text:p>5842722.11999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13484.009181631">
                <text:p>613484.009181631</text:p>
              </table:table-cell>
              <table:table-cell office:value-type="float" office:value="5842722.15286224">
                <text:p>5842722.152862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13483.896195261">
                <text:p>613483.896195261</text:p>
              </table:table-cell>
              <table:table-cell office:value-type="float" office:value="5842722.16877225">
                <text:p>5842722.168772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3483.759832744">
                <text:p>613483.759832744</text:p>
              </table:table-cell>
              <table:table-cell office:value-type="float" office:value="5842722.22123142">
                <text:p>5842722.22123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13483.612214865">
                <text:p>613483.612214865</text:p>
              </table:table-cell>
              <table:table-cell office:value-type="float" office:value="5842722.27342786">
                <text:p>5842722.273427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13483.475852355">
                <text:p>613483.475852355</text:p>
              </table:table-cell>
              <table:table-cell office:value-type="float" office:value="5842722.32588703">
                <text:p>5842722.325887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13483.328234482">
                <text:p>613483.328234482</text:p>
              </table:table-cell>
              <table:table-cell office:value-type="float" office:value="5842722.37808348">
                <text:p>5842722.378083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13483.22520537">
                <text:p>613483.22520537</text:p>
              </table:table-cell>
              <table:table-cell office:value-type="float" office:value="5842722.44986815">
                <text:p>5842722.449868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3483.110055486">
                <text:p>613483.110055486</text:p>
              </table:table-cell>
              <table:table-cell office:value-type="float" office:value="5842722.5584647">
                <text:p>5842722.55846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3482.983650243">
                <text:p>613482.983650243</text:p>
              </table:table-cell>
              <table:table-cell office:value-type="float" office:value="5842722.66679852">
                <text:p>5842722.666798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13482.846422343">
                <text:p>613482.846422343</text:p>
              </table:table-cell>
              <table:table-cell office:value-type="float" office:value="5842722.75633232">
                <text:p>5842722.756332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3482.685818314">
                <text:p>613482.685818314</text:p>
              </table:table-cell>
              <table:table-cell office:value-type="float" office:value="5842722.88241528">
                <text:p>5842722.882415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13482.559413088">
                <text:p>613482.559413088</text:p>
              </table:table-cell>
              <table:table-cell office:value-type="float" office:value="5842722.99074911">
                <text:p>5842722.990749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13482.443397828">
                <text:p>613482.443397828</text:p>
              </table:table-cell>
              <table:table-cell office:value-type="float" office:value="5842723.13642028">
                <text:p>5842723.136420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3482.327382574">
                <text:p>613482.327382574</text:p>
              </table:table-cell>
              <table:table-cell office:value-type="float" office:value="5842723.28209145">
                <text:p>5842723.282091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3482.200977367">
                <text:p>613482.200977367</text:p>
              </table:table-cell>
              <table:table-cell office:value-type="float" office:value="5842723.3904253">
                <text:p>5842723.39042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3482.062884101">
                <text:p>613482.062884101</text:p>
              </table:table-cell>
              <table:table-cell office:value-type="float" office:value="5842723.51703372">
                <text:p>5842723.517033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3481.947301568">
                <text:p>613481.947301568</text:p>
              </table:table-cell>
              <table:table-cell office:value-type="float" office:value="5842723.6441676">
                <text:p>5842723.6441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13481.843407103">
                <text:p>613481.843407103</text:p>
              </table:table-cell>
              <table:table-cell office:value-type="float" office:value="5842723.7530269">
                <text:p>5842723.75302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3481.739079944">
                <text:p>613481.739079944</text:p>
              </table:table-cell>
              <table:table-cell office:value-type="float" office:value="5842723.88042351">
                <text:p>5842723.880423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3481.611809366">
                <text:p>613481.611809366</text:p>
              </table:table-cell>
              <table:table-cell office:value-type="float" office:value="5842724.02583198">
                <text:p>5842724.025831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13481.495794158">
                <text:p>613481.495794158</text:p>
              </table:table-cell>
              <table:table-cell office:value-type="float" office:value="5842724.17150317">
                <text:p>5842724.171503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13481.380211655">
                <text:p>613481.380211655</text:p>
              </table:table-cell>
              <table:table-cell office:value-type="float" office:value="5842724.29863706">
                <text:p>5842724.298637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13481.265061855">
                <text:p>613481.265061855</text:p>
              </table:table-cell>
              <table:table-cell office:value-type="float" office:value="5842724.40723365">
                <text:p>5842724.407233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3481.149046666">
                <text:p>613481.149046666</text:p>
              </table:table-cell>
              <table:table-cell office:value-type="float" office:value="5842724.55290485">
                <text:p>5842724.552904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3481.044719541">
                <text:p>613481.044719541</text:p>
              </table:table-cell>
              <table:table-cell office:value-type="float" office:value="5842724.68030147">
                <text:p>5842724.680301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3480.929137061">
                <text:p>613480.929137061</text:p>
              </table:table-cell>
              <table:table-cell office:value-type="float" office:value="5842724.80743537">
                <text:p>5842724.807435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3480.791476564">
                <text:p>613480.791476564</text:p>
              </table:table-cell>
              <table:table-cell office:value-type="float" office:value="5842724.91550653">
                <text:p>5842724.915506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13480.665504128">
                <text:p>613480.665504128</text:p>
              </table:table-cell>
              <table:table-cell office:value-type="float" office:value="5842725.00530311">
                <text:p>5842725.005303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13480.55035436">
                <text:p>613480.55035436</text:p>
              </table:table-cell>
              <table:table-cell office:value-type="float" office:value="5842725.11389972">
                <text:p>5842725.113899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13480.435204598">
                <text:p>613480.435204598</text:p>
              </table:table-cell>
              <table:table-cell office:value-type="float" office:value="5842725.22249633">
                <text:p>5842725.222496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3480.297976818">
                <text:p>613480.297976818</text:p>
              </table:table-cell>
              <table:table-cell office:value-type="float" office:value="5842725.3120302">
                <text:p>5842725.31203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3480.160316349">
                <text:p>613480.160316349</text:p>
              </table:table-cell>
              <table:table-cell office:value-type="float" office:value="5842725.42010137">
                <text:p>5842725.420101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3480.022655886">
                <text:p>613480.022655886</text:p>
              </table:table-cell>
              <table:table-cell office:value-type="float" office:value="5842725.52817255">
                <text:p>5842725.528172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3479.885428121">
                <text:p>613479.885428121</text:p>
              </table:table-cell>
              <table:table-cell office:value-type="float" office:value="5842725.61770643">
                <text:p>5842725.617706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479.747334978">
                <text:p>613479.747334978</text:p>
              </table:table-cell>
              <table:table-cell office:value-type="float" office:value="5842725.74431492">
                <text:p>5842725.744314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13479.609241842">
                <text:p>613479.609241842</text:p>
              </table:table-cell>
              <table:table-cell office:value-type="float" office:value="5842725.87092342">
                <text:p>5842725.870923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3479.460758737">
                <text:p>613479.460758737</text:p>
              </table:table-cell>
              <table:table-cell office:value-type="float" office:value="5842725.96019459">
                <text:p>5842725.960194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13479.311842948">
                <text:p>613479.311842948</text:p>
              </table:table-cell>
              <table:table-cell office:value-type="float" office:value="5842726.06800307">
                <text:p>5842726.068003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13479.151671809">
                <text:p>613479.151671809</text:p>
              </table:table-cell>
              <table:table-cell office:value-type="float" office:value="5842726.17554884">
                <text:p>5842726.175548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13479.047777459">
                <text:p>613479.047777459</text:p>
              </table:table-cell>
              <table:table-cell office:value-type="float" office:value="5842726.2844082">
                <text:p>5842726.28440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13478.93176238">
                <text:p>613478.93176238</text:p>
              </table:table-cell>
              <table:table-cell office:value-type="float" office:value="5842726.43007945">
                <text:p>5842726.430079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13478.782846616">
                <text:p>613478.782846616</text:p>
              </table:table-cell>
              <table:table-cell office:value-type="float" office:value="5842726.53788795">
                <text:p>5842726.537887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3478.644753527">
                <text:p>613478.644753527</text:p>
              </table:table-cell>
              <table:table-cell office:value-type="float" office:value="5842726.66449647">
                <text:p>5842726.664496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3478.517483113">
                <text:p>613478.517483113</text:p>
              </table:table-cell>
              <table:table-cell office:value-type="float" office:value="5842726.80990501">
                <text:p>5842726.809905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3478.401900749">
                <text:p>613478.401900749</text:p>
              </table:table-cell>
              <table:table-cell office:value-type="float" office:value="5842726.93703898">
                <text:p>5842726.937038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3478.28631839">
                <text:p>613478.28631839</text:p>
              </table:table-cell>
              <table:table-cell office:value-type="float" office:value="5842727.06417294">
                <text:p>5842727.064172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13478.135671916">
                <text:p>613478.135671916</text:p>
              </table:table-cell>
              <table:table-cell office:value-type="float" office:value="5842727.24613067">
                <text:p>5842727.246130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3477.952557447">
                <text:p>613477.952557447</text:p>
              </table:table-cell>
              <table:table-cell office:value-type="float" office:value="5842727.37168835">
                <text:p>5842727.371688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13477.79152101">
                <text:p>613477.79152101</text:p>
              </table:table-cell>
              <table:table-cell office:value-type="float" office:value="5842727.51630876">
                <text:p>5842727.516308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13477.653860659">
                <text:p>613477.653860659</text:p>
              </table:table-cell>
              <table:table-cell office:value-type="float" office:value="5842727.62438001">
                <text:p>5842727.624380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13477.527022983">
                <text:p>613477.527022983</text:p>
              </table:table-cell>
              <table:table-cell office:value-type="float" office:value="5842727.75125128">
                <text:p>5842727.751251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13477.399752629">
                <text:p>613477.399752629</text:p>
              </table:table-cell>
              <table:table-cell office:value-type="float" office:value="5842727.89665985">
                <text:p>5842727.896659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3477.261226931">
                <text:p>613477.261226931</text:p>
              </table:table-cell>
              <table:table-cell office:value-type="float" office:value="5842728.04180571">
                <text:p>5842728.041805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13477.145211945">
                <text:p>613477.145211945</text:p>
              </table:table-cell>
              <table:table-cell office:value-type="float" office:value="5842728.18747701">
                <text:p>5842728.187477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3477.017508932">
                <text:p>613477.017508932</text:p>
              </table:table-cell>
              <table:table-cell office:value-type="float" office:value="5842728.35142289">
                <text:p>5842728.351422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3476.91231663">
                <text:p>613476.91231663</text:p>
              </table:table-cell>
              <table:table-cell office:value-type="float" office:value="5842728.51589421">
                <text:p>5842728.51589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3476.806691654">
                <text:p>613476.806691654</text:p>
              </table:table-cell>
              <table:table-cell office:value-type="float" office:value="5842728.69890283">
                <text:p>5842728.698902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3476.700634004">
                <text:p>613476.700634004</text:p>
              </table:table-cell>
              <table:table-cell office:value-type="float" office:value="5842728.90044876">
                <text:p>5842728.900448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3476.583321013">
                <text:p>613476.583321013</text:p>
              </table:table-cell>
              <table:table-cell office:value-type="float" office:value="5842729.10173197">
                <text:p>5842729.101731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3476.48938409">
                <text:p>613476.48938409</text:p>
              </table:table-cell>
              <table:table-cell office:value-type="float" office:value="5842729.26646601">
                <text:p>5842729.266466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3476.417957872">
                <text:p>613476.417957872</text:p>
              </table:table-cell>
              <table:table-cell office:value-type="float" office:value="5842729.43172547">
                <text:p>5842729.431725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3476.346098979">
                <text:p>613476.346098979</text:p>
              </table:table-cell>
              <table:table-cell office:value-type="float" office:value="5842729.61552224">
                <text:p>5842729.615522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3476.296750787">
                <text:p>613476.296750787</text:p>
              </table:table-cell>
              <table:table-cell office:value-type="float" office:value="5842729.79984443">
                <text:p>5842729.799844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3476.214069234">
                <text:p>613476.214069234</text:p>
              </table:table-cell>
              <table:table-cell office:value-type="float" office:value="5842729.96484118">
                <text:p>5842729.964841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3476.141777677">
                <text:p>613476.141777677</text:p>
              </table:table-cell>
              <table:table-cell office:value-type="float" office:value="5842730.16717525">
                <text:p>5842730.167175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3476.070351482">
                <text:p>613476.070351482</text:p>
              </table:table-cell>
              <table:table-cell office:value-type="float" office:value="5842730.33243472">
                <text:p>5842730.332434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3476.033124011">
                <text:p>613476.033124011</text:p>
              </table:table-cell>
              <table:table-cell office:value-type="float" office:value="5842730.47994501">
                <text:p>5842730.479945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3476.029229902">
                <text:p>613476.029229902</text:p>
              </table:table-cell>
              <table:table-cell office:value-type="float" office:value="5842730.64678074">
                <text:p>5842730.646780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3476.025768472">
                <text:p>613476.025768472</text:p>
              </table:table-cell>
              <table:table-cell office:value-type="float" office:value="5842730.79507917">
                <text:p>5842730.795079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3476.021874364">
                <text:p>613476.021874364</text:p>
              </table:table-cell>
              <table:table-cell office:value-type="float" office:value="5842730.9619149">
                <text:p>5842730.96191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3476.051313612">
                <text:p>613476.051313612</text:p>
              </table:table-cell>
              <table:table-cell office:value-type="float" office:value="5842731.14807607">
                <text:p>5842731.148076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3476.09287356">
                <text:p>613476.09287356</text:p>
              </table:table-cell>
              <table:table-cell office:value-type="float" office:value="5842731.29742534">
                <text:p>5842731.297425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3476.156511516">
                <text:p>613476.156511516</text:p>
              </table:table-cell>
              <table:table-cell office:value-type="float" office:value="5842731.46583734">
                <text:p>5842731.465837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3476.23140481">
                <text:p>613476.23140481</text:p>
              </table:table-cell>
              <table:table-cell office:value-type="float" office:value="5842731.63451205">
                <text:p>5842731.634512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3476.283787412">
                <text:p>613476.283787412</text:p>
              </table:table-cell>
              <table:table-cell office:value-type="float" office:value="5842731.80266134">
                <text:p>5842731.802661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3476.324914667">
                <text:p>613476.324914667</text:p>
              </table:table-cell>
              <table:table-cell office:value-type="float" office:value="5842731.97054792">
                <text:p>5842731.970547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3476.366907279">
                <text:p>613476.366907279</text:p>
              </table:table-cell>
              <table:table-cell office:value-type="float" office:value="5842732.10135989">
                <text:p>5842732.101359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3476.431843254">
                <text:p>613476.431843254</text:p>
              </table:table-cell>
              <table:table-cell office:value-type="float" office:value="5842732.21415998">
                <text:p>5842732.214159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3476.495913865">
                <text:p>613476.495913865</text:p>
              </table:table-cell>
              <table:table-cell office:value-type="float" office:value="5842732.36403468">
                <text:p>5842732.364034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3476.559984471">
                <text:p>613476.559984471</text:p>
              </table:table-cell>
              <table:table-cell office:value-type="float" office:value="5842732.51390938">
                <text:p>5842732.5139093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3476.635743097">
                <text:p>613476.635743097</text:p>
              </table:table-cell>
              <table:table-cell office:value-type="float" office:value="5842732.64550949">
                <text:p>5842732.645509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3476.688558353">
                <text:p>613476.688558353</text:p>
              </table:table-cell>
              <table:table-cell office:value-type="float" office:value="5842732.79512148">
                <text:p>5842732.795121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3476.764749652">
                <text:p>613476.764749652</text:p>
              </table:table-cell>
              <table:table-cell office:value-type="float" office:value="5842732.90818429">
                <text:p>5842732.908184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3476.852196289">
                <text:p>613476.852196289</text:p>
              </table:table-cell>
              <table:table-cell office:value-type="float" office:value="5842733.02150981">
                <text:p>5842733.021509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3476.951330944">
                <text:p>613476.951330944</text:p>
              </table:table-cell>
              <table:table-cell office:value-type="float" office:value="5842733.11656074">
                <text:p>5842733.116560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3477.072543593">
                <text:p>613477.072543593</text:p>
              </table:table-cell>
              <table:table-cell office:value-type="float" office:value="5842733.23067441">
                <text:p>5842733.230674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3477.194188921">
                <text:p>613477.194188921</text:p>
              </table:table-cell>
              <table:table-cell office:value-type="float" office:value="5842733.32625077">
                <text:p>5842733.326250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3477.315834243">
                <text:p>613477.315834243</text:p>
              </table:table-cell>
              <table:table-cell office:value-type="float" office:value="5842733.42182714">
                <text:p>5842733.421827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3477.43834493">
                <text:p>613477.43834493</text:p>
              </table:table-cell>
              <table:table-cell office:value-type="float" office:value="5842733.48032891">
                <text:p>5842733.480328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3477.584231663">
                <text:p>613477.584231663</text:p>
              </table:table-cell>
              <table:table-cell office:value-type="float" office:value="5842733.5022815">
                <text:p>5842733.50228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3477.729253024">
                <text:p>613477.729253024</text:p>
              </table:table-cell>
              <table:table-cell office:value-type="float" office:value="5842733.5613087">
                <text:p>5842733.56130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3477.897650434">
                <text:p>613477.897650434</text:p>
              </table:table-cell>
              <table:table-cell office:value-type="float" office:value="5842733.58378672">
                <text:p>5842733.583786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13478.066047841">
                <text:p>613478.066047841</text:p>
              </table:table-cell>
              <table:table-cell office:value-type="float" office:value="5842733.60626476">
                <text:p>5842733.60626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13478.201977292">
                <text:p>613478.201977292</text:p>
              </table:table-cell>
              <table:table-cell office:value-type="float" office:value="5842733.57234274">
                <text:p>5842733.572342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13478.3612828">
                <text:p>613478.3612828</text:p>
              </table:table-cell>
              <table:table-cell office:value-type="float" office:value="5842733.50187155">
                <text:p>5842733.501871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3478.485956915">
                <text:p>613478.485956915</text:p>
              </table:table-cell>
              <table:table-cell office:value-type="float" office:value="5842733.46768682">
                <text:p>5842733.467686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3478.623184439">
                <text:p>613478.623184439</text:p>
              </table:table-cell>
              <table:table-cell office:value-type="float" office:value="5842733.37815291">
                <text:p>5842733.378152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3478.74829125">
                <text:p>613478.74829125</text:p>
              </table:table-cell>
              <table:table-cell office:value-type="float" office:value="5842733.32543088">
                <text:p>5842733.325430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3478.873830753">
                <text:p>613478.873830753</text:p>
              </table:table-cell>
              <table:table-cell office:value-type="float" office:value="5842733.25417156">
                <text:p>5842733.254171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3479.01105829">
                <text:p>613479.01105829</text:p>
              </table:table-cell>
              <table:table-cell office:value-type="float" office:value="5842733.16463765">
                <text:p>5842733.164637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13479.171229206">
                <text:p>613479.171229206</text:p>
              </table:table-cell>
              <table:table-cell office:value-type="float" office:value="5842733.05709188">
                <text:p>5842733.057091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3479.297201413">
                <text:p>613479.297201413</text:p>
              </table:table-cell>
              <table:table-cell office:value-type="float" office:value="5842732.96729527">
                <text:p>5842732.967295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13479.445251617">
                <text:p>613479.445251617</text:p>
              </table:table-cell>
              <table:table-cell office:value-type="float" office:value="5842732.89656139">
                <text:p>5842732.896561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13479.571223834">
                <text:p>613479.571223834</text:p>
              </table:table-cell>
              <table:table-cell office:value-type="float" office:value="5842732.80676478">
                <text:p>5842732.806764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3479.697628748">
                <text:p>613479.697628748</text:p>
              </table:table-cell>
              <table:table-cell office:value-type="float" office:value="5842732.69843087">
                <text:p>5842732.698430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13479.824033669">
                <text:p>613479.824033669</text:p>
              </table:table-cell>
              <table:table-cell office:value-type="float" office:value="5842732.59009697">
                <text:p>5842732.590096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13479.961693937">
                <text:p>613479.961693937</text:p>
              </table:table-cell>
              <table:table-cell office:value-type="float" office:value="5842732.48202578">
                <text:p>5842732.482025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13480.099354211">
                <text:p>613480.099354211</text:p>
              </table:table-cell>
              <table:table-cell office:value-type="float" office:value="5842732.3739546">
                <text:p>5842732.37395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13480.248269834">
                <text:p>613480.248269834</text:p>
              </table:table-cell>
              <table:table-cell office:value-type="float" office:value="5842732.26614615">
                <text:p>5842732.266146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13480.363419435">
                <text:p>613480.363419435</text:p>
              </table:table-cell>
              <table:table-cell office:value-type="float" office:value="5842732.15754954">
                <text:p>5842732.157549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3480.501512423">
                <text:p>613480.501512423</text:p>
              </table:table-cell>
              <table:table-cell office:value-type="float" office:value="5842732.03094106">
                <text:p>5842732.030941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13480.662116106">
                <text:p>613480.662116106</text:p>
              </table:table-cell>
              <table:table-cell office:value-type="float" office:value="5842731.90485804">
                <text:p>5842731.904858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13480.8222871">
                <text:p>613480.8222871</text:p>
              </table:table-cell>
              <table:table-cell office:value-type="float" office:value="5842731.79731232">
                <text:p>5842731.797312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13480.982458101">
                <text:p>613480.982458101</text:p>
              </table:table-cell>
              <table:table-cell office:value-type="float" office:value="5842731.68976661">
                <text:p>5842731.689766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13481.120551118">
                <text:p>613481.120551118</text:p>
              </table:table-cell>
              <table:table-cell office:value-type="float" office:value="5842731.56315816">
                <text:p>5842731.563158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13481.258211444">
                <text:p>613481.258211444</text:p>
              </table:table-cell>
              <table:table-cell office:value-type="float" office:value="5842731.45508701">
                <text:p>5842731.455087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13481.40755982">
                <text:p>613481.40755982</text:p>
              </table:table-cell>
              <table:table-cell office:value-type="float" office:value="5842731.32874129">
                <text:p>5842731.328741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3481.556475505">
                <text:p>613481.556475505</text:p>
              </table:table-cell>
              <table:table-cell office:value-type="float" office:value="5842731.22093287">
                <text:p>5842731.220932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3481.695001251">
                <text:p>613481.695001251</text:p>
              </table:table-cell>
              <table:table-cell office:value-type="float" office:value="5842731.07578713">
                <text:p>5842731.075787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13481.832661603">
                <text:p>613481.832661603</text:p>
              </table:table-cell>
              <table:table-cell office:value-type="float" office:value="5842730.967716">
                <text:p>5842730.9677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13481.981577308">
                <text:p>613481.981577308</text:p>
              </table:table-cell>
              <table:table-cell office:value-type="float" office:value="5842730.85990759">
                <text:p>5842730.859907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3482.119237673">
                <text:p>613482.119237673</text:p>
              </table:table-cell>
              <table:table-cell office:value-type="float" office:value="5842730.75183647">
                <text:p>5842730.751836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3482.291962191">
                <text:p>613482.291962191</text:p>
              </table:table-cell>
              <table:table-cell office:value-type="float" office:value="5842730.58894162">
                <text:p>5842730.588941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13482.452565968">
                <text:p>613482.452565968</text:p>
              </table:table-cell>
              <table:table-cell office:value-type="float" office:value="5842730.46285865">
                <text:p>5842730.462858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3482.613169753">
                <text:p>613482.613169753</text:p>
              </table:table-cell>
              <table:table-cell office:value-type="float" office:value="5842730.33677569">
                <text:p>5842730.336775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3482.773340842">
                <text:p>613482.773340842</text:p>
              </table:table-cell>
              <table:table-cell office:value-type="float" office:value="5842730.22923003">
                <text:p>5842730.229230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13482.911433947">
                <text:p>613482.911433947</text:p>
              </table:table-cell>
              <table:table-cell office:value-type="float" office:value="5842730.10262163">
                <text:p>5842730.102621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3483.061215113">
                <text:p>613483.061215113</text:p>
              </table:table-cell>
              <table:table-cell office:value-type="float" office:value="5842729.95773865">
                <text:p>5842729.957738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13483.22181893">
                <text:p>613483.22181893</text:p>
              </table:table-cell>
              <table:table-cell office:value-type="float" office:value="5842729.83165571">
                <text:p>5842729.831655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3483.359912058">
                <text:p>613483.359912058</text:p>
              </table:table-cell>
              <table:table-cell office:value-type="float" office:value="5842729.70504732">
                <text:p>5842729.705047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483.520515891">
                <text:p>613483.520515891</text:p>
              </table:table-cell>
              <table:table-cell office:value-type="float" office:value="5842729.57896439">
                <text:p>5842729.5789643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3483.647353685">
                <text:p>613483.647353685</text:p>
              </table:table-cell>
              <table:table-cell office:value-type="float" office:value="5842729.45209327">
                <text:p>5842729.452093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13483.785014126">
                <text:p>613483.785014126</text:p>
              </table:table-cell>
              <table:table-cell office:value-type="float" office:value="5842729.3440222">
                <text:p>5842729.34402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13483.956873333">
                <text:p>613483.956873333</text:p>
              </table:table-cell>
              <table:table-cell office:value-type="float" office:value="5842729.21820201">
                <text:p>5842729.218202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13484.107087266">
                <text:p>613484.107087266</text:p>
              </table:table-cell>
              <table:table-cell office:value-type="float" office:value="5842729.05478176">
                <text:p>5842729.05478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3484.26769114">
                <text:p>613484.26769114</text:p>
              </table:table-cell>
              <table:table-cell office:value-type="float" office:value="5842728.92869885">
                <text:p>5842728.928698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13484.394528969">
                <text:p>613484.394528969</text:p>
              </table:table-cell>
              <table:table-cell office:value-type="float" office:value="5842728.80182776">
                <text:p>5842728.801827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13484.533054867">
                <text:p>613484.533054867</text:p>
              </table:table-cell>
              <table:table-cell office:value-type="float" office:value="5842728.6566821">
                <text:p>5842728.65668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13484.672013485">
                <text:p>613484.672013485</text:p>
              </table:table-cell>
              <table:table-cell office:value-type="float" office:value="5842728.49299914">
                <text:p>5842728.492999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13484.833482816">
                <text:p>613484.833482816</text:p>
              </table:table-cell>
              <table:table-cell office:value-type="float" office:value="5842728.32984164">
                <text:p>5842728.329841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13485.005774798">
                <text:p>613485.005774798</text:p>
              </table:table-cell>
              <table:table-cell office:value-type="float" office:value="5842728.18548418">
                <text:p>5842728.185484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13485.155556084">
                <text:p>613485.155556084</text:p>
              </table:table-cell>
              <table:table-cell office:value-type="float" office:value="5842728.04060127">
                <text:p>5842728.040601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13485.305337379">
                <text:p>613485.305337379</text:p>
              </table:table-cell>
              <table:table-cell office:value-type="float" office:value="5842727.89571836">
                <text:p>5842727.895718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13485.465941322">
                <text:p>613485.465941322</text:p>
              </table:table-cell>
              <table:table-cell office:value-type="float" office:value="5842727.76963549">
                <text:p>5842727.769635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13485.637367912">
                <text:p>613485.637367912</text:p>
              </table:table-cell>
              <table:table-cell office:value-type="float" office:value="5842727.66235266">
                <text:p>5842727.662352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13485.80965994">
                <text:p>613485.80965994</text:p>
              </table:table-cell>
              <table:table-cell office:value-type="float" office:value="5842727.51799523">
                <text:p>5842727.517995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13485.993207333">
                <text:p>613485.993207333</text:p>
              </table:table-cell>
              <table:table-cell office:value-type="float" office:value="5842727.37390055">
                <text:p>5842727.37390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13486.153378595">
                <text:p>613486.153378595</text:p>
              </table:table-cell>
              <table:table-cell office:value-type="float" office:value="5842727.266355">
                <text:p>5842727.2663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13486.314415298">
                <text:p>613486.314415298</text:p>
              </table:table-cell>
              <table:table-cell office:value-type="float" office:value="5842727.12173486">
                <text:p>5842727.121734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13486.497530003">
                <text:p>613486.497530003</text:p>
              </table:table-cell>
              <table:table-cell office:value-type="float" office:value="5842726.99617749">
                <text:p>5842726.996177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3486.681510155">
                <text:p>613486.681510155</text:p>
              </table:table-cell>
              <table:table-cell office:value-type="float" office:value="5842726.83354553">
                <text:p>5842726.83354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3486.876312956">
                <text:p>613486.876312956</text:p>
              </table:table-cell>
              <table:table-cell office:value-type="float" office:value="5842726.6897136">
                <text:p>5842726.68971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3487.048605056">
                <text:p>613487.048605056</text:p>
              </table:table-cell>
              <table:table-cell office:value-type="float" office:value="5842726.54535622">
                <text:p>5842726.545356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3487.209641809">
                <text:p>613487.209641809</text:p>
              </table:table-cell>
              <table:table-cell office:value-type="float" office:value="5842726.4007361">
                <text:p>5842726.40073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3487.382799372">
                <text:p>613487.382799372</text:p>
              </table:table-cell>
              <table:table-cell office:value-type="float" office:value="5842726.21930413">
                <text:p>5842726.219304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3487.554658781">
                <text:p>613487.554658781</text:p>
              </table:table-cell>
              <table:table-cell office:value-type="float" office:value="5842726.09348406">
                <text:p>5842726.09348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3487.704440206">
                <text:p>613487.704440206</text:p>
              </table:table-cell>
              <table:table-cell office:value-type="float" office:value="5842725.94860123">
                <text:p>5842725.948601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3487.853788918">
                <text:p>613487.853788918</text:p>
              </table:table-cell>
              <table:table-cell office:value-type="float" office:value="5842725.82225569">
                <text:p>5842725.822255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3487.958116204">
                <text:p>613487.958116204</text:p>
              </table:table-cell>
              <table:table-cell office:value-type="float" office:value="5842725.69485922">
                <text:p>5842725.694859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3488.040798225">
                <text:p>613488.040798225</text:p>
              </table:table-cell>
              <table:table-cell office:value-type="float" office:value="5842725.52986266">
                <text:p>5842725.529862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3488.123047528">
                <text:p>613488.123047528</text:p>
              </table:table-cell>
              <table:table-cell office:value-type="float" office:value="5842725.38340341">
                <text:p>5842725.383403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3488.171963483">
                <text:p>613488.171963483</text:p>
              </table:table-cell>
              <table:table-cell office:value-type="float" office:value="5842725.21761863">
                <text:p>5842725.217618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3488.20962408">
                <text:p>613488.20962408</text:p>
              </table:table-cell>
              <table:table-cell office:value-type="float" office:value="5842725.05157112">
                <text:p>5842725.05157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3488.225206684">
                <text:p>613488.225206684</text:p>
              </table:table-cell>
              <table:table-cell office:value-type="float" office:value="5842724.86646083">
                <text:p>5842724.866460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3488.217413118">
                <text:p>613488.217413118</text:p>
              </table:table-cell>
              <table:table-cell office:value-type="float" office:value="5842724.71789967">
                <text:p>5842724.717899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3488.142952835">
                <text:p>613488.142952835</text:p>
              </table:table-cell>
              <table:table-cell office:value-type="float" office:value="5842724.53068747">
                <text:p>5842724.530687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3488.113513991">
                <text:p>613488.113513991</text:p>
              </table:table-cell>
              <table:table-cell office:value-type="float" office:value="5842724.34452623">
                <text:p>5842724.344526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3488.072387059">
                <text:p>613488.072387059</text:p>
              </table:table-cell>
              <table:table-cell office:value-type="float" office:value="5842724.17663954">
                <text:p>5842724.176639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3488.0087494">
                <text:p>613488.0087494</text:p>
              </table:table-cell>
              <table:table-cell office:value-type="float" office:value="5842724.00822739">
                <text:p>5842724.008227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3487.967622461">
                <text:p>613487.967622461</text:p>
              </table:table-cell>
              <table:table-cell office:value-type="float" office:value="5842723.84034071">
                <text:p>5842723.840340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3487.903119347">
                <text:p>613487.903119347</text:p>
              </table:table-cell>
              <table:table-cell office:value-type="float" office:value="5842723.70900316">
                <text:p>5842723.709003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3487.839048952">
                <text:p>613487.839048952</text:p>
              </table:table-cell>
              <table:table-cell office:value-type="float" office:value="5842723.55912831">
                <text:p>5842723.559128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3487.775843997">
                <text:p>613487.775843997</text:p>
              </table:table-cell>
              <table:table-cell office:value-type="float" office:value="5842723.37217886">
                <text:p>5842723.37217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3487.711773593">
                <text:p>613487.711773593</text:p>
              </table:table-cell>
              <table:table-cell office:value-type="float" office:value="5842723.222304">
                <text:p>5842723.2223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3487.636880543">
                <text:p>613487.636880543</text:p>
              </table:table-cell>
              <table:table-cell office:value-type="float" office:value="5842723.05362912">
                <text:p>5842723.053629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3487.539476757">
                <text:p>613487.539476757</text:p>
              </table:table-cell>
              <table:table-cell office:value-type="float" office:value="5842722.88442875">
                <text:p>5842722.884428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3487.419562234">
                <text:p>613487.419562234</text:p>
              </table:table-cell>
              <table:table-cell office:value-type="float" office:value="5842722.71470292">
                <text:p>5842722.714702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3487.344669165">
                <text:p>613487.344669165</text:p>
              </table:table-cell>
              <table:table-cell office:value-type="float" office:value="5842722.54602804">
                <text:p>5842722.546028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3487.26934337">
                <text:p>613487.26934337</text:p>
              </table:table-cell>
              <table:table-cell office:value-type="float" office:value="5842722.39589046">
                <text:p>5842722.395890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3487.183194923">
                <text:p>613487.183194923</text:p>
              </table:table-cell>
              <table:table-cell office:value-type="float" office:value="5842722.22695284">
                <text:p>5842722.226952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3487.097046471">
                <text:p>613487.097046471</text:p>
              </table:table-cell>
              <table:table-cell office:value-type="float" office:value="5842722.05801522">
                <text:p>5842722.058015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3486.976266472">
                <text:p>613486.976266472</text:p>
              </table:table-cell>
              <table:table-cell office:value-type="float" office:value="5842721.92536401">
                <text:p>5842721.925364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3486.844663819">
                <text:p>613486.844663819</text:p>
              </table:table-cell>
              <table:table-cell office:value-type="float" office:value="5842721.77391276">
                <text:p>5842721.773912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3486.758515346">
                <text:p>613486.758515346</text:p>
              </table:table-cell>
              <table:table-cell office:value-type="float" office:value="5842721.60497515">
                <text:p>5842721.604975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3486.649423412">
                <text:p>613486.649423412</text:p>
              </table:table-cell>
              <table:table-cell office:value-type="float" office:value="5842721.45404937">
                <text:p>5842721.454049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3486.540331472">
                <text:p>613486.540331472</text:p>
              </table:table-cell>
              <table:table-cell office:value-type="float" office:value="5842721.3031236">
                <text:p>5842721.30312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3486.419551438">
                <text:p>613486.419551438</text:p>
              </table:table-cell>
              <table:table-cell office:value-type="float" office:value="5842721.1704724">
                <text:p>5842721.17047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3486.287083313">
                <text:p>613486.287083313</text:p>
              </table:table-cell>
              <table:table-cell office:value-type="float" office:value="5842721.05609577">
                <text:p>5842721.056095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13486.144657961">
                <text:p>613486.144657961</text:p>
              </table:table-cell>
              <table:table-cell office:value-type="float" office:value="5842720.8858445">
                <text:p>5842720.88584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3486.023877906">
                <text:p>613486.023877906</text:p>
              </table:table-cell>
              <table:table-cell office:value-type="float" office:value="5842720.75319331">
                <text:p>5842720.753193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3485.880587105">
                <text:p>613485.880587105</text:p>
              </table:table-cell>
              <table:table-cell office:value-type="float" office:value="5842720.62001666">
                <text:p>5842720.620016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3485.758941608">
                <text:p>613485.758941608</text:p>
              </table:table-cell>
              <table:table-cell office:value-type="float" office:value="5842720.52444008">
                <text:p>5842720.524440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3485.615218079">
                <text:p>613485.615218079</text:p>
              </table:table-cell>
              <table:table-cell office:value-type="float" office:value="5842720.40980073">
                <text:p>5842720.409800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3485.460239172">
                <text:p>613485.460239172</text:p>
              </table:table-cell>
              <table:table-cell office:value-type="float" office:value="5842720.29489866">
                <text:p>5842720.294898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3485.315650204">
                <text:p>613485.315650204</text:p>
              </table:table-cell>
              <table:table-cell office:value-type="float" office:value="5842720.21733393">
                <text:p>5842720.217333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3485.182749315">
                <text:p>613485.182749315</text:p>
              </table:table-cell>
              <table:table-cell office:value-type="float" office:value="5842720.12149464">
                <text:p>5842720.121494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3485.071493739">
                <text:p>613485.071493739</text:p>
              </table:table-cell>
              <table:table-cell office:value-type="float" office:value="5842720.06325541">
                <text:p>5842720.063255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3484.926472047">
                <text:p>613484.926472047</text:p>
              </table:table-cell>
              <table:table-cell office:value-type="float" office:value="5842720.004228">
                <text:p>5842720.0042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3484.76976227">
                <text:p>613484.76976227</text:p>
              </table:table-cell>
              <table:table-cell office:value-type="float" office:value="5842719.96347516">
                <text:p>5842719.963475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3484.636428653">
                <text:p>613484.636428653</text:p>
              </table:table-cell>
              <table:table-cell office:value-type="float" office:value="5842719.88617318">
                <text:p>5842719.886173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3484.513917694">
                <text:p>613484.513917694</text:p>
              </table:table-cell>
              <table:table-cell office:value-type="float" office:value="5842719.82767124">
                <text:p>5842719.827671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3484.368895988">
                <text:p>613484.368895988</text:p>
              </table:table-cell>
              <table:table-cell office:value-type="float" office:value="5842719.76864384">
                <text:p>5842719.768643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3484.234696943">
                <text:p>613484.234696943</text:p>
              </table:table-cell>
              <table:table-cell office:value-type="float" office:value="5842719.72841648">
                <text:p>5842719.728416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3484.088809816">
                <text:p>613484.088809816</text:p>
              </table:table-cell>
              <table:table-cell office:value-type="float" office:value="5842719.7064637">
                <text:p>5842719.70646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3483.931667315">
                <text:p>613483.931667315</text:p>
              </table:table-cell>
              <table:table-cell office:value-type="float" office:value="5842719.68424819">
                <text:p>5842719.684248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3483.797035558">
                <text:p>613483.797035558</text:p>
              </table:table-cell>
              <table:table-cell office:value-type="float" office:value="5842719.66255815">
                <text:p>5842719.662558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3483.650715721">
                <text:p>613483.650715721</text:p>
              </table:table-cell>
              <table:table-cell office:value-type="float" office:value="5842719.65914268">
                <text:p>5842719.659142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3483.538594706">
                <text:p>613483.538594706</text:p>
              </table:table-cell>
              <table:table-cell office:value-type="float" office:value="5842719.6379781">
                <text:p>5842719.637978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3483.424742868">
                <text:p>613483.424742868</text:p>
              </table:table-cell>
              <table:table-cell office:value-type="float" office:value="5842719.69096273">
                <text:p>5842719.690962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3483.32257911">
                <text:p>613483.32257911</text:p>
              </table:table-cell>
              <table:table-cell office:value-type="float" office:value="5842719.72567279">
                <text:p>5842719.725672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3483.209592686">
                <text:p>613483.209592686</text:p>
              </table:table-cell>
              <table:table-cell office:value-type="float" office:value="5842719.74158282">
                <text:p>5842719.741582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3483.096173559">
                <text:p>613483.096173559</text:p>
              </table:table-cell>
              <table:table-cell office:value-type="float" office:value="5842719.77603016">
                <text:p>5842719.776030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3483.016087845">
                <text:p>613483.016087845</text:p>
              </table:table-cell>
              <table:table-cell office:value-type="float" office:value="5842719.82980298">
                <text:p>5842719.829802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3482.970200951">
                <text:p>613482.970200951</text:p>
              </table:table-cell>
              <table:table-cell office:value-type="float" office:value="5842719.86582668">
                <text:p>5842719.865826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3482.957214765">
                <text:p>613482.957214765</text:p>
              </table:table-cell>
              <table:table-cell office:value-type="float" office:value="5842719.93971317">
                <text:p>5842719.939713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3482.933405912">
                <text:p>613482.933405912</text:p>
              </table:table-cell>
              <table:table-cell office:value-type="float" office:value="5842719.99479962">
                <text:p>5842719.994799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13482.921285134">
                <text:p>613482.921285134</text:p>
              </table:table-cell>
              <table:table-cell office:value-type="float" office:value="5842720.0316115">
                <text:p>5842720.03161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13482.909597059">
                <text:p>613482.909597059</text:p>
              </table:table-cell>
              <table:table-cell office:value-type="float" office:value="5842720.04988608">
                <text:p>5842720.049886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13482.920419727">
                <text:p>613482.920419727</text:p>
              </table:table-cell>
              <table:table-cell office:value-type="float" office:value="5842720.06868611">
                <text:p>5842720.068686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13482.942930469">
                <text:p>613482.942930469</text:p>
              </table:table-cell>
              <table:table-cell office:value-type="float" office:value="5842720.06921156">
                <text:p>5842720.069211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13482.977129286">
                <text:p>613482.977129286</text:p>
              </table:table-cell>
              <table:table-cell office:value-type="float" office:value="5842720.05146244">
                <text:p>5842720.051462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13483.011328103">
                <text:p>613483.011328103</text:p>
              </table:table-cell>
              <table:table-cell office:value-type="float" office:value="5842720.03371331">
                <text:p>5842720.033713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13483.045526921">
                <text:p>613483.045526921</text:p>
              </table:table-cell>
              <table:table-cell office:value-type="float" office:value="5842720.01596419">
                <text:p>5842720.015964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3483.080158443">
                <text:p>613483.080158443</text:p>
              </table:table-cell>
              <table:table-cell office:value-type="float" office:value="5842719.97967776">
                <text:p>5842719.979677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13483.148988783">
                <text:p>613483.148988783</text:p>
              </table:table-cell>
              <table:table-cell office:value-type="float" office:value="5842719.92564222">
                <text:p>5842719.925642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3483.229939907">
                <text:p>613483.229939907</text:p>
              </table:table-cell>
              <table:table-cell office:value-type="float" office:value="5842719.83479479">
                <text:p>5842719.834794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13483.333401777">
                <text:p>613483.333401777</text:p>
              </table:table-cell>
              <table:table-cell office:value-type="float" office:value="5842719.74447282">
                <text:p>5842719.744472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3483.448551729">
                <text:p>613483.448551729</text:p>
              </table:table-cell>
              <table:table-cell office:value-type="float" office:value="5842719.63587628">
                <text:p>5842719.635876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3483.574957058">
                <text:p>613483.574957058</text:p>
              </table:table-cell>
              <table:table-cell office:value-type="float" office:value="5842719.52754246">
                <text:p>5842719.527542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3483.634262862">
                <text:p>613483.634262862</text:p>
              </table:table-cell>
              <table:table-cell office:value-type="float" office:value="5842719.39909498">
                <text:p>5842719.399094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13483.727334789">
                <text:p>613483.727334789</text:p>
              </table:table-cell>
              <table:table-cell office:value-type="float" office:value="5842719.27143569">
                <text:p>5842719.271435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3483.820839427">
                <text:p>613483.820839427</text:p>
              </table:table-cell>
              <table:table-cell office:value-type="float" office:value="5842719.12523909">
                <text:p>5842719.125239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13483.913478657">
                <text:p>613483.913478657</text:p>
              </table:table-cell>
              <table:table-cell office:value-type="float" office:value="5842719.0161171">
                <text:p>5842719.01611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3484.006550598">
                <text:p>613484.006550598</text:p>
              </table:table-cell>
              <table:table-cell office:value-type="float" office:value="5842718.88845781">
                <text:p>5842718.888457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3484.088799877">
                <text:p>613484.088799877</text:p>
              </table:table-cell>
              <table:table-cell office:value-type="float" office:value="5842718.74199849">
                <text:p>5842718.741998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3484.182304536">
                <text:p>613484.182304536</text:p>
              </table:table-cell>
              <table:table-cell office:value-type="float" office:value="5842718.5958019">
                <text:p>5842718.5958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3484.2758092">
                <text:p>613484.2758092</text:p>
              </table:table-cell>
              <table:table-cell office:value-type="float" office:value="5842718.44960531">
                <text:p>5842718.449605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3484.39182462">
                <text:p>613484.39182462</text:p>
              </table:table-cell>
              <table:table-cell office:value-type="float" office:value="5842718.30393418">
                <text:p>5842718.303934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13484.507840046">
                <text:p>613484.507840046</text:p>
              </table:table-cell>
              <table:table-cell office:value-type="float" office:value="5842718.15826306">
                <text:p>5842718.158263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13484.62428819">
                <text:p>613484.62428819</text:p>
              </table:table-cell>
              <table:table-cell office:value-type="float" office:value="5842717.99405463">
                <text:p>5842717.994054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13484.717792878">
                <text:p>613484.717792878</text:p>
              </table:table-cell>
              <table:table-cell office:value-type="float" office:value="5842717.84785805">
                <text:p>5842717.847858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13484.834673745">
                <text:p>613484.834673745</text:p>
              </table:table-cell>
              <table:table-cell office:value-type="float" office:value="5842717.66511233">
                <text:p>5842717.665112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13484.951121911">
                <text:p>613484.951121911</text:p>
              </table:table-cell>
              <table:table-cell office:value-type="float" office:value="5842717.50090391">
                <text:p>5842717.500903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13485.101336216">
                <text:p>613485.101336216</text:p>
              </table:table-cell>
              <table:table-cell office:value-type="float" office:value="5842717.33748369">
                <text:p>5842717.337483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13485.239862442">
                <text:p>613485.239862442</text:p>
              </table:table-cell>
              <table:table-cell office:value-type="float" office:value="5842717.19233805">
                <text:p>5842717.19233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13485.355877919">
                <text:p>613485.355877919</text:p>
              </table:table-cell>
              <table:table-cell office:value-type="float" office:value="5842717.04666694">
                <text:p>5842717.046666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13485.483148782">
                <text:p>613485.483148782</text:p>
              </table:table-cell>
              <table:table-cell office:value-type="float" office:value="5842716.90125857">
                <text:p>5842716.901258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13485.622107744">
                <text:p>613485.622107744</text:p>
              </table:table-cell>
              <table:table-cell office:value-type="float" office:value="5842716.73757564">
                <text:p>5842716.737575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13485.760201288">
                <text:p>613485.760201288</text:p>
              </table:table-cell>
              <table:table-cell office:value-type="float" office:value="5842716.61096731">
                <text:p>5842716.610967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13485.909550218">
                <text:p>613485.909550218</text:p>
              </table:table-cell>
              <table:table-cell office:value-type="float" office:value="5842716.48462172">
                <text:p>5842716.484621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13486.047211062">
                <text:p>613486.047211062</text:p>
              </table:table-cell>
              <table:table-cell office:value-type="float" office:value="5842716.3765507">
                <text:p>5842716.37655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3486.196992722">
                <text:p>613486.196992722</text:p>
              </table:table-cell>
              <table:table-cell office:value-type="float" office:value="5842716.23166782">
                <text:p>5842716.231667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3486.335086295">
                <text:p>613486.335086295</text:p>
              </table:table-cell>
              <table:table-cell office:value-type="float" office:value="5842716.10505951">
                <text:p>5842716.10505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13486.484867972">
                <text:p>613486.484867972</text:p>
              </table:table-cell>
              <table:table-cell office:value-type="float" office:value="5842715.96017663">
                <text:p>5842715.960176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13486.634216941">
                <text:p>613486.634216941</text:p>
              </table:table-cell>
              <table:table-cell office:value-type="float" office:value="5842715.83383106">
                <text:p>5842715.833831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13486.771877819">
                <text:p>613486.771877819</text:p>
              </table:table-cell>
              <table:table-cell office:value-type="float" office:value="5842715.72576007">
                <text:p>5842715.725760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13486.922092239">
                <text:p>613486.922092239</text:p>
              </table:table-cell>
              <table:table-cell office:value-type="float" office:value="5842715.5623399">
                <text:p>5842715.56233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13487.083562051">
                <text:p>613487.083562051</text:p>
              </table:table-cell>
              <table:table-cell office:value-type="float" office:value="5842715.39918248">
                <text:p>5842715.399182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13487.255854536">
                <text:p>613487.255854536</text:p>
              </table:table-cell>
              <table:table-cell office:value-type="float" office:value="5842715.25482509">
                <text:p>5842715.254825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13487.450657797">
                <text:p>613487.450657797</text:p>
              </table:table-cell>
              <table:table-cell office:value-type="float" office:value="5842715.11099319">
                <text:p>5842715.110993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13487.633772967">
                <text:p>613487.633772967</text:p>
              </table:table-cell>
              <table:table-cell office:value-type="float" office:value="5842714.98543587">
                <text:p>5842714.985435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13487.760178507">
                <text:p>613487.760178507</text:p>
              </table:table-cell>
              <table:table-cell office:value-type="float" office:value="5842714.87710216">
                <text:p>5842714.877102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13487.932471031">
                <text:p>613487.932471031</text:p>
              </table:table-cell>
              <table:table-cell office:value-type="float" office:value="5842714.7327448">
                <text:p>5842714.73274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13488.116018949">
                <text:p>613488.116018949</text:p>
              </table:table-cell>
              <table:table-cell office:value-type="float" office:value="5842714.58865019">
                <text:p>5842714.588650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13488.287013325">
                <text:p>613488.287013325</text:p>
              </table:table-cell>
              <table:table-cell office:value-type="float" office:value="5842714.49990475">
                <text:p>5842714.499904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13488.447617769">
                <text:p>613488.447617769</text:p>
              </table:table-cell>
              <table:table-cell office:value-type="float" office:value="5842714.37382198">
                <text:p>5842714.373821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3488.607789498">
                <text:p>613488.607789498</text:p>
              </table:table-cell>
              <table:table-cell office:value-type="float" office:value="5842714.26627651">
                <text:p>5842714.266276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3488.790472004">
                <text:p>613488.790472004</text:p>
              </table:table-cell>
              <table:table-cell office:value-type="float" office:value="5842714.15925653">
                <text:p>5842714.159256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13488.962764584">
                <text:p>613488.962764584</text:p>
              </table:table-cell>
              <table:table-cell office:value-type="float" office:value="5842714.01489921">
                <text:p>5842714.014899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13489.134624448">
                <text:p>613489.134624448</text:p>
              </table:table-cell>
              <table:table-cell office:value-type="float" office:value="5842713.88907919">
                <text:p>5842713.889079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13489.306484321">
                <text:p>613489.306484321</text:p>
              </table:table-cell>
              <table:table-cell office:value-type="float" office:value="5842713.76325919">
                <text:p>5842713.763259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13489.466656089">
                <text:p>613489.466656089</text:p>
              </table:table-cell>
              <table:table-cell office:value-type="float" office:value="5842713.65571375">
                <text:p>5842713.655713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13489.638515979">
                <text:p>613489.638515979</text:p>
              </table:table-cell>
              <table:table-cell office:value-type="float" office:value="5842713.52989375">
                <text:p>5842713.529893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13489.821631264">
                <text:p>613489.821631264</text:p>
              </table:table-cell>
              <table:table-cell office:value-type="float" office:value="5842713.40433651">
                <text:p>5842713.404336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13490.026391874">
                <text:p>613490.026391874</text:p>
              </table:table-cell>
              <table:table-cell office:value-type="float" office:value="5842713.31637935">
                <text:p>5842713.316379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13490.219464374">
                <text:p>613490.219464374</text:p>
              </table:table-cell>
              <table:table-cell office:value-type="float" office:value="5842713.24669677">
                <text:p>5842713.246696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13490.424224998">
                <text:p>613490.424224998</text:p>
              </table:table-cell>
              <table:table-cell office:value-type="float" office:value="5842713.15873964">
                <text:p>5842713.158739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13490.583964079">
                <text:p>613490.583964079</text:p>
              </table:table-cell>
              <table:table-cell office:value-type="float" office:value="5842713.06973154">
                <text:p>5842713.0697315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13490.77746933">
                <text:p>613490.77746933</text:p>
              </table:table-cell>
              <table:table-cell office:value-type="float" office:value="5842712.98151168">
                <text:p>5842712.981511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3490.971407321">
                <text:p>613490.971407321</text:p>
              </table:table-cell>
              <table:table-cell office:value-type="float" office:value="5842712.87475452">
                <text:p>5842712.874754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13491.186557895">
                <text:p>613491.186557895</text:p>
              </table:table-cell>
              <table:table-cell office:value-type="float" office:value="5842712.82413477">
                <text:p>5842712.824134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13491.379197698">
                <text:p>613491.379197698</text:p>
              </table:table-cell>
              <table:table-cell office:value-type="float" office:value="5842712.77298954">
                <text:p>5842712.772989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13491.583092893">
                <text:p>613491.583092893</text:p>
              </table:table-cell>
              <table:table-cell office:value-type="float" office:value="5842712.72210705">
                <text:p>5842712.722107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13491.798676218">
                <text:p>613491.798676218</text:p>
              </table:table-cell>
              <table:table-cell office:value-type="float" office:value="5842712.65295003">
                <text:p>5842712.652950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13492.047592977">
                <text:p>613492.047592977</text:p>
              </table:table-cell>
              <table:table-cell office:value-type="float" office:value="5842712.60311855">
                <text:p>5842712.603118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13492.2618781">
                <text:p>613492.2618781</text:p>
              </table:table-cell>
              <table:table-cell office:value-type="float" office:value="5842712.58957345">
                <text:p>5842712.589573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13492.487851353">
                <text:p>613492.487851353</text:p>
              </table:table-cell>
              <table:table-cell office:value-type="float" office:value="5842712.55775381">
                <text:p>5842712.557753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13492.690881091">
                <text:p>613492.690881091</text:p>
              </table:table-cell>
              <table:table-cell office:value-type="float" office:value="5842712.54394598">
                <text:p>5842712.543945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3492.894343571">
                <text:p>613492.894343571</text:p>
              </table:table-cell>
              <table:table-cell office:value-type="float" office:value="5842712.51160086">
                <text:p>5842712.51160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13493.120316832">
                <text:p>613493.120316832</text:p>
              </table:table-cell>
              <table:table-cell office:value-type="float" office:value="5842712.47978124">
                <text:p>5842712.479781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13493.345424612">
                <text:p>613493.345424612</text:p>
              </table:table-cell>
              <table:table-cell office:value-type="float" office:value="5842712.48503624">
                <text:p>5842712.485036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13493.581355038">
                <text:p>613493.581355038</text:p>
              </table:table-cell>
              <table:table-cell office:value-type="float" office:value="5842712.50909131">
                <text:p>5842712.5090913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13493.783952038">
                <text:p>613493.783952038</text:p>
              </table:table-cell>
              <table:table-cell office:value-type="float" office:value="5842712.51382083">
                <text:p>5842712.513820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13493.986549039">
                <text:p>613493.986549039</text:p>
              </table:table-cell>
              <table:table-cell office:value-type="float" office:value="5842712.51855035">
                <text:p>5842712.518550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13494.189578786">
                <text:p>613494.189578786</text:p>
              </table:table-cell>
              <table:table-cell office:value-type="float" office:value="5842712.50474259">
                <text:p>5842712.504742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13494.403863923">
                <text:p>613494.403863923</text:p>
              </table:table-cell>
              <table:table-cell office:value-type="float" office:value="5842712.49119758">
                <text:p>5842712.491197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13494.616418073">
                <text:p>613494.616418073</text:p>
              </table:table-cell>
              <table:table-cell office:value-type="float" office:value="5842712.5518018">
                <text:p>5842712.55180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13494.818149577">
                <text:p>613494.818149577</text:p>
              </table:table-cell>
              <table:table-cell office:value-type="float" office:value="5842712.59360596">
                <text:p>5842712.593605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13495.031569215">
                <text:p>613495.031569215</text:p>
              </table:table-cell>
              <table:table-cell office:value-type="float" office:value="5842712.61713559">
                <text:p>5842712.617135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13495.244988852">
                <text:p>613495.244988852</text:p>
              </table:table-cell>
              <table:table-cell office:value-type="float" office:value="5842712.64066523">
                <text:p>5842712.6406652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13495.458408487">
                <text:p>613495.458408487</text:p>
              </table:table-cell>
              <table:table-cell office:value-type="float" office:value="5842712.66419487">
                <text:p>5842712.664194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13495.682218007">
                <text:p>613495.682218007</text:p>
              </table:table-cell>
              <table:table-cell office:value-type="float" office:value="5842712.72506189">
                <text:p>5842712.7250618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13495.917282909">
                <text:p>613495.917282909</text:p>
              </table:table-cell>
              <table:table-cell office:value-type="float" office:value="5842712.78619167">
                <text:p>5842712.786191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3496.12983703">
                <text:p>613496.12983703</text:p>
              </table:table-cell>
              <table:table-cell office:value-type="float" office:value="5842712.84679595">
                <text:p>5842712.846795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13496.342391146">
                <text:p>613496.342391146</text:p>
              </table:table-cell>
              <table:table-cell office:value-type="float" office:value="5842712.90740024">
                <text:p>5842712.907400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13496.544122623">
                <text:p>613496.544122623</text:p>
              </table:table-cell>
              <table:table-cell office:value-type="float" office:value="5842712.94920448">
                <text:p>5842712.9492044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13496.745421342">
                <text:p>613496.745421342</text:p>
              </table:table-cell>
              <table:table-cell office:value-type="float" office:value="5842713.00954603">
                <text:p>5842713.00954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13496.946720056">
                <text:p>613496.946720056</text:p>
              </table:table-cell>
              <table:table-cell office:value-type="float" office:value="5842713.06988759">
                <text:p>5842713.069887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13497.12550799">
                <text:p>613497.12550799</text:p>
              </table:table-cell>
              <table:table-cell office:value-type="float" office:value="5842713.12970364">
                <text:p>5842713.129703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13497.316416822">
                <text:p>613497.316416822</text:p>
              </table:table-cell>
              <table:table-cell office:value-type="float" office:value="5842713.15270785">
                <text:p>5842713.1527078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13497.518148282">
                <text:p>613497.518148282</text:p>
              </table:table-cell>
              <table:table-cell office:value-type="float" office:value="5842713.19451213">
                <text:p>5842713.194512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13497.742390514">
                <text:p>613497.742390514</text:p>
              </table:table-cell>
              <table:table-cell office:value-type="float" office:value="5842713.23684193">
                <text:p>5842713.236841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13497.942823688">
                <text:p>613497.942823688</text:p>
              </table:table-cell>
              <table:table-cell office:value-type="float" office:value="5842713.33425814">
                <text:p>5842713.334258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13498.155377762">
                <text:p>613498.155377762</text:p>
              </table:table-cell>
              <table:table-cell office:value-type="float" office:value="5842713.39486251">
                <text:p>5842713.394862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13498.345421058">
                <text:p>613498.345421058</text:p>
              </table:table-cell>
              <table:table-cell office:value-type="float" office:value="5842713.45494136">
                <text:p>5842713.454941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13498.558407885">
                <text:p>613498.558407885</text:p>
              </table:table-cell>
              <table:table-cell office:value-type="float" office:value="5842713.49700845">
                <text:p>5842713.4970084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13498.782650095">
                <text:p>613498.782650095</text:p>
              </table:table-cell>
              <table:table-cell office:value-type="float" office:value="5842713.53933831">
                <text:p>5842713.5393383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13498.983516001">
                <text:p>613498.983516001</text:p>
              </table:table-cell>
              <table:table-cell office:value-type="float" office:value="5842713.61821725">
                <text:p>5842713.618217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13499.206892673">
                <text:p>613499.206892673</text:p>
              </table:table-cell>
              <table:table-cell office:value-type="float" office:value="5842713.69762173">
                <text:p>5842713.6976217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13499.385247793">
                <text:p>613499.385247793</text:p>
              </table:table-cell>
              <table:table-cell office:value-type="float" office:value="5842713.77597517">
                <text:p>5842713.775975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13499.586546446">
                <text:p>613499.586546446</text:p>
              </table:table-cell>
              <table:table-cell office:value-type="float" office:value="5842713.83631684">
                <text:p>5842713.836316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13499.787845095">
                <text:p>613499.787845095</text:p>
              </table:table-cell>
              <table:table-cell office:value-type="float" office:value="5842713.89665851">
                <text:p>5842713.896658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13499.999966356">
                <text:p>613499.999966356</text:p>
              </table:table-cell>
              <table:table-cell office:value-type="float" office:value="5842713.97580027">
                <text:p>5842713.975800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13500.223342997">
                <text:p>613500.223342997</text:p>
              </table:table-cell>
              <table:table-cell office:value-type="float" office:value="5842714.05520479">
                <text:p>5842714.055204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13500.42420886">
                <text:p>613500.42420886</text:p>
              </table:table-cell>
              <table:table-cell office:value-type="float" office:value="5842714.1340838">
                <text:p>5842714.13408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13500.625507487">
                <text:p>613500.625507487</text:p>
              </table:table-cell>
              <table:table-cell office:value-type="float" office:value="5842714.19442551">
                <text:p>5842714.194425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13500.838061494">
                <text:p>613500.838061494</text:p>
              </table:table-cell>
              <table:table-cell office:value-type="float" office:value="5842714.25503">
                <text:p>5842714.2550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13501.050615496">
                <text:p>613501.050615496</text:p>
              </table:table-cell>
              <table:table-cell office:value-type="float" office:value="5842714.3156345">
                <text:p>5842714.31563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13501.263169493">
                <text:p>613501.263169493</text:p>
              </table:table-cell>
              <table:table-cell office:value-type="float" office:value="5842714.376239">
                <text:p>5842714.3762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13501.464468101">
                <text:p>613501.464468101</text:p>
              </table:table-cell>
              <table:table-cell office:value-type="float" office:value="5842714.43658075">
                <text:p>5842714.436580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13501.665766703">
                <text:p>613501.665766703</text:p>
              </table:table-cell>
              <table:table-cell office:value-type="float" office:value="5842714.49692251">
                <text:p>5842714.496922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13501.88957607">
                <text:p>613501.88957607</text:p>
              </table:table-cell>
              <table:table-cell office:value-type="float" office:value="5842714.55778981">
                <text:p>5842714.5577898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13502.113385432">
                <text:p>613502.113385432</text:p>
              </table:table-cell>
              <table:table-cell office:value-type="float" office:value="5842714.61865712">
                <text:p>5842714.6186571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13502.325939404">
                <text:p>613502.325939404</text:p>
              </table:table-cell>
              <table:table-cell office:value-type="float" office:value="5842714.67926168">
                <text:p>5842714.679261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13502.549748755">
                <text:p>613502.549748755</text:p>
              </table:table-cell>
              <table:table-cell office:value-type="float" office:value="5842714.74012901">
                <text:p>5842714.7401290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13502.762735496">
                <text:p>613502.762735496</text:p>
              </table:table-cell>
              <table:table-cell office:value-type="float" office:value="5842714.78219628">
                <text:p>5842714.7821962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13502.976155012">
                <text:p>613502.976155012</text:p>
              </table:table-cell>
              <table:table-cell office:value-type="float" office:value="5842714.80572626">
                <text:p>5842714.805726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13503.211652514">
                <text:p>613503.211652514</text:p>
              </table:table-cell>
              <table:table-cell office:value-type="float" office:value="5842714.8483191">
                <text:p>5842714.84831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13503.447582793">
                <text:p>613503.447582793</text:p>
              </table:table-cell>
              <table:table-cell office:value-type="float" office:value="5842714.87237464">
                <text:p>5842714.872374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13503.694335673">
                <text:p>613503.694335673</text:p>
              </table:table-cell>
              <table:table-cell office:value-type="float" office:value="5842714.91523027">
                <text:p>5842714.9152302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13503.929833165">
                <text:p>613503.929833165</text:p>
              </table:table-cell>
              <table:table-cell office:value-type="float" office:value="5842714.95782314">
                <text:p>5842714.9578231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13504.153642486">
                <text:p>613504.153642486</text:p>
              </table:table-cell>
              <table:table-cell office:value-type="float" office:value="5842715.01869055">
                <text:p>5842715.018690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13504.411650736">
                <text:p>613504.411650736</text:p>
              </table:table-cell>
              <table:table-cell office:value-type="float" office:value="5842715.061809">
                <text:p>5842715.0618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13504.680914365">
                <text:p>613504.680914365</text:p>
              </table:table-cell>
              <table:table-cell office:value-type="float" office:value="5842715.10519023">
                <text:p>5842715.105190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13504.915979054">
                <text:p>613504.915979054</text:p>
              </table:table-cell>
              <table:table-cell office:value-type="float" office:value="5842715.16632045">
                <text:p>5842715.166320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13505.19606527">
                <text:p>613505.19606527</text:p>
              </table:table-cell>
              <table:table-cell office:value-type="float" office:value="5842715.2285018">
                <text:p>5842715.22850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13505.442818119">
                <text:p>613505.442818119</text:p>
              </table:table-cell>
              <table:table-cell office:value-type="float" office:value="5842715.27135752">
                <text:p>5842715.271357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13505.667925777">
                <text:p>613505.667925777</text:p>
              </table:table-cell>
              <table:table-cell office:value-type="float" office:value="5842715.27661309">
                <text:p>5842715.276613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13505.948444769">
                <text:p>613505.948444769</text:p>
              </table:table-cell>
              <table:table-cell office:value-type="float" office:value="5842715.32025718">
                <text:p>5842715.320257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13506.239786347">
                <text:p>613506.239786347</text:p>
              </table:table-cell>
              <table:table-cell office:value-type="float" office:value="5842715.38270136">
                <text:p>5842715.382701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13506.541950508">
                <text:p>613506.541950508</text:p>
              </table:table-cell>
              <table:table-cell office:value-type="float" office:value="5842715.46394564">
                <text:p>5842715.4639456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13506.821603895">
                <text:p>613506.821603895</text:p>
              </table:table-cell>
              <table:table-cell office:value-type="float" office:value="5842715.54466438">
                <text:p>5842715.544664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13507.090434687">
                <text:p>613507.090434687</text:p>
              </table:table-cell>
              <table:table-cell office:value-type="float" office:value="5842715.60658305">
                <text:p>5842715.606583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13507.359265471">
                <text:p>613507.359265471</text:p>
              </table:table-cell>
              <table:table-cell office:value-type="float" office:value="5842715.66850174">
                <text:p>5842715.668501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13507.628529047">
                <text:p>613507.628529047</text:p>
              </table:table-cell>
              <table:table-cell office:value-type="float" office:value="5842715.71188314">
                <text:p>5842715.711883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13507.874849056">
                <text:p>613507.874849056</text:p>
              </table:table-cell>
              <table:table-cell office:value-type="float" office:value="5842715.77327629">
                <text:p>5842715.7732762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13508.12116906">
                <text:p>613508.12116906</text:p>
              </table:table-cell>
              <table:table-cell office:value-type="float" office:value="5842715.83466945">
                <text:p>5842715.834669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13508.345411094">
                <text:p>613508.345411094</text:p>
              </table:table-cell>
              <table:table-cell office:value-type="float" office:value="5842715.87699975">
                <text:p>5842715.876999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13508.580475706">
                <text:p>613508.580475706</text:p>
              </table:table-cell>
              <table:table-cell office:value-type="float" office:value="5842715.93813015">
                <text:p>5842715.9381301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13508.827228495">
                <text:p>613508.827228495</text:p>
              </table:table-cell>
              <table:table-cell office:value-type="float" office:value="5842715.98098604">
                <text:p>5842715.9809860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13509.039782334">
                <text:p>613509.039782334</text:p>
              </table:table-cell>
              <table:table-cell office:value-type="float" office:value="5842716.04159089">
                <text:p>5842716.0415908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13509.263158745">
                <text:p>613509.263158745</text:p>
              </table:table-cell>
              <table:table-cell office:value-type="float" office:value="5842716.12099584">
                <text:p>5842716.120995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3509.475712573">
                <text:p>613509.475712573</text:p>
              </table:table-cell>
              <table:table-cell office:value-type="float" office:value="5842716.18160071">
                <text:p>5842716.181600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13509.688266396">
                <text:p>613509.688266396</text:p>
              </table:table-cell>
              <table:table-cell office:value-type="float" office:value="5842716.24220558">
                <text:p>5842716.242205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13509.889132028">
                <text:p>613509.889132028</text:p>
              </table:table-cell>
              <table:table-cell office:value-type="float" office:value="5842716.32108498">
                <text:p>5842716.3210849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13510.102551453">
                <text:p>613510.102551453</text:p>
              </table:table-cell>
              <table:table-cell office:value-type="float" office:value="5842716.34461528">
                <text:p>5842716.3446152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13510.280906313">
                <text:p>613510.280906313</text:p>
              </table:table-cell>
              <table:table-cell office:value-type="float" office:value="5842716.42296912">
                <text:p>5842716.422969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13510.482204737">
                <text:p>613510.482204737</text:p>
              </table:table-cell>
              <table:table-cell office:value-type="float" office:value="5842716.48331124">
                <text:p>5842716.4833112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13510.662290821">
                <text:p>613510.662290821</text:p>
              </table:table-cell>
              <table:table-cell office:value-type="float" office:value="5842716.48751588">
                <text:p>5842716.487515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13510.853199476">
                <text:p>613510.853199476</text:p>
              </table:table-cell>
              <table:table-cell office:value-type="float" office:value="5842716.51052063">
                <text:p>5842716.5105206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13511.04497375">
                <text:p>613511.04497375</text:p>
              </table:table-cell>
              <table:table-cell office:value-type="float" office:value="5842716.49645077">
                <text:p>5842716.496450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13511.212938832">
                <text:p>613511.212938832</text:p>
              </table:table-cell>
              <table:table-cell office:value-type="float" office:value="5842716.53746725">
                <text:p>5842716.537467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3511.392159292">
                <text:p>613511.392159292</text:p>
              </table:table-cell>
              <table:table-cell office:value-type="float" office:value="5842716.57874653">
                <text:p>5842716.578746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13511.571812561">
                <text:p>613511.571812561</text:p>
              </table:table-cell>
              <table:table-cell office:value-type="float" office:value="5842716.60148851">
                <text:p>5842716.601488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13511.728955069">
                <text:p>613511.728955069</text:p>
              </table:table-cell>
              <table:table-cell office:value-type="float" office:value="5842716.62370491">
                <text:p>5842716.623704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13511.919430902">
                <text:p>613511.919430902</text:p>
              </table:table-cell>
              <table:table-cell office:value-type="float" office:value="5842716.66524699">
                <text:p>5842716.665246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13512.086963158">
                <text:p>613512.086963158</text:p>
              </table:table-cell>
              <table:table-cell office:value-type="float" office:value="5842716.72480081">
                <text:p>5842716.724800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13512.242807215">
                <text:p>613512.242807215</text:p>
              </table:table-cell>
              <table:table-cell office:value-type="float" office:value="5842716.80262913">
                <text:p>5842716.802629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13512.398651268">
                <text:p>613512.398651268</text:p>
              </table:table-cell>
              <table:table-cell office:value-type="float" office:value="5842716.88045746">
                <text:p>5842716.880457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13512.543239936">
                <text:p>613512.543239936</text:p>
              </table:table-cell>
              <table:table-cell office:value-type="float" office:value="5842716.95802299">
                <text:p>5842716.958022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13512.687395784">
                <text:p>613512.687395784</text:p>
              </table:table-cell>
              <table:table-cell office:value-type="float" office:value="5842717.05412584">
                <text:p>5842717.054125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13512.843239822">
                <text:p>613512.843239822</text:p>
              </table:table-cell>
              <table:table-cell office:value-type="float" office:value="5842717.13195418">
                <text:p>5842717.131954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13512.97614028">
                <text:p>613512.97614028</text:p>
              </table:table-cell>
              <table:table-cell office:value-type="float" office:value="5842717.22779424">
                <text:p>5842717.2277942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13513.120728929">
                <text:p>613513.120728929</text:p>
              </table:table-cell>
              <table:table-cell office:value-type="float" office:value="5842717.3053598">
                <text:p>5842717.305359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13513.264884755">
                <text:p>613513.264884755</text:p>
              </table:table-cell>
              <table:table-cell office:value-type="float" office:value="5842717.40146266">
                <text:p>5842717.401462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13513.420295954">
                <text:p>613513.420295954</text:p>
              </table:table-cell>
              <table:table-cell office:value-type="float" office:value="5842717.49782832">
                <text:p>5842717.497828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13513.575274326">
                <text:p>613513.575274326</text:p>
              </table:table-cell>
              <table:table-cell office:value-type="float" office:value="5842717.61273129">
                <text:p>5842717.6127312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13513.719430134">
                <text:p>613513.719430134</text:p>
              </table:table-cell>
              <table:table-cell office:value-type="float" office:value="5842717.70883417">
                <text:p>5842717.7088341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13513.886096691">
                <text:p>613513.886096691</text:p>
              </table:table-cell>
              <table:table-cell office:value-type="float" office:value="5842717.80546264">
                <text:p>5842717.8054626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13514.053628885">
                <text:p>613514.053628885</text:p>
              </table:table-cell>
              <table:table-cell office:value-type="float" office:value="5842717.86501652">
                <text:p>5842717.8650165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13514.209472876">
                <text:p>613514.209472876</text:p>
              </table:table-cell>
              <table:table-cell office:value-type="float" office:value="5842717.94284491">
                <text:p>5842717.942844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13514.376572239">
                <text:p>613514.376572239</text:p>
              </table:table-cell>
              <table:table-cell office:value-type="float" office:value="5842718.0209361">
                <text:p>5842718.020936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13514.555359797">
                <text:p>613514.555359797</text:p>
              </table:table-cell>
              <table:table-cell office:value-type="float" office:value="5842718.08075279">
                <text:p>5842718.0807527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13514.722891974">
                <text:p>613514.722891974</text:p>
              </table:table-cell>
              <table:table-cell office:value-type="float" office:value="5842718.1403067">
                <text:p>5842718.14030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13514.879601596">
                <text:p>613514.879601596</text:p>
              </table:table-cell>
              <table:table-cell office:value-type="float" office:value="5842718.1810605">
                <text:p>5842718.18106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13515.047999418">
                <text:p>613515.047999418</text:p>
              </table:table-cell>
              <table:table-cell office:value-type="float" office:value="5842718.20353981">
                <text:p>5842718.2035398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13515.205574688">
                <text:p>613515.205574688</text:p>
              </table:table-cell>
              <table:table-cell office:value-type="float" office:value="5842718.20721902">
                <text:p>5842718.2072190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13515.373972507">
                <text:p>613515.373972507</text:p>
              </table:table-cell>
              <table:table-cell office:value-type="float" office:value="5842718.22969834">
                <text:p>5842718.2296983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13515.531980604">
                <text:p>613515.531980604</text:p>
              </table:table-cell>
              <table:table-cell office:value-type="float" office:value="5842718.21484027">
                <text:p>5842718.2148402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13515.700378423">
                <text:p>613515.700378423</text:p>
              </table:table-cell>
              <table:table-cell office:value-type="float" office:value="5842718.2373196">
                <text:p>5842718.23731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13515.846265487">
                <text:p>613515.846265487</text:p>
              </table:table-cell>
              <table:table-cell office:value-type="float" office:value="5842718.25927333">
                <text:p>5842718.25927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13516.002975097">
                <text:p>613516.002975097</text:p>
              </table:table-cell>
              <table:table-cell office:value-type="float" office:value="5842718.30002717">
                <text:p>5842718.300027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13516.137606782">
                <text:p>613516.137606782</text:p>
              </table:table-cell>
              <table:table-cell office:value-type="float" office:value="5842718.32171811">
                <text:p>5842718.321718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13516.283493842">
                <text:p>613516.283493842</text:p>
              </table:table-cell>
              <table:table-cell office:value-type="float" office:value="5842718.34367185">
                <text:p>5842718.343671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13516.429380901">
                <text:p>613516.429380901</text:p>
              </table:table-cell>
              <table:table-cell office:value-type="float" office:value="5842718.36562561">
                <text:p>5842718.365625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13516.575267959">
                <text:p>613516.575267959</text:p>
              </table:table-cell>
              <table:table-cell office:value-type="float" office:value="5842718.38757936">
                <text:p>5842718.3875793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13516.721155015">
                <text:p>613516.721155015</text:p>
              </table:table-cell>
              <table:table-cell office:value-type="float" office:value="5842718.40953312">
                <text:p>5842718.4095331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13516.867042071">
                <text:p>613516.867042071</text:p>
              </table:table-cell>
              <table:table-cell office:value-type="float" office:value="5842718.43148688">
                <text:p>5842718.4314868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13517.013361958">
                <text:p>613517.013361958</text:p>
              </table:table-cell>
              <table:table-cell office:value-type="float" office:value="5842718.43490335">
                <text:p>5842718.4349033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13517.147993636">
                <text:p>613517.147993636</text:p>
              </table:table-cell>
              <table:table-cell office:value-type="float" office:value="5842718.45659432">
                <text:p>5842718.456594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13517.293447855">
                <text:p>613517.293447855</text:p>
              </table:table-cell>
              <table:table-cell office:value-type="float" office:value="5842718.49708539">
                <text:p>5842718.4970853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13517.417256989">
                <text:p>613517.417256989</text:p>
              </table:table-cell>
              <table:table-cell office:value-type="float" office:value="5842718.49997626">
                <text:p>5842718.4999762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13517.529810747">
                <text:p>613517.529810747</text:p>
              </table:table-cell>
              <table:table-cell office:value-type="float" office:value="5842718.50260432">
                <text:p>5842718.502604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13517.675697797">
                <text:p>613517.675697797</text:p>
              </table:table-cell>
              <table:table-cell office:value-type="float" office:value="5842718.52455811">
                <text:p>5842718.524558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13517.821584846">
                <text:p>613517.821584846</text:p>
              </table:table-cell>
              <table:table-cell office:value-type="float" office:value="5842718.54651191">
                <text:p>5842718.546511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13517.945393979">
                <text:p>613517.945393979</text:p>
              </table:table-cell>
              <table:table-cell office:value-type="float" office:value="5842718.54940278">
                <text:p>5842718.549402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13518.068770274">
                <text:p>613518.068770274</text:p>
              </table:table-cell>
              <table:table-cell office:value-type="float" office:value="5842718.57083097">
                <text:p>5842718.5708309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3518.226345534">
                <text:p>613518.226345534</text:p>
              </table:table-cell>
              <table:table-cell office:value-type="float" office:value="5842718.57451028">
                <text:p>5842718.574510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13518.383487955">
                <text:p>613518.383487955</text:p>
              </table:table-cell>
              <table:table-cell office:value-type="float" office:value="5842718.5967269">
                <text:p>5842718.59672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13518.529374999">
                <text:p>613518.529374999</text:p>
              </table:table-cell>
              <table:table-cell office:value-type="float" office:value="5842718.61868071">
                <text:p>5842718.6186807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13518.686950257">
                <text:p>613518.686950257</text:p>
              </table:table-cell>
              <table:table-cell office:value-type="float" office:value="5842718.62236004">
                <text:p>5842718.6223600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13518.8328373">
                <text:p>613518.8328373</text:p>
              </table:table-cell>
              <table:table-cell office:value-type="float" office:value="5842718.64431386">
                <text:p>5842718.644313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13518.989979716">
                <text:p>613518.989979716</text:p>
              </table:table-cell>
              <table:table-cell office:value-type="float" office:value="5842718.6665305">
                <text:p>5842718.66653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13519.147122132">
                <text:p>613519.147122132</text:p>
              </table:table-cell>
              <table:table-cell office:value-type="float" office:value="5842718.68874714">
                <text:p>5842718.688747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13519.304264546">
                <text:p>613519.304264546</text:p>
              </table:table-cell>
              <table:table-cell office:value-type="float" office:value="5842718.71096378">
                <text:p>5842718.7109637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13519.461406959">
                <text:p>613519.461406959</text:p>
              </table:table-cell>
              <table:table-cell office:value-type="float" office:value="5842718.73318044">
                <text:p>5842718.7331804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13519.618549371">
                <text:p>613519.618549371</text:p>
              </table:table-cell>
              <table:table-cell office:value-type="float" office:value="5842718.7553971">
                <text:p>5842718.75539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13519.76486925">
                <text:p>613519.76486925</text:p>
              </table:table-cell>
              <table:table-cell office:value-type="float" office:value="5842718.75881364">
                <text:p>5842718.758813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13519.933699879">
                <text:p>613519.933699879</text:p>
              </table:table-cell>
              <table:table-cell office:value-type="float" office:value="5842718.76275582">
                <text:p>5842718.7627558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13520.090842288">
                <text:p>613520.090842288</text:p>
              </table:table-cell>
              <table:table-cell office:value-type="float" office:value="5842718.7849725">
                <text:p>5842718.78497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13520.248417541">
                <text:p>613520.248417541</text:p>
              </table:table-cell>
              <table:table-cell office:value-type="float" office:value="5842718.78865187">
                <text:p>5842718.7886518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13520.394304574">
                <text:p>613520.394304574</text:p>
              </table:table-cell>
              <table:table-cell office:value-type="float" office:value="5842718.81060574">
                <text:p>5842718.810605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13520.551879826">
                <text:p>613520.551879826</text:p>
              </table:table-cell>
              <table:table-cell office:value-type="float" office:value="5842718.81428513">
                <text:p>5842718.814285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13520.720710454">
                <text:p>613520.720710454</text:p>
              </table:table-cell>
              <table:table-cell office:value-type="float" office:value="5842718.81822733">
                <text:p>5842718.818227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13520.877852859">
                <text:p>613520.877852859</text:p>
              </table:table-cell>
              <table:table-cell office:value-type="float" office:value="5842718.84044403">
                <text:p>5842718.840444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13521.023739887">
                <text:p>613521.023739887</text:p>
              </table:table-cell>
              <table:table-cell office:value-type="float" office:value="5842718.86239792">
                <text:p>5842718.862397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13521.181315139">
                <text:p>613521.181315139</text:p>
              </table:table-cell>
              <table:table-cell office:value-type="float" office:value="5842718.86607732">
                <text:p>5842718.866077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13521.33845754">
                <text:p>613521.33845754</text:p>
              </table:table-cell>
              <table:table-cell office:value-type="float" office:value="5842718.88829404">
                <text:p>5842718.888294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13521.484344566">
                <text:p>613521.484344566</text:p>
              </table:table-cell>
              <table:table-cell office:value-type="float" office:value="5842718.91024794">
                <text:p>5842718.9102479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13521.641919816">
                <text:p>613521.641919816</text:p>
              </table:table-cell>
              <table:table-cell office:value-type="float" office:value="5842718.91392736">
                <text:p>5842718.913927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13521.787806839">
                <text:p>613521.787806839</text:p>
              </table:table-cell>
              <table:table-cell office:value-type="float" office:value="5842718.93588127">
                <text:p>5842718.935881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13521.933693861">
                <text:p>613521.933693861</text:p>
              </table:table-cell>
              <table:table-cell office:value-type="float" office:value="5842718.95783519">
                <text:p>5842718.957835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13522.09126911">
                <text:p>613522.09126911</text:p>
              </table:table-cell>
              <table:table-cell office:value-type="float" office:value="5842718.96151463">
                <text:p>5842718.961514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13522.248411505">
                <text:p>613522.248411505</text:p>
              </table:table-cell>
              <table:table-cell office:value-type="float" office:value="5842718.98373137">
                <text:p>5842718.983731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13522.4055539">
                <text:p>613522.4055539</text:p>
              </table:table-cell>
              <table:table-cell office:value-type="float" office:value="5842719.00594811">
                <text:p>5842719.005948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3522.551873772">
                <text:p>613522.551873772</text:p>
              </table:table-cell>
              <table:table-cell office:value-type="float" office:value="5842719.00936475">
                <text:p>5842719.0093647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13522.69776079">
                <text:p>613522.69776079</text:p>
              </table:table-cell>
              <table:table-cell office:value-type="float" office:value="5842719.03131869">
                <text:p>5842719.031318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13522.843647806">
                <text:p>613522.843647806</text:p>
              </table:table-cell>
              <table:table-cell office:value-type="float" office:value="5842719.05327263">
                <text:p>5842719.0532726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13522.989534821">
                <text:p>613522.989534821</text:p>
              </table:table-cell>
              <table:table-cell office:value-type="float" office:value="5842719.07522658">
                <text:p>5842719.075226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13523.135421835">
                <text:p>613523.135421835</text:p>
              </table:table-cell>
              <table:table-cell office:value-type="float" office:value="5842719.09718053">
                <text:p>5842719.097180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13523.281308848">
                <text:p>613523.281308848</text:p>
              </table:table-cell>
              <table:table-cell office:value-type="float" office:value="5842719.11913449">
                <text:p>5842719.1191344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13523.415940485">
                <text:p>613523.415940485</text:p>
              </table:table-cell>
              <table:table-cell office:value-type="float" office:value="5842719.14082563">
                <text:p>5842719.1408256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13523.561827496">
                <text:p>613523.561827496</text:p>
              </table:table-cell>
              <table:table-cell office:value-type="float" office:value="5842719.1627796">
                <text:p>5842719.16277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13523.696026272">
                <text:p>613523.696026272</text:p>
              </table:table-cell>
              <table:table-cell office:value-type="float" office:value="5842719.20300805">
                <text:p>5842719.20300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13523.81983539">
                <text:p>613523.81983539</text:p>
              </table:table-cell>
              <table:table-cell office:value-type="float" office:value="5842719.20589908">
                <text:p>5842719.205899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13523.954034164">
                <text:p>613523.954034164</text:p>
              </table:table-cell>
              <table:table-cell office:value-type="float" office:value="5842719.24612753">
                <text:p>5842719.2461275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13524.077410421">
                <text:p>613524.077410421</text:p>
              </table:table-cell>
              <table:table-cell office:value-type="float" office:value="5842719.26755587">
                <text:p>5842719.2675558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13524.201219537">
                <text:p>613524.201219537</text:p>
              </table:table-cell>
              <table:table-cell office:value-type="float" office:value="5842719.27044691">
                <text:p>5842719.270446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13524.324595793">
                <text:p>613524.324595793</text:p>
              </table:table-cell>
              <table:table-cell office:value-type="float" office:value="5842719.29187525">
                <text:p>5842719.291875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13524.436716673">
                <text:p>613524.436716673</text:p>
              </table:table-cell>
              <table:table-cell office:value-type="float" office:value="5842719.31304078">
                <text:p>5842719.313040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13524.560092927">
                <text:p>613524.560092927</text:p>
              </table:table-cell>
              <table:table-cell office:value-type="float" office:value="5842719.33446913">
                <text:p>5842719.334469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13524.68346918">
                <text:p>613524.68346918</text:p>
              </table:table-cell>
              <table:table-cell office:value-type="float" office:value="5842719.35589748">
                <text:p>5842719.355897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13524.818100806">
                <text:p>613524.818100806</text:p>
              </table:table-cell>
              <table:table-cell office:value-type="float" office:value="5842719.37758866">
                <text:p>5842719.3775886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13524.94190992">
                <text:p>613524.94190992</text:p>
              </table:table-cell>
              <table:table-cell office:value-type="float" office:value="5842719.38047972">
                <text:p>5842719.3804797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13525.06528617">
                <text:p>613525.06528617</text:p>
              </table:table-cell>
              <table:table-cell office:value-type="float" office:value="5842719.40190808">
                <text:p>5842719.401908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13525.189095284">
                <text:p>613525.189095284</text:p>
              </table:table-cell>
              <table:table-cell office:value-type="float" office:value="5842719.40479915">
                <text:p>5842719.404799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13525.312471533">
                <text:p>613525.312471533</text:p>
              </table:table-cell>
              <table:table-cell office:value-type="float" office:value="5842719.42622752">
                <text:p>5842719.4262275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13525.447103154">
                <text:p>613525.447103154</text:p>
              </table:table-cell>
              <table:table-cell office:value-type="float" office:value="5842719.44791872">
                <text:p>5842719.447918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13525.570479401">
                <text:p>613525.570479401</text:p>
              </table:table-cell>
              <table:table-cell office:value-type="float" office:value="5842719.46934709">
                <text:p>5842719.46934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84cm" svg:height="14.849cm" xlink:href=".." xlink:type="simple" chart:class="chart:scatter" chart:style-name="ch1">
        <chart:legend chart:legend-position="end" svg:x="23.632cm" svg:y="7.125cm" style:legend-expansion="high" chart:style-name="ch2"/>
        <chart:plot-area chart:style-name="ch3" table:cell-range-address="'latlong,csv'.A1:'latlong,csv'.B1184" svg:x="0.529cm" svg:y="0.296cm" svg:width="22.574cm" svg:height="14.257cm">
          <chart:coordinate-region svg:x="2.076cm" svg:y="0.495cm" svg:width="20.47cm" svg:height="13.4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atlong,csv'.B1:'latlong,csv'.B1184" chart:class="chart:scatter">
            <chart:domain table:cell-range-address="'latlong,csv'.A1:'latlong,csv'.A1184"/>
            <chart:data-point chart:repeated="118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3522.464451826">
                <text:p>613522.464451826</text:p>
                <draw:g>
                  <svg:desc>'latlong,csv'.A1:'latlong,csv'.A1184</svg:desc>
                </draw:g>
              </table:table-cell>
              <table:table-cell office:value-type="float" office:value="5842729.02292425">
                <text:p>5842729.02292425</text:p>
                <draw:g>
                  <svg:desc>'latlong,csv'.B1:'latlong,csv'.B1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3522.475707178">
                <text:p>613522.475707178</text:p>
              </table:table-cell>
              <table:table-cell office:value-type="float" office:value="5842729.02318707">
                <text:p>5842729.02318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3522.475707178">
                <text:p>613522.475707178</text:p>
              </table:table-cell>
              <table:table-cell office:value-type="float" office:value="5842729.02318707">
                <text:p>5842729.02318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3522.498217881">
                <text:p>613522.498217881</text:p>
              </table:table-cell>
              <table:table-cell office:value-type="float" office:value="5842729.0237127">
                <text:p>5842729.023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3522.509473233">
                <text:p>613522.509473233</text:p>
              </table:table-cell>
              <table:table-cell office:value-type="float" office:value="5842729.02397552">
                <text:p>5842729.02397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3522.520728584">
                <text:p>613522.520728584</text:p>
              </table:table-cell>
              <table:table-cell office:value-type="float" office:value="5842729.02423834">
                <text:p>5842729.02423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3522.531983936">
                <text:p>613522.531983936</text:p>
              </table:table-cell>
              <table:table-cell office:value-type="float" office:value="5842729.02450116">
                <text:p>5842729.02450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3522.543672143">
                <text:p>613522.543672143</text:p>
              </table:table-cell>
              <table:table-cell office:value-type="float" office:value="5842729.00622668">
                <text:p>5842729.0062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3522.543672143">
                <text:p>613522.543672143</text:p>
              </table:table-cell>
              <table:table-cell office:value-type="float" office:value="5842729.00622668">
                <text:p>5842729.00622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3522.554927495">
                <text:p>613522.554927495</text:p>
              </table:table-cell>
              <table:table-cell office:value-type="float" office:value="5842729.00648949">
                <text:p>5842729.00648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522.554927495">
                <text:p>613522.554927495</text:p>
              </table:table-cell>
              <table:table-cell office:value-type="float" office:value="5842729.00648949">
                <text:p>5842729.006489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3522.566182847">
                <text:p>613522.566182847</text:p>
              </table:table-cell>
              <table:table-cell office:value-type="float" office:value="5842729.00675231">
                <text:p>5842729.00675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3522.577005342">
                <text:p>613522.577005342</text:p>
              </table:table-cell>
              <table:table-cell office:value-type="float" office:value="5842729.02555243">
                <text:p>5842729.02555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3522.565749991">
                <text:p>613522.565749991</text:p>
              </table:table-cell>
              <table:table-cell office:value-type="float" office:value="5842729.02528961">
                <text:p>5842729.025289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3522.554061783">
                <text:p>613522.554061783</text:p>
              </table:table-cell>
              <table:table-cell office:value-type="float" office:value="5842729.0435641">
                <text:p>5842729.0435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3522.565317135">
                <text:p>613522.565317135</text:p>
              </table:table-cell>
              <table:table-cell office:value-type="float" office:value="5842729.04382692">
                <text:p>5842729.04382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3522.564884279">
                <text:p>613522.564884279</text:p>
              </table:table-cell>
              <table:table-cell office:value-type="float" office:value="5842729.06236422">
                <text:p>5842729.06236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3522.564884279">
                <text:p>613522.564884279</text:p>
              </table:table-cell>
              <table:table-cell office:value-type="float" office:value="5842729.06236422">
                <text:p>5842729.06236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3522.564451423">
                <text:p>613522.564451423</text:p>
              </table:table-cell>
              <table:table-cell office:value-type="float" office:value="5842729.08090152">
                <text:p>5842729.08090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3522.564018567">
                <text:p>613522.564018567</text:p>
              </table:table-cell>
              <table:table-cell office:value-type="float" office:value="5842729.09943882">
                <text:p>5842729.09943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3522.552763216">
                <text:p>613522.552763216</text:p>
              </table:table-cell>
              <table:table-cell office:value-type="float" office:value="5842729.099176">
                <text:p>5842729.099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3522.55233036">
                <text:p>613522.55233036</text:p>
              </table:table-cell>
              <table:table-cell office:value-type="float" office:value="5842729.1177133">
                <text:p>5842729.1177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3522.541075009">
                <text:p>613522.541075009</text:p>
              </table:table-cell>
              <table:table-cell office:value-type="float" office:value="5842729.11745049">
                <text:p>5842729.11745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3522.540642153">
                <text:p>613522.540642153</text:p>
              </table:table-cell>
              <table:table-cell office:value-type="float" office:value="5842729.13598779">
                <text:p>5842729.135987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3522.539776441">
                <text:p>613522.539776441</text:p>
              </table:table-cell>
              <table:table-cell office:value-type="float" office:value="5842729.17306239">
                <text:p>5842729.173062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3522.539776441">
                <text:p>613522.539776441</text:p>
              </table:table-cell>
              <table:table-cell office:value-type="float" office:value="5842729.17306239">
                <text:p>5842729.17306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3522.52852109">
                <text:p>613522.52852109</text:p>
              </table:table-cell>
              <table:table-cell office:value-type="float" office:value="5842729.17279957">
                <text:p>5842729.172799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3522.517265739">
                <text:p>613522.517265739</text:p>
              </table:table-cell>
              <table:table-cell office:value-type="float" office:value="5842729.17253675">
                <text:p>5842729.17253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3522.493456469">
                <text:p>613522.493456469</text:p>
              </table:table-cell>
              <table:table-cell office:value-type="float" office:value="5842729.22762302">
                <text:p>5842729.22762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3522.481768263">
                <text:p>613522.481768263</text:p>
              </table:table-cell>
              <table:table-cell office:value-type="float" office:value="5842729.24589751">
                <text:p>5842729.24589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3522.470945767">
                <text:p>613522.470945767</text:p>
              </table:table-cell>
              <table:table-cell office:value-type="float" office:value="5842729.22709739">
                <text:p>5842729.22709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3522.482633974">
                <text:p>613522.482633974</text:p>
              </table:table-cell>
              <table:table-cell office:value-type="float" office:value="5842729.2088229">
                <text:p>5842729.20882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3522.493889325">
                <text:p>613522.493889325</text:p>
              </table:table-cell>
              <table:table-cell office:value-type="float" office:value="5842729.20908572">
                <text:p>5842729.20908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3522.516400027">
                <text:p>613522.516400027</text:p>
              </table:table-cell>
              <table:table-cell office:value-type="float" office:value="5842729.20961136">
                <text:p>5842729.20961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13522.516832883">
                <text:p>613522.516832883</text:p>
              </table:table-cell>
              <table:table-cell office:value-type="float" office:value="5842729.19107406">
                <text:p>5842729.191074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13522.505577532">
                <text:p>613522.505577532</text:p>
              </table:table-cell>
              <table:table-cell office:value-type="float" office:value="5842729.19081124">
                <text:p>5842729.19081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3522.49432218">
                <text:p>613522.49432218</text:p>
              </table:table-cell>
              <table:table-cell office:value-type="float" office:value="5842729.19054842">
                <text:p>5842729.19054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3522.481768263">
                <text:p>613522.481768263</text:p>
              </table:table-cell>
              <table:table-cell office:value-type="float" office:value="5842729.24589751">
                <text:p>5842729.245897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3522.470512911">
                <text:p>613522.470512911</text:p>
              </table:table-cell>
              <table:table-cell office:value-type="float" office:value="5842729.24563469">
                <text:p>5842729.245634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13522.458824705">
                <text:p>613522.458824705</text:p>
              </table:table-cell>
              <table:table-cell office:value-type="float" office:value="5842729.26390917">
                <text:p>5842729.26390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13522.458824705">
                <text:p>613522.458824705</text:p>
              </table:table-cell>
              <table:table-cell office:value-type="float" office:value="5842729.26390917">
                <text:p>5842729.263909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3522.45925756">
                <text:p>613522.45925756</text:p>
              </table:table-cell>
              <table:table-cell office:value-type="float" office:value="5842729.24537187">
                <text:p>5842729.2453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3522.45925756">
                <text:p>613522.45925756</text:p>
              </table:table-cell>
              <table:table-cell office:value-type="float" office:value="5842729.24537187">
                <text:p>5842729.24537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3522.448002209">
                <text:p>613522.448002209</text:p>
              </table:table-cell>
              <table:table-cell office:value-type="float" office:value="5842729.24510905">
                <text:p>5842729.24510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3522.436746858">
                <text:p>613522.436746858</text:p>
              </table:table-cell>
              <table:table-cell office:value-type="float" office:value="5842729.24484623">
                <text:p>5842729.24484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3522.425491507">
                <text:p>613522.425491507</text:p>
              </table:table-cell>
              <table:table-cell office:value-type="float" office:value="5842729.24458342">
                <text:p>5842729.24458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522.414236156">
                <text:p>613522.414236156</text:p>
              </table:table-cell>
              <table:table-cell office:value-type="float" office:value="5842729.2443206">
                <text:p>5842729.24432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3522.40254795">
                <text:p>613522.40254795</text:p>
              </table:table-cell>
              <table:table-cell office:value-type="float" office:value="5842729.26259508">
                <text:p>5842729.26259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3522.40254795">
                <text:p>613522.40254795</text:p>
              </table:table-cell>
              <table:table-cell office:value-type="float" office:value="5842729.26259508">
                <text:p>5842729.26259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3522.413803301">
                <text:p>613522.413803301</text:p>
              </table:table-cell>
              <table:table-cell office:value-type="float" office:value="5842729.2628579">
                <text:p>5842729.26285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3522.413370445">
                <text:p>613522.413370445</text:p>
              </table:table-cell>
              <table:table-cell office:value-type="float" office:value="5842729.2813952">
                <text:p>5842729.2813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3522.41293759">
                <text:p>613522.41293759</text:p>
              </table:table-cell>
              <table:table-cell office:value-type="float" office:value="5842729.2999325">
                <text:p>5842729.2999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3522.424192941">
                <text:p>613522.424192941</text:p>
              </table:table-cell>
              <table:table-cell office:value-type="float" office:value="5842729.30019532">
                <text:p>5842729.300195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3522.424192941">
                <text:p>613522.424192941</text:p>
              </table:table-cell>
              <table:table-cell office:value-type="float" office:value="5842729.30019532">
                <text:p>5842729.300195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3522.412504735">
                <text:p>613522.412504735</text:p>
              </table:table-cell>
              <table:table-cell office:value-type="float" office:value="5842729.3184698">
                <text:p>5842729.31846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3522.401249384">
                <text:p>613522.401249384</text:p>
              </table:table-cell>
              <table:table-cell office:value-type="float" office:value="5842729.31820699">
                <text:p>5842729.318206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3522.389994033">
                <text:p>613522.389994033</text:p>
              </table:table-cell>
              <table:table-cell office:value-type="float" office:value="5842729.31794417">
                <text:p>5842729.31794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3522.378738682">
                <text:p>613522.378738682</text:p>
              </table:table-cell>
              <table:table-cell office:value-type="float" office:value="5842729.31768135">
                <text:p>5842729.31768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3522.367483331">
                <text:p>613522.367483331</text:p>
              </table:table-cell>
              <table:table-cell office:value-type="float" office:value="5842729.31741853">
                <text:p>5842729.3174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3522.333284423">
                <text:p>613522.333284423</text:p>
              </table:table-cell>
              <table:table-cell office:value-type="float" office:value="5842729.33516738">
                <text:p>5842729.33516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3522.321163362">
                <text:p>613522.321163362</text:p>
              </table:table-cell>
              <table:table-cell office:value-type="float" office:value="5842729.37197917">
                <text:p>5842729.371979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3522.321163362">
                <text:p>613522.321163362</text:p>
              </table:table-cell>
              <table:table-cell office:value-type="float" office:value="5842729.37197917">
                <text:p>5842729.371979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3522.309908011">
                <text:p>613522.309908011</text:p>
              </table:table-cell>
              <table:table-cell office:value-type="float" office:value="5842729.37171635">
                <text:p>5842729.371716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3522.309908011">
                <text:p>613522.309908011</text:p>
              </table:table-cell>
              <table:table-cell office:value-type="float" office:value="5842729.37171635">
                <text:p>5842729.371716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3522.310340866">
                <text:p>613522.310340866</text:p>
              </table:table-cell>
              <table:table-cell office:value-type="float" office:value="5842729.35317905">
                <text:p>5842729.35317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3522.299518371">
                <text:p>613522.299518371</text:p>
              </table:table-cell>
              <table:table-cell office:value-type="float" office:value="5842729.33437893">
                <text:p>5842729.334378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3522.299518371">
                <text:p>613522.299518371</text:p>
              </table:table-cell>
              <table:table-cell office:value-type="float" office:value="5842729.33437893">
                <text:p>5842729.334378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3522.299951225">
                <text:p>613522.299951225</text:p>
              </table:table-cell>
              <table:table-cell office:value-type="float" office:value="5842729.31584162">
                <text:p>5842729.315841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3522.288695874">
                <text:p>613522.288695874</text:p>
              </table:table-cell>
              <table:table-cell office:value-type="float" office:value="5842729.31557881">
                <text:p>5842729.31557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3522.277440524">
                <text:p>613522.277440524</text:p>
              </table:table-cell>
              <table:table-cell office:value-type="float" office:value="5842729.31531599">
                <text:p>5842729.315315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3522.277440524">
                <text:p>613522.277440524</text:p>
              </table:table-cell>
              <table:table-cell office:value-type="float" office:value="5842729.31531599">
                <text:p>5842729.31531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3522.265752318">
                <text:p>613522.265752318</text:p>
              </table:table-cell>
              <table:table-cell office:value-type="float" office:value="5842729.33359047">
                <text:p>5842729.33359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13522.254496967">
                <text:p>613522.254496967</text:p>
              </table:table-cell>
              <table:table-cell office:value-type="float" office:value="5842729.33332766">
                <text:p>5842729.333327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3522.242808761">
                <text:p>613522.242808761</text:p>
              </table:table-cell>
              <table:table-cell office:value-type="float" office:value="5842729.35160214">
                <text:p>5842729.35160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3522.23155341">
                <text:p>613522.23155341</text:p>
              </table:table-cell>
              <table:table-cell office:value-type="float" office:value="5842729.35133932">
                <text:p>5842729.351339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13522.23155341">
                <text:p>613522.23155341</text:p>
              </table:table-cell>
              <table:table-cell office:value-type="float" office:value="5842729.35133932">
                <text:p>5842729.351339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3522.220730914">
                <text:p>613522.220730914</text:p>
              </table:table-cell>
              <table:table-cell office:value-type="float" office:value="5842729.3325392">
                <text:p>5842729.33253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13522.209475563">
                <text:p>613522.209475563</text:p>
              </table:table-cell>
              <table:table-cell office:value-type="float" office:value="5842729.33227638">
                <text:p>5842729.332276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13522.198220212">
                <text:p>613522.198220212</text:p>
              </table:table-cell>
              <table:table-cell office:value-type="float" office:value="5842729.33201357">
                <text:p>5842729.33201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3522.175276656">
                <text:p>613522.175276656</text:p>
              </table:table-cell>
              <table:table-cell office:value-type="float" office:value="5842729.35002523">
                <text:p>5842729.350025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3522.164021305">
                <text:p>613522.164021305</text:p>
              </table:table-cell>
              <table:table-cell office:value-type="float" office:value="5842729.34976242">
                <text:p>5842729.349762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13522.152765955">
                <text:p>613522.152765955</text:p>
              </table:table-cell>
              <table:table-cell office:value-type="float" office:value="5842729.3494996">
                <text:p>5842729.34949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3522.141510603">
                <text:p>613522.141510603</text:p>
              </table:table-cell>
              <table:table-cell office:value-type="float" office:value="5842729.34923678">
                <text:p>5842729.349236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13522.130255253">
                <text:p>613522.130255253</text:p>
              </table:table-cell>
              <table:table-cell office:value-type="float" office:value="5842729.34897396">
                <text:p>5842729.348973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3522.130255253">
                <text:p>613522.130255253</text:p>
              </table:table-cell>
              <table:table-cell office:value-type="float" office:value="5842729.34897396">
                <text:p>5842729.34897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3522.119432756">
                <text:p>613522.119432756</text:p>
              </table:table-cell>
              <table:table-cell office:value-type="float" office:value="5842729.33017384">
                <text:p>5842729.33017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3522.118999902">
                <text:p>613522.118999902</text:p>
              </table:table-cell>
              <table:table-cell office:value-type="float" office:value="5842729.34871115">
                <text:p>5842729.34871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13522.108177405">
                <text:p>613522.108177405</text:p>
              </table:table-cell>
              <table:table-cell office:value-type="float" office:value="5842729.32991103">
                <text:p>5842729.329911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3522.108177405">
                <text:p>613522.108177405</text:p>
              </table:table-cell>
              <table:table-cell office:value-type="float" office:value="5842729.32991103">
                <text:p>5842729.329911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3522.084800995">
                <text:p>613522.084800995</text:p>
              </table:table-cell>
              <table:table-cell office:value-type="float" office:value="5842729.36646">
                <text:p>5842729.366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3522.073545644">
                <text:p>613522.073545644</text:p>
              </table:table-cell>
              <table:table-cell office:value-type="float" office:value="5842729.36619718">
                <text:p>5842729.366197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3522.050169235">
                <text:p>613522.050169235</text:p>
              </table:table-cell>
              <table:table-cell office:value-type="float" office:value="5842729.40274615">
                <text:p>5842729.402746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3522.050602089">
                <text:p>613522.050602089</text:p>
              </table:table-cell>
              <table:table-cell office:value-type="float" office:value="5842729.38420884">
                <text:p>5842729.384208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3522.050169235">
                <text:p>613522.050169235</text:p>
              </table:table-cell>
              <table:table-cell office:value-type="float" office:value="5842729.40274615">
                <text:p>5842729.40274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3522.015104621">
                <text:p>613522.015104621</text:p>
              </table:table-cell>
              <table:table-cell office:value-type="float" office:value="5842729.4575696">
                <text:p>5842729.45756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3521.979607155">
                <text:p>613521.979607155</text:p>
              </table:table-cell>
              <table:table-cell office:value-type="float" office:value="5842729.53093036">
                <text:p>5842729.530930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3521.945841103">
                <text:p>613521.945841103</text:p>
              </table:table-cell>
              <table:table-cell office:value-type="float" office:value="5842729.53014191">
                <text:p>5842729.530141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13521.912940759">
                <text:p>613521.912940759</text:p>
              </table:table-cell>
              <table:table-cell office:value-type="float" office:value="5842729.49227885">
                <text:p>5842729.49227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13521.86835221">
                <text:p>613521.86835221</text:p>
              </table:table-cell>
              <table:table-cell office:value-type="float" office:value="5842729.47269028">
                <text:p>5842729.47269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13521.833720452">
                <text:p>613521.833720452</text:p>
              </table:table-cell>
              <table:table-cell office:value-type="float" office:value="5842729.50897644">
                <text:p>5842729.508976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13521.809911192">
                <text:p>613521.809911192</text:p>
              </table:table-cell>
              <table:table-cell office:value-type="float" office:value="5842729.56406271">
                <text:p>5842729.56406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13521.798655842">
                <text:p>613521.798655842</text:p>
              </table:table-cell>
              <table:table-cell office:value-type="float" office:value="5842729.56379989">
                <text:p>5842729.563799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3521.786101932">
                <text:p>613521.786101932</text:p>
              </table:table-cell>
              <table:table-cell office:value-type="float" office:value="5842729.61914898">
                <text:p>5842729.619148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13521.796491577">
                <text:p>613521.796491577</text:p>
              </table:table-cell>
              <table:table-cell office:value-type="float" office:value="5842729.6564864">
                <text:p>5842729.65648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13521.806015514">
                <text:p>613521.806015514</text:p>
              </table:table-cell>
              <table:table-cell office:value-type="float" office:value="5842729.73089842">
                <text:p>5842729.730898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13521.772682317">
                <text:p>613521.772682317</text:p>
              </table:table-cell>
              <table:table-cell office:value-type="float" office:value="5842729.71157267">
                <text:p>5842729.71157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13521.831123333">
                <text:p>613521.831123333</text:p>
              </table:table-cell>
              <table:table-cell office:value-type="float" office:value="5842729.62020024">
                <text:p>5842729.620200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13521.756231557">
                <text:p>613521.756231557</text:p>
              </table:table-cell>
              <table:table-cell office:value-type="float" office:value="5842729.45152481">
                <text:p>5842729.45152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13521.711208972">
                <text:p>613521.711208972</text:p>
              </table:table-cell>
              <table:table-cell office:value-type="float" office:value="5842728.96824088">
                <text:p>5842728.968240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13521.739346761">
                <text:p>613521.739346761</text:p>
              </table:table-cell>
              <table:table-cell office:value-type="float" office:value="5842728.7277816">
                <text:p>5842728.7277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3521.687398524">
                <text:p>613521.687398524</text:p>
              </table:table-cell>
              <table:table-cell office:value-type="float" office:value="5842728.5410945">
                <text:p>5842728.54109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13521.775708753">
                <text:p>613521.775708753</text:p>
              </table:table-cell>
              <table:table-cell office:value-type="float" office:value="5842728.13511357">
                <text:p>5842728.13511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13521.782201544">
                <text:p>613521.782201544</text:p>
              </table:table-cell>
              <table:table-cell office:value-type="float" office:value="5842727.85705405">
                <text:p>5842727.857054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3521.663154021">
                <text:p>613521.663154021</text:p>
              </table:table-cell>
              <table:table-cell office:value-type="float" office:value="5842727.65025275">
                <text:p>5842727.650252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3521.56705005">
                <text:p>613521.56705005</text:p>
              </table:table-cell>
              <table:table-cell office:value-type="float" office:value="5842727.42543978">
                <text:p>5842727.425439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3521.550166413">
                <text:p>613521.550166413</text:p>
              </table:table-cell>
              <table:table-cell office:value-type="float" office:value="5842727.18392923">
                <text:p>5842727.183929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13521.487395644">
                <text:p>613521.487395644</text:p>
              </table:table-cell>
              <table:table-cell office:value-type="float" office:value="5842726.97844201">
                <text:p>5842726.97844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3521.287396334">
                <text:p>613521.287396334</text:p>
              </table:table-cell>
              <table:table-cell office:value-type="float" office:value="5842726.86248752">
                <text:p>5842726.862487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3521.054929494">
                <text:p>613521.054929494</text:p>
              </table:table-cell>
              <table:table-cell office:value-type="float" office:value="5842726.69013269">
                <text:p>5842726.690132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3520.868782614">
                <text:p>613520.868782614</text:p>
              </table:table-cell>
              <table:table-cell office:value-type="float" office:value="5842726.46321721">
                <text:p>5842726.463217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3520.636315739">
                <text:p>613520.636315739</text:p>
              </table:table-cell>
              <table:table-cell office:value-type="float" office:value="5842726.2908624">
                <text:p>5842726.29086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520.39259349">
                <text:p>613520.39259349</text:p>
              </table:table-cell>
              <table:table-cell office:value-type="float" office:value="5842726.11824479">
                <text:p>5842726.11824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3520.216403376">
                <text:p>613520.216403376</text:p>
              </table:table-cell>
              <table:table-cell office:value-type="float" office:value="5842725.94720406">
                <text:p>5842725.9472040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3519.971382558">
                <text:p>613519.971382558</text:p>
              </table:table-cell>
              <table:table-cell office:value-type="float" office:value="5842725.83019837">
                <text:p>5842725.830198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3519.53805053">
                <text:p>613519.53805053</text:p>
              </table:table-cell>
              <table:table-cell office:value-type="float" office:value="5842725.57896379">
                <text:p>5842725.578963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13519.068355325">
                <text:p>613519.068355325</text:p>
              </table:table-cell>
              <table:table-cell office:value-type="float" office:value="5842725.43816462">
                <text:p>5842725.438164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3518.677447615">
                <text:p>613518.677447615</text:p>
              </table:table-cell>
              <table:table-cell office:value-type="float" office:value="5842725.29920517">
                <text:p>5842725.299205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3518.387838127">
                <text:p>613518.387838127</text:p>
              </table:table-cell>
              <table:table-cell office:value-type="float" office:value="5842725.16261102">
                <text:p>5842725.162611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3518.042384658">
                <text:p>613518.042384658</text:p>
              </table:table-cell>
              <table:table-cell office:value-type="float" office:value="5842725.00616555">
                <text:p>5842725.006165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3517.628966165">
                <text:p>613517.628966165</text:p>
              </table:table-cell>
              <table:table-cell office:value-type="float" office:value="5842724.86668057">
                <text:p>5842724.866680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3517.282646981">
                <text:p>613517.282646981</text:p>
              </table:table-cell>
              <table:table-cell office:value-type="float" office:value="5842724.74730975">
                <text:p>5842724.747309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13516.990873254">
                <text:p>613516.990873254</text:p>
              </table:table-cell>
              <table:table-cell office:value-type="float" office:value="5842724.7034022">
                <text:p>5842724.7034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3516.677454465">
                <text:p>613516.677454465</text:p>
              </table:table-cell>
              <table:table-cell office:value-type="float" office:value="5842724.62189445">
                <text:p>5842724.62189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3516.276589759">
                <text:p>613516.276589759</text:p>
              </table:table-cell>
              <table:table-cell office:value-type="float" office:value="5842724.42706048">
                <text:p>5842724.427060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3515.928972024">
                <text:p>613515.928972024</text:p>
              </table:table-cell>
              <table:table-cell office:value-type="float" office:value="5842724.36330167">
                <text:p>5842724.363301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3515.627241388">
                <text:p>613515.627241388</text:p>
              </table:table-cell>
              <table:table-cell office:value-type="float" office:value="5842724.26351949">
                <text:p>5842724.26351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3515.369666536">
                <text:p>613515.369666536</text:p>
              </table:table-cell>
              <table:table-cell office:value-type="float" office:value="5842724.20186314">
                <text:p>5842724.201863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3515.156680301">
                <text:p>613515.156680301</text:p>
              </table:table-cell>
              <table:table-cell office:value-type="float" office:value="5842724.15979531">
                <text:p>5842724.159795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3514.9324387">
                <text:p>613514.9324387</text:p>
              </table:table-cell>
              <table:table-cell office:value-type="float" office:value="5842724.11746469">
                <text:p>5842724.117464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13514.607331655">
                <text:p>613514.607331655</text:p>
              </table:table-cell>
              <table:table-cell office:value-type="float" office:value="5842724.05423158">
                <text:p>5842724.054231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13514.259713876">
                <text:p>613514.259713876</text:p>
              </table:table-cell>
              <table:table-cell office:value-type="float" office:value="5842723.99047289">
                <text:p>5842723.990472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3513.957983186">
                <text:p>613513.957983186</text:p>
              </table:table-cell>
              <table:table-cell office:value-type="float" office:value="5842723.89069081">
                <text:p>5842723.89069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3513.722919023">
                <text:p>613513.722919023</text:p>
              </table:table-cell>
              <table:table-cell office:value-type="float" office:value="5842723.82956015">
                <text:p>5842723.8295601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3513.441967759">
                <text:p>613513.441967759</text:p>
              </table:table-cell>
              <table:table-cell office:value-type="float" office:value="5842723.80445291">
                <text:p>5842723.804452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3513.149761129">
                <text:p>613513.149761129</text:p>
              </table:table-cell>
              <table:table-cell office:value-type="float" office:value="5842723.77908289">
                <text:p>5842723.779082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3512.881363678">
                <text:p>613512.881363678</text:p>
              </table:table-cell>
              <table:table-cell office:value-type="float" office:value="5842723.69862657">
                <text:p>5842723.698626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3512.623355949">
                <text:p>613512.623355949</text:p>
              </table:table-cell>
              <table:table-cell office:value-type="float" office:value="5842723.65550767">
                <text:p>5842723.655507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3512.354958484">
                <text:p>613512.354958484</text:p>
              </table:table-cell>
              <table:table-cell office:value-type="float" office:value="5842723.57505138">
                <text:p>5842723.575051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3512.062319022">
                <text:p>613512.062319022</text:p>
              </table:table-cell>
              <table:table-cell office:value-type="float" office:value="5842723.56821873">
                <text:p>5842723.568218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3511.781800552">
                <text:p>613511.781800552</text:p>
              </table:table-cell>
              <table:table-cell office:value-type="float" office:value="5842723.52457429">
                <text:p>5842723.524574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3511.55929015">
                <text:p>613511.55929015</text:p>
              </table:table-cell>
              <table:table-cell office:value-type="float" office:value="5842723.40809462">
                <text:p>5842723.408094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3511.370113019">
                <text:p>613511.370113019</text:p>
              </table:table-cell>
              <table:table-cell office:value-type="float" office:value="5842723.31094063">
                <text:p>5842723.310940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3511.158425152">
                <text:p>613511.158425152</text:p>
              </table:table-cell>
              <table:table-cell office:value-type="float" office:value="5842723.21326107">
                <text:p>5842723.21326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3510.946737276">
                <text:p>613510.946737276</text:p>
              </table:table-cell>
              <table:table-cell office:value-type="float" office:value="5842723.11558152">
                <text:p>5842723.115581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3510.723361217">
                <text:p>613510.723361217</text:p>
              </table:table-cell>
              <table:table-cell office:value-type="float" office:value="5842723.03617649">
                <text:p>5842723.036176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3510.502582005">
                <text:p>613510.502582005</text:p>
              </table:table-cell>
              <table:table-cell office:value-type="float" office:value="5842722.84554766">
                <text:p>5842722.84554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3510.291759717">
                <text:p>613510.291759717</text:p>
              </table:table-cell>
              <table:table-cell office:value-type="float" office:value="5842722.71079353">
                <text:p>5842722.710793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3510.159292172">
                <text:p>613510.159292172</text:p>
              </table:table-cell>
              <table:table-cell office:value-type="float" office:value="5842722.59641624">
                <text:p>5842722.596416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13510.025959008">
                <text:p>613510.025959008</text:p>
              </table:table-cell>
              <table:table-cell office:value-type="float" office:value="5842722.51911356">
                <text:p>5842722.51911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13509.882236085">
                <text:p>613509.882236085</text:p>
              </table:table-cell>
              <table:table-cell office:value-type="float" office:value="5842722.40447349">
                <text:p>5842722.404473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13509.761889502">
                <text:p>613509.761889502</text:p>
              </table:table-cell>
              <table:table-cell office:value-type="float" office:value="5842722.2532844">
                <text:p>5842722.25328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13509.629854739">
                <text:p>613509.629854739</text:p>
              </table:table-cell>
              <table:table-cell office:value-type="float" office:value="5842722.12036982">
                <text:p>5842722.120369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13509.475309233">
                <text:p>613509.475309233</text:p>
              </table:table-cell>
              <table:table-cell office:value-type="float" office:value="5842721.98692968">
                <text:p>5842721.986929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3509.309941155">
                <text:p>613509.309941155</text:p>
              </table:table-cell>
              <table:table-cell office:value-type="float" office:value="5842721.83468945">
                <text:p>5842721.834689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13509.143707459">
                <text:p>613509.143707459</text:p>
              </table:table-cell>
              <table:table-cell office:value-type="float" office:value="5842721.71952382">
                <text:p>5842721.719523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3508.978772165">
                <text:p>613508.978772165</text:p>
              </table:table-cell>
              <table:table-cell office:value-type="float" office:value="5842721.5487463">
                <text:p>5842721.54874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13508.813404056">
                <text:p>613508.813404056</text:p>
              </table:table-cell>
              <table:table-cell office:value-type="float" office:value="5842721.39650609">
                <text:p>5842721.396506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13508.625958001">
                <text:p>613508.625958001</text:p>
              </table:table-cell>
              <table:table-cell office:value-type="float" office:value="5842721.225203">
                <text:p>5842721.2252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13508.425958159">
                <text:p>613508.425958159</text:p>
              </table:table-cell>
              <table:table-cell office:value-type="float" office:value="5842721.10924905">
                <text:p>5842721.109249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3508.226391109">
                <text:p>613508.226391109</text:p>
              </table:table-cell>
              <table:table-cell office:value-type="float" office:value="5842720.9747578">
                <text:p>5842720.9747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3508.038945016">
                <text:p>613508.038945016</text:p>
              </table:table-cell>
              <table:table-cell office:value-type="float" office:value="5842720.80345474">
                <text:p>5842720.803454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3507.861888684">
                <text:p>613507.861888684</text:p>
              </table:table-cell>
              <table:table-cell office:value-type="float" office:value="5842720.66948907">
                <text:p>5842720.669489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3507.663187195">
                <text:p>613507.663187195</text:p>
              </table:table-cell>
              <table:table-cell office:value-type="float" office:value="5842720.49792325">
                <text:p>5842720.497923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3507.47487547">
                <text:p>613507.47487547</text:p>
              </table:table-cell>
              <table:table-cell office:value-type="float" office:value="5842720.36369481">
                <text:p>5842720.363694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3507.264052991">
                <text:p>613507.264052991</text:p>
              </table:table-cell>
              <table:table-cell office:value-type="float" office:value="5842720.22894082">
                <text:p>5842720.22894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3507.04284072">
                <text:p>613507.04284072</text:p>
              </table:table-cell>
              <table:table-cell office:value-type="float" office:value="5842720.05684945">
                <text:p>5842720.056849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3506.843273589">
                <text:p>613506.843273589</text:p>
              </table:table-cell>
              <table:table-cell office:value-type="float" office:value="5842719.92235826">
                <text:p>5842719.9223582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3506.643706446">
                <text:p>613506.643706446</text:p>
              </table:table-cell>
              <table:table-cell office:value-type="float" office:value="5842719.78786708">
                <text:p>5842719.787867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3506.4437065">
                <text:p>613506.4437065</text:p>
              </table:table-cell>
              <table:table-cell office:value-type="float" office:value="5842719.67191321">
                <text:p>5842719.671913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3506.243273752">
                <text:p>613506.243273752</text:p>
              </table:table-cell>
              <table:table-cell office:value-type="float" office:value="5842719.57449665">
                <text:p>5842719.57449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3506.043706578">
                <text:p>613506.043706578</text:p>
              </table:table-cell>
              <table:table-cell office:value-type="float" office:value="5842719.44000549">
                <text:p>5842719.440005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3505.861023861">
                <text:p>613505.861023861</text:p>
              </table:table-cell>
              <table:table-cell office:value-type="float" office:value="5842719.54702482">
                <text:p>5842719.547024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13505.656695986">
                <text:p>613505.656695986</text:p>
              </table:table-cell>
              <table:table-cell office:value-type="float" office:value="5842719.61644401">
                <text:p>5842719.616444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3505.4631907">
                <text:p>613505.4631907</text:p>
              </table:table-cell>
              <table:table-cell office:value-type="float" office:value="5842719.70466328">
                <text:p>5842719.704663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13505.259728415">
                <text:p>613505.259728415</text:p>
              </table:table-cell>
              <table:table-cell office:value-type="float" office:value="5842719.73700787">
                <text:p>5842719.73700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3505.044145185">
                <text:p>613505.044145185</text:p>
              </table:table-cell>
              <table:table-cell office:value-type="float" office:value="5842719.8061643">
                <text:p>5842719.80616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3504.829427535">
                <text:p>613504.829427535</text:p>
              </table:table-cell>
              <table:table-cell office:value-type="float" office:value="5842719.83824614">
                <text:p>5842719.838246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3504.625532474">
                <text:p>613504.625532474</text:p>
              </table:table-cell>
              <table:table-cell office:value-type="float" office:value="5842719.88912806">
                <text:p>5842719.88912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3504.422070204">
                <text:p>613504.422070204</text:p>
              </table:table-cell>
              <table:table-cell office:value-type="float" office:value="5842719.92147269">
                <text:p>5842719.921472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3504.207352564">
                <text:p>613504.207352564</text:p>
              </table:table-cell>
              <table:table-cell office:value-type="float" office:value="5842719.95355455">
                <text:p>5842719.95355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3503.98311069">
                <text:p>613503.98311069</text:p>
              </table:table-cell>
              <table:table-cell office:value-type="float" office:value="5842719.91122444">
                <text:p>5842719.911224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3503.780081209">
                <text:p>613503.780081209</text:p>
              </table:table-cell>
              <table:table-cell office:value-type="float" office:value="5842719.92503179">
                <text:p>5842719.92503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3503.543285612">
                <text:p>613503.543285612</text:p>
              </table:table-cell>
              <table:table-cell office:value-type="float" office:value="5842719.93805084">
                <text:p>5842719.93805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3503.31774539">
                <text:p>613503.31774539</text:p>
              </table:table-cell>
              <table:table-cell office:value-type="float" office:value="5842719.95133266">
                <text:p>5842719.951332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3503.080084236">
                <text:p>613503.080084236</text:p>
              </table:table-cell>
              <table:table-cell office:value-type="float" office:value="5842720.00142633">
                <text:p>5842720.001426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13502.842423088">
                <text:p>613502.842423088</text:p>
              </table:table-cell>
              <table:table-cell office:value-type="float" office:value="5842720.05152">
                <text:p>5842720.051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13502.605194724">
                <text:p>613502.605194724</text:p>
              </table:table-cell>
              <table:table-cell office:value-type="float" office:value="5842720.08307639">
                <text:p>5842720.083076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3502.368831918">
                <text:p>613502.368831918</text:p>
              </table:table-cell>
              <table:table-cell office:value-type="float" office:value="5842720.07755819">
                <text:p>5842720.077558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3502.131170782">
                <text:p>613502.131170782</text:p>
              </table:table-cell>
              <table:table-cell office:value-type="float" office:value="5842720.1276519">
                <text:p>5842720.12765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3501.882687056">
                <text:p>613501.882687056</text:p>
              </table:table-cell>
              <table:table-cell office:value-type="float" office:value="5842720.15894555">
                <text:p>5842720.158945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3501.645458705">
                <text:p>613501.645458705</text:p>
              </table:table-cell>
              <table:table-cell office:value-type="float" office:value="5842720.19050199">
                <text:p>5842720.190501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3501.39740776">
                <text:p>613501.39740776</text:p>
              </table:table-cell>
              <table:table-cell office:value-type="float" office:value="5842720.20325836">
                <text:p>5842720.203258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3501.149356816">
                <text:p>613501.149356816</text:p>
              </table:table-cell>
              <table:table-cell office:value-type="float" office:value="5842720.21601475">
                <text:p>5842720.21601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3500.901305874">
                <text:p>613500.901305874</text:p>
              </table:table-cell>
              <table:table-cell office:value-type="float" office:value="5842720.22877115">
                <text:p>5842720.228771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3500.653254935">
                <text:p>613500.653254935</text:p>
              </table:table-cell>
              <table:table-cell office:value-type="float" office:value="5842720.24152756">
                <text:p>5842720.241527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3500.371437883">
                <text:p>613500.371437883</text:p>
              </table:table-cell>
              <table:table-cell office:value-type="float" office:value="5842720.25349568">
                <text:p>5842720.253495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3500.112997114">
                <text:p>613500.112997114</text:p>
              </table:table-cell>
              <table:table-cell office:value-type="float" office:value="5842720.22891475">
                <text:p>5842720.228914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3499.853690806">
                <text:p>613499.853690806</text:p>
              </table:table-cell>
              <table:table-cell office:value-type="float" office:value="5842720.24140844">
                <text:p>5842720.24140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3499.606072639">
                <text:p>613499.606072639</text:p>
              </table:table-cell>
              <table:table-cell office:value-type="float" office:value="5842720.2356276">
                <text:p>5842720.23562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3499.346766334">
                <text:p>613499.346766334</text:p>
              </table:table-cell>
              <table:table-cell office:value-type="float" office:value="5842720.24812131">
                <text:p>5842720.248121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13499.075771894">
                <text:p>613499.075771894</text:p>
              </table:table-cell>
              <table:table-cell office:value-type="float" office:value="5842720.27888958">
                <text:p>5842720.278889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13498.827720965">
                <text:p>613498.827720965</text:p>
              </table:table-cell>
              <table:table-cell office:value-type="float" office:value="5842720.29164609">
                <text:p>5842720.29164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3498.556726533">
                <text:p>613498.556726533</text:p>
              </table:table-cell>
              <table:table-cell office:value-type="float" office:value="5842720.32241438">
                <text:p>5842720.32241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13498.308675608">
                <text:p>613498.308675608</text:p>
              </table:table-cell>
              <table:table-cell office:value-type="float" office:value="5842720.33517091">
                <text:p>5842720.33517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3498.059759163">
                <text:p>613498.059759163</text:p>
              </table:table-cell>
              <table:table-cell office:value-type="float" office:value="5842720.38500206">
                <text:p>5842720.385002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13497.776643851">
                <text:p>613497.776643851</text:p>
              </table:table-cell>
              <table:table-cell office:value-type="float" office:value="5842720.45258224">
                <text:p>5842720.45258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13497.505216677">
                <text:p>613497.505216677</text:p>
              </table:table-cell>
              <table:table-cell office:value-type="float" office:value="5842720.5018879">
                <text:p>5842720.50188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3497.234222267">
                <text:p>613497.234222267</text:p>
              </table:table-cell>
              <table:table-cell office:value-type="float" office:value="5842720.53265627">
                <text:p>5842720.532656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13496.951539733">
                <text:p>613496.951539733</text:p>
              </table:table-cell>
              <table:table-cell office:value-type="float" office:value="5842720.5816992">
                <text:p>5842720.5816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13496.690935191">
                <text:p>613496.690935191</text:p>
              </table:table-cell>
              <table:table-cell office:value-type="float" office:value="5842720.64980496">
                <text:p>5842720.64980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13496.41864253">
                <text:p>613496.41864253</text:p>
              </table:table-cell>
              <table:table-cell office:value-type="float" office:value="5842720.73618528">
                <text:p>5842720.736185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13496.135960019">
                <text:p>613496.135960019</text:p>
              </table:table-cell>
              <table:table-cell office:value-type="float" office:value="5842720.78522825">
                <text:p>5842720.785228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13495.853277513">
                <text:p>613495.853277513</text:p>
              </table:table-cell>
              <table:table-cell office:value-type="float" office:value="5842720.83427125">
                <text:p>5842720.83427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13495.581850384">
                <text:p>613495.581850384</text:p>
              </table:table-cell>
              <table:table-cell office:value-type="float" office:value="5842720.88357701">
                <text:p>5842720.883577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13495.321245879">
                <text:p>613495.321245879</text:p>
              </table:table-cell>
              <table:table-cell office:value-type="float" office:value="5842720.95168284">
                <text:p>5842720.951682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3495.059775882">
                <text:p>613495.059775882</text:p>
              </table:table-cell>
              <table:table-cell office:value-type="float" office:value="5842721.0568633">
                <text:p>5842721.05686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13494.820816634">
                <text:p>613494.820816634</text:p>
              </table:table-cell>
              <table:table-cell office:value-type="float" office:value="5842721.16256927">
                <text:p>5842721.162569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3494.571467525">
                <text:p>613494.571467525</text:p>
              </table:table-cell>
              <table:table-cell office:value-type="float" office:value="5842721.2309379">
                <text:p>5842721.23093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13494.321685676">
                <text:p>613494.321685676</text:p>
              </table:table-cell>
              <table:table-cell office:value-type="float" office:value="5842721.31784385">
                <text:p>5842721.317843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3494.071903836">
                <text:p>613494.071903836</text:p>
              </table:table-cell>
              <table:table-cell office:value-type="float" office:value="5842721.4047498">
                <text:p>5842721.4047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3493.821256516">
                <text:p>613493.821256516</text:p>
              </table:table-cell>
              <table:table-cell office:value-type="float" office:value="5842721.52873038">
                <text:p>5842721.528730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13493.571041952">
                <text:p>613493.571041952</text:p>
              </table:table-cell>
              <table:table-cell office:value-type="float" office:value="5842721.63417367">
                <text:p>5842721.634173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13493.309572032">
                <text:p>613493.309572032</text:p>
              </table:table-cell>
              <table:table-cell office:value-type="float" office:value="5842721.73935421">
                <text:p>5842721.739354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13493.059357491">
                <text:p>613493.059357491</text:p>
              </table:table-cell>
              <table:table-cell office:value-type="float" office:value="5842721.84479753">
                <text:p>5842721.844797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13492.797887594">
                <text:p>613492.797887594</text:p>
              </table:table-cell>
              <table:table-cell office:value-type="float" office:value="5842721.9499781">
                <text:p>5842721.94997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13492.547673076">
                <text:p>613492.547673076</text:p>
              </table:table-cell>
              <table:table-cell office:value-type="float" office:value="5842722.05542144">
                <text:p>5842722.055421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13492.308281196">
                <text:p>613492.308281196</text:p>
              </table:table-cell>
              <table:table-cell office:value-type="float" office:value="5842722.17966484">
                <text:p>5842722.17966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13492.057201223">
                <text:p>613492.057201223</text:p>
              </table:table-cell>
              <table:table-cell office:value-type="float" office:value="5842722.32218281">
                <text:p>5842722.322182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13491.806554003">
                <text:p>613491.806554003</text:p>
              </table:table-cell>
              <table:table-cell office:value-type="float" office:value="5842722.44616348">
                <text:p>5842722.44616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3491.567594899">
                <text:p>613491.567594899</text:p>
              </table:table-cell>
              <table:table-cell office:value-type="float" office:value="5842722.55186962">
                <text:p>5842722.5518696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3491.317813176">
                <text:p>613491.317813176</text:p>
              </table:table-cell>
              <table:table-cell office:value-type="float" office:value="5842722.63877572">
                <text:p>5842722.6387757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491.067598727">
                <text:p>613491.067598727</text:p>
              </table:table-cell>
              <table:table-cell office:value-type="float" office:value="5842722.74421913">
                <text:p>5842722.74421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3490.82820692">
                <text:p>613490.82820692</text:p>
              </table:table-cell>
              <table:table-cell office:value-type="float" office:value="5842722.8684626">
                <text:p>5842722.8684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3490.577559761">
                <text:p>613490.577559761</text:p>
              </table:table-cell>
              <table:table-cell office:value-type="float" office:value="5842722.99244334">
                <text:p>5842722.99244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3490.338167979">
                <text:p>613490.338167979</text:p>
              </table:table-cell>
              <table:table-cell office:value-type="float" office:value="5842723.11668684">
                <text:p>5842723.116686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13490.109598842">
                <text:p>613490.109598842</text:p>
              </table:table-cell>
              <table:table-cell office:value-type="float" office:value="5842723.2597304">
                <text:p>5842723.2597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13489.881029719">
                <text:p>613489.881029719</text:p>
              </table:table-cell>
              <table:table-cell office:value-type="float" office:value="5842723.40277396">
                <text:p>5842723.402773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13489.663715973">
                <text:p>613489.663715973</text:p>
              </table:table-cell>
              <table:table-cell office:value-type="float" office:value="5842723.54608028">
                <text:p>5842723.546080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13489.423891514">
                <text:p>613489.423891514</text:p>
              </table:table-cell>
              <table:table-cell office:value-type="float" office:value="5842723.68886112">
                <text:p>5842723.68886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13489.195322432">
                <text:p>613489.195322432</text:p>
              </table:table-cell>
              <table:table-cell office:value-type="float" office:value="5842723.83190472">
                <text:p>5842723.831904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13488.978008725">
                <text:p>613488.978008725</text:p>
              </table:table-cell>
              <table:table-cell office:value-type="float" office:value="5842723.97521107">
                <text:p>5842723.97521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3488.749872396">
                <text:p>613488.749872396</text:p>
              </table:table-cell>
              <table:table-cell office:value-type="float" office:value="5842724.09971738">
                <text:p>5842724.099717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3488.532558715">
                <text:p>613488.532558715</text:p>
              </table:table-cell>
              <table:table-cell office:value-type="float" office:value="5842724.24302375">
                <text:p>5842724.243023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3488.315677771">
                <text:p>613488.315677771</text:p>
              </table:table-cell>
              <table:table-cell office:value-type="float" office:value="5842724.36779283">
                <text:p>5842724.367792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3488.087108754">
                <text:p>613488.087108754</text:p>
              </table:table-cell>
              <table:table-cell office:value-type="float" office:value="5842724.51083648">
                <text:p>5842724.510836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3487.858972474">
                <text:p>613487.858972474</text:p>
              </table:table-cell>
              <table:table-cell office:value-type="float" office:value="5842724.63534283">
                <text:p>5842724.635342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13487.642091565">
                <text:p>613487.642091565</text:p>
              </table:table-cell>
              <table:table-cell office:value-type="float" office:value="5842724.76011193">
                <text:p>5842724.760111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13487.413522587">
                <text:p>613487.413522587</text:p>
              </table:table-cell>
              <table:table-cell office:value-type="float" office:value="5842724.90315562">
                <text:p>5842724.903155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13487.196641702">
                <text:p>613487.196641702</text:p>
              </table:table-cell>
              <table:table-cell office:value-type="float" office:value="5842725.02792474">
                <text:p>5842725.027924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13486.95681739">
                <text:p>613486.95681739</text:p>
              </table:table-cell>
              <table:table-cell office:value-type="float" office:value="5842725.1707057">
                <text:p>5842725.17070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13486.716560374">
                <text:p>613486.716560374</text:p>
              </table:table-cell>
              <table:table-cell office:value-type="float" office:value="5842725.33202398">
                <text:p>5842725.332023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13486.488424168">
                <text:p>613486.488424168</text:p>
              </table:table-cell>
              <table:table-cell office:value-type="float" office:value="5842725.4565304">
                <text:p>5842725.45653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13486.25942254">
                <text:p>613486.25942254</text:p>
              </table:table-cell>
              <table:table-cell office:value-type="float" office:value="5842725.61811144">
                <text:p>5842725.618111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13486.042109001">
                <text:p>613486.042109001</text:p>
              </table:table-cell>
              <table:table-cell office:value-type="float" office:value="5842725.76141792">
                <text:p>5842725.761417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13485.813540118">
                <text:p>613485.813540118</text:p>
              </table:table-cell>
              <table:table-cell office:value-type="float" office:value="5842725.90446167">
                <text:p>5842725.904461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13485.584538534">
                <text:p>613485.584538534</text:p>
              </table:table-cell>
              <table:table-cell office:value-type="float" office:value="5842726.06604274">
                <text:p>5842726.066042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13485.378480392">
                <text:p>613485.378480392</text:p>
              </table:table-cell>
              <table:table-cell office:value-type="float" office:value="5842726.20961198">
                <text:p>5842726.209611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13485.183244906">
                <text:p>613485.183244906</text:p>
              </table:table-cell>
              <table:table-cell office:value-type="float" office:value="5842726.37198126">
                <text:p>5842726.371981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13484.965931434">
                <text:p>613484.965931434</text:p>
              </table:table-cell>
              <table:table-cell office:value-type="float" office:value="5842726.51528778">
                <text:p>5842726.515287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13484.748185262">
                <text:p>613484.748185262</text:p>
              </table:table-cell>
              <table:table-cell office:value-type="float" office:value="5842726.67713162">
                <text:p>5842726.67713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13484.51918375">
                <text:p>613484.51918375</text:p>
              </table:table-cell>
              <table:table-cell office:value-type="float" office:value="5842726.83871274">
                <text:p>5842726.83871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13484.22438096">
                <text:p>613484.22438096</text:p>
              </table:table-cell>
              <table:table-cell office:value-type="float" office:value="5842726.92456827">
                <text:p>5842726.924568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13483.973734184">
                <text:p>613483.973734184</text:p>
              </table:table-cell>
              <table:table-cell office:value-type="float" office:value="5842727.04854935">
                <text:p>5842727.048549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13483.711832067">
                <text:p>613483.711832067</text:p>
              </table:table-cell>
              <table:table-cell office:value-type="float" office:value="5842727.17226771">
                <text:p>5842727.172267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13483.472007965">
                <text:p>613483.472007965</text:p>
              </table:table-cell>
              <table:table-cell office:value-type="float" office:value="5842727.31504885">
                <text:p>5842727.315048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13483.209240465">
                <text:p>613483.209240465</text:p>
              </table:table-cell>
              <table:table-cell office:value-type="float" office:value="5842727.47584184">
                <text:p>5842727.475841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13482.923962274">
                <text:p>613482.923962274</text:p>
              </table:table-cell>
              <table:table-cell office:value-type="float" office:value="5842727.6361094">
                <text:p>5842727.63610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13482.672450162">
                <text:p>613482.672450162</text:p>
              </table:table-cell>
              <table:table-cell office:value-type="float" office:value="5842727.79716515">
                <text:p>5842727.797165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13482.420072662">
                <text:p>613482.420072662</text:p>
              </table:table-cell>
              <table:table-cell office:value-type="float" office:value="5842727.99529551">
                <text:p>5842727.995295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13482.156872531">
                <text:p>613482.156872531</text:p>
              </table:table-cell>
              <table:table-cell office:value-type="float" office:value="5842728.17462587">
                <text:p>5842728.174625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13481.882417068">
                <text:p>613481.882417068</text:p>
              </table:table-cell>
              <table:table-cell office:value-type="float" office:value="5842728.35369351">
                <text:p>5842728.353693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13481.597138974">
                <text:p>613481.597138974</text:p>
              </table:table-cell>
              <table:table-cell office:value-type="float" office:value="5842728.51396114">
                <text:p>5842728.513961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13481.334371601">
                <text:p>613481.334371601</text:p>
              </table:table-cell>
              <table:table-cell office:value-type="float" office:value="5842728.67475424">
                <text:p>5842728.674754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13481.071604245">
                <text:p>613481.071604245</text:p>
              </table:table-cell>
              <table:table-cell office:value-type="float" office:value="5842728.83554734">
                <text:p>5842728.835547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3480.819659561">
                <text:p>613480.819659561</text:p>
              </table:table-cell>
              <table:table-cell office:value-type="float" office:value="5842729.01514049">
                <text:p>5842729.015140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13480.5447715">
                <text:p>613480.5447715</text:p>
              </table:table-cell>
              <table:table-cell office:value-type="float" office:value="5842729.21274551">
                <text:p>5842729.212745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13480.270316156">
                <text:p>613480.270316156</text:p>
              </table:table-cell>
              <table:table-cell office:value-type="float" office:value="5842729.39181324">
                <text:p>5842729.391813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13480.007116182">
                <text:p>613480.007116182</text:p>
              </table:table-cell>
              <table:table-cell office:value-type="float" office:value="5842729.57114371">
                <text:p>5842729.571143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13479.765994231">
                <text:p>613479.765994231</text:p>
              </table:table-cell>
              <table:table-cell office:value-type="float" office:value="5842729.76953694">
                <text:p>5842729.769536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13479.514049644">
                <text:p>613479.514049644</text:p>
              </table:table-cell>
              <table:table-cell office:value-type="float" office:value="5842729.94913015">
                <text:p>5842729.949130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13479.273793114">
                <text:p>613479.273793114</text:p>
              </table:table-cell>
              <table:table-cell office:value-type="float" office:value="5842730.11044879">
                <text:p>5842730.110448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13479.021848562">
                <text:p>613479.021848562</text:p>
              </table:table-cell>
              <table:table-cell office:value-type="float" office:value="5842730.29004203">
                <text:p>5842730.290042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13478.780726687">
                <text:p>613478.780726687</text:p>
              </table:table-cell>
              <table:table-cell office:value-type="float" office:value="5842730.4884353">
                <text:p>5842730.48843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13478.552158243">
                <text:p>613478.552158243</text:p>
              </table:table-cell>
              <table:table-cell office:value-type="float" office:value="5842730.63147939">
                <text:p>5842730.631479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13478.310603717">
                <text:p>613478.310603717</text:p>
              </table:table-cell>
              <table:table-cell office:value-type="float" office:value="5842730.84840999">
                <text:p>5842730.848409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13478.09199259">
                <text:p>613478.09199259</text:p>
              </table:table-cell>
              <table:table-cell office:value-type="float" office:value="5842731.04732873">
                <text:p>5842731.047328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13477.851303476">
                <text:p>613477.851303476</text:p>
              </table:table-cell>
              <table:table-cell office:value-type="float" office:value="5842731.22718474">
                <text:p>5842731.22718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13477.62143704">
                <text:p>613477.62143704</text:p>
              </table:table-cell>
              <table:table-cell office:value-type="float" office:value="5842731.42584079">
                <text:p>5842731.425840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13477.391570622">
                <text:p>613477.391570622</text:p>
              </table:table-cell>
              <table:table-cell office:value-type="float" office:value="5842731.62449684">
                <text:p>5842731.624496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3477.16127154">
                <text:p>613477.16127154</text:p>
              </table:table-cell>
              <table:table-cell office:value-type="float" office:value="5842731.84169021">
                <text:p>5842731.84169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13476.93313589">
                <text:p>613476.93313589</text:p>
              </table:table-cell>
              <table:table-cell office:value-type="float" office:value="5842731.96619707">
                <text:p>5842731.966197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13476.716255595">
                <text:p>613476.716255595</text:p>
              </table:table-cell>
              <table:table-cell office:value-type="float" office:value="5842732.09096666">
                <text:p>5842732.090966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13476.488552649">
                <text:p>613476.488552649</text:p>
              </table:table-cell>
              <table:table-cell office:value-type="float" office:value="5842732.19693624">
                <text:p>5842732.196936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13476.260417033">
                <text:p>613476.260417033</text:p>
              </table:table-cell>
              <table:table-cell office:value-type="float" office:value="5842732.32144313">
                <text:p>5842732.321443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3476.066047456">
                <text:p>613476.066047456</text:p>
              </table:table-cell>
              <table:table-cell office:value-type="float" office:value="5842732.44673816">
                <text:p>5842732.44673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13475.860422547">
                <text:p>613475.860422547</text:p>
              </table:table-cell>
              <table:table-cell office:value-type="float" office:value="5842732.5717705">
                <text:p>5842732.57177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3475.688130996">
                <text:p>613475.688130996</text:p>
              </table:table-cell>
              <table:table-cell office:value-type="float" office:value="5842732.71612827">
                <text:p>5842732.71612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3475.505016791">
                <text:p>613475.505016791</text:p>
              </table:table-cell>
              <table:table-cell office:value-type="float" office:value="5842732.84168604">
                <text:p>5842732.841686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3475.355668619">
                <text:p>613475.355668619</text:p>
              </table:table-cell>
              <table:table-cell office:value-type="float" office:value="5842732.96803194">
                <text:p>5842732.968031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3475.240519152">
                <text:p>613475.240519152</text:p>
              </table:table-cell>
              <table:table-cell office:value-type="float" office:value="5842733.07662867">
                <text:p>5842733.076628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3475.147015021">
                <text:p>613475.147015021</text:p>
              </table:table-cell>
              <table:table-cell office:value-type="float" office:value="5842733.22282543">
                <text:p>5842733.22282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3475.07645425">
                <text:p>613475.07645425</text:p>
              </table:table-cell>
              <table:table-cell office:value-type="float" office:value="5842733.3510103">
                <text:p>5842733.35101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3474.994638143">
                <text:p>613474.994638143</text:p>
              </table:table-cell>
              <table:table-cell office:value-type="float" office:value="5842733.47893247">
                <text:p>5842733.478932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3474.924510054">
                <text:p>613474.924510054</text:p>
              </table:table-cell>
              <table:table-cell office:value-type="float" office:value="5842733.58858004">
                <text:p>5842733.588580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3474.876459973">
                <text:p>613474.876459973</text:p>
              </table:table-cell>
              <table:table-cell office:value-type="float" office:value="5842733.71729033">
                <text:p>5842733.71729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13474.829275243">
                <text:p>613474.829275243</text:p>
              </table:table-cell>
              <table:table-cell office:value-type="float" office:value="5842733.80892602">
                <text:p>5842733.80892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13474.793345853">
                <text:p>613474.793345853</text:p>
              </table:table-cell>
              <table:table-cell office:value-type="float" office:value="5842733.90082441">
                <text:p>5842733.900824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3474.768239129">
                <text:p>613474.768239129</text:p>
              </table:table-cell>
              <table:table-cell office:value-type="float" office:value="5842734.01152282">
                <text:p>5842734.011522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13474.743132406">
                <text:p>613474.743132406</text:p>
              </table:table-cell>
              <table:table-cell office:value-type="float" office:value="5842734.12222123">
                <text:p>5842734.12222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3474.718025684">
                <text:p>613474.718025684</text:p>
              </table:table-cell>
              <table:table-cell office:value-type="float" office:value="5842734.23291963">
                <text:p>5842734.232919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3474.726684976">
                <text:p>613474.726684976</text:p>
              </table:table-cell>
              <table:table-cell office:value-type="float" office:value="5842734.34440616">
                <text:p>5842734.344406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3474.780798293">
                <text:p>613474.780798293</text:p>
              </table:table-cell>
              <table:table-cell office:value-type="float" office:value="5842734.43840622">
                <text:p>5842734.4384062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3474.811968257">
                <text:p>613474.811968257</text:p>
              </table:table-cell>
              <table:table-cell office:value-type="float" office:value="5842734.55041817">
                <text:p>5842734.550418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3474.854393558">
                <text:p>613474.854393558</text:p>
              </table:table-cell>
              <table:table-cell office:value-type="float" office:value="5842734.66269282">
                <text:p>5842734.662692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3474.896818856">
                <text:p>613474.896818856</text:p>
              </table:table-cell>
              <table:table-cell office:value-type="float" office:value="5842734.77496748">
                <text:p>5842734.774967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3474.973875513">
                <text:p>613474.973875513</text:p>
              </table:table-cell>
              <table:table-cell office:value-type="float" office:value="5842734.85095565">
                <text:p>5842734.8509556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3475.0842655">
                <text:p>613475.0842655</text:p>
              </table:table-cell>
              <table:table-cell office:value-type="float" office:value="5842734.94626925">
                <text:p>5842734.946269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3475.172144811">
                <text:p>613475.172144811</text:p>
              </table:table-cell>
              <table:table-cell office:value-type="float" office:value="5842735.04105744">
                <text:p>5842735.041057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3475.271279455">
                <text:p>613475.271279455</text:p>
              </table:table-cell>
              <table:table-cell office:value-type="float" office:value="5842735.13610834">
                <text:p>5842735.136108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3475.348336099">
                <text:p>613475.348336099</text:p>
              </table:table-cell>
              <table:table-cell office:value-type="float" office:value="5842735.21209652">
                <text:p>5842735.212096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3475.425392742">
                <text:p>613475.425392742</text:p>
              </table:table-cell>
              <table:table-cell office:value-type="float" office:value="5842735.2880847">
                <text:p>5842735.28808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3475.503314736">
                <text:p>613475.503314736</text:p>
              </table:table-cell>
              <table:table-cell office:value-type="float" office:value="5842735.32699828">
                <text:p>5842735.326998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3475.592492065">
                <text:p>613475.592492065</text:p>
              </table:table-cell>
              <table:table-cell office:value-type="float" office:value="5842735.36617456">
                <text:p>5842735.366174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3475.66998138">
                <text:p>613475.66998138</text:p>
              </table:table-cell>
              <table:table-cell office:value-type="float" office:value="5842735.42362544">
                <text:p>5842735.423625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3475.760024062">
                <text:p>613475.760024062</text:p>
              </table:table-cell>
              <table:table-cell office:value-type="float" office:value="5842735.42572712">
                <text:p>5842735.425727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3475.861754759">
                <text:p>613475.861754759</text:p>
              </table:table-cell>
              <table:table-cell office:value-type="float" office:value="5842735.40955421">
                <text:p>5842735.409554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3475.952230121">
                <text:p>613475.952230121</text:p>
              </table:table-cell>
              <table:table-cell office:value-type="float" office:value="5842735.3931186">
                <text:p>5842735.39311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3476.077336849">
                <text:p>613476.077336849</text:p>
              </table:table-cell>
              <table:table-cell office:value-type="float" office:value="5842735.3403965">
                <text:p>5842735.34039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3476.190755565">
                <text:p>613476.190755565</text:p>
              </table:table-cell>
              <table:table-cell office:value-type="float" office:value="5842735.30594901">
                <text:p>5842735.305949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3476.338372969">
                <text:p>613476.338372969</text:p>
              </table:table-cell>
              <table:table-cell office:value-type="float" office:value="5842735.25375235">
                <text:p>5842735.253752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3476.463912386">
                <text:p>613476.463912386</text:p>
              </table:table-cell>
              <table:table-cell office:value-type="float" office:value="5842735.18249296">
                <text:p>5842735.182492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3476.566075773">
                <text:p>613476.566075773</text:p>
              </table:table-cell>
              <table:table-cell office:value-type="float" office:value="5842735.14778276">
                <text:p>5842735.147782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3476.657849188">
                <text:p>613476.657849188</text:p>
              </table:table-cell>
              <table:table-cell office:value-type="float" office:value="5842735.07573525">
                <text:p>5842735.075735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3476.761743306">
                <text:p>613476.761743306</text:p>
              </table:table-cell>
              <table:table-cell office:value-type="float" office:value="5842734.96687584">
                <text:p>5842734.9668758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3476.898538074">
                <text:p>613476.898538074</text:p>
              </table:table-cell>
              <table:table-cell office:value-type="float" office:value="5842734.89587917">
                <text:p>5842734.895879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3477.013254855">
                <text:p>613477.013254855</text:p>
              </table:table-cell>
              <table:table-cell office:value-type="float" office:value="5842734.80581979">
                <text:p>5842734.805819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3477.128837007">
                <text:p>613477.128837007</text:p>
              </table:table-cell>
              <table:table-cell office:value-type="float" office:value="5842734.6786858">
                <text:p>5842734.67868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3477.243986482">
                <text:p>613477.243986482</text:p>
              </table:table-cell>
              <table:table-cell office:value-type="float" office:value="5842734.57008911">
                <text:p>5842734.570089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13477.370391299">
                <text:p>613477.370391299</text:p>
              </table:table-cell>
              <table:table-cell office:value-type="float" office:value="5842734.46175514">
                <text:p>5842734.461755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13477.496363437">
                <text:p>613477.496363437</text:p>
              </table:table-cell>
              <table:table-cell office:value-type="float" office:value="5842734.37195848">
                <text:p>5842734.37195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13477.645711627">
                <text:p>613477.645711627</text:p>
              </table:table-cell>
              <table:table-cell office:value-type="float" office:value="5842734.24561264">
                <text:p>5842734.245612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3477.7833718">
                <text:p>613477.7833718</text:p>
              </table:table-cell>
              <table:table-cell office:value-type="float" office:value="5842734.13754139">
                <text:p>5842734.1375413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3477.898953988">
                <text:p>613477.898953988</text:p>
              </table:table-cell>
              <table:table-cell office:value-type="float" office:value="5842734.01040742">
                <text:p>5842734.01040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3478.025358834">
                <text:p>613478.025358834</text:p>
              </table:table-cell>
              <table:table-cell office:value-type="float" office:value="5842733.90207347">
                <text:p>5842733.902073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13478.163019025">
                <text:p>613478.163019025</text:p>
              </table:table-cell>
              <table:table-cell office:value-type="float" office:value="5842733.79400223">
                <text:p>5842733.794002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13478.324055277">
                <text:p>613478.324055277</text:p>
              </table:table-cell>
              <table:table-cell office:value-type="float" office:value="5842733.64938183">
                <text:p>5842733.649381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13478.472970821">
                <text:p>613478.472970821</text:p>
              </table:table-cell>
              <table:table-cell office:value-type="float" office:value="5842733.54157332">
                <text:p>5842733.541573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13478.599375693">
                <text:p>613478.599375693</text:p>
              </table:table-cell>
              <table:table-cell office:value-type="float" office:value="5842733.43323938">
                <text:p>5842733.433239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13478.74829125">
                <text:p>613478.74829125</text:p>
              </table:table-cell>
              <table:table-cell office:value-type="float" office:value="5842733.32543088">
                <text:p>5842733.325430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13478.875561512">
                <text:p>613478.875561512</text:p>
              </table:table-cell>
              <table:table-cell office:value-type="float" office:value="5842733.18002235">
                <text:p>5842733.180022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13479.058675797">
                <text:p>613479.058675797</text:p>
              </table:table-cell>
              <table:table-cell office:value-type="float" office:value="5842733.0544647">
                <text:p>5842733.05446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13479.219712099">
                <text:p>613479.219712099</text:p>
              </table:table-cell>
              <table:table-cell office:value-type="float" office:value="5842732.90984433">
                <text:p>5842732.909844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13479.381181103">
                <text:p>613479.381181103</text:p>
              </table:table-cell>
              <table:table-cell office:value-type="float" office:value="5842732.74668666">
                <text:p>5842732.746686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13479.530962084">
                <text:p>613479.530962084</text:p>
              </table:table-cell>
              <table:table-cell office:value-type="float" office:value="5842732.60180357">
                <text:p>5842732.601803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13479.680743073">
                <text:p>613479.680743073</text:p>
              </table:table-cell>
              <table:table-cell office:value-type="float" office:value="5842732.45692049">
                <text:p>5842732.456920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13479.864722792">
                <text:p>613479.864722792</text:p>
              </table:table-cell>
              <table:table-cell office:value-type="float" office:value="5842732.29428827">
                <text:p>5842732.294288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13480.037014486">
                <text:p>613480.037014486</text:p>
              </table:table-cell>
              <table:table-cell office:value-type="float" office:value="5842732.14993064">
                <text:p>5842732.149930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13480.18636281">
                <text:p>613480.18636281</text:p>
              </table:table-cell>
              <table:table-cell office:value-type="float" office:value="5842732.02358488">
                <text:p>5842732.023584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13480.324455797">
                <text:p>613480.324455797</text:p>
              </table:table-cell>
              <table:table-cell office:value-type="float" office:value="5842731.89697641">
                <text:p>5842731.896976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13480.473804135">
                <text:p>613480.473804135</text:p>
              </table:table-cell>
              <table:table-cell office:value-type="float" office:value="5842731.77063065">
                <text:p>5842731.770630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13480.634840521">
                <text:p>613480.634840521</text:p>
              </table:table-cell>
              <table:table-cell office:value-type="float" office:value="5842731.62601032">
                <text:p>5842731.62601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13480.795876917">
                <text:p>613480.795876917</text:p>
              </table:table-cell>
              <table:table-cell office:value-type="float" office:value="5842731.48139">
                <text:p>5842731.481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13480.956480625">
                <text:p>613480.956480625</text:p>
              </table:table-cell>
              <table:table-cell office:value-type="float" office:value="5842731.35530699">
                <text:p>5842731.355306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13481.117084342">
                <text:p>613481.117084342</text:p>
              </table:table-cell>
              <table:table-cell office:value-type="float" office:value="5842731.22922397">
                <text:p>5842731.229223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13481.278553464">
                <text:p>613481.278553464</text:p>
              </table:table-cell>
              <table:table-cell office:value-type="float" office:value="5842731.06606636">
                <text:p>5842731.066066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13481.428334551">
                <text:p>613481.428334551</text:p>
              </table:table-cell>
              <table:table-cell office:value-type="float" office:value="5842730.92118334">
                <text:p>5842730.921183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13481.60019364">
                <text:p>613481.60019364</text:p>
              </table:table-cell>
              <table:table-cell office:value-type="float" office:value="5842730.79536307">
                <text:p>5842730.795363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13481.749542045">
                <text:p>613481.749542045</text:p>
              </table:table-cell>
              <table:table-cell office:value-type="float" office:value="5842730.66901735">
                <text:p>5842730.669017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13481.910578506">
                <text:p>613481.910578506</text:p>
              </table:table-cell>
              <table:table-cell office:value-type="float" office:value="5842730.52439706">
                <text:p>5842730.524397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13482.048238878">
                <text:p>613482.048238878</text:p>
              </table:table-cell>
              <table:table-cell office:value-type="float" office:value="5842730.41632594">
                <text:p>5842730.41632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13482.19845271">
                <text:p>613482.19845271</text:p>
              </table:table-cell>
              <table:table-cell office:value-type="float" office:value="5842730.25290563">
                <text:p>5842730.25290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3482.370744546">
                <text:p>613482.370744546</text:p>
              </table:table-cell>
              <table:table-cell office:value-type="float" office:value="5842730.10854808">
                <text:p>5842730.108548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3482.543469095">
                <text:p>613482.543469095</text:p>
              </table:table-cell>
              <table:table-cell office:value-type="float" office:value="5842729.94565324">
                <text:p>5842729.9456532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13482.727016299">
                <text:p>613482.727016299</text:p>
              </table:table-cell>
              <table:table-cell office:value-type="float" office:value="5842729.80155843">
                <text:p>5842729.801558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13482.865542119">
                <text:p>613482.865542119</text:p>
              </table:table-cell>
              <table:table-cell office:value-type="float" office:value="5842729.65641272">
                <text:p>5842729.656412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3483.026578646">
                <text:p>613483.026578646</text:p>
              </table:table-cell>
              <table:table-cell office:value-type="float" office:value="5842729.51179247">
                <text:p>5842729.511792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3483.187615182">
                <text:p>613483.187615182</text:p>
              </table:table-cell>
              <table:table-cell office:value-type="float" office:value="5842729.36717222">
                <text:p>5842729.367172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3483.348651728">
                <text:p>613483.348651728</text:p>
              </table:table-cell>
              <table:table-cell office:value-type="float" office:value="5842729.22255198">
                <text:p>5842729.222551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3483.532198984">
                <text:p>613483.532198984</text:p>
              </table:table-cell>
              <table:table-cell office:value-type="float" office:value="5842729.0784572">
                <text:p>5842729.07845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3483.681547491">
                <text:p>613483.681547491</text:p>
              </table:table-cell>
              <table:table-cell office:value-type="float" office:value="5842728.95211155">
                <text:p>5842728.9521115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3483.819640655">
                <text:p>613483.819640655</text:p>
              </table:table-cell>
              <table:table-cell office:value-type="float" office:value="5842728.82550317">
                <text:p>5842728.825503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3483.969421886">
                <text:p>613483.969421886</text:p>
              </table:table-cell>
              <table:table-cell office:value-type="float" office:value="5842728.68062022">
                <text:p>5842728.680620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3484.142146538">
                <text:p>613484.142146538</text:p>
              </table:table-cell>
              <table:table-cell office:value-type="float" office:value="5842728.51772543">
                <text:p>5842728.517725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3484.30318314">
                <text:p>613484.30318314</text:p>
              </table:table-cell>
              <table:table-cell office:value-type="float" office:value="5842728.37310522">
                <text:p>5842728.373105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3484.441709046">
                <text:p>613484.441709046</text:p>
              </table:table-cell>
              <table:table-cell office:value-type="float" office:value="5842728.22795955">
                <text:p>5842728.227959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13484.568546898">
                <text:p>613484.568546898</text:p>
              </table:table-cell>
              <table:table-cell office:value-type="float" office:value="5842728.10108846">
                <text:p>5842728.101088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13484.674172184">
                <text:p>613484.674172184</text:p>
              </table:table-cell>
              <table:table-cell office:value-type="float" office:value="5842727.91808001">
                <text:p>5842727.9180800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13484.79062012">
                <text:p>613484.79062012</text:p>
              </table:table-cell>
              <table:table-cell office:value-type="float" office:value="5842727.75387159">
                <text:p>5842727.753871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13484.907068062">
                <text:p>613484.907068062</text:p>
              </table:table-cell>
              <table:table-cell office:value-type="float" office:value="5842727.58966317">
                <text:p>5842727.589663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13484.979360021">
                <text:p>613484.979360021</text:p>
              </table:table-cell>
              <table:table-cell office:value-type="float" office:value="5842727.38732923">
                <text:p>5842727.387329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13485.039098493">
                <text:p>613485.039098493</text:p>
              </table:table-cell>
              <table:table-cell office:value-type="float" office:value="5842727.24034445">
                <text:p>5842727.240344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13485.065503617">
                <text:p>613485.065503617</text:p>
              </table:table-cell>
              <table:table-cell office:value-type="float" office:value="5842727.07403419">
                <text:p>5842727.074034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13485.070263456">
                <text:p>613485.070263456</text:p>
              </table:table-cell>
              <table:table-cell office:value-type="float" office:value="5842726.87012386">
                <text:p>5842726.870123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13485.085845938">
                <text:p>613485.085845938</text:p>
              </table:table-cell>
              <table:table-cell office:value-type="float" office:value="5842726.68501356">
                <text:p>5842726.685013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3485.11311649">
                <text:p>613485.11311649</text:p>
              </table:table-cell>
              <table:table-cell office:value-type="float" office:value="5842726.48162869">
                <text:p>5842726.481628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3485.118309043">
                <text:p>613485.118309043</text:p>
              </table:table-cell>
              <table:table-cell office:value-type="float" office:value="5842726.25918105">
                <text:p>5842726.259181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13485.089735524">
                <text:p>613485.089735524</text:p>
              </table:table-cell>
              <table:table-cell office:value-type="float" office:value="5842726.03594522">
                <text:p>5842726.035945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13485.026963216">
                <text:p>613485.026963216</text:p>
              </table:table-cell>
              <table:table-cell office:value-type="float" office:value="5842725.83045849">
                <text:p>5842725.8304584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13485.020034981">
                <text:p>613485.020034981</text:p>
              </table:table-cell>
              <table:table-cell office:value-type="float" office:value="5842725.64482273">
                <text:p>5842725.644822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13484.979340669">
                <text:p>613484.979340669</text:p>
              </table:table-cell>
              <table:table-cell office:value-type="float" office:value="5842725.45839878">
                <text:p>5842725.458398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13484.939079066">
                <text:p>613484.939079066</text:p>
              </table:table-cell>
              <table:table-cell office:value-type="float" office:value="5842725.25343752">
                <text:p>5842725.253437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13484.875874027">
                <text:p>613484.875874027</text:p>
              </table:table-cell>
              <table:table-cell office:value-type="float" office:value="5842725.0664881">
                <text:p>5842725.06648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13484.801413624">
                <text:p>613484.801413624</text:p>
              </table:table-cell>
              <table:table-cell office:value-type="float" office:value="5842724.87927595">
                <text:p>5842724.879275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13484.715697854">
                <text:p>613484.715697854</text:p>
              </table:table-cell>
              <table:table-cell office:value-type="float" office:value="5842724.69180108">
                <text:p>5842724.691801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13484.641237437">
                <text:p>613484.641237437</text:p>
              </table:table-cell>
              <table:table-cell office:value-type="float" office:value="5842724.50458893">
                <text:p>5842724.504588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13484.544266292">
                <text:p>613484.544266292</text:p>
              </table:table-cell>
              <table:table-cell office:value-type="float" office:value="5842724.31685133">
                <text:p>5842724.316851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13484.468940443">
                <text:p>613484.468940443</text:p>
              </table:table-cell>
              <table:table-cell office:value-type="float" office:value="5842724.16671379">
                <text:p>5842724.16671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13484.359848502">
                <text:p>613484.359848502</text:p>
              </table:table-cell>
              <table:table-cell office:value-type="float" office:value="5842724.01578807">
                <text:p>5842724.015788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13484.27326728">
                <text:p>613484.27326728</text:p>
              </table:table-cell>
              <table:table-cell office:value-type="float" office:value="5842723.8653878">
                <text:p>5842723.86538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13484.164608035">
                <text:p>613484.164608035</text:p>
              </table:table-cell>
              <table:table-cell office:value-type="float" office:value="5842723.69592478">
                <text:p>5842723.695924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13484.09014758">
                <text:p>613484.09014758</text:p>
              </table:table-cell>
              <table:table-cell office:value-type="float" office:value="5842723.50871265">
                <text:p>5842723.508712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13483.992743684">
                <text:p>613483.992743684</text:p>
              </table:table-cell>
              <table:table-cell office:value-type="float" office:value="5842723.33951236">
                <text:p>5842723.3395123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13483.883219002">
                <text:p>613483.883219002</text:p>
              </table:table-cell>
              <table:table-cell office:value-type="float" office:value="5842723.20712395">
                <text:p>5842723.2071239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13483.785382385">
                <text:p>613483.785382385</text:p>
              </table:table-cell>
              <table:table-cell office:value-type="float" office:value="5842723.05646097">
                <text:p>5842723.056460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13483.665900446">
                <text:p>613483.665900446</text:p>
              </table:table-cell>
              <table:table-cell office:value-type="float" office:value="5842722.86819792">
                <text:p>5842722.8681979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3483.590574545">
                <text:p>613483.590574545</text:p>
              </table:table-cell>
              <table:table-cell office:value-type="float" office:value="5842722.7180604">
                <text:p>5842722.71806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13483.470659883">
                <text:p>613483.470659883</text:p>
              </table:table-cell>
              <table:table-cell office:value-type="float" office:value="5842722.54833467">
                <text:p>5842722.548334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13483.360702463">
                <text:p>613483.360702463</text:p>
              </table:table-cell>
              <table:table-cell office:value-type="float" office:value="5842722.43448357">
                <text:p>5842722.434483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13483.250745036">
                <text:p>613483.250745036</text:p>
              </table:table-cell>
              <table:table-cell office:value-type="float" office:value="5842722.32063248">
                <text:p>5842722.320632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3483.118276873">
                <text:p>613483.118276873</text:p>
              </table:table-cell>
              <table:table-cell office:value-type="float" office:value="5842722.20625594">
                <text:p>5842722.206255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3483.007886732">
                <text:p>613483.007886732</text:p>
              </table:table-cell>
              <table:table-cell office:value-type="float" office:value="5842722.11094216">
                <text:p>5842722.110942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13482.92000732">
                <text:p>613482.92000732</text:p>
              </table:table-cell>
              <table:table-cell office:value-type="float" office:value="5842722.01615383">
                <text:p>5842722.0161538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13482.831262497">
                <text:p>613482.831262497</text:p>
              </table:table-cell>
              <table:table-cell office:value-type="float" office:value="5842721.95844011">
                <text:p>5842721.95844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13482.708318869">
                <text:p>613482.708318869</text:p>
              </table:table-cell>
              <table:table-cell office:value-type="float" office:value="5842721.91847552">
                <text:p>5842721.918475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13482.60745327">
                <text:p>613482.60745327</text:p>
              </table:table-cell>
              <table:table-cell office:value-type="float" office:value="5842721.89757368">
                <text:p>5842721.8975736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13482.50658767">
                <text:p>613482.50658767</text:p>
              </table:table-cell>
              <table:table-cell office:value-type="float" office:value="5842721.87667185">
                <text:p>5842721.876671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13482.404856666">
                <text:p>613482.404856666</text:p>
              </table:table-cell>
              <table:table-cell office:value-type="float" office:value="5842721.89284462">
                <text:p>5842721.892844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13482.291437595">
                <text:p>613482.291437595</text:p>
              </table:table-cell>
              <table:table-cell office:value-type="float" office:value="5842721.92729198">
                <text:p>5842721.927291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13482.210919223">
                <text:p>613482.210919223</text:p>
              </table:table-cell>
              <table:table-cell office:value-type="float" office:value="5842721.99960212">
                <text:p>5842721.9996021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13482.118712787">
                <text:p>613482.118712787</text:p>
              </table:table-cell>
              <table:table-cell office:value-type="float" office:value="5842722.09018683">
                <text:p>5842722.090186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13482.026939054">
                <text:p>613482.026939054</text:p>
              </table:table-cell>
              <table:table-cell office:value-type="float" office:value="5842722.16223425">
                <text:p>5842722.162234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13481.911789192">
                <text:p>613481.911789192</text:p>
              </table:table-cell>
              <table:table-cell office:value-type="float" office:value="5842722.27083083">
                <text:p>5842722.2708308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13481.819582766">
                <text:p>613481.819582766</text:p>
              </table:table-cell>
              <table:table-cell office:value-type="float" office:value="5842722.36141555">
                <text:p>5842722.361415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13481.726943644">
                <text:p>613481.726943644</text:p>
              </table:table-cell>
              <table:table-cell office:value-type="float" office:value="5842722.47053758">
                <text:p>5842722.470537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13481.633871827">
                <text:p>613481.633871827</text:p>
              </table:table-cell>
              <table:table-cell office:value-type="float" office:value="5842722.59819691">
                <text:p>5842722.598196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13481.541665412">
                <text:p>613481.541665412</text:p>
              </table:table-cell>
              <table:table-cell office:value-type="float" office:value="5842722.68878164">
                <text:p>5842722.688781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13481.426515573">
                <text:p>613481.426515573</text:p>
              </table:table-cell>
              <table:table-cell office:value-type="float" office:value="5842722.79737823">
                <text:p>5842722.7973782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13481.323053801">
                <text:p>613481.323053801</text:p>
              </table:table-cell>
              <table:table-cell office:value-type="float" office:value="5842722.88770024">
                <text:p>5842722.887700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3481.242102762">
                <text:p>613481.242102762</text:p>
              </table:table-cell>
              <table:table-cell office:value-type="float" office:value="5842722.97854769">
                <text:p>5842722.978547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3481.161151725">
                <text:p>613481.161151725</text:p>
              </table:table-cell>
              <table:table-cell office:value-type="float" office:value="5842723.06939515">
                <text:p>5842723.069395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3481.079767995">
                <text:p>613481.079767995</text:p>
              </table:table-cell>
              <table:table-cell office:value-type="float" office:value="5842723.17877992">
                <text:p>5842723.178779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3480.987128905">
                <text:p>613480.987128905</text:p>
              </table:table-cell>
              <table:table-cell office:value-type="float" office:value="5842723.28790196">
                <text:p>5842723.2879019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3480.894489819">
                <text:p>613480.894489819</text:p>
              </table:table-cell>
              <table:table-cell office:value-type="float" office:value="5842723.397024">
                <text:p>5842723.3970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3480.813106099">
                <text:p>613480.813106099</text:p>
              </table:table-cell>
              <table:table-cell office:value-type="float" office:value="5842723.50640877">
                <text:p>5842723.506408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3480.720467021">
                <text:p>613480.720467021</text:p>
              </table:table-cell>
              <table:table-cell office:value-type="float" office:value="5842723.61553082">
                <text:p>5842723.6155308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3480.638650614">
                <text:p>613480.638650614</text:p>
              </table:table-cell>
              <table:table-cell office:value-type="float" office:value="5842723.74345289">
                <text:p>5842723.7434528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3480.546011544">
                <text:p>613480.546011544</text:p>
              </table:table-cell>
              <table:table-cell office:value-type="float" office:value="5842723.85257494">
                <text:p>5842723.852574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3480.453372478">
                <text:p>613480.453372478</text:p>
              </table:table-cell>
              <table:table-cell office:value-type="float" office:value="5842723.96169699">
                <text:p>5842723.961696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13480.360733416">
                <text:p>613480.360733416</text:p>
              </table:table-cell>
              <table:table-cell office:value-type="float" office:value="5842724.07081904">
                <text:p>5842724.0708190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13480.279349719">
                <text:p>613480.279349719</text:p>
              </table:table-cell>
              <table:table-cell office:value-type="float" office:value="5842724.18020382">
                <text:p>5842724.180203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13480.198831414">
                <text:p>613480.198831414</text:p>
              </table:table-cell>
              <table:table-cell office:value-type="float" office:value="5842724.25251399">
                <text:p>5842724.2525139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13480.107057749">
                <text:p>613480.107057749</text:p>
              </table:table-cell>
              <table:table-cell office:value-type="float" office:value="5842724.32456144">
                <text:p>5842724.324561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13480.004028727">
                <text:p>613480.004028727</text:p>
              </table:table-cell>
              <table:table-cell office:value-type="float" office:value="5842724.39634618">
                <text:p>5842724.396346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13479.889744347">
                <text:p>613479.889744347</text:p>
              </table:table-cell>
              <table:table-cell office:value-type="float" office:value="5842724.46786819">
                <text:p>5842724.467868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13479.78671533">
                <text:p>613479.78671533</text:p>
              </table:table-cell>
              <table:table-cell office:value-type="float" office:value="5842724.53965293">
                <text:p>5842724.5396529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13479.672430957">
                <text:p>613479.672430957</text:p>
              </table:table-cell>
              <table:table-cell office:value-type="float" office:value="5842724.61117495">
                <text:p>5842724.6111749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13479.580224616">
                <text:p>613479.580224616</text:p>
              </table:table-cell>
              <table:table-cell office:value-type="float" office:value="5842724.70175972">
                <text:p>5842724.701759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13479.454684889">
                <text:p>613479.454684889</text:p>
              </table:table-cell>
              <table:table-cell office:value-type="float" office:value="5842724.77301903">
                <text:p>5842724.773019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13479.317457115">
                <text:p>613479.317457115</text:p>
              </table:table-cell>
              <table:table-cell office:value-type="float" office:value="5842724.86255292">
                <text:p>5842724.862552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13479.180662037">
                <text:p>613479.180662037</text:p>
              </table:table-cell>
              <table:table-cell office:value-type="float" office:value="5842724.93354952">
                <text:p>5842724.933549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13479.054256943">
                <text:p>613479.054256943</text:p>
              </table:table-cell>
              <table:table-cell office:value-type="float" office:value="5842725.04188344">
                <text:p>5842725.0418834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13478.928284544">
                <text:p>613478.928284544</text:p>
              </table:table-cell>
              <table:table-cell office:value-type="float" office:value="5842725.13168007">
                <text:p>5842725.1316800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13478.790624102">
                <text:p>613478.790624102</text:p>
              </table:table-cell>
              <table:table-cell office:value-type="float" office:value="5842725.23975128">
                <text:p>5842725.239751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13478.630452948">
                <text:p>613478.630452948</text:p>
              </table:table-cell>
              <table:table-cell office:value-type="float" office:value="5842725.34729707">
                <text:p>5842725.347297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13478.481969847">
                <text:p>613478.481969847</text:p>
              </table:table-cell>
              <table:table-cell office:value-type="float" office:value="5842725.43656827">
                <text:p>5842725.436568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13478.355997469">
                <text:p>613478.355997469</text:p>
              </table:table-cell>
              <table:table-cell office:value-type="float" office:value="5842725.52636491">
                <text:p>5842725.526364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13478.207081693">
                <text:p>613478.207081693</text:p>
              </table:table-cell>
              <table:table-cell office:value-type="float" office:value="5842725.63417342">
                <text:p>5842725.6341734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13478.069421281">
                <text:p>613478.069421281</text:p>
              </table:table-cell>
              <table:table-cell office:value-type="float" office:value="5842725.74224466">
                <text:p>5842725.742244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13477.920505518">
                <text:p>613477.920505518</text:p>
              </table:table-cell>
              <table:table-cell office:value-type="float" office:value="5842725.85005318">
                <text:p>5842725.850053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13477.772022446">
                <text:p>613477.772022446</text:p>
              </table:table-cell>
              <table:table-cell office:value-type="float" office:value="5842725.9393244">
                <text:p>5842725.9393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13477.634794736">
                <text:p>613477.634794736</text:p>
              </table:table-cell>
              <table:table-cell office:value-type="float" office:value="5842726.02885835">
                <text:p>5842726.028858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13477.508389705">
                <text:p>613477.508389705</text:p>
              </table:table-cell>
              <table:table-cell office:value-type="float" office:value="5842726.13719231">
                <text:p>5842726.137192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13477.370729323">
                <text:p>613477.370729323</text:p>
              </table:table-cell>
              <table:table-cell office:value-type="float" office:value="5842726.24526356">
                <text:p>5842726.245263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13477.244324304">
                <text:p>613477.244324304</text:p>
              </table:table-cell>
              <table:table-cell office:value-type="float" office:value="5842726.35359754">
                <text:p>5842726.3535975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3477.106231251">
                <text:p>613477.106231251</text:p>
              </table:table-cell>
              <table:table-cell office:value-type="float" office:value="5842726.4802061">
                <text:p>5842726.48020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13476.968570888">
                <text:p>613476.968570888</text:p>
              </table:table-cell>
              <table:table-cell office:value-type="float" office:value="5842726.58827737">
                <text:p>5842726.588277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13476.830910531">
                <text:p>613476.830910531</text:p>
              </table:table-cell>
              <table:table-cell office:value-type="float" office:value="5842726.69634863">
                <text:p>5842726.696348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13476.692817499">
                <text:p>613476.692817499</text:p>
              </table:table-cell>
              <table:table-cell office:value-type="float" office:value="5842726.82295721">
                <text:p>5842726.822957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13476.565979829">
                <text:p>613476.565979829</text:p>
              </table:table-cell>
              <table:table-cell office:value-type="float" office:value="5842726.9498285">
                <text:p>5842726.94982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13476.417064136">
                <text:p>613476.417064136</text:p>
              </table:table-cell>
              <table:table-cell office:value-type="float" office:value="5842727.05763707">
                <text:p>5842727.0576370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13476.26771577">
                <text:p>613476.26771577</text:p>
              </table:table-cell>
              <table:table-cell office:value-type="float" office:value="5842727.18398295">
                <text:p>5842727.183982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13476.130055445">
                <text:p>613476.130055445</text:p>
              </table:table-cell>
              <table:table-cell office:value-type="float" office:value="5842727.29205423">
                <text:p>5842727.292054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13475.991962448">
                <text:p>613475.991962448</text:p>
              </table:table-cell>
              <table:table-cell office:value-type="float" office:value="5842727.41866283">
                <text:p>5842727.4186628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13475.865124812">
                <text:p>613475.865124812</text:p>
              </table:table-cell>
              <table:table-cell office:value-type="float" office:value="5842727.54553414">
                <text:p>5842727.545534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13475.727031829">
                <text:p>613475.727031829</text:p>
              </table:table-cell>
              <table:table-cell office:value-type="float" office:value="5842727.67214274">
                <text:p>5842727.672142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13475.566428147">
                <text:p>613475.566428147</text:p>
              </table:table-cell>
              <table:table-cell office:value-type="float" office:value="5842727.79822593">
                <text:p>5842727.798225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13475.417079826">
                <text:p>613475.417079826</text:p>
              </table:table-cell>
              <table:table-cell office:value-type="float" office:value="5842727.92457183">
                <text:p>5842727.9245718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3475.290242218">
                <text:p>613475.290242218</text:p>
              </table:table-cell>
              <table:table-cell office:value-type="float" office:value="5842728.05144316">
                <text:p>5842728.051443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13475.140893912">
                <text:p>613475.140893912</text:p>
              </table:table-cell>
              <table:table-cell office:value-type="float" office:value="5842728.17778906">
                <text:p>5842728.1777890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13475.013190968">
                <text:p>613475.013190968</text:p>
              </table:table-cell>
              <table:table-cell office:value-type="float" office:value="5842728.341735">
                <text:p>5842728.3417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13474.897608732">
                <text:p>613474.897608732</text:p>
              </table:table-cell>
              <table:table-cell office:value-type="float" office:value="5842728.46886904">
                <text:p>5842728.468869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13474.748693122">
                <text:p>613474.748693122</text:p>
              </table:table-cell>
              <table:table-cell office:value-type="float" office:value="5842728.57667766">
                <text:p>5842728.576677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13474.621422875">
                <text:p>613474.621422875</text:p>
              </table:table-cell>
              <table:table-cell office:value-type="float" office:value="5842728.72208631">
                <text:p>5842728.722086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13474.516663336">
                <text:p>613474.516663336</text:p>
              </table:table-cell>
              <table:table-cell office:value-type="float" office:value="5842728.86802037">
                <text:p>5842728.8680203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13474.399783108">
                <text:p>613474.399783108</text:p>
              </table:table-cell>
              <table:table-cell office:value-type="float" office:value="5842729.05076633">
                <text:p>5842729.050766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13474.283335561">
                <text:p>613474.283335561</text:p>
              </table:table-cell>
              <table:table-cell office:value-type="float" office:value="5842729.214975">
                <text:p>5842729.2149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13474.177710699">
                <text:p>613474.177710699</text:p>
              </table:table-cell>
              <table:table-cell office:value-type="float" office:value="5842729.39798368">
                <text:p>5842729.397983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13474.084206536">
                <text:p>613474.084206536</text:p>
              </table:table-cell>
              <table:table-cell office:value-type="float" office:value="5842729.54418046">
                <text:p>5842729.544180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13474.013213075">
                <text:p>613474.013213075</text:p>
              </table:table-cell>
              <table:table-cell office:value-type="float" office:value="5842729.69090265">
                <text:p>5842729.690902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13473.974687651">
                <text:p>613473.974687651</text:p>
              </table:table-cell>
              <table:table-cell office:value-type="float" office:value="5842729.89402487">
                <text:p>5842729.894024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13473.925772223">
                <text:p>613473.925772223</text:p>
              </table:table-cell>
              <table:table-cell office:value-type="float" office:value="5842730.05980978">
                <text:p>5842730.059809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13473.876856798">
                <text:p>613473.876856798</text:p>
              </table:table-cell>
              <table:table-cell office:value-type="float" office:value="5842730.22559469">
                <text:p>5842730.225594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13473.839629393">
                <text:p>613473.839629393</text:p>
              </table:table-cell>
              <table:table-cell office:value-type="float" office:value="5842730.373105">
                <text:p>5842730.3731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13473.825778024">
                <text:p>613473.825778024</text:p>
              </table:table-cell>
              <table:table-cell office:value-type="float" office:value="5842730.48406612">
                <text:p>5842730.484066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13473.856515371">
                <text:p>613473.856515371</text:p>
              </table:table-cell>
              <table:table-cell office:value-type="float" office:value="5842730.61461536">
                <text:p>5842730.6146153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13473.910196079">
                <text:p>613473.910196079</text:p>
              </table:table-cell>
              <table:table-cell office:value-type="float" office:value="5842730.72715271">
                <text:p>5842730.727152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13473.963444114">
                <text:p>613473.963444114</text:p>
              </table:table-cell>
              <table:table-cell office:value-type="float" office:value="5842730.85822736">
                <text:p>5842730.858227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13474.016259474">
                <text:p>613474.016259474</text:p>
              </table:table-cell>
              <table:table-cell office:value-type="float" office:value="5842731.00783932">
                <text:p>5842731.007839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13474.080762848">
                <text:p>613474.080762848</text:p>
              </table:table-cell>
              <table:table-cell office:value-type="float" office:value="5842731.13917668">
                <text:p>5842731.139176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13474.156521562">
                <text:p>613474.156521562</text:p>
              </table:table-cell>
              <table:table-cell office:value-type="float" office:value="5842731.27077675">
                <text:p>5842731.270776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3474.25435829">
                <text:p>613474.25435829</text:p>
              </table:table-cell>
              <table:table-cell office:value-type="float" office:value="5842731.42143954">
                <text:p>5842731.421439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3474.318428978">
                <text:p>613474.318428978</text:p>
              </table:table-cell>
              <table:table-cell office:value-type="float" office:value="5842731.57131421">
                <text:p>5842731.571314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3474.393755007">
                <text:p>613474.393755007</text:p>
              </table:table-cell>
              <table:table-cell office:value-type="float" office:value="5842731.72145159">
                <text:p>5842731.7214515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3474.458258359">
                <text:p>613474.458258359</text:p>
              </table:table-cell>
              <table:table-cell office:value-type="float" office:value="5842731.85278896">
                <text:p>5842731.8527889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3474.511506365">
                <text:p>613474.511506365</text:p>
              </table:table-cell>
              <table:table-cell office:value-type="float" office:value="5842731.98386362">
                <text:p>5842731.983863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3474.59895307">
                <text:p>613474.59895307</text:p>
              </table:table-cell>
              <table:table-cell office:value-type="float" office:value="5842732.0971891">
                <text:p>5842732.09718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3474.675144429">
                <text:p>613474.675144429</text:p>
              </table:table-cell>
              <table:table-cell office:value-type="float" office:value="5842732.21025187">
                <text:p>5842732.210251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3474.750903109">
                <text:p>613474.750903109</text:p>
              </table:table-cell>
              <table:table-cell office:value-type="float" office:value="5842732.34185195">
                <text:p>5842732.3418519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3474.826229111">
                <text:p>613474.826229111</text:p>
              </table:table-cell>
              <table:table-cell office:value-type="float" office:value="5842732.49198934">
                <text:p>5842732.491989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3474.869087106">
                <text:p>613474.869087106</text:p>
              </table:table-cell>
              <table:table-cell office:value-type="float" office:value="5842732.58572669">
                <text:p>5842732.585726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3474.956533792">
                <text:p>613474.956533792</text:p>
              </table:table-cell>
              <table:table-cell office:value-type="float" office:value="5842732.69905218">
                <text:p>5842732.699052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13475.05566849">
                <text:p>613475.05566849</text:p>
              </table:table-cell>
              <table:table-cell office:value-type="float" office:value="5842732.79410307">
                <text:p>5842732.794103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13475.143115167">
                <text:p>613475.143115167</text:p>
              </table:table-cell>
              <table:table-cell office:value-type="float" office:value="5842732.90742856">
                <text:p>5842732.907428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13475.23056184">
                <text:p>613475.23056184</text:p>
              </table:table-cell>
              <table:table-cell office:value-type="float" office:value="5842733.02075405">
                <text:p>5842733.020754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13475.352207207">
                <text:p>613475.352207207</text:p>
              </table:table-cell>
              <table:table-cell office:value-type="float" office:value="5842733.11633037">
                <text:p>5842733.1163303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13475.440086548">
                <text:p>613475.440086548</text:p>
              </table:table-cell>
              <table:table-cell office:value-type="float" office:value="5842733.21111857">
                <text:p>5842733.211118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13475.573852601">
                <text:p>613475.573852601</text:p>
              </table:table-cell>
              <table:table-cell office:value-type="float" office:value="5842733.26988299">
                <text:p>5842733.269882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13475.695930633">
                <text:p>613475.695930633</text:p>
              </table:table-cell>
              <table:table-cell office:value-type="float" office:value="5842733.34692201">
                <text:p>5842733.346922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13475.875583397">
                <text:p>613475.875583397</text:p>
              </table:table-cell>
              <table:table-cell office:value-type="float" office:value="5842733.36966268">
                <text:p>5842733.369662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13476.021470139">
                <text:p>613476.021470139</text:p>
              </table:table-cell>
              <table:table-cell office:value-type="float" office:value="5842733.39161522">
                <text:p>5842733.391615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13476.16735688">
                <text:p>613476.16735688</text:p>
              </table:table-cell>
              <table:table-cell office:value-type="float" office:value="5842733.41356777">
                <text:p>5842733.413567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3476.348740361">
                <text:p>613476.348740361</text:p>
              </table:table-cell>
              <table:table-cell office:value-type="float" office:value="5842733.36215924">
                <text:p>5842733.3621592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3476.495925145">
                <text:p>613476.495925145</text:p>
              </table:table-cell>
              <table:table-cell office:value-type="float" office:value="5842733.32849989">
                <text:p>5842733.3284998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3476.643542612">
                <text:p>613476.643542612</text:p>
              </table:table-cell>
              <table:table-cell office:value-type="float" office:value="5842733.27630323">
                <text:p>5842733.276303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3476.768649401">
                <text:p>613476.768649401</text:p>
              </table:table-cell>
              <table:table-cell office:value-type="float" office:value="5842733.22358116">
                <text:p>5842733.223581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3476.916266874">
                <text:p>613476.916266874</text:p>
              </table:table-cell>
              <table:table-cell office:value-type="float" office:value="5842733.17138451">
                <text:p>5842733.1713845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3477.042239036">
                <text:p>613477.042239036</text:p>
              </table:table-cell>
              <table:table-cell office:value-type="float" office:value="5842733.08158784">
                <text:p>5842733.0815878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477.214097932">
                <text:p>613477.214097932</text:p>
              </table:table-cell>
              <table:table-cell office:value-type="float" office:value="5842732.95576742">
                <text:p>5842732.955767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477.363013472">
                <text:p>613477.363013472</text:p>
              </table:table-cell>
              <table:table-cell office:value-type="float" office:value="5842732.84795887">
                <text:p>5842732.8479588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3477.511496332">
                <text:p>613477.511496332</text:p>
              </table:table-cell>
              <table:table-cell office:value-type="float" office:value="5842732.75868764">
                <text:p>5842732.758687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3477.647858487">
                <text:p>613477.647858487</text:p>
              </table:table-cell>
              <table:table-cell office:value-type="float" office:value="5842732.7062283">
                <text:p>5842732.70622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3477.78465333">
                <text:p>613477.78465333</text:p>
              </table:table-cell>
              <table:table-cell office:value-type="float" office:value="5842732.63523167">
                <text:p>5842732.635231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3477.921880863">
                <text:p>613477.921880863</text:p>
              </table:table-cell>
              <table:table-cell office:value-type="float" office:value="5842732.54569773">
                <text:p>5842732.545697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3478.070363744">
                <text:p>613478.070363744</text:p>
              </table:table-cell>
              <table:table-cell office:value-type="float" office:value="5842732.45642651">
                <text:p>5842732.4564265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3478.230101972">
                <text:p>613478.230101972</text:p>
              </table:table-cell>
              <table:table-cell office:value-type="float" office:value="5842732.36741801">
                <text:p>5842732.36741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13478.366896834">
                <text:p>613478.366896834</text:p>
              </table:table-cell>
              <table:table-cell office:value-type="float" office:value="5842732.29642139">
                <text:p>5842732.296421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13478.503691699">
                <text:p>613478.503691699</text:p>
              </table:table-cell>
              <table:table-cell office:value-type="float" office:value="5842732.22542477">
                <text:p>5842732.2254247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13478.629231226">
                <text:p>613478.629231226</text:p>
              </table:table-cell>
              <table:table-cell office:value-type="float" office:value="5842732.15416544">
                <text:p>5842732.154165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13478.777714132">
                <text:p>613478.777714132</text:p>
              </table:table-cell>
              <table:table-cell office:value-type="float" office:value="5842732.06489425">
                <text:p>5842732.0648942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13478.926197043">
                <text:p>613478.926197043</text:p>
              </table:table-cell>
              <table:table-cell office:value-type="float" office:value="5842731.97562306">
                <text:p>5842731.975623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13479.097190647">
                <text:p>613479.097190647</text:p>
              </table:table-cell>
              <table:table-cell office:value-type="float" office:value="5842731.8868773">
                <text:p>5842731.88687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13479.256496223">
                <text:p>613479.256496223</text:p>
              </table:table-cell>
              <table:table-cell office:value-type="float" office:value="5842731.81640614">
                <text:p>5842731.816406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13479.393291115">
                <text:p>613479.393291115</text:p>
              </table:table-cell>
              <table:table-cell office:value-type="float" office:value="5842731.74540955">
                <text:p>5842731.745409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13479.541341356">
                <text:p>613479.541341356</text:p>
              </table:table-cell>
              <table:table-cell office:value-type="float" office:value="5842731.67467568">
                <text:p>5842731.6746756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13479.701512331">
                <text:p>613479.701512331</text:p>
              </table:table-cell>
              <table:table-cell office:value-type="float" office:value="5842731.56712993">
                <text:p>5842731.5671299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13479.873371351">
                <text:p>613479.873371351</text:p>
              </table:table-cell>
              <table:table-cell office:value-type="float" office:value="5842731.4413096">
                <text:p>5842731.441309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13480.033109647">
                <text:p>613480.033109647</text:p>
              </table:table-cell>
              <table:table-cell office:value-type="float" office:value="5842731.35230116">
                <text:p>5842731.3523011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13480.18115991">
                <text:p>613480.18115991</text:p>
              </table:table-cell>
              <table:table-cell office:value-type="float" office:value="5842731.28156731">
                <text:p>5842731.281567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13480.307132181">
                <text:p>613480.307132181</text:p>
              </table:table-cell>
              <table:table-cell office:value-type="float" office:value="5842731.19177071">
                <text:p>5842731.191770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13480.456047843">
                <text:p>613480.456047843</text:p>
              </table:table-cell>
              <table:table-cell office:value-type="float" office:value="5842731.08396227">
                <text:p>5842731.0839622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13480.594140863">
                <text:p>613480.594140863</text:p>
              </table:table-cell>
              <table:table-cell office:value-type="float" office:value="5842730.9573538">
                <text:p>5842730.9573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13480.754744582">
                <text:p>613480.754744582</text:p>
              </table:table-cell>
              <table:table-cell office:value-type="float" office:value="5842730.83127077">
                <text:p>5842730.8312707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3480.903660265">
                <text:p>613480.903660265</text:p>
              </table:table-cell>
              <table:table-cell office:value-type="float" office:value="5842730.72346234">
                <text:p>5842730.723462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13481.064696698">
                <text:p>613481.064696698</text:p>
              </table:table-cell>
              <table:table-cell office:value-type="float" office:value="5842730.57884202">
                <text:p>5842730.5788420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13481.225300442">
                <text:p>613481.225300442</text:p>
              </table:table-cell>
              <table:table-cell office:value-type="float" office:value="5842730.45275902">
                <text:p>5842730.4527590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13481.385904194">
                <text:p>613481.385904194</text:p>
              </table:table-cell>
              <table:table-cell office:value-type="float" office:value="5842730.32667601">
                <text:p>5842730.326676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13481.557763301">
                <text:p>613481.557763301</text:p>
              </table:table-cell>
              <table:table-cell office:value-type="float" office:value="5842730.20085574">
                <text:p>5842730.200855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13481.71793437">
                <text:p>613481.71793437</text:p>
              </table:table-cell>
              <table:table-cell office:value-type="float" office:value="5842730.09331005">
                <text:p>5842730.093310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13481.867282798">
                <text:p>613481.867282798</text:p>
              </table:table-cell>
              <table:table-cell office:value-type="float" office:value="5842729.96696434">
                <text:p>5842729.966964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3481.993687836">
                <text:p>613481.993687836</text:p>
              </table:table-cell>
              <table:table-cell office:value-type="float" office:value="5842729.85863049">
                <text:p>5842729.8586304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3482.131348229">
                <text:p>613482.131348229</text:p>
              </table:table-cell>
              <table:table-cell office:value-type="float" office:value="5842729.75055937">
                <text:p>5842729.7505593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3482.303207376">
                <text:p>613482.303207376</text:p>
              </table:table-cell>
              <table:table-cell office:value-type="float" office:value="5842729.62473912">
                <text:p>5842729.624739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3482.440867782">
                <text:p>613482.440867782</text:p>
              </table:table-cell>
              <table:table-cell office:value-type="float" office:value="5842729.51666801">
                <text:p>5842729.516668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3482.601038892">
                <text:p>613482.601038892</text:p>
              </table:table-cell>
              <table:table-cell office:value-type="float" office:value="5842729.40912235">
                <text:p>5842729.4091223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3482.727443961">
                <text:p>613482.727443961</text:p>
              </table:table-cell>
              <table:table-cell office:value-type="float" office:value="5842729.30078851">
                <text:p>5842729.3007885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3482.865104385">
                <text:p>613482.865104385</text:p>
              </table:table-cell>
              <table:table-cell office:value-type="float" office:value="5842729.19271741">
                <text:p>5842729.192717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3483.036530866">
                <text:p>613483.036530866</text:p>
              </table:table-cell>
              <table:table-cell office:value-type="float" office:value="5842729.08543449">
                <text:p>5842729.085434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3483.208390061">
                <text:p>613483.208390061</text:p>
              </table:table-cell>
              <table:table-cell office:value-type="float" office:value="5842728.95961428">
                <text:p>5842728.959614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3483.380249264">
                <text:p>613483.380249264</text:p>
              </table:table-cell>
              <table:table-cell office:value-type="float" office:value="5842728.83379407">
                <text:p>5842728.8337940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3483.517909716">
                <text:p>613483.517909716</text:p>
              </table:table-cell>
              <table:table-cell office:value-type="float" office:value="5842728.72572298">
                <text:p>5842728.725722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3483.678080877">
                <text:p>613483.678080877</text:p>
              </table:table-cell>
              <table:table-cell office:value-type="float" office:value="5842728.61817736">
                <text:p>5842728.618177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13483.82786211">
                <text:p>613483.82786211</text:p>
              </table:table-cell>
              <table:table-cell office:value-type="float" office:value="5842728.47329441">
                <text:p>5842728.4732944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13483.988033286">
                <text:p>613483.988033286</text:p>
              </table:table-cell>
              <table:table-cell office:value-type="float" office:value="5842728.36574879">
                <text:p>5842728.365748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13484.148637178">
                <text:p>613484.148637178</text:p>
              </table:table-cell>
              <table:table-cell office:value-type="float" office:value="5842728.23966588">
                <text:p>5842728.239665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13484.320496432">
                <text:p>613484.320496432</text:p>
              </table:table-cell>
              <table:table-cell office:value-type="float" office:value="5842728.1138457">
                <text:p>5842728.11384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13484.469844988">
                <text:p>613484.469844988</text:p>
              </table:table-cell>
              <table:table-cell office:value-type="float" office:value="5842727.98750007">
                <text:p>5842727.987500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13484.619626263">
                <text:p>613484.619626263</text:p>
              </table:table-cell>
              <table:table-cell office:value-type="float" office:value="5842727.84261714">
                <text:p>5842727.842617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3484.780662901">
                <text:p>613484.780662901</text:p>
              </table:table-cell>
              <table:table-cell office:value-type="float" office:value="5842727.69799695">
                <text:p>5842727.6979969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13484.963777544">
                <text:p>613484.963777544</text:p>
              </table:table-cell>
              <table:table-cell office:value-type="float" office:value="5842727.57243952">
                <text:p>5842727.572439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13485.135204129">
                <text:p>613485.135204129</text:p>
              </table:table-cell>
              <table:table-cell office:value-type="float" office:value="5842727.46515668">
                <text:p>5842727.465156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13485.29580808">
                <text:p>613485.29580808</text:p>
              </table:table-cell>
              <table:table-cell office:value-type="float" office:value="5842727.3390738">
                <text:p>5842727.33907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13485.456844755">
                <text:p>613485.456844755</text:p>
              </table:table-cell>
              <table:table-cell office:value-type="float" office:value="5842727.19445363">
                <text:p>5842727.194453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13485.617881439">
                <text:p>613485.617881439</text:p>
              </table:table-cell>
              <table:table-cell office:value-type="float" office:value="5842727.04983346">
                <text:p>5842727.0498334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13485.801428843">
                <text:p>613485.801428843</text:p>
              </table:table-cell>
              <table:table-cell office:value-type="float" office:value="5842726.90573877">
                <text:p>5842726.905738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13485.985408974">
                <text:p>613485.985408974</text:p>
              </table:table-cell>
              <table:table-cell office:value-type="float" office:value="5842726.74310678">
                <text:p>5842726.743106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13486.146445688">
                <text:p>613486.146445688</text:p>
              </table:table-cell>
              <table:table-cell office:value-type="float" office:value="5842726.59848662">
                <text:p>5842726.5984866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13486.307482412">
                <text:p>613486.307482412</text:p>
              </table:table-cell>
              <table:table-cell office:value-type="float" office:value="5842726.45386648">
                <text:p>5842726.453866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13486.445575714">
                <text:p>613486.445575714</text:p>
              </table:table-cell>
              <table:table-cell office:value-type="float" office:value="5842726.32725817">
                <text:p>5842726.327258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13486.58453446">
                <text:p>613486.58453446</text:p>
              </table:table-cell>
              <table:table-cell office:value-type="float" office:value="5842726.16357527">
                <text:p>5842726.1635752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13486.71137242">
                <text:p>613486.71137242</text:p>
              </table:table-cell>
              <table:table-cell office:value-type="float" office:value="5842726.03670423">
                <text:p>5842726.0367042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13486.826955028">
                <text:p>613486.826955028</text:p>
              </table:table-cell>
              <table:table-cell office:value-type="float" office:value="5842725.90957047">
                <text:p>5842725.909570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13486.920892366">
                <text:p>613486.920892366</text:p>
              </table:table-cell>
              <table:table-cell office:value-type="float" office:value="5842725.74483662">
                <text:p>5842725.744836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13486.991886273">
                <text:p>613486.991886273</text:p>
              </table:table-cell>
              <table:table-cell office:value-type="float" office:value="5842725.59811462">
                <text:p>5842725.5981146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13487.040369466">
                <text:p>613487.040369466</text:p>
              </table:table-cell>
              <table:table-cell office:value-type="float" office:value="5842725.45086714">
                <text:p>5842725.4508671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13487.078030023">
                <text:p>613487.078030023</text:p>
              </table:table-cell>
              <table:table-cell office:value-type="float" office:value="5842725.28481962">
                <text:p>5842725.284819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13487.115690583">
                <text:p>613487.115690583</text:p>
              </table:table-cell>
              <table:table-cell office:value-type="float" office:value="5842725.1187721">
                <text:p>5842725.11877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13487.141663064">
                <text:p>613487.141663064</text:p>
              </table:table-cell>
              <table:table-cell office:value-type="float" office:value="5842724.97099915">
                <text:p>5842724.9709991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13487.156380187">
                <text:p>613487.156380187</text:p>
              </table:table-cell>
              <table:table-cell office:value-type="float" office:value="5842724.82296346">
                <text:p>5842724.822963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13487.115685947">
                <text:p>613487.115685947</text:p>
              </table:table-cell>
              <table:table-cell office:value-type="float" office:value="5842724.63653949">
                <text:p>5842724.636539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13487.062870903">
                <text:p>613487.062870903</text:p>
              </table:table-cell>
              <table:table-cell office:value-type="float" office:value="5842724.48692738">
                <text:p>5842724.486927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13487.022176657">
                <text:p>613487.022176657</text:p>
              </table:table-cell>
              <table:table-cell office:value-type="float" office:value="5842724.30050341">
                <text:p>5842724.300503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13486.991439609">
                <text:p>613486.991439609</text:p>
              </table:table-cell>
              <table:table-cell office:value-type="float" office:value="5842724.16995408">
                <text:p>5842724.1699540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13486.960269841">
                <text:p>613486.960269841</text:p>
              </table:table-cell>
              <table:table-cell office:value-type="float" office:value="5842724.05794205">
                <text:p>5842724.057942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13486.917844709">
                <text:p>613486.917844709</text:p>
              </table:table-cell>
              <table:table-cell office:value-type="float" office:value="5842723.94566729">
                <text:p>5842723.945667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13486.829965405">
                <text:p>613486.829965405</text:p>
              </table:table-cell>
              <table:table-cell office:value-type="float" office:value="5842723.85087889">
                <text:p>5842723.8508788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13486.776717624">
                <text:p>613486.776717624</text:p>
              </table:table-cell>
              <table:table-cell office:value-type="float" office:value="5842723.71980409">
                <text:p>5842723.719804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13486.712214477">
                <text:p>613486.712214477</text:p>
              </table:table-cell>
              <table:table-cell office:value-type="float" office:value="5842723.58846656">
                <text:p>5842723.588466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13486.614810671">
                <text:p>613486.614810671</text:p>
              </table:table-cell>
              <table:table-cell office:value-type="float" office:value="5842723.41926622">
                <text:p>5842723.419266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13486.54944208">
                <text:p>613486.54944208</text:p>
              </table:table-cell>
              <table:table-cell office:value-type="float" office:value="5842723.32500329">
                <text:p>5842723.325003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3486.450740111">
                <text:p>613486.450740111</text:p>
              </table:table-cell>
              <table:table-cell office:value-type="float" office:value="5842723.21141486">
                <text:p>5842723.2114148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3486.352470854">
                <text:p>613486.352470854</text:p>
              </table:table-cell>
              <table:table-cell office:value-type="float" office:value="5842723.07928913">
                <text:p>5842723.079289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13486.265456957">
                <text:p>613486.265456957</text:p>
              </table:table-cell>
              <table:table-cell office:value-type="float" office:value="5842722.94742614">
                <text:p>5842722.9474261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13486.189265703">
                <text:p>613486.189265703</text:p>
              </table:table-cell>
              <table:table-cell office:value-type="float" office:value="5842722.83436318">
                <text:p>5842722.834363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13486.102251797">
                <text:p>613486.102251797</text:p>
              </table:table-cell>
              <table:table-cell office:value-type="float" office:value="5842722.70250019">
                <text:p>5842722.7025001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13485.991861724">
                <text:p>613485.991861724</text:p>
              </table:table-cell>
              <table:table-cell office:value-type="float" office:value="5842722.60718634">
                <text:p>5842722.607186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13485.847705549">
                <text:p>613485.847705549</text:p>
              </table:table-cell>
              <table:table-cell office:value-type="float" office:value="5842722.51108429">
                <text:p>5842722.511084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13485.737748181">
                <text:p>613485.737748181</text:p>
              </table:table-cell>
              <table:table-cell office:value-type="float" office:value="5842722.39723314">
                <text:p>5842722.3972331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13485.638180746">
                <text:p>613485.638180746</text:p>
              </table:table-cell>
              <table:table-cell office:value-type="float" office:value="5842722.32071933">
                <text:p>5842722.320719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13485.549868673">
                <text:p>613485.549868673</text:p>
              </table:table-cell>
              <table:table-cell office:value-type="float" office:value="5842722.24446826">
                <text:p>5842722.2444682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613485.461123884">
                <text:p>613485.461123884</text:p>
              </table:table-cell>
              <table:table-cell office:value-type="float" office:value="5842722.18675449">
                <text:p>5842722.1867544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613485.315236836">
                <text:p>613485.315236836</text:p>
              </table:table-cell>
              <table:table-cell office:value-type="float" office:value="5842722.16480167">
                <text:p>5842722.164801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3485.192725943">
                <text:p>613485.192725943</text:p>
              </table:table-cell>
              <table:table-cell office:value-type="float" office:value="5842722.10629971">
                <text:p>5842722.1062997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13485.069782336">
                <text:p>613485.069782336</text:p>
              </table:table-cell>
              <table:table-cell office:value-type="float" office:value="5842722.06633506">
                <text:p>5842722.066335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13484.93558336">
                <text:p>613484.93558336</text:p>
              </table:table-cell>
              <table:table-cell office:value-type="float" office:value="5842722.02610767">
                <text:p>5842722.026107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13484.811341616">
                <text:p>613484.811341616</text:p>
              </table:table-cell>
              <table:table-cell office:value-type="float" office:value="5842722.04175494">
                <text:p>5842722.041754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13484.66458914">
                <text:p>613484.66458914</text:p>
              </table:table-cell>
              <table:table-cell office:value-type="float" office:value="5842722.05687674">
                <text:p>5842722.056876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13484.506148588">
                <text:p>613484.506148588</text:p>
              </table:table-cell>
              <table:table-cell office:value-type="float" office:value="5842722.09027313">
                <text:p>5842722.090273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13484.348140748">
                <text:p>613484.348140748</text:p>
              </table:table-cell>
              <table:table-cell office:value-type="float" office:value="5842722.10513221">
                <text:p>5842722.105132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13484.19013291">
                <text:p>613484.19013291</text:p>
              </table:table-cell>
              <table:table-cell office:value-type="float" office:value="5842722.1199913">
                <text:p>5842722.11999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13484.009181631">
                <text:p>613484.009181631</text:p>
              </table:table-cell>
              <table:table-cell office:value-type="float" office:value="5842722.15286224">
                <text:p>5842722.152862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13483.896195261">
                <text:p>613483.896195261</text:p>
              </table:table-cell>
              <table:table-cell office:value-type="float" office:value="5842722.16877225">
                <text:p>5842722.168772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3483.759832744">
                <text:p>613483.759832744</text:p>
              </table:table-cell>
              <table:table-cell office:value-type="float" office:value="5842722.22123142">
                <text:p>5842722.22123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13483.612214865">
                <text:p>613483.612214865</text:p>
              </table:table-cell>
              <table:table-cell office:value-type="float" office:value="5842722.27342786">
                <text:p>5842722.273427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13483.475852355">
                <text:p>613483.475852355</text:p>
              </table:table-cell>
              <table:table-cell office:value-type="float" office:value="5842722.32588703">
                <text:p>5842722.3258870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13483.328234482">
                <text:p>613483.328234482</text:p>
              </table:table-cell>
              <table:table-cell office:value-type="float" office:value="5842722.37808348">
                <text:p>5842722.378083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13483.22520537">
                <text:p>613483.22520537</text:p>
              </table:table-cell>
              <table:table-cell office:value-type="float" office:value="5842722.44986815">
                <text:p>5842722.4498681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3483.110055486">
                <text:p>613483.110055486</text:p>
              </table:table-cell>
              <table:table-cell office:value-type="float" office:value="5842722.5584647">
                <text:p>5842722.55846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3482.983650243">
                <text:p>613482.983650243</text:p>
              </table:table-cell>
              <table:table-cell office:value-type="float" office:value="5842722.66679852">
                <text:p>5842722.666798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13482.846422343">
                <text:p>613482.846422343</text:p>
              </table:table-cell>
              <table:table-cell office:value-type="float" office:value="5842722.75633232">
                <text:p>5842722.756332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3482.685818314">
                <text:p>613482.685818314</text:p>
              </table:table-cell>
              <table:table-cell office:value-type="float" office:value="5842722.88241528">
                <text:p>5842722.882415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13482.559413088">
                <text:p>613482.559413088</text:p>
              </table:table-cell>
              <table:table-cell office:value-type="float" office:value="5842722.99074911">
                <text:p>5842722.9907491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13482.443397828">
                <text:p>613482.443397828</text:p>
              </table:table-cell>
              <table:table-cell office:value-type="float" office:value="5842723.13642028">
                <text:p>5842723.136420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3482.327382574">
                <text:p>613482.327382574</text:p>
              </table:table-cell>
              <table:table-cell office:value-type="float" office:value="5842723.28209145">
                <text:p>5842723.282091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3482.200977367">
                <text:p>613482.200977367</text:p>
              </table:table-cell>
              <table:table-cell office:value-type="float" office:value="5842723.3904253">
                <text:p>5842723.39042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3482.062884101">
                <text:p>613482.062884101</text:p>
              </table:table-cell>
              <table:table-cell office:value-type="float" office:value="5842723.51703372">
                <text:p>5842723.517033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3481.947301568">
                <text:p>613481.947301568</text:p>
              </table:table-cell>
              <table:table-cell office:value-type="float" office:value="5842723.6441676">
                <text:p>5842723.6441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13481.843407103">
                <text:p>613481.843407103</text:p>
              </table:table-cell>
              <table:table-cell office:value-type="float" office:value="5842723.7530269">
                <text:p>5842723.753026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13481.739079944">
                <text:p>613481.739079944</text:p>
              </table:table-cell>
              <table:table-cell office:value-type="float" office:value="5842723.88042351">
                <text:p>5842723.880423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13481.611809366">
                <text:p>613481.611809366</text:p>
              </table:table-cell>
              <table:table-cell office:value-type="float" office:value="5842724.02583198">
                <text:p>5842724.025831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13481.495794158">
                <text:p>613481.495794158</text:p>
              </table:table-cell>
              <table:table-cell office:value-type="float" office:value="5842724.17150317">
                <text:p>5842724.171503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13481.380211655">
                <text:p>613481.380211655</text:p>
              </table:table-cell>
              <table:table-cell office:value-type="float" office:value="5842724.29863706">
                <text:p>5842724.298637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13481.265061855">
                <text:p>613481.265061855</text:p>
              </table:table-cell>
              <table:table-cell office:value-type="float" office:value="5842724.40723365">
                <text:p>5842724.407233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13481.149046666">
                <text:p>613481.149046666</text:p>
              </table:table-cell>
              <table:table-cell office:value-type="float" office:value="5842724.55290485">
                <text:p>5842724.552904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13481.044719541">
                <text:p>613481.044719541</text:p>
              </table:table-cell>
              <table:table-cell office:value-type="float" office:value="5842724.68030147">
                <text:p>5842724.680301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3480.929137061">
                <text:p>613480.929137061</text:p>
              </table:table-cell>
              <table:table-cell office:value-type="float" office:value="5842724.80743537">
                <text:p>5842724.807435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13480.791476564">
                <text:p>613480.791476564</text:p>
              </table:table-cell>
              <table:table-cell office:value-type="float" office:value="5842724.91550653">
                <text:p>5842724.9155065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13480.665504128">
                <text:p>613480.665504128</text:p>
              </table:table-cell>
              <table:table-cell office:value-type="float" office:value="5842725.00530311">
                <text:p>5842725.005303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13480.55035436">
                <text:p>613480.55035436</text:p>
              </table:table-cell>
              <table:table-cell office:value-type="float" office:value="5842725.11389972">
                <text:p>5842725.113899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13480.435204598">
                <text:p>613480.435204598</text:p>
              </table:table-cell>
              <table:table-cell office:value-type="float" office:value="5842725.22249633">
                <text:p>5842725.222496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13480.297976818">
                <text:p>613480.297976818</text:p>
              </table:table-cell>
              <table:table-cell office:value-type="float" office:value="5842725.3120302">
                <text:p>5842725.31203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13480.160316349">
                <text:p>613480.160316349</text:p>
              </table:table-cell>
              <table:table-cell office:value-type="float" office:value="5842725.42010137">
                <text:p>5842725.420101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3480.022655886">
                <text:p>613480.022655886</text:p>
              </table:table-cell>
              <table:table-cell office:value-type="float" office:value="5842725.52817255">
                <text:p>5842725.528172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13479.885428121">
                <text:p>613479.885428121</text:p>
              </table:table-cell>
              <table:table-cell office:value-type="float" office:value="5842725.61770643">
                <text:p>5842725.617706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13479.747334978">
                <text:p>613479.747334978</text:p>
              </table:table-cell>
              <table:table-cell office:value-type="float" office:value="5842725.74431492">
                <text:p>5842725.744314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13479.609241842">
                <text:p>613479.609241842</text:p>
              </table:table-cell>
              <table:table-cell office:value-type="float" office:value="5842725.87092342">
                <text:p>5842725.8709234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13479.460758737">
                <text:p>613479.460758737</text:p>
              </table:table-cell>
              <table:table-cell office:value-type="float" office:value="5842725.96019459">
                <text:p>5842725.960194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13479.311842948">
                <text:p>613479.311842948</text:p>
              </table:table-cell>
              <table:table-cell office:value-type="float" office:value="5842726.06800307">
                <text:p>5842726.068003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13479.151671809">
                <text:p>613479.151671809</text:p>
              </table:table-cell>
              <table:table-cell office:value-type="float" office:value="5842726.17554884">
                <text:p>5842726.175548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13479.047777459">
                <text:p>613479.047777459</text:p>
              </table:table-cell>
              <table:table-cell office:value-type="float" office:value="5842726.2844082">
                <text:p>5842726.284408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13478.93176238">
                <text:p>613478.93176238</text:p>
              </table:table-cell>
              <table:table-cell office:value-type="float" office:value="5842726.43007945">
                <text:p>5842726.430079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13478.782846616">
                <text:p>613478.782846616</text:p>
              </table:table-cell>
              <table:table-cell office:value-type="float" office:value="5842726.53788795">
                <text:p>5842726.5378879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3478.644753527">
                <text:p>613478.644753527</text:p>
              </table:table-cell>
              <table:table-cell office:value-type="float" office:value="5842726.66449647">
                <text:p>5842726.664496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3478.517483113">
                <text:p>613478.517483113</text:p>
              </table:table-cell>
              <table:table-cell office:value-type="float" office:value="5842726.80990501">
                <text:p>5842726.8099050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3478.401900749">
                <text:p>613478.401900749</text:p>
              </table:table-cell>
              <table:table-cell office:value-type="float" office:value="5842726.93703898">
                <text:p>5842726.937038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3478.28631839">
                <text:p>613478.28631839</text:p>
              </table:table-cell>
              <table:table-cell office:value-type="float" office:value="5842727.06417294">
                <text:p>5842727.0641729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13478.135671916">
                <text:p>613478.135671916</text:p>
              </table:table-cell>
              <table:table-cell office:value-type="float" office:value="5842727.24613067">
                <text:p>5842727.246130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13477.952557447">
                <text:p>613477.952557447</text:p>
              </table:table-cell>
              <table:table-cell office:value-type="float" office:value="5842727.37168835">
                <text:p>5842727.371688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13477.79152101">
                <text:p>613477.79152101</text:p>
              </table:table-cell>
              <table:table-cell office:value-type="float" office:value="5842727.51630876">
                <text:p>5842727.516308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13477.653860659">
                <text:p>613477.653860659</text:p>
              </table:table-cell>
              <table:table-cell office:value-type="float" office:value="5842727.62438001">
                <text:p>5842727.624380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13477.527022983">
                <text:p>613477.527022983</text:p>
              </table:table-cell>
              <table:table-cell office:value-type="float" office:value="5842727.75125128">
                <text:p>5842727.7512512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13477.399752629">
                <text:p>613477.399752629</text:p>
              </table:table-cell>
              <table:table-cell office:value-type="float" office:value="5842727.89665985">
                <text:p>5842727.8966598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13477.261226931">
                <text:p>613477.261226931</text:p>
              </table:table-cell>
              <table:table-cell office:value-type="float" office:value="5842728.04180571">
                <text:p>5842728.041805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13477.145211945">
                <text:p>613477.145211945</text:p>
              </table:table-cell>
              <table:table-cell office:value-type="float" office:value="5842728.18747701">
                <text:p>5842728.1874770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13477.017508932">
                <text:p>613477.017508932</text:p>
              </table:table-cell>
              <table:table-cell office:value-type="float" office:value="5842728.35142289">
                <text:p>5842728.3514228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13476.91231663">
                <text:p>613476.91231663</text:p>
              </table:table-cell>
              <table:table-cell office:value-type="float" office:value="5842728.51589421">
                <text:p>5842728.5158942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13476.806691654">
                <text:p>613476.806691654</text:p>
              </table:table-cell>
              <table:table-cell office:value-type="float" office:value="5842728.69890283">
                <text:p>5842728.698902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13476.700634004">
                <text:p>613476.700634004</text:p>
              </table:table-cell>
              <table:table-cell office:value-type="float" office:value="5842728.90044876">
                <text:p>5842728.900448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13476.583321013">
                <text:p>613476.583321013</text:p>
              </table:table-cell>
              <table:table-cell office:value-type="float" office:value="5842729.10173197">
                <text:p>5842729.101731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13476.48938409">
                <text:p>613476.48938409</text:p>
              </table:table-cell>
              <table:table-cell office:value-type="float" office:value="5842729.26646601">
                <text:p>5842729.2664660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13476.417957872">
                <text:p>613476.417957872</text:p>
              </table:table-cell>
              <table:table-cell office:value-type="float" office:value="5842729.43172547">
                <text:p>5842729.4317254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13476.346098979">
                <text:p>613476.346098979</text:p>
              </table:table-cell>
              <table:table-cell office:value-type="float" office:value="5842729.61552224">
                <text:p>5842729.6155222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13476.296750787">
                <text:p>613476.296750787</text:p>
              </table:table-cell>
              <table:table-cell office:value-type="float" office:value="5842729.79984443">
                <text:p>5842729.799844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13476.214069234">
                <text:p>613476.214069234</text:p>
              </table:table-cell>
              <table:table-cell office:value-type="float" office:value="5842729.96484118">
                <text:p>5842729.964841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3476.141777677">
                <text:p>613476.141777677</text:p>
              </table:table-cell>
              <table:table-cell office:value-type="float" office:value="5842730.16717525">
                <text:p>5842730.167175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3476.070351482">
                <text:p>613476.070351482</text:p>
              </table:table-cell>
              <table:table-cell office:value-type="float" office:value="5842730.33243472">
                <text:p>5842730.3324347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3476.033124011">
                <text:p>613476.033124011</text:p>
              </table:table-cell>
              <table:table-cell office:value-type="float" office:value="5842730.47994501">
                <text:p>5842730.479945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3476.029229902">
                <text:p>613476.029229902</text:p>
              </table:table-cell>
              <table:table-cell office:value-type="float" office:value="5842730.64678074">
                <text:p>5842730.646780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3476.025768472">
                <text:p>613476.025768472</text:p>
              </table:table-cell>
              <table:table-cell office:value-type="float" office:value="5842730.79507917">
                <text:p>5842730.795079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3476.021874364">
                <text:p>613476.021874364</text:p>
              </table:table-cell>
              <table:table-cell office:value-type="float" office:value="5842730.9619149">
                <text:p>5842730.961914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13476.051313612">
                <text:p>613476.051313612</text:p>
              </table:table-cell>
              <table:table-cell office:value-type="float" office:value="5842731.14807607">
                <text:p>5842731.148076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13476.09287356">
                <text:p>613476.09287356</text:p>
              </table:table-cell>
              <table:table-cell office:value-type="float" office:value="5842731.29742534">
                <text:p>5842731.2974253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13476.156511516">
                <text:p>613476.156511516</text:p>
              </table:table-cell>
              <table:table-cell office:value-type="float" office:value="5842731.46583734">
                <text:p>5842731.4658373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13476.23140481">
                <text:p>613476.23140481</text:p>
              </table:table-cell>
              <table:table-cell office:value-type="float" office:value="5842731.63451205">
                <text:p>5842731.634512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13476.283787412">
                <text:p>613476.283787412</text:p>
              </table:table-cell>
              <table:table-cell office:value-type="float" office:value="5842731.80266134">
                <text:p>5842731.8026613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13476.324914667">
                <text:p>613476.324914667</text:p>
              </table:table-cell>
              <table:table-cell office:value-type="float" office:value="5842731.97054792">
                <text:p>5842731.970547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13476.366907279">
                <text:p>613476.366907279</text:p>
              </table:table-cell>
              <table:table-cell office:value-type="float" office:value="5842732.10135989">
                <text:p>5842732.1013598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13476.431843254">
                <text:p>613476.431843254</text:p>
              </table:table-cell>
              <table:table-cell office:value-type="float" office:value="5842732.21415998">
                <text:p>5842732.2141599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13476.495913865">
                <text:p>613476.495913865</text:p>
              </table:table-cell>
              <table:table-cell office:value-type="float" office:value="5842732.36403468">
                <text:p>5842732.364034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13476.559984471">
                <text:p>613476.559984471</text:p>
              </table:table-cell>
              <table:table-cell office:value-type="float" office:value="5842732.51390938">
                <text:p>5842732.5139093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3476.635743097">
                <text:p>613476.635743097</text:p>
              </table:table-cell>
              <table:table-cell office:value-type="float" office:value="5842732.64550949">
                <text:p>5842732.645509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13476.688558353">
                <text:p>613476.688558353</text:p>
              </table:table-cell>
              <table:table-cell office:value-type="float" office:value="5842732.79512148">
                <text:p>5842732.795121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13476.764749652">
                <text:p>613476.764749652</text:p>
              </table:table-cell>
              <table:table-cell office:value-type="float" office:value="5842732.90818429">
                <text:p>5842732.908184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13476.852196289">
                <text:p>613476.852196289</text:p>
              </table:table-cell>
              <table:table-cell office:value-type="float" office:value="5842733.02150981">
                <text:p>5842733.0215098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13476.951330944">
                <text:p>613476.951330944</text:p>
              </table:table-cell>
              <table:table-cell office:value-type="float" office:value="5842733.11656074">
                <text:p>5842733.116560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13477.072543593">
                <text:p>613477.072543593</text:p>
              </table:table-cell>
              <table:table-cell office:value-type="float" office:value="5842733.23067441">
                <text:p>5842733.230674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13477.194188921">
                <text:p>613477.194188921</text:p>
              </table:table-cell>
              <table:table-cell office:value-type="float" office:value="5842733.32625077">
                <text:p>5842733.326250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13477.315834243">
                <text:p>613477.315834243</text:p>
              </table:table-cell>
              <table:table-cell office:value-type="float" office:value="5842733.42182714">
                <text:p>5842733.421827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13477.43834493">
                <text:p>613477.43834493</text:p>
              </table:table-cell>
              <table:table-cell office:value-type="float" office:value="5842733.48032891">
                <text:p>5842733.480328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13477.584231663">
                <text:p>613477.584231663</text:p>
              </table:table-cell>
              <table:table-cell office:value-type="float" office:value="5842733.5022815">
                <text:p>5842733.502281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13477.729253024">
                <text:p>613477.729253024</text:p>
              </table:table-cell>
              <table:table-cell office:value-type="float" office:value="5842733.5613087">
                <text:p>5842733.561308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13477.897650434">
                <text:p>613477.897650434</text:p>
              </table:table-cell>
              <table:table-cell office:value-type="float" office:value="5842733.58378672">
                <text:p>5842733.5837867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13478.066047841">
                <text:p>613478.066047841</text:p>
              </table:table-cell>
              <table:table-cell office:value-type="float" office:value="5842733.60626476">
                <text:p>5842733.606264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13478.201977292">
                <text:p>613478.201977292</text:p>
              </table:table-cell>
              <table:table-cell office:value-type="float" office:value="5842733.57234274">
                <text:p>5842733.572342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13478.3612828">
                <text:p>613478.3612828</text:p>
              </table:table-cell>
              <table:table-cell office:value-type="float" office:value="5842733.50187155">
                <text:p>5842733.5018715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13478.485956915">
                <text:p>613478.485956915</text:p>
              </table:table-cell>
              <table:table-cell office:value-type="float" office:value="5842733.46768682">
                <text:p>5842733.467686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13478.623184439">
                <text:p>613478.623184439</text:p>
              </table:table-cell>
              <table:table-cell office:value-type="float" office:value="5842733.37815291">
                <text:p>5842733.3781529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13478.74829125">
                <text:p>613478.74829125</text:p>
              </table:table-cell>
              <table:table-cell office:value-type="float" office:value="5842733.32543088">
                <text:p>5842733.325430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13478.873830753">
                <text:p>613478.873830753</text:p>
              </table:table-cell>
              <table:table-cell office:value-type="float" office:value="5842733.25417156">
                <text:p>5842733.254171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13479.01105829">
                <text:p>613479.01105829</text:p>
              </table:table-cell>
              <table:table-cell office:value-type="float" office:value="5842733.16463765">
                <text:p>5842733.164637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13479.171229206">
                <text:p>613479.171229206</text:p>
              </table:table-cell>
              <table:table-cell office:value-type="float" office:value="5842733.05709188">
                <text:p>5842733.0570918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13479.297201413">
                <text:p>613479.297201413</text:p>
              </table:table-cell>
              <table:table-cell office:value-type="float" office:value="5842732.96729527">
                <text:p>5842732.9672952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13479.445251617">
                <text:p>613479.445251617</text:p>
              </table:table-cell>
              <table:table-cell office:value-type="float" office:value="5842732.89656139">
                <text:p>5842732.8965613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13479.571223834">
                <text:p>613479.571223834</text:p>
              </table:table-cell>
              <table:table-cell office:value-type="float" office:value="5842732.80676478">
                <text:p>5842732.806764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13479.697628748">
                <text:p>613479.697628748</text:p>
              </table:table-cell>
              <table:table-cell office:value-type="float" office:value="5842732.69843087">
                <text:p>5842732.698430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13479.824033669">
                <text:p>613479.824033669</text:p>
              </table:table-cell>
              <table:table-cell office:value-type="float" office:value="5842732.59009697">
                <text:p>5842732.590096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13479.961693937">
                <text:p>613479.961693937</text:p>
              </table:table-cell>
              <table:table-cell office:value-type="float" office:value="5842732.48202578">
                <text:p>5842732.4820257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13480.099354211">
                <text:p>613480.099354211</text:p>
              </table:table-cell>
              <table:table-cell office:value-type="float" office:value="5842732.3739546">
                <text:p>5842732.37395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13480.248269834">
                <text:p>613480.248269834</text:p>
              </table:table-cell>
              <table:table-cell office:value-type="float" office:value="5842732.26614615">
                <text:p>5842732.266146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13480.363419435">
                <text:p>613480.363419435</text:p>
              </table:table-cell>
              <table:table-cell office:value-type="float" office:value="5842732.15754954">
                <text:p>5842732.1575495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13480.501512423">
                <text:p>613480.501512423</text:p>
              </table:table-cell>
              <table:table-cell office:value-type="float" office:value="5842732.03094106">
                <text:p>5842732.030941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13480.662116106">
                <text:p>613480.662116106</text:p>
              </table:table-cell>
              <table:table-cell office:value-type="float" office:value="5842731.90485804">
                <text:p>5842731.9048580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13480.8222871">
                <text:p>613480.8222871</text:p>
              </table:table-cell>
              <table:table-cell office:value-type="float" office:value="5842731.79731232">
                <text:p>5842731.797312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13480.982458101">
                <text:p>613480.982458101</text:p>
              </table:table-cell>
              <table:table-cell office:value-type="float" office:value="5842731.68976661">
                <text:p>5842731.6897666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13481.120551118">
                <text:p>613481.120551118</text:p>
              </table:table-cell>
              <table:table-cell office:value-type="float" office:value="5842731.56315816">
                <text:p>5842731.563158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13481.258211444">
                <text:p>613481.258211444</text:p>
              </table:table-cell>
              <table:table-cell office:value-type="float" office:value="5842731.45508701">
                <text:p>5842731.455087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613481.40755982">
                <text:p>613481.40755982</text:p>
              </table:table-cell>
              <table:table-cell office:value-type="float" office:value="5842731.32874129">
                <text:p>5842731.3287412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13481.556475505">
                <text:p>613481.556475505</text:p>
              </table:table-cell>
              <table:table-cell office:value-type="float" office:value="5842731.22093287">
                <text:p>5842731.2209328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13481.695001251">
                <text:p>613481.695001251</text:p>
              </table:table-cell>
              <table:table-cell office:value-type="float" office:value="5842731.07578713">
                <text:p>5842731.075787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13481.832661603">
                <text:p>613481.832661603</text:p>
              </table:table-cell>
              <table:table-cell office:value-type="float" office:value="5842730.967716">
                <text:p>5842730.9677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13481.981577308">
                <text:p>613481.981577308</text:p>
              </table:table-cell>
              <table:table-cell office:value-type="float" office:value="5842730.85990759">
                <text:p>5842730.8599075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13482.119237673">
                <text:p>613482.119237673</text:p>
              </table:table-cell>
              <table:table-cell office:value-type="float" office:value="5842730.75183647">
                <text:p>5842730.7518364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3482.291962191">
                <text:p>613482.291962191</text:p>
              </table:table-cell>
              <table:table-cell office:value-type="float" office:value="5842730.58894162">
                <text:p>5842730.588941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13482.452565968">
                <text:p>613482.452565968</text:p>
              </table:table-cell>
              <table:table-cell office:value-type="float" office:value="5842730.46285865">
                <text:p>5842730.462858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3482.613169753">
                <text:p>613482.613169753</text:p>
              </table:table-cell>
              <table:table-cell office:value-type="float" office:value="5842730.33677569">
                <text:p>5842730.3367756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3482.773340842">
                <text:p>613482.773340842</text:p>
              </table:table-cell>
              <table:table-cell office:value-type="float" office:value="5842730.22923003">
                <text:p>5842730.2292300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613482.911433947">
                <text:p>613482.911433947</text:p>
              </table:table-cell>
              <table:table-cell office:value-type="float" office:value="5842730.10262163">
                <text:p>5842730.1026216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13483.061215113">
                <text:p>613483.061215113</text:p>
              </table:table-cell>
              <table:table-cell office:value-type="float" office:value="5842729.95773865">
                <text:p>5842729.9577386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13483.22181893">
                <text:p>613483.22181893</text:p>
              </table:table-cell>
              <table:table-cell office:value-type="float" office:value="5842729.83165571">
                <text:p>5842729.831655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13483.359912058">
                <text:p>613483.359912058</text:p>
              </table:table-cell>
              <table:table-cell office:value-type="float" office:value="5842729.70504732">
                <text:p>5842729.7050473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13483.520515891">
                <text:p>613483.520515891</text:p>
              </table:table-cell>
              <table:table-cell office:value-type="float" office:value="5842729.57896439">
                <text:p>5842729.5789643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13483.647353685">
                <text:p>613483.647353685</text:p>
              </table:table-cell>
              <table:table-cell office:value-type="float" office:value="5842729.45209327">
                <text:p>5842729.4520932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13483.785014126">
                <text:p>613483.785014126</text:p>
              </table:table-cell>
              <table:table-cell office:value-type="float" office:value="5842729.3440222">
                <text:p>5842729.34402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13483.956873333">
                <text:p>613483.956873333</text:p>
              </table:table-cell>
              <table:table-cell office:value-type="float" office:value="5842729.21820201">
                <text:p>5842729.218202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13484.107087266">
                <text:p>613484.107087266</text:p>
              </table:table-cell>
              <table:table-cell office:value-type="float" office:value="5842729.05478176">
                <text:p>5842729.054781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13484.26769114">
                <text:p>613484.26769114</text:p>
              </table:table-cell>
              <table:table-cell office:value-type="float" office:value="5842728.92869885">
                <text:p>5842728.928698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13484.394528969">
                <text:p>613484.394528969</text:p>
              </table:table-cell>
              <table:table-cell office:value-type="float" office:value="5842728.80182776">
                <text:p>5842728.801827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13484.533054867">
                <text:p>613484.533054867</text:p>
              </table:table-cell>
              <table:table-cell office:value-type="float" office:value="5842728.6566821">
                <text:p>5842728.656682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13484.672013485">
                <text:p>613484.672013485</text:p>
              </table:table-cell>
              <table:table-cell office:value-type="float" office:value="5842728.49299914">
                <text:p>5842728.492999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13484.833482816">
                <text:p>613484.833482816</text:p>
              </table:table-cell>
              <table:table-cell office:value-type="float" office:value="5842728.32984164">
                <text:p>5842728.3298416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13485.005774798">
                <text:p>613485.005774798</text:p>
              </table:table-cell>
              <table:table-cell office:value-type="float" office:value="5842728.18548418">
                <text:p>5842728.185484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13485.155556084">
                <text:p>613485.155556084</text:p>
              </table:table-cell>
              <table:table-cell office:value-type="float" office:value="5842728.04060127">
                <text:p>5842728.040601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13485.305337379">
                <text:p>613485.305337379</text:p>
              </table:table-cell>
              <table:table-cell office:value-type="float" office:value="5842727.89571836">
                <text:p>5842727.8957183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13485.465941322">
                <text:p>613485.465941322</text:p>
              </table:table-cell>
              <table:table-cell office:value-type="float" office:value="5842727.76963549">
                <text:p>5842727.769635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13485.637367912">
                <text:p>613485.637367912</text:p>
              </table:table-cell>
              <table:table-cell office:value-type="float" office:value="5842727.66235266">
                <text:p>5842727.662352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13485.80965994">
                <text:p>613485.80965994</text:p>
              </table:table-cell>
              <table:table-cell office:value-type="float" office:value="5842727.51799523">
                <text:p>5842727.5179952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13485.993207333">
                <text:p>613485.993207333</text:p>
              </table:table-cell>
              <table:table-cell office:value-type="float" office:value="5842727.37390055">
                <text:p>5842727.373900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13486.153378595">
                <text:p>613486.153378595</text:p>
              </table:table-cell>
              <table:table-cell office:value-type="float" office:value="5842727.266355">
                <text:p>5842727.2663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13486.314415298">
                <text:p>613486.314415298</text:p>
              </table:table-cell>
              <table:table-cell office:value-type="float" office:value="5842727.12173486">
                <text:p>5842727.121734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13486.497530003">
                <text:p>613486.497530003</text:p>
              </table:table-cell>
              <table:table-cell office:value-type="float" office:value="5842726.99617749">
                <text:p>5842726.996177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13486.681510155">
                <text:p>613486.681510155</text:p>
              </table:table-cell>
              <table:table-cell office:value-type="float" office:value="5842726.83354553">
                <text:p>5842726.8335455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13486.876312956">
                <text:p>613486.876312956</text:p>
              </table:table-cell>
              <table:table-cell office:value-type="float" office:value="5842726.6897136">
                <text:p>5842726.68971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13487.048605056">
                <text:p>613487.048605056</text:p>
              </table:table-cell>
              <table:table-cell office:value-type="float" office:value="5842726.54535622">
                <text:p>5842726.5453562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13487.209641809">
                <text:p>613487.209641809</text:p>
              </table:table-cell>
              <table:table-cell office:value-type="float" office:value="5842726.4007361">
                <text:p>5842726.40073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13487.382799372">
                <text:p>613487.382799372</text:p>
              </table:table-cell>
              <table:table-cell office:value-type="float" office:value="5842726.21930413">
                <text:p>5842726.219304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13487.554658781">
                <text:p>613487.554658781</text:p>
              </table:table-cell>
              <table:table-cell office:value-type="float" office:value="5842726.09348406">
                <text:p>5842726.09348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13487.704440206">
                <text:p>613487.704440206</text:p>
              </table:table-cell>
              <table:table-cell office:value-type="float" office:value="5842725.94860123">
                <text:p>5842725.9486012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13487.853788918">
                <text:p>613487.853788918</text:p>
              </table:table-cell>
              <table:table-cell office:value-type="float" office:value="5842725.82225569">
                <text:p>5842725.8222556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13487.958116204">
                <text:p>613487.958116204</text:p>
              </table:table-cell>
              <table:table-cell office:value-type="float" office:value="5842725.69485922">
                <text:p>5842725.694859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13488.040798225">
                <text:p>613488.040798225</text:p>
              </table:table-cell>
              <table:table-cell office:value-type="float" office:value="5842725.52986266">
                <text:p>5842725.529862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13488.123047528">
                <text:p>613488.123047528</text:p>
              </table:table-cell>
              <table:table-cell office:value-type="float" office:value="5842725.38340341">
                <text:p>5842725.3834034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13488.171963483">
                <text:p>613488.171963483</text:p>
              </table:table-cell>
              <table:table-cell office:value-type="float" office:value="5842725.21761863">
                <text:p>5842725.217618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13488.20962408">
                <text:p>613488.20962408</text:p>
              </table:table-cell>
              <table:table-cell office:value-type="float" office:value="5842725.05157112">
                <text:p>5842725.051571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13488.225206684">
                <text:p>613488.225206684</text:p>
              </table:table-cell>
              <table:table-cell office:value-type="float" office:value="5842724.86646083">
                <text:p>5842724.866460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13488.217413118">
                <text:p>613488.217413118</text:p>
              </table:table-cell>
              <table:table-cell office:value-type="float" office:value="5842724.71789967">
                <text:p>5842724.7178996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613488.142952835">
                <text:p>613488.142952835</text:p>
              </table:table-cell>
              <table:table-cell office:value-type="float" office:value="5842724.53068747">
                <text:p>5842724.530687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13488.113513991">
                <text:p>613488.113513991</text:p>
              </table:table-cell>
              <table:table-cell office:value-type="float" office:value="5842724.34452623">
                <text:p>5842724.3445262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13488.072387059">
                <text:p>613488.072387059</text:p>
              </table:table-cell>
              <table:table-cell office:value-type="float" office:value="5842724.17663954">
                <text:p>5842724.176639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13488.0087494">
                <text:p>613488.0087494</text:p>
              </table:table-cell>
              <table:table-cell office:value-type="float" office:value="5842724.00822739">
                <text:p>5842724.0082273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13487.967622461">
                <text:p>613487.967622461</text:p>
              </table:table-cell>
              <table:table-cell office:value-type="float" office:value="5842723.84034071">
                <text:p>5842723.840340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13487.903119347">
                <text:p>613487.903119347</text:p>
              </table:table-cell>
              <table:table-cell office:value-type="float" office:value="5842723.70900316">
                <text:p>5842723.709003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13487.839048952">
                <text:p>613487.839048952</text:p>
              </table:table-cell>
              <table:table-cell office:value-type="float" office:value="5842723.55912831">
                <text:p>5842723.559128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613487.775843997">
                <text:p>613487.775843997</text:p>
              </table:table-cell>
              <table:table-cell office:value-type="float" office:value="5842723.37217886">
                <text:p>5842723.372178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13487.711773593">
                <text:p>613487.711773593</text:p>
              </table:table-cell>
              <table:table-cell office:value-type="float" office:value="5842723.222304">
                <text:p>5842723.22230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13487.636880543">
                <text:p>613487.636880543</text:p>
              </table:table-cell>
              <table:table-cell office:value-type="float" office:value="5842723.05362912">
                <text:p>5842723.0536291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613487.539476757">
                <text:p>613487.539476757</text:p>
              </table:table-cell>
              <table:table-cell office:value-type="float" office:value="5842722.88442875">
                <text:p>5842722.8844287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13487.419562234">
                <text:p>613487.419562234</text:p>
              </table:table-cell>
              <table:table-cell office:value-type="float" office:value="5842722.71470292">
                <text:p>5842722.714702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613487.344669165">
                <text:p>613487.344669165</text:p>
              </table:table-cell>
              <table:table-cell office:value-type="float" office:value="5842722.54602804">
                <text:p>5842722.546028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613487.26934337">
                <text:p>613487.26934337</text:p>
              </table:table-cell>
              <table:table-cell office:value-type="float" office:value="5842722.39589046">
                <text:p>5842722.3958904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613487.183194923">
                <text:p>613487.183194923</text:p>
              </table:table-cell>
              <table:table-cell office:value-type="float" office:value="5842722.22695284">
                <text:p>5842722.226952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613487.097046471">
                <text:p>613487.097046471</text:p>
              </table:table-cell>
              <table:table-cell office:value-type="float" office:value="5842722.05801522">
                <text:p>5842722.0580152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613486.976266472">
                <text:p>613486.976266472</text:p>
              </table:table-cell>
              <table:table-cell office:value-type="float" office:value="5842721.92536401">
                <text:p>5842721.9253640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613486.844663819">
                <text:p>613486.844663819</text:p>
              </table:table-cell>
              <table:table-cell office:value-type="float" office:value="5842721.77391276">
                <text:p>5842721.7739127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613486.758515346">
                <text:p>613486.758515346</text:p>
              </table:table-cell>
              <table:table-cell office:value-type="float" office:value="5842721.60497515">
                <text:p>5842721.6049751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13486.649423412">
                <text:p>613486.649423412</text:p>
              </table:table-cell>
              <table:table-cell office:value-type="float" office:value="5842721.45404937">
                <text:p>5842721.4540493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613486.540331472">
                <text:p>613486.540331472</text:p>
              </table:table-cell>
              <table:table-cell office:value-type="float" office:value="5842721.3031236">
                <text:p>5842721.30312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613486.419551438">
                <text:p>613486.419551438</text:p>
              </table:table-cell>
              <table:table-cell office:value-type="float" office:value="5842721.1704724">
                <text:p>5842721.17047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613486.287083313">
                <text:p>613486.287083313</text:p>
              </table:table-cell>
              <table:table-cell office:value-type="float" office:value="5842721.05609577">
                <text:p>5842721.0560957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13486.144657961">
                <text:p>613486.144657961</text:p>
              </table:table-cell>
              <table:table-cell office:value-type="float" office:value="5842720.8858445">
                <text:p>5842720.885844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613486.023877906">
                <text:p>613486.023877906</text:p>
              </table:table-cell>
              <table:table-cell office:value-type="float" office:value="5842720.75319331">
                <text:p>5842720.753193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13485.880587105">
                <text:p>613485.880587105</text:p>
              </table:table-cell>
              <table:table-cell office:value-type="float" office:value="5842720.62001666">
                <text:p>5842720.620016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13485.758941608">
                <text:p>613485.758941608</text:p>
              </table:table-cell>
              <table:table-cell office:value-type="float" office:value="5842720.52444008">
                <text:p>5842720.5244400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613485.615218079">
                <text:p>613485.615218079</text:p>
              </table:table-cell>
              <table:table-cell office:value-type="float" office:value="5842720.40980073">
                <text:p>5842720.409800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613485.460239172">
                <text:p>613485.460239172</text:p>
              </table:table-cell>
              <table:table-cell office:value-type="float" office:value="5842720.29489866">
                <text:p>5842720.2948986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613485.315650204">
                <text:p>613485.315650204</text:p>
              </table:table-cell>
              <table:table-cell office:value-type="float" office:value="5842720.21733393">
                <text:p>5842720.217333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13485.182749315">
                <text:p>613485.182749315</text:p>
              </table:table-cell>
              <table:table-cell office:value-type="float" office:value="5842720.12149464">
                <text:p>5842720.121494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613485.071493739">
                <text:p>613485.071493739</text:p>
              </table:table-cell>
              <table:table-cell office:value-type="float" office:value="5842720.06325541">
                <text:p>5842720.0632554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13484.926472047">
                <text:p>613484.926472047</text:p>
              </table:table-cell>
              <table:table-cell office:value-type="float" office:value="5842720.004228">
                <text:p>5842720.0042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613484.76976227">
                <text:p>613484.76976227</text:p>
              </table:table-cell>
              <table:table-cell office:value-type="float" office:value="5842719.96347516">
                <text:p>5842719.963475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613484.636428653">
                <text:p>613484.636428653</text:p>
              </table:table-cell>
              <table:table-cell office:value-type="float" office:value="5842719.88617318">
                <text:p>5842719.886173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613484.513917694">
                <text:p>613484.513917694</text:p>
              </table:table-cell>
              <table:table-cell office:value-type="float" office:value="5842719.82767124">
                <text:p>5842719.827671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613484.368895988">
                <text:p>613484.368895988</text:p>
              </table:table-cell>
              <table:table-cell office:value-type="float" office:value="5842719.76864384">
                <text:p>5842719.768643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13484.234696943">
                <text:p>613484.234696943</text:p>
              </table:table-cell>
              <table:table-cell office:value-type="float" office:value="5842719.72841648">
                <text:p>5842719.728416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13484.088809816">
                <text:p>613484.088809816</text:p>
              </table:table-cell>
              <table:table-cell office:value-type="float" office:value="5842719.7064637">
                <text:p>5842719.706463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3483.931667315">
                <text:p>613483.931667315</text:p>
              </table:table-cell>
              <table:table-cell office:value-type="float" office:value="5842719.68424819">
                <text:p>5842719.6842481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613483.797035558">
                <text:p>613483.797035558</text:p>
              </table:table-cell>
              <table:table-cell office:value-type="float" office:value="5842719.66255815">
                <text:p>5842719.662558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613483.650715721">
                <text:p>613483.650715721</text:p>
              </table:table-cell>
              <table:table-cell office:value-type="float" office:value="5842719.65914268">
                <text:p>5842719.6591426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613483.538594706">
                <text:p>613483.538594706</text:p>
              </table:table-cell>
              <table:table-cell office:value-type="float" office:value="5842719.6379781">
                <text:p>5842719.637978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13483.424742868">
                <text:p>613483.424742868</text:p>
              </table:table-cell>
              <table:table-cell office:value-type="float" office:value="5842719.69096273">
                <text:p>5842719.690962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613483.32257911">
                <text:p>613483.32257911</text:p>
              </table:table-cell>
              <table:table-cell office:value-type="float" office:value="5842719.72567279">
                <text:p>5842719.725672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3483.209592686">
                <text:p>613483.209592686</text:p>
              </table:table-cell>
              <table:table-cell office:value-type="float" office:value="5842719.74158282">
                <text:p>5842719.7415828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13483.096173559">
                <text:p>613483.096173559</text:p>
              </table:table-cell>
              <table:table-cell office:value-type="float" office:value="5842719.77603016">
                <text:p>5842719.776030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613483.016087845">
                <text:p>613483.016087845</text:p>
              </table:table-cell>
              <table:table-cell office:value-type="float" office:value="5842719.82980298">
                <text:p>5842719.8298029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613482.970200951">
                <text:p>613482.970200951</text:p>
              </table:table-cell>
              <table:table-cell office:value-type="float" office:value="5842719.86582668">
                <text:p>5842719.865826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613482.957214765">
                <text:p>613482.957214765</text:p>
              </table:table-cell>
              <table:table-cell office:value-type="float" office:value="5842719.93971317">
                <text:p>5842719.939713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613482.933405912">
                <text:p>613482.933405912</text:p>
              </table:table-cell>
              <table:table-cell office:value-type="float" office:value="5842719.99479962">
                <text:p>5842719.994799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613482.921285134">
                <text:p>613482.921285134</text:p>
              </table:table-cell>
              <table:table-cell office:value-type="float" office:value="5842720.0316115">
                <text:p>5842720.03161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613482.909597059">
                <text:p>613482.909597059</text:p>
              </table:table-cell>
              <table:table-cell office:value-type="float" office:value="5842720.04988608">
                <text:p>5842720.049886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613482.920419727">
                <text:p>613482.920419727</text:p>
              </table:table-cell>
              <table:table-cell office:value-type="float" office:value="5842720.06868611">
                <text:p>5842720.068686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13482.942930469">
                <text:p>613482.942930469</text:p>
              </table:table-cell>
              <table:table-cell office:value-type="float" office:value="5842720.06921156">
                <text:p>5842720.069211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13482.977129286">
                <text:p>613482.977129286</text:p>
              </table:table-cell>
              <table:table-cell office:value-type="float" office:value="5842720.05146244">
                <text:p>5842720.051462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613483.011328103">
                <text:p>613483.011328103</text:p>
              </table:table-cell>
              <table:table-cell office:value-type="float" office:value="5842720.03371331">
                <text:p>5842720.033713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613483.045526921">
                <text:p>613483.045526921</text:p>
              </table:table-cell>
              <table:table-cell office:value-type="float" office:value="5842720.01596419">
                <text:p>5842720.0159641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613483.080158443">
                <text:p>613483.080158443</text:p>
              </table:table-cell>
              <table:table-cell office:value-type="float" office:value="5842719.97967776">
                <text:p>5842719.979677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13483.148988783">
                <text:p>613483.148988783</text:p>
              </table:table-cell>
              <table:table-cell office:value-type="float" office:value="5842719.92564222">
                <text:p>5842719.9256422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13483.229939907">
                <text:p>613483.229939907</text:p>
              </table:table-cell>
              <table:table-cell office:value-type="float" office:value="5842719.83479479">
                <text:p>5842719.8347947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613483.333401777">
                <text:p>613483.333401777</text:p>
              </table:table-cell>
              <table:table-cell office:value-type="float" office:value="5842719.74447282">
                <text:p>5842719.744472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13483.448551729">
                <text:p>613483.448551729</text:p>
              </table:table-cell>
              <table:table-cell office:value-type="float" office:value="5842719.63587628">
                <text:p>5842719.635876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13483.574957058">
                <text:p>613483.574957058</text:p>
              </table:table-cell>
              <table:table-cell office:value-type="float" office:value="5842719.52754246">
                <text:p>5842719.527542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613483.634262862">
                <text:p>613483.634262862</text:p>
              </table:table-cell>
              <table:table-cell office:value-type="float" office:value="5842719.39909498">
                <text:p>5842719.399094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613483.727334789">
                <text:p>613483.727334789</text:p>
              </table:table-cell>
              <table:table-cell office:value-type="float" office:value="5842719.27143569">
                <text:p>5842719.271435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613483.820839427">
                <text:p>613483.820839427</text:p>
              </table:table-cell>
              <table:table-cell office:value-type="float" office:value="5842719.12523909">
                <text:p>5842719.1252390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13483.913478657">
                <text:p>613483.913478657</text:p>
              </table:table-cell>
              <table:table-cell office:value-type="float" office:value="5842719.0161171">
                <text:p>5842719.016117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13484.006550598">
                <text:p>613484.006550598</text:p>
              </table:table-cell>
              <table:table-cell office:value-type="float" office:value="5842718.88845781">
                <text:p>5842718.8884578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13484.088799877">
                <text:p>613484.088799877</text:p>
              </table:table-cell>
              <table:table-cell office:value-type="float" office:value="5842718.74199849">
                <text:p>5842718.741998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13484.182304536">
                <text:p>613484.182304536</text:p>
              </table:table-cell>
              <table:table-cell office:value-type="float" office:value="5842718.5958019">
                <text:p>5842718.59580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13484.2758092">
                <text:p>613484.2758092</text:p>
              </table:table-cell>
              <table:table-cell office:value-type="float" office:value="5842718.44960531">
                <text:p>5842718.449605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613484.39182462">
                <text:p>613484.39182462</text:p>
              </table:table-cell>
              <table:table-cell office:value-type="float" office:value="5842718.30393418">
                <text:p>5842718.303934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613484.507840046">
                <text:p>613484.507840046</text:p>
              </table:table-cell>
              <table:table-cell office:value-type="float" office:value="5842718.15826306">
                <text:p>5842718.1582630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13484.62428819">
                <text:p>613484.62428819</text:p>
              </table:table-cell>
              <table:table-cell office:value-type="float" office:value="5842717.99405463">
                <text:p>5842717.9940546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13484.717792878">
                <text:p>613484.717792878</text:p>
              </table:table-cell>
              <table:table-cell office:value-type="float" office:value="5842717.84785805">
                <text:p>5842717.8478580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613484.834673745">
                <text:p>613484.834673745</text:p>
              </table:table-cell>
              <table:table-cell office:value-type="float" office:value="5842717.66511233">
                <text:p>5842717.665112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613484.951121911">
                <text:p>613484.951121911</text:p>
              </table:table-cell>
              <table:table-cell office:value-type="float" office:value="5842717.50090391">
                <text:p>5842717.500903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613485.101336216">
                <text:p>613485.101336216</text:p>
              </table:table-cell>
              <table:table-cell office:value-type="float" office:value="5842717.33748369">
                <text:p>5842717.337483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13485.239862442">
                <text:p>613485.239862442</text:p>
              </table:table-cell>
              <table:table-cell office:value-type="float" office:value="5842717.19233805">
                <text:p>5842717.192338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13485.355877919">
                <text:p>613485.355877919</text:p>
              </table:table-cell>
              <table:table-cell office:value-type="float" office:value="5842717.04666694">
                <text:p>5842717.046666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613485.483148782">
                <text:p>613485.483148782</text:p>
              </table:table-cell>
              <table:table-cell office:value-type="float" office:value="5842716.90125857">
                <text:p>5842716.901258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613485.622107744">
                <text:p>613485.622107744</text:p>
              </table:table-cell>
              <table:table-cell office:value-type="float" office:value="5842716.73757564">
                <text:p>5842716.7375756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613485.760201288">
                <text:p>613485.760201288</text:p>
              </table:table-cell>
              <table:table-cell office:value-type="float" office:value="5842716.61096731">
                <text:p>5842716.610967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13485.909550218">
                <text:p>613485.909550218</text:p>
              </table:table-cell>
              <table:table-cell office:value-type="float" office:value="5842716.48462172">
                <text:p>5842716.484621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13486.047211062">
                <text:p>613486.047211062</text:p>
              </table:table-cell>
              <table:table-cell office:value-type="float" office:value="5842716.3765507">
                <text:p>5842716.376550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613486.196992722">
                <text:p>613486.196992722</text:p>
              </table:table-cell>
              <table:table-cell office:value-type="float" office:value="5842716.23166782">
                <text:p>5842716.2316678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613486.335086295">
                <text:p>613486.335086295</text:p>
              </table:table-cell>
              <table:table-cell office:value-type="float" office:value="5842716.10505951">
                <text:p>5842716.1050595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613486.484867972">
                <text:p>613486.484867972</text:p>
              </table:table-cell>
              <table:table-cell office:value-type="float" office:value="5842715.96017663">
                <text:p>5842715.9601766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613486.634216941">
                <text:p>613486.634216941</text:p>
              </table:table-cell>
              <table:table-cell office:value-type="float" office:value="5842715.83383106">
                <text:p>5842715.8338310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13486.771877819">
                <text:p>613486.771877819</text:p>
              </table:table-cell>
              <table:table-cell office:value-type="float" office:value="5842715.72576007">
                <text:p>5842715.725760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13486.922092239">
                <text:p>613486.922092239</text:p>
              </table:table-cell>
              <table:table-cell office:value-type="float" office:value="5842715.5623399">
                <text:p>5842715.562339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613487.083562051">
                <text:p>613487.083562051</text:p>
              </table:table-cell>
              <table:table-cell office:value-type="float" office:value="5842715.39918248">
                <text:p>5842715.399182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13487.255854536">
                <text:p>613487.255854536</text:p>
              </table:table-cell>
              <table:table-cell office:value-type="float" office:value="5842715.25482509">
                <text:p>5842715.254825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13487.450657797">
                <text:p>613487.450657797</text:p>
              </table:table-cell>
              <table:table-cell office:value-type="float" office:value="5842715.11099319">
                <text:p>5842715.110993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13487.633772967">
                <text:p>613487.633772967</text:p>
              </table:table-cell>
              <table:table-cell office:value-type="float" office:value="5842714.98543587">
                <text:p>5842714.985435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13487.760178507">
                <text:p>613487.760178507</text:p>
              </table:table-cell>
              <table:table-cell office:value-type="float" office:value="5842714.87710216">
                <text:p>5842714.877102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613487.932471031">
                <text:p>613487.932471031</text:p>
              </table:table-cell>
              <table:table-cell office:value-type="float" office:value="5842714.7327448">
                <text:p>5842714.73274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613488.116018949">
                <text:p>613488.116018949</text:p>
              </table:table-cell>
              <table:table-cell office:value-type="float" office:value="5842714.58865019">
                <text:p>5842714.5886501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13488.287013325">
                <text:p>613488.287013325</text:p>
              </table:table-cell>
              <table:table-cell office:value-type="float" office:value="5842714.49990475">
                <text:p>5842714.499904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13488.447617769">
                <text:p>613488.447617769</text:p>
              </table:table-cell>
              <table:table-cell office:value-type="float" office:value="5842714.37382198">
                <text:p>5842714.3738219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613488.607789498">
                <text:p>613488.607789498</text:p>
              </table:table-cell>
              <table:table-cell office:value-type="float" office:value="5842714.26627651">
                <text:p>5842714.266276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613488.790472004">
                <text:p>613488.790472004</text:p>
              </table:table-cell>
              <table:table-cell office:value-type="float" office:value="5842714.15925653">
                <text:p>5842714.159256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13488.962764584">
                <text:p>613488.962764584</text:p>
              </table:table-cell>
              <table:table-cell office:value-type="float" office:value="5842714.01489921">
                <text:p>5842714.014899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613489.134624448">
                <text:p>613489.134624448</text:p>
              </table:table-cell>
              <table:table-cell office:value-type="float" office:value="5842713.88907919">
                <text:p>5842713.8890791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613489.306484321">
                <text:p>613489.306484321</text:p>
              </table:table-cell>
              <table:table-cell office:value-type="float" office:value="5842713.76325919">
                <text:p>5842713.763259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613489.466656089">
                <text:p>613489.466656089</text:p>
              </table:table-cell>
              <table:table-cell office:value-type="float" office:value="5842713.65571375">
                <text:p>5842713.6557137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613489.638515979">
                <text:p>613489.638515979</text:p>
              </table:table-cell>
              <table:table-cell office:value-type="float" office:value="5842713.52989375">
                <text:p>5842713.5298937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613489.821631264">
                <text:p>613489.821631264</text:p>
              </table:table-cell>
              <table:table-cell office:value-type="float" office:value="5842713.40433651">
                <text:p>5842713.4043365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613490.026391874">
                <text:p>613490.026391874</text:p>
              </table:table-cell>
              <table:table-cell office:value-type="float" office:value="5842713.31637935">
                <text:p>5842713.3163793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613490.219464374">
                <text:p>613490.219464374</text:p>
              </table:table-cell>
              <table:table-cell office:value-type="float" office:value="5842713.24669677">
                <text:p>5842713.246696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13490.424224998">
                <text:p>613490.424224998</text:p>
              </table:table-cell>
              <table:table-cell office:value-type="float" office:value="5842713.15873964">
                <text:p>5842713.158739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13490.583964079">
                <text:p>613490.583964079</text:p>
              </table:table-cell>
              <table:table-cell office:value-type="float" office:value="5842713.06973154">
                <text:p>5842713.0697315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13490.77746933">
                <text:p>613490.77746933</text:p>
              </table:table-cell>
              <table:table-cell office:value-type="float" office:value="5842712.98151168">
                <text:p>5842712.9815116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613490.971407321">
                <text:p>613490.971407321</text:p>
              </table:table-cell>
              <table:table-cell office:value-type="float" office:value="5842712.87475452">
                <text:p>5842712.874754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613491.186557895">
                <text:p>613491.186557895</text:p>
              </table:table-cell>
              <table:table-cell office:value-type="float" office:value="5842712.82413477">
                <text:p>5842712.824134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13491.379197698">
                <text:p>613491.379197698</text:p>
              </table:table-cell>
              <table:table-cell office:value-type="float" office:value="5842712.77298954">
                <text:p>5842712.772989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613491.583092893">
                <text:p>613491.583092893</text:p>
              </table:table-cell>
              <table:table-cell office:value-type="float" office:value="5842712.72210705">
                <text:p>5842712.7221070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13491.798676218">
                <text:p>613491.798676218</text:p>
              </table:table-cell>
              <table:table-cell office:value-type="float" office:value="5842712.65295003">
                <text:p>5842712.6529500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613492.047592977">
                <text:p>613492.047592977</text:p>
              </table:table-cell>
              <table:table-cell office:value-type="float" office:value="5842712.60311855">
                <text:p>5842712.603118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13492.2618781">
                <text:p>613492.2618781</text:p>
              </table:table-cell>
              <table:table-cell office:value-type="float" office:value="5842712.58957345">
                <text:p>5842712.589573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613492.487851353">
                <text:p>613492.487851353</text:p>
              </table:table-cell>
              <table:table-cell office:value-type="float" office:value="5842712.55775381">
                <text:p>5842712.5577538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13492.690881091">
                <text:p>613492.690881091</text:p>
              </table:table-cell>
              <table:table-cell office:value-type="float" office:value="5842712.54394598">
                <text:p>5842712.5439459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3492.894343571">
                <text:p>613492.894343571</text:p>
              </table:table-cell>
              <table:table-cell office:value-type="float" office:value="5842712.51160086">
                <text:p>5842712.5116008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13493.120316832">
                <text:p>613493.120316832</text:p>
              </table:table-cell>
              <table:table-cell office:value-type="float" office:value="5842712.47978124">
                <text:p>5842712.4797812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13493.345424612">
                <text:p>613493.345424612</text:p>
              </table:table-cell>
              <table:table-cell office:value-type="float" office:value="5842712.48503624">
                <text:p>5842712.4850362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613493.581355038">
                <text:p>613493.581355038</text:p>
              </table:table-cell>
              <table:table-cell office:value-type="float" office:value="5842712.50909131">
                <text:p>5842712.5090913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613493.783952038">
                <text:p>613493.783952038</text:p>
              </table:table-cell>
              <table:table-cell office:value-type="float" office:value="5842712.51382083">
                <text:p>5842712.5138208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13493.986549039">
                <text:p>613493.986549039</text:p>
              </table:table-cell>
              <table:table-cell office:value-type="float" office:value="5842712.51855035">
                <text:p>5842712.5185503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613494.189578786">
                <text:p>613494.189578786</text:p>
              </table:table-cell>
              <table:table-cell office:value-type="float" office:value="5842712.50474259">
                <text:p>5842712.5047425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613494.403863923">
                <text:p>613494.403863923</text:p>
              </table:table-cell>
              <table:table-cell office:value-type="float" office:value="5842712.49119758">
                <text:p>5842712.491197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13494.616418073">
                <text:p>613494.616418073</text:p>
              </table:table-cell>
              <table:table-cell office:value-type="float" office:value="5842712.5518018">
                <text:p>5842712.55180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13494.818149577">
                <text:p>613494.818149577</text:p>
              </table:table-cell>
              <table:table-cell office:value-type="float" office:value="5842712.59360596">
                <text:p>5842712.5936059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13495.031569215">
                <text:p>613495.031569215</text:p>
              </table:table-cell>
              <table:table-cell office:value-type="float" office:value="5842712.61713559">
                <text:p>5842712.6171355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13495.244988852">
                <text:p>613495.244988852</text:p>
              </table:table-cell>
              <table:table-cell office:value-type="float" office:value="5842712.64066523">
                <text:p>5842712.6406652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13495.458408487">
                <text:p>613495.458408487</text:p>
              </table:table-cell>
              <table:table-cell office:value-type="float" office:value="5842712.66419487">
                <text:p>5842712.664194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13495.682218007">
                <text:p>613495.682218007</text:p>
              </table:table-cell>
              <table:table-cell office:value-type="float" office:value="5842712.72506189">
                <text:p>5842712.7250618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13495.917282909">
                <text:p>613495.917282909</text:p>
              </table:table-cell>
              <table:table-cell office:value-type="float" office:value="5842712.78619167">
                <text:p>5842712.7861916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13496.12983703">
                <text:p>613496.12983703</text:p>
              </table:table-cell>
              <table:table-cell office:value-type="float" office:value="5842712.84679595">
                <text:p>5842712.846795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13496.342391146">
                <text:p>613496.342391146</text:p>
              </table:table-cell>
              <table:table-cell office:value-type="float" office:value="5842712.90740024">
                <text:p>5842712.9074002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13496.544122623">
                <text:p>613496.544122623</text:p>
              </table:table-cell>
              <table:table-cell office:value-type="float" office:value="5842712.94920448">
                <text:p>5842712.9492044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13496.745421342">
                <text:p>613496.745421342</text:p>
              </table:table-cell>
              <table:table-cell office:value-type="float" office:value="5842713.00954603">
                <text:p>5842713.0095460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13496.946720056">
                <text:p>613496.946720056</text:p>
              </table:table-cell>
              <table:table-cell office:value-type="float" office:value="5842713.06988759">
                <text:p>5842713.069887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13497.12550799">
                <text:p>613497.12550799</text:p>
              </table:table-cell>
              <table:table-cell office:value-type="float" office:value="5842713.12970364">
                <text:p>5842713.129703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13497.316416822">
                <text:p>613497.316416822</text:p>
              </table:table-cell>
              <table:table-cell office:value-type="float" office:value="5842713.15270785">
                <text:p>5842713.1527078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13497.518148282">
                <text:p>613497.518148282</text:p>
              </table:table-cell>
              <table:table-cell office:value-type="float" office:value="5842713.19451213">
                <text:p>5842713.194512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13497.742390514">
                <text:p>613497.742390514</text:p>
              </table:table-cell>
              <table:table-cell office:value-type="float" office:value="5842713.23684193">
                <text:p>5842713.2368419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13497.942823688">
                <text:p>613497.942823688</text:p>
              </table:table-cell>
              <table:table-cell office:value-type="float" office:value="5842713.33425814">
                <text:p>5842713.3342581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13498.155377762">
                <text:p>613498.155377762</text:p>
              </table:table-cell>
              <table:table-cell office:value-type="float" office:value="5842713.39486251">
                <text:p>5842713.3948625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13498.345421058">
                <text:p>613498.345421058</text:p>
              </table:table-cell>
              <table:table-cell office:value-type="float" office:value="5842713.45494136">
                <text:p>5842713.454941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13498.558407885">
                <text:p>613498.558407885</text:p>
              </table:table-cell>
              <table:table-cell office:value-type="float" office:value="5842713.49700845">
                <text:p>5842713.4970084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13498.782650095">
                <text:p>613498.782650095</text:p>
              </table:table-cell>
              <table:table-cell office:value-type="float" office:value="5842713.53933831">
                <text:p>5842713.5393383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13498.983516001">
                <text:p>613498.983516001</text:p>
              </table:table-cell>
              <table:table-cell office:value-type="float" office:value="5842713.61821725">
                <text:p>5842713.618217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13499.206892673">
                <text:p>613499.206892673</text:p>
              </table:table-cell>
              <table:table-cell office:value-type="float" office:value="5842713.69762173">
                <text:p>5842713.6976217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13499.385247793">
                <text:p>613499.385247793</text:p>
              </table:table-cell>
              <table:table-cell office:value-type="float" office:value="5842713.77597517">
                <text:p>5842713.7759751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13499.586546446">
                <text:p>613499.586546446</text:p>
              </table:table-cell>
              <table:table-cell office:value-type="float" office:value="5842713.83631684">
                <text:p>5842713.8363168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13499.787845095">
                <text:p>613499.787845095</text:p>
              </table:table-cell>
              <table:table-cell office:value-type="float" office:value="5842713.89665851">
                <text:p>5842713.896658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13499.999966356">
                <text:p>613499.999966356</text:p>
              </table:table-cell>
              <table:table-cell office:value-type="float" office:value="5842713.97580027">
                <text:p>5842713.9758002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13500.223342997">
                <text:p>613500.223342997</text:p>
              </table:table-cell>
              <table:table-cell office:value-type="float" office:value="5842714.05520479">
                <text:p>5842714.0552047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13500.42420886">
                <text:p>613500.42420886</text:p>
              </table:table-cell>
              <table:table-cell office:value-type="float" office:value="5842714.1340838">
                <text:p>5842714.134083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13500.625507487">
                <text:p>613500.625507487</text:p>
              </table:table-cell>
              <table:table-cell office:value-type="float" office:value="5842714.19442551">
                <text:p>5842714.1944255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13500.838061494">
                <text:p>613500.838061494</text:p>
              </table:table-cell>
              <table:table-cell office:value-type="float" office:value="5842714.25503">
                <text:p>5842714.2550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13501.050615496">
                <text:p>613501.050615496</text:p>
              </table:table-cell>
              <table:table-cell office:value-type="float" office:value="5842714.3156345">
                <text:p>5842714.315634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13501.263169493">
                <text:p>613501.263169493</text:p>
              </table:table-cell>
              <table:table-cell office:value-type="float" office:value="5842714.376239">
                <text:p>5842714.37623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13501.464468101">
                <text:p>613501.464468101</text:p>
              </table:table-cell>
              <table:table-cell office:value-type="float" office:value="5842714.43658075">
                <text:p>5842714.4365807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13501.665766703">
                <text:p>613501.665766703</text:p>
              </table:table-cell>
              <table:table-cell office:value-type="float" office:value="5842714.49692251">
                <text:p>5842714.4969225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13501.88957607">
                <text:p>613501.88957607</text:p>
              </table:table-cell>
              <table:table-cell office:value-type="float" office:value="5842714.55778981">
                <text:p>5842714.5577898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13502.113385432">
                <text:p>613502.113385432</text:p>
              </table:table-cell>
              <table:table-cell office:value-type="float" office:value="5842714.61865712">
                <text:p>5842714.6186571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13502.325939404">
                <text:p>613502.325939404</text:p>
              </table:table-cell>
              <table:table-cell office:value-type="float" office:value="5842714.67926168">
                <text:p>5842714.6792616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13502.549748755">
                <text:p>613502.549748755</text:p>
              </table:table-cell>
              <table:table-cell office:value-type="float" office:value="5842714.74012901">
                <text:p>5842714.7401290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13502.762735496">
                <text:p>613502.762735496</text:p>
              </table:table-cell>
              <table:table-cell office:value-type="float" office:value="5842714.78219628">
                <text:p>5842714.7821962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13502.976155012">
                <text:p>613502.976155012</text:p>
              </table:table-cell>
              <table:table-cell office:value-type="float" office:value="5842714.80572626">
                <text:p>5842714.8057262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13503.211652514">
                <text:p>613503.211652514</text:p>
              </table:table-cell>
              <table:table-cell office:value-type="float" office:value="5842714.8483191">
                <text:p>5842714.84831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13503.447582793">
                <text:p>613503.447582793</text:p>
              </table:table-cell>
              <table:table-cell office:value-type="float" office:value="5842714.87237464">
                <text:p>5842714.8723746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13503.694335673">
                <text:p>613503.694335673</text:p>
              </table:table-cell>
              <table:table-cell office:value-type="float" office:value="5842714.91523027">
                <text:p>5842714.9152302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13503.929833165">
                <text:p>613503.929833165</text:p>
              </table:table-cell>
              <table:table-cell office:value-type="float" office:value="5842714.95782314">
                <text:p>5842714.9578231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13504.153642486">
                <text:p>613504.153642486</text:p>
              </table:table-cell>
              <table:table-cell office:value-type="float" office:value="5842715.01869055">
                <text:p>5842715.0186905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13504.411650736">
                <text:p>613504.411650736</text:p>
              </table:table-cell>
              <table:table-cell office:value-type="float" office:value="5842715.061809">
                <text:p>5842715.0618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13504.680914365">
                <text:p>613504.680914365</text:p>
              </table:table-cell>
              <table:table-cell office:value-type="float" office:value="5842715.10519023">
                <text:p>5842715.105190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13504.915979054">
                <text:p>613504.915979054</text:p>
              </table:table-cell>
              <table:table-cell office:value-type="float" office:value="5842715.16632045">
                <text:p>5842715.166320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13505.19606527">
                <text:p>613505.19606527</text:p>
              </table:table-cell>
              <table:table-cell office:value-type="float" office:value="5842715.2285018">
                <text:p>5842715.22850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13505.442818119">
                <text:p>613505.442818119</text:p>
              </table:table-cell>
              <table:table-cell office:value-type="float" office:value="5842715.27135752">
                <text:p>5842715.2713575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13505.667925777">
                <text:p>613505.667925777</text:p>
              </table:table-cell>
              <table:table-cell office:value-type="float" office:value="5842715.27661309">
                <text:p>5842715.2766130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13505.948444769">
                <text:p>613505.948444769</text:p>
              </table:table-cell>
              <table:table-cell office:value-type="float" office:value="5842715.32025718">
                <text:p>5842715.3202571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13506.239786347">
                <text:p>613506.239786347</text:p>
              </table:table-cell>
              <table:table-cell office:value-type="float" office:value="5842715.38270136">
                <text:p>5842715.3827013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13506.541950508">
                <text:p>613506.541950508</text:p>
              </table:table-cell>
              <table:table-cell office:value-type="float" office:value="5842715.46394564">
                <text:p>5842715.4639456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13506.821603895">
                <text:p>613506.821603895</text:p>
              </table:table-cell>
              <table:table-cell office:value-type="float" office:value="5842715.54466438">
                <text:p>5842715.5446643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13507.090434687">
                <text:p>613507.090434687</text:p>
              </table:table-cell>
              <table:table-cell office:value-type="float" office:value="5842715.60658305">
                <text:p>5842715.6065830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13507.359265471">
                <text:p>613507.359265471</text:p>
              </table:table-cell>
              <table:table-cell office:value-type="float" office:value="5842715.66850174">
                <text:p>5842715.668501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13507.628529047">
                <text:p>613507.628529047</text:p>
              </table:table-cell>
              <table:table-cell office:value-type="float" office:value="5842715.71188314">
                <text:p>5842715.7118831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13507.874849056">
                <text:p>613507.874849056</text:p>
              </table:table-cell>
              <table:table-cell office:value-type="float" office:value="5842715.77327629">
                <text:p>5842715.7732762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13508.12116906">
                <text:p>613508.12116906</text:p>
              </table:table-cell>
              <table:table-cell office:value-type="float" office:value="5842715.83466945">
                <text:p>5842715.8346694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13508.345411094">
                <text:p>613508.345411094</text:p>
              </table:table-cell>
              <table:table-cell office:value-type="float" office:value="5842715.87699975">
                <text:p>5842715.8769997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13508.580475706">
                <text:p>613508.580475706</text:p>
              </table:table-cell>
              <table:table-cell office:value-type="float" office:value="5842715.93813015">
                <text:p>5842715.9381301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13508.827228495">
                <text:p>613508.827228495</text:p>
              </table:table-cell>
              <table:table-cell office:value-type="float" office:value="5842715.98098604">
                <text:p>5842715.9809860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13509.039782334">
                <text:p>613509.039782334</text:p>
              </table:table-cell>
              <table:table-cell office:value-type="float" office:value="5842716.04159089">
                <text:p>5842716.0415908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13509.263158745">
                <text:p>613509.263158745</text:p>
              </table:table-cell>
              <table:table-cell office:value-type="float" office:value="5842716.12099584">
                <text:p>5842716.1209958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13509.475712573">
                <text:p>613509.475712573</text:p>
              </table:table-cell>
              <table:table-cell office:value-type="float" office:value="5842716.18160071">
                <text:p>5842716.1816007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13509.688266396">
                <text:p>613509.688266396</text:p>
              </table:table-cell>
              <table:table-cell office:value-type="float" office:value="5842716.24220558">
                <text:p>5842716.2422055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13509.889132028">
                <text:p>613509.889132028</text:p>
              </table:table-cell>
              <table:table-cell office:value-type="float" office:value="5842716.32108498">
                <text:p>5842716.3210849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13510.102551453">
                <text:p>613510.102551453</text:p>
              </table:table-cell>
              <table:table-cell office:value-type="float" office:value="5842716.34461528">
                <text:p>5842716.3446152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13510.280906313">
                <text:p>613510.280906313</text:p>
              </table:table-cell>
              <table:table-cell office:value-type="float" office:value="5842716.42296912">
                <text:p>5842716.4229691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13510.482204737">
                <text:p>613510.482204737</text:p>
              </table:table-cell>
              <table:table-cell office:value-type="float" office:value="5842716.48331124">
                <text:p>5842716.4833112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13510.662290821">
                <text:p>613510.662290821</text:p>
              </table:table-cell>
              <table:table-cell office:value-type="float" office:value="5842716.48751588">
                <text:p>5842716.4875158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13510.853199476">
                <text:p>613510.853199476</text:p>
              </table:table-cell>
              <table:table-cell office:value-type="float" office:value="5842716.51052063">
                <text:p>5842716.5105206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13511.04497375">
                <text:p>613511.04497375</text:p>
              </table:table-cell>
              <table:table-cell office:value-type="float" office:value="5842716.49645077">
                <text:p>5842716.4964507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13511.212938832">
                <text:p>613511.212938832</text:p>
              </table:table-cell>
              <table:table-cell office:value-type="float" office:value="5842716.53746725">
                <text:p>5842716.537467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13511.392159292">
                <text:p>613511.392159292</text:p>
              </table:table-cell>
              <table:table-cell office:value-type="float" office:value="5842716.57874653">
                <text:p>5842716.578746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13511.571812561">
                <text:p>613511.571812561</text:p>
              </table:table-cell>
              <table:table-cell office:value-type="float" office:value="5842716.60148851">
                <text:p>5842716.601488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13511.728955069">
                <text:p>613511.728955069</text:p>
              </table:table-cell>
              <table:table-cell office:value-type="float" office:value="5842716.62370491">
                <text:p>5842716.6237049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13511.919430902">
                <text:p>613511.919430902</text:p>
              </table:table-cell>
              <table:table-cell office:value-type="float" office:value="5842716.66524699">
                <text:p>5842716.6652469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13512.086963158">
                <text:p>613512.086963158</text:p>
              </table:table-cell>
              <table:table-cell office:value-type="float" office:value="5842716.72480081">
                <text:p>5842716.724800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13512.242807215">
                <text:p>613512.242807215</text:p>
              </table:table-cell>
              <table:table-cell office:value-type="float" office:value="5842716.80262913">
                <text:p>5842716.802629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13512.398651268">
                <text:p>613512.398651268</text:p>
              </table:table-cell>
              <table:table-cell office:value-type="float" office:value="5842716.88045746">
                <text:p>5842716.880457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13512.543239936">
                <text:p>613512.543239936</text:p>
              </table:table-cell>
              <table:table-cell office:value-type="float" office:value="5842716.95802299">
                <text:p>5842716.9580229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13512.687395784">
                <text:p>613512.687395784</text:p>
              </table:table-cell>
              <table:table-cell office:value-type="float" office:value="5842717.05412584">
                <text:p>5842717.0541258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13512.843239822">
                <text:p>613512.843239822</text:p>
              </table:table-cell>
              <table:table-cell office:value-type="float" office:value="5842717.13195418">
                <text:p>5842717.131954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13512.97614028">
                <text:p>613512.97614028</text:p>
              </table:table-cell>
              <table:table-cell office:value-type="float" office:value="5842717.22779424">
                <text:p>5842717.2277942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13513.120728929">
                <text:p>613513.120728929</text:p>
              </table:table-cell>
              <table:table-cell office:value-type="float" office:value="5842717.3053598">
                <text:p>5842717.305359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13513.264884755">
                <text:p>613513.264884755</text:p>
              </table:table-cell>
              <table:table-cell office:value-type="float" office:value="5842717.40146266">
                <text:p>5842717.4014626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13513.420295954">
                <text:p>613513.420295954</text:p>
              </table:table-cell>
              <table:table-cell office:value-type="float" office:value="5842717.49782832">
                <text:p>5842717.4978283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13513.575274326">
                <text:p>613513.575274326</text:p>
              </table:table-cell>
              <table:table-cell office:value-type="float" office:value="5842717.61273129">
                <text:p>5842717.6127312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13513.719430134">
                <text:p>613513.719430134</text:p>
              </table:table-cell>
              <table:table-cell office:value-type="float" office:value="5842717.70883417">
                <text:p>5842717.7088341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13513.886096691">
                <text:p>613513.886096691</text:p>
              </table:table-cell>
              <table:table-cell office:value-type="float" office:value="5842717.80546264">
                <text:p>5842717.8054626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13514.053628885">
                <text:p>613514.053628885</text:p>
              </table:table-cell>
              <table:table-cell office:value-type="float" office:value="5842717.86501652">
                <text:p>5842717.8650165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13514.209472876">
                <text:p>613514.209472876</text:p>
              </table:table-cell>
              <table:table-cell office:value-type="float" office:value="5842717.94284491">
                <text:p>5842717.9428449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13514.376572239">
                <text:p>613514.376572239</text:p>
              </table:table-cell>
              <table:table-cell office:value-type="float" office:value="5842718.0209361">
                <text:p>5842718.020936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13514.555359797">
                <text:p>613514.555359797</text:p>
              </table:table-cell>
              <table:table-cell office:value-type="float" office:value="5842718.08075279">
                <text:p>5842718.0807527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13514.722891974">
                <text:p>613514.722891974</text:p>
              </table:table-cell>
              <table:table-cell office:value-type="float" office:value="5842718.1403067">
                <text:p>5842718.140306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13514.879601596">
                <text:p>613514.879601596</text:p>
              </table:table-cell>
              <table:table-cell office:value-type="float" office:value="5842718.1810605">
                <text:p>5842718.181060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13515.047999418">
                <text:p>613515.047999418</text:p>
              </table:table-cell>
              <table:table-cell office:value-type="float" office:value="5842718.20353981">
                <text:p>5842718.2035398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13515.205574688">
                <text:p>613515.205574688</text:p>
              </table:table-cell>
              <table:table-cell office:value-type="float" office:value="5842718.20721902">
                <text:p>5842718.2072190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13515.373972507">
                <text:p>613515.373972507</text:p>
              </table:table-cell>
              <table:table-cell office:value-type="float" office:value="5842718.22969834">
                <text:p>5842718.2296983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13515.531980604">
                <text:p>613515.531980604</text:p>
              </table:table-cell>
              <table:table-cell office:value-type="float" office:value="5842718.21484027">
                <text:p>5842718.2148402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13515.700378423">
                <text:p>613515.700378423</text:p>
              </table:table-cell>
              <table:table-cell office:value-type="float" office:value="5842718.2373196">
                <text:p>5842718.23731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13515.846265487">
                <text:p>613515.846265487</text:p>
              </table:table-cell>
              <table:table-cell office:value-type="float" office:value="5842718.25927333">
                <text:p>5842718.2592733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13516.002975097">
                <text:p>613516.002975097</text:p>
              </table:table-cell>
              <table:table-cell office:value-type="float" office:value="5842718.30002717">
                <text:p>5842718.3000271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13516.137606782">
                <text:p>613516.137606782</text:p>
              </table:table-cell>
              <table:table-cell office:value-type="float" office:value="5842718.32171811">
                <text:p>5842718.321718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13516.283493842">
                <text:p>613516.283493842</text:p>
              </table:table-cell>
              <table:table-cell office:value-type="float" office:value="5842718.34367185">
                <text:p>5842718.3436718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13516.429380901">
                <text:p>613516.429380901</text:p>
              </table:table-cell>
              <table:table-cell office:value-type="float" office:value="5842718.36562561">
                <text:p>5842718.365625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13516.575267959">
                <text:p>613516.575267959</text:p>
              </table:table-cell>
              <table:table-cell office:value-type="float" office:value="5842718.38757936">
                <text:p>5842718.3875793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13516.721155015">
                <text:p>613516.721155015</text:p>
              </table:table-cell>
              <table:table-cell office:value-type="float" office:value="5842718.40953312">
                <text:p>5842718.4095331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13516.867042071">
                <text:p>613516.867042071</text:p>
              </table:table-cell>
              <table:table-cell office:value-type="float" office:value="5842718.43148688">
                <text:p>5842718.4314868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13517.013361958">
                <text:p>613517.013361958</text:p>
              </table:table-cell>
              <table:table-cell office:value-type="float" office:value="5842718.43490335">
                <text:p>5842718.4349033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13517.147993636">
                <text:p>613517.147993636</text:p>
              </table:table-cell>
              <table:table-cell office:value-type="float" office:value="5842718.45659432">
                <text:p>5842718.4565943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13517.293447855">
                <text:p>613517.293447855</text:p>
              </table:table-cell>
              <table:table-cell office:value-type="float" office:value="5842718.49708539">
                <text:p>5842718.4970853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13517.417256989">
                <text:p>613517.417256989</text:p>
              </table:table-cell>
              <table:table-cell office:value-type="float" office:value="5842718.49997626">
                <text:p>5842718.4999762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13517.529810747">
                <text:p>613517.529810747</text:p>
              </table:table-cell>
              <table:table-cell office:value-type="float" office:value="5842718.50260432">
                <text:p>5842718.502604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13517.675697797">
                <text:p>613517.675697797</text:p>
              </table:table-cell>
              <table:table-cell office:value-type="float" office:value="5842718.52455811">
                <text:p>5842718.524558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13517.821584846">
                <text:p>613517.821584846</text:p>
              </table:table-cell>
              <table:table-cell office:value-type="float" office:value="5842718.54651191">
                <text:p>5842718.5465119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13517.945393979">
                <text:p>613517.945393979</text:p>
              </table:table-cell>
              <table:table-cell office:value-type="float" office:value="5842718.54940278">
                <text:p>5842718.549402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13518.068770274">
                <text:p>613518.068770274</text:p>
              </table:table-cell>
              <table:table-cell office:value-type="float" office:value="5842718.57083097">
                <text:p>5842718.5708309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13518.226345534">
                <text:p>613518.226345534</text:p>
              </table:table-cell>
              <table:table-cell office:value-type="float" office:value="5842718.57451028">
                <text:p>5842718.574510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13518.383487955">
                <text:p>613518.383487955</text:p>
              </table:table-cell>
              <table:table-cell office:value-type="float" office:value="5842718.5967269">
                <text:p>5842718.596726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13518.529374999">
                <text:p>613518.529374999</text:p>
              </table:table-cell>
              <table:table-cell office:value-type="float" office:value="5842718.61868071">
                <text:p>5842718.6186807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13518.686950257">
                <text:p>613518.686950257</text:p>
              </table:table-cell>
              <table:table-cell office:value-type="float" office:value="5842718.62236004">
                <text:p>5842718.62236004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13518.8328373">
                <text:p>613518.8328373</text:p>
              </table:table-cell>
              <table:table-cell office:value-type="float" office:value="5842718.64431386">
                <text:p>5842718.644313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13518.989979716">
                <text:p>613518.989979716</text:p>
              </table:table-cell>
              <table:table-cell office:value-type="float" office:value="5842718.6665305">
                <text:p>5842718.666530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13519.147122132">
                <text:p>613519.147122132</text:p>
              </table:table-cell>
              <table:table-cell office:value-type="float" office:value="5842718.68874714">
                <text:p>5842718.6887471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13519.304264546">
                <text:p>613519.304264546</text:p>
              </table:table-cell>
              <table:table-cell office:value-type="float" office:value="5842718.71096378">
                <text:p>5842718.7109637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13519.461406959">
                <text:p>613519.461406959</text:p>
              </table:table-cell>
              <table:table-cell office:value-type="float" office:value="5842718.73318044">
                <text:p>5842718.7331804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13519.618549371">
                <text:p>613519.618549371</text:p>
              </table:table-cell>
              <table:table-cell office:value-type="float" office:value="5842718.7553971">
                <text:p>5842718.75539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13519.76486925">
                <text:p>613519.76486925</text:p>
              </table:table-cell>
              <table:table-cell office:value-type="float" office:value="5842718.75881364">
                <text:p>5842718.7588136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13519.933699879">
                <text:p>613519.933699879</text:p>
              </table:table-cell>
              <table:table-cell office:value-type="float" office:value="5842718.76275582">
                <text:p>5842718.7627558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13520.090842288">
                <text:p>613520.090842288</text:p>
              </table:table-cell>
              <table:table-cell office:value-type="float" office:value="5842718.7849725">
                <text:p>5842718.78497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13520.248417541">
                <text:p>613520.248417541</text:p>
              </table:table-cell>
              <table:table-cell office:value-type="float" office:value="5842718.78865187">
                <text:p>5842718.7886518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13520.394304574">
                <text:p>613520.394304574</text:p>
              </table:table-cell>
              <table:table-cell office:value-type="float" office:value="5842718.81060574">
                <text:p>5842718.810605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13520.551879826">
                <text:p>613520.551879826</text:p>
              </table:table-cell>
              <table:table-cell office:value-type="float" office:value="5842718.81428513">
                <text:p>5842718.814285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13520.720710454">
                <text:p>613520.720710454</text:p>
              </table:table-cell>
              <table:table-cell office:value-type="float" office:value="5842718.81822733">
                <text:p>5842718.8182273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13520.877852859">
                <text:p>613520.877852859</text:p>
              </table:table-cell>
              <table:table-cell office:value-type="float" office:value="5842718.84044403">
                <text:p>5842718.8404440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13521.023739887">
                <text:p>613521.023739887</text:p>
              </table:table-cell>
              <table:table-cell office:value-type="float" office:value="5842718.86239792">
                <text:p>5842718.8623979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13521.181315139">
                <text:p>613521.181315139</text:p>
              </table:table-cell>
              <table:table-cell office:value-type="float" office:value="5842718.86607732">
                <text:p>5842718.8660773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13521.33845754">
                <text:p>613521.33845754</text:p>
              </table:table-cell>
              <table:table-cell office:value-type="float" office:value="5842718.88829404">
                <text:p>5842718.8882940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13521.484344566">
                <text:p>613521.484344566</text:p>
              </table:table-cell>
              <table:table-cell office:value-type="float" office:value="5842718.91024794">
                <text:p>5842718.9102479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13521.641919816">
                <text:p>613521.641919816</text:p>
              </table:table-cell>
              <table:table-cell office:value-type="float" office:value="5842718.91392736">
                <text:p>5842718.913927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13521.787806839">
                <text:p>613521.787806839</text:p>
              </table:table-cell>
              <table:table-cell office:value-type="float" office:value="5842718.93588127">
                <text:p>5842718.9358812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13521.933693861">
                <text:p>613521.933693861</text:p>
              </table:table-cell>
              <table:table-cell office:value-type="float" office:value="5842718.95783519">
                <text:p>5842718.957835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13522.09126911">
                <text:p>613522.09126911</text:p>
              </table:table-cell>
              <table:table-cell office:value-type="float" office:value="5842718.96151463">
                <text:p>5842718.9615146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13522.248411505">
                <text:p>613522.248411505</text:p>
              </table:table-cell>
              <table:table-cell office:value-type="float" office:value="5842718.98373137">
                <text:p>5842718.983731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13522.4055539">
                <text:p>613522.4055539</text:p>
              </table:table-cell>
              <table:table-cell office:value-type="float" office:value="5842719.00594811">
                <text:p>5842719.0059481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13522.551873772">
                <text:p>613522.551873772</text:p>
              </table:table-cell>
              <table:table-cell office:value-type="float" office:value="5842719.00936475">
                <text:p>5842719.0093647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13522.69776079">
                <text:p>613522.69776079</text:p>
              </table:table-cell>
              <table:table-cell office:value-type="float" office:value="5842719.03131869">
                <text:p>5842719.0313186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13522.843647806">
                <text:p>613522.843647806</text:p>
              </table:table-cell>
              <table:table-cell office:value-type="float" office:value="5842719.05327263">
                <text:p>5842719.0532726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13522.989534821">
                <text:p>613522.989534821</text:p>
              </table:table-cell>
              <table:table-cell office:value-type="float" office:value="5842719.07522658">
                <text:p>5842719.075226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13523.135421835">
                <text:p>613523.135421835</text:p>
              </table:table-cell>
              <table:table-cell office:value-type="float" office:value="5842719.09718053">
                <text:p>5842719.0971805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13523.281308848">
                <text:p>613523.281308848</text:p>
              </table:table-cell>
              <table:table-cell office:value-type="float" office:value="5842719.11913449">
                <text:p>5842719.1191344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13523.415940485">
                <text:p>613523.415940485</text:p>
              </table:table-cell>
              <table:table-cell office:value-type="float" office:value="5842719.14082563">
                <text:p>5842719.1408256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13523.561827496">
                <text:p>613523.561827496</text:p>
              </table:table-cell>
              <table:table-cell office:value-type="float" office:value="5842719.1627796">
                <text:p>5842719.16277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13523.696026272">
                <text:p>613523.696026272</text:p>
              </table:table-cell>
              <table:table-cell office:value-type="float" office:value="5842719.20300805">
                <text:p>5842719.2030080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13523.81983539">
                <text:p>613523.81983539</text:p>
              </table:table-cell>
              <table:table-cell office:value-type="float" office:value="5842719.20589908">
                <text:p>5842719.205899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13523.954034164">
                <text:p>613523.954034164</text:p>
              </table:table-cell>
              <table:table-cell office:value-type="float" office:value="5842719.24612753">
                <text:p>5842719.2461275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13524.077410421">
                <text:p>613524.077410421</text:p>
              </table:table-cell>
              <table:table-cell office:value-type="float" office:value="5842719.26755587">
                <text:p>5842719.2675558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13524.201219537">
                <text:p>613524.201219537</text:p>
              </table:table-cell>
              <table:table-cell office:value-type="float" office:value="5842719.27044691">
                <text:p>5842719.2704469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13524.324595793">
                <text:p>613524.324595793</text:p>
              </table:table-cell>
              <table:table-cell office:value-type="float" office:value="5842719.29187525">
                <text:p>5842719.2918752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13524.436716673">
                <text:p>613524.436716673</text:p>
              </table:table-cell>
              <table:table-cell office:value-type="float" office:value="5842719.31304078">
                <text:p>5842719.3130407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13524.560092927">
                <text:p>613524.560092927</text:p>
              </table:table-cell>
              <table:table-cell office:value-type="float" office:value="5842719.33446913">
                <text:p>5842719.334469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13524.68346918">
                <text:p>613524.68346918</text:p>
              </table:table-cell>
              <table:table-cell office:value-type="float" office:value="5842719.35589748">
                <text:p>5842719.3558974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13524.818100806">
                <text:p>613524.818100806</text:p>
              </table:table-cell>
              <table:table-cell office:value-type="float" office:value="5842719.37758866">
                <text:p>5842719.3775886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13524.94190992">
                <text:p>613524.94190992</text:p>
              </table:table-cell>
              <table:table-cell office:value-type="float" office:value="5842719.38047972">
                <text:p>5842719.3804797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13525.06528617">
                <text:p>613525.06528617</text:p>
              </table:table-cell>
              <table:table-cell office:value-type="float" office:value="5842719.40190808">
                <text:p>5842719.401908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13525.189095284">
                <text:p>613525.189095284</text:p>
              </table:table-cell>
              <table:table-cell office:value-type="float" office:value="5842719.40479915">
                <text:p>5842719.404799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13525.312471533">
                <text:p>613525.312471533</text:p>
              </table:table-cell>
              <table:table-cell office:value-type="float" office:value="5842719.42622752">
                <text:p>5842719.4262275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13525.447103154">
                <text:p>613525.447103154</text:p>
              </table:table-cell>
              <table:table-cell office:value-type="float" office:value="5842719.44791872">
                <text:p>5842719.4479187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13525.570479401">
                <text:p>613525.570479401</text:p>
              </table:table-cell>
              <table:table-cell office:value-type="float" office:value="5842719.46934709">
                <text:p>5842719.46934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